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1" svg:font-family="新細明體1"/>
    <style:font-face style:name="微軟正黑體" svg:font-family="微軟正黑體"/>
    <style:font-face style:name="新細明體" svg:font-family="新細明體"/>
    <style:font-face style:name="Courier New" svg:font-family="&quot;Courier New&quot;"/>
    <style:font-face style:name="Verdana" svg:font-family="Verdana"/>
    <style:font-face style:name="細明體" svg:font-family="細明體"/>
    <style:font-face style:name="Times New Roman" svg:font-family="&quot;Times New Roman&quot;"/>
    <style:font-face style:name="Arial" svg:font-family="Arial"/>
    <style:font-face style:name="標楷體" svg:font-family="標楷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fo:font-size="8pt" style:font-size-asian="8pt" style:font-size-complex="8pt" style:font-family-generic="modern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3" style:family="table-cell" style:parent-style-name="Excel_32_Built-in_32_Comma" style:data-style-name="N53">
      <style:table-cell-properties style:vertical-align="automatic" fo:background-color="transparent" style:cell-protect="protected"/>
      <style:text-properties fo:font-size="8pt" style:font-size-asian="8pt" style:font-size-complex="8pt"/>
    </style:style>
    <style:style style:name="ce14" style:family="table-cell" style:parent-style-name="Default" style:data-style-name="N50">
      <style:text-properties fo:font-size="8pt" style:font-size-asian="8pt" style:font-size-complex="8pt"/>
    </style:style>
    <style:style style:name="ce15" style:family="table-cell" style:parent-style-name="Excel_32_Built-in_32_Comma" style:data-style-name="N53">
      <style:table-cell-properties style:vertical-align="automatic" fo:background-color="transparent" style:cell-protect="protected"/>
    </style:style>
    <style:style style:name="ce16" style:family="table-cell" style:parent-style-name="Default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" style:family="table-cell" style:parent-style-name="Default" style:data-style-name="N53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19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1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 style:data-style-name="N30">
      <style:table-cell-properties style:vertical-align="top" fo:wrap-option="wrap"/>
      <style:text-properties fo:font-size="8pt" style:font-size-asian="8pt" style:font-size-complex="8pt"/>
    </style:style>
    <style:style style:name="ce23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size="8pt" style:font-size-asian="8pt" style:font-size-complex="8pt" style:font-family-generic="modern"/>
    </style:style>
    <style:style style:name="ce31" style:family="table-cell" style:parent-style-name="Default" style:data-style-name="N0">
      <style:table-cell-properties style:vertical-align="middle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0" style:family="table-cell" style:parent-style-name="Default" style:data-style-name="N52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52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4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55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6" style:family="table-cell" style:parent-style-name="Default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7" style:family="table-cell" style:parent-style-name="Excel_32_Built-in_32_Comma" style:data-style-name="N53">
      <style:table-cell-properties style:vertical-align="automatic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6pt" style:font-size-asian="6pt" style:font-size-complex="6pt"/>
    </style:style>
    <style:style style:name="ce52" style:family="table-cell" style:parent-style-name="Excel_32_Built-in_32_Comma" style:data-style-name="N53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Excel_32_Built-in_32_Comma" style:data-style-name="N53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55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6" style:family="table-cell" style:parent-style-name="Excel_32_Built-in_32_Comma" style:data-style-name="N53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57" style:family="table-cell" style:parent-style-name="Default" style:data-style-name="N48">
      <style:text-properties fo:font-size="8pt" style:font-size-asian="8pt" style:font-size-complex="8pt"/>
    </style:style>
    <style:style style:name="ce58" style:family="table-cell" style:parent-style-name="Excel_32_Built-in_32_Percent" style:data-style-name="N56">
      <style:table-cell-properties style:vertical-align="automatic" fo:background-color="transparent" style:cell-protect="protected"/>
      <style:text-properties fo:font-size="8pt" style:font-size-asian="8pt" style:font-size-complex="8pt"/>
    </style:style>
    <style:style style:name="ce59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60" style:family="table-cell" style:parent-style-name="Default" style:data-style-name="N5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48">
      <style:table-cell-properties style:vertical-align="middle" style:shrink-to-fit="true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2" style:family="table-cell" style:parent-style-name="Excel_32_Built-in_32_Comma" style:data-style-name="N53">
      <style:table-cell-properties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48">
      <style:table-cell-properties style:vertical-align="middle" fo:background-color="transparent" style:shrink-to-fit="tru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5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8" style:family="table-cell" style:parent-style-name="Default" style:data-style-name="N57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0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1" style:family="table-cell" style:parent-style-name="Default" style:data-style-name="N5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73" style:family="table-cell" style:parent-style-name="Default" style:data-style-name="N57">
      <style:table-cell-properties style:vertical-align="middle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74" style:family="table-cell" style:parent-style-name="Default" style:data-style-name="N5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5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76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77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8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9" style:family="table-cell" style:parent-style-name="Default" style:data-style-name="N49">
      <style:table-cell-properties style:vertical-align="automatic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1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_19968__33324___21934__26376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4" style:family="table-cell" style:parent-style-name="_19968__33324___21934__26376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5" style:family="table-cell" style:parent-style-name="Default" style:data-style-name="N48">
      <style:text-properties style:font-name="標楷體" style:font-name-asian="標楷體" style:font-name-complex="標楷體" style:font-family-generic="script"/>
    </style:style>
    <style:style style:name="ce86" style:family="table-cell" style:parent-style-name="_19968__33324___21934__26376_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7" style:family="table-cell" style:parent-style-name="_19968__33324___21934__26376_" style:data-style-name="N48">
      <style:table-cell-properties fo:border-top="thin double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89" style:family="table-cell" style:parent-style-name="Default" style:data-style-name="N49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90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1" style:family="table-cell" style:parent-style-name="Default" style:data-style-name="N48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2" style:family="table-cell" style:parent-style-name="Default" style:data-style-name="N5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94" style:family="table-cell" style:parent-style-name="Default" style:data-style-name="N3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95" style:family="table-cell" style:parent-style-name="Default" style:data-style-name="N0">
      <style:table-cell-properties fo:border="thin solid #000000" style:vertical-align="middl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6" style:family="table-cell" style:parent-style-name="Excel_32_Built-in_32_Comma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98" style:family="table-cell" style:parent-style-name="Excel_32_Built-in_32_Comma" style:data-style-name="N48">
      <style:table-cell-properties fo:border-top="thin double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9" style:family="table-cell" style:parent-style-name="_19968__33324___21934__263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0" style:family="table-cell" style:parent-style-name="_19968__33324___21934__26376_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1" style:family="table-cell" style:parent-style-name="_19968__33324___21934__26376_" style:data-style-name="N5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3" style:family="table-cell" style:parent-style-name="Default" style:data-style-name="N48">
      <style:table-cell-properties fo:border="thin solid #000000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style:font-family-generic="script"/>
    </style:style>
    <style:style style:name="ce105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6" style:family="table-cell" style:parent-style-name="Excel_32_Built-in_32_Comma" style:data-style-name="N48">
      <style:table-cell-properties fo:border-top="thin solid #000000" fo:border-bottom="thin double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7" style:family="table-cell" style:parent-style-name="Excel_32_Built-in_32_Comma" style:data-style-name="N48">
      <style:table-cell-properties fo:border-top="thin double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0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0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2" style:family="table-cell" style:parent-style-name="Default" style:data-style-name="N3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51">
      <style:text-properties style:font-name="標楷體" style:font-name-asian="標楷體" style:font-name-complex="標楷體" style:font-family-generic="script"/>
    </style:style>
    <style:style style:name="ce114" style:family="table-cell" style:parent-style-name="Default" style:data-style-name="N5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15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6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8" style:family="table-cell" style:parent-style-name="Default" style:data-style-name="N51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9" style:family="table-cell" style:parent-style-name="Default" style:data-style-name="N51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0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21" style:family="table-cell" style:parent-style-name="Default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22" style:family="table-cell" style:parent-style-name="Default" style:data-style-name="N14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23" style:family="table-cell" style:parent-style-name="Default" style:data-style-name="N52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24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25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26" style:family="table-cell" style:parent-style-name="Default" style:data-style-name="N14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27" style:family="table-cell" style:parent-style-name="Excel_32_Built-in_32_Comma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8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9" style:family="table-cell" style:parent-style-name="Default" style:data-style-name="N14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31" style:family="table-cell" style:parent-style-name="Excel_32_Built-in_32_Comma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2" style:family="table-cell" style:parent-style-name="Default" style:data-style-name="N14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3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middl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34" style:family="table-cell" style:parent-style-name="Excel_32_Built-in_32_Comma" style:data-style-name="N48">
      <style:table-cell-properties fo:border-top="none" fo:border-bottom="thin double #000000" fo:border-left="none" fo:border-right="thin solid #000000" style:vertical-align="middle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5" style:family="table-cell" style:parent-style-name="Default" style:data-style-name="N48">
      <style:table-cell-properties fo:border-top="none" fo:border-bottom="thin double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6" style:family="table-cell" style:parent-style-name="Default" style:data-style-name="N14">
      <style:table-cell-properties fo:border-top="none" fo:border-bottom="thin double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7" style:family="table-cell" style:parent-style-name="Excel_32_Built-in_32_Comma" style:data-style-name="N48">
      <style:table-cell-properties fo:border-top="thin double #000000" fo:border-bottom="thin solid #000000" fo:border-left="none" fo:border-right="thin solid #000000" style:vertical-align="middle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8" style:family="table-cell" style:parent-style-name="Excel_32_Built-in_32_Comma" style:data-style-name="N48">
      <style:table-cell-properties fo:border-top="thin solid #000000" fo:border-bottom="thin double #000000" fo:border-left="none" fo:border-right="thin solid #000000" style:vertical-align="middle" fo:background-color="transparent" style:cell-protect="protected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9" style:family="table-cell" style:parent-style-name="Default" style:data-style-name="N48">
      <style:table-cell-properties fo:border-top="thin solid #000000" fo:border-bottom="thin double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0" style:family="table-cell" style:parent-style-name="Default" style:data-style-name="N14">
      <style:table-cell-properties fo:border-top="thin solid #000000" fo:border-bottom="thin double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1" style:family="table-cell" style:parent-style-name="Default" style:data-style-name="N48">
      <style:table-cell-properties fo:border-top="none" fo:border-bottom="thin solid #000000" fo:border-left="none" fo:border-right="thin solid #000000"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2" style:family="table-cell" style:parent-style-name="Default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3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44" style:family="table-cell" style:parent-style-name="Default" style:data-style-name="N48">
      <style:table-cell-properties style:vertical-align="middl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5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6" style:family="table-cell" style:parent-style-name="Default" style:data-style-name="N14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7" style:family="table-cell" style:parent-style-name="Default" style:data-style-name="N30">
      <style:text-properties style:font-name="標楷體" style:font-name-asian="標楷體" style:font-name-complex="標楷體" style:font-family-generic="script"/>
    </style:style>
    <style:style style:name="ce148" style:family="table-cell" style:parent-style-name="Default" style:data-style-name="N51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53" style:family="table-cell" style:parent-style-name="Default" style:data-style-name="N14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54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5" style:family="table-cell" style:parent-style-name="Default" style:data-style-name="N51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6" style:family="table-cell" style:parent-style-name="Excel_32_Built-in_32_Comma" style:data-style-name="N53">
      <style:table-cell-properties style:vertical-align="middle" fo:background-color="transparent" style:cell-protect="protected"/>
    </style:style>
    <style:style style:name="ce157" style:family="table-cell" style:parent-style-name="Default" style:data-style-name="N0">
      <style:table-cell-properties style:vertical-align="middle" fo:background-color="transparent"/>
    </style:style>
    <style:style style:name="ce158" style:family="table-cell" style:parent-style-name="Excel_32_Built-in_32_Comma" style:data-style-name="N53">
      <style:table-cell-properties fo:border="thin solid #000000" style:vertical-align="middle" fo:background-color="transparent" style:cell-protect="protected"/>
      <style:text-properties fo:color="#000000" style:font-name="新細明體" style:font-name-asian="新細明體" style:font-name-complex="新細明體" fo:font-size="10pt" style:font-size-asian="10pt" style:font-size-complex="10pt"/>
    </style:style>
    <style:style style:name="ce159" style:family="table-cell" style:parent-style-name="Excel_32_Built-in_32_Comma" style:data-style-name="N5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0pt" style:font-size-asian="10pt" style:font-size-complex="10pt"/>
    </style:style>
    <style:style style:name="ce160" style:family="table-cell" style:parent-style-name="Excel_32_Built-in_32_Comma" style:data-style-name="N53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61" style:family="table-cell" style:parent-style-name="Excel_32_Built-in_32_Comma" style:data-style-name="N53">
      <style:table-cell-properties fo:border="thin solid #000000" style:vertical-align="middle" fo:background-color="transparent" style:cell-protect="none"/>
      <style:text-properties style:font-name="新細明體" style:font-name-asian="新細明體" style:font-name-complex="新細明體" fo:font-size="10pt" style:font-size-asian="10pt" style:font-size-complex="10pt"/>
    </style:style>
    <style:style style:name="ce16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 Unicode MS" style:font-name-asian="Arial Unicode MS" style:font-name-complex="Arial Unicode MS" fo:font-size="8pt" style:font-size-asian="8pt" style:font-size-complex="8pt" style:font-family-generic="swiss"/>
    </style:style>
    <style:style style:name="ce163" style:family="table-cell" style:parent-style-name="Excel_32_Built-in_32_Percent" style:data-style-name="N14">
      <style:table-cell-properties fo:border="thin solid #000000" style:vertical-align="middle" fo:wrap-option="wrap" fo:background-color="transparent" style:cell-protect="protected"/>
      <style:text-properties style:font-name="Arial Unicode MS" style:font-name-asian="Arial Unicode MS" style:font-name-complex="Arial Unicode MS" fo:font-size="8pt" style:font-size-asian="8pt" style:font-size-complex="8pt" style:font-family-generic="swiss"/>
    </style:style>
    <style:style style:name="ce164" style:family="table-cell" style:parent-style-name="Excel_32_Built-in_32_Comma" style:data-style-name="N53">
      <style:table-cell-properties fo:border="thin solid #000000" style:vertical-align="middle" fo:wrap-option="wrap" fo:background-color="transparent" style:cell-protect="protected"/>
      <style:text-properties style:font-name="Arial Unicode MS" style:font-name-asian="Arial Unicode MS" style:font-name-complex="Arial Unicode MS" fo:font-size="8pt" style:font-size-asian="8pt" style:font-size-complex="8pt" style:font-family-generic="swiss"/>
    </style:style>
    <style:style style:name="ce165" style:family="table-cell" style:parent-style-name="_19968__33324__32_10" style:data-style-name="N0">
      <style:table-cell-properties style:vertical-align="middle" fo:background-color="transparent" style:cell-protect="protected"/>
      <style:text-properties fo:color="#FF0000" style:font-name="新細明體" style:font-name-asian="新細明體" style:font-name-complex="新細明體"/>
    </style:style>
    <style:style style:name="ce166" style:family="table-cell" style:parent-style-name="_19968__33324__32_10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67" style:family="table-cell" style:parent-style-name="Excel_32_Built-in_32_Comma" style:data-style-name="N53">
      <style:table-cell-properties fo:border-top="thin solid #000000" fo:border-bottom="none" fo:border-left="thin solid #000000" fo:border-right="thin solid #000000" style:vertical-align="middle" fo:background-color="transparent" style:cell-protect="none"/>
      <style:text-properties style:font-name="新細明體" style:font-name-asian="新細明體" style:font-name-complex="新細明體"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style:font-name="Arial Unicode MS" style:font-name-asian="Arial Unicode MS" style:font-name-complex="Arial Unicode MS" fo:font-size="8pt" style:font-size-asian="8pt" style:font-size-complex="8pt" style:font-family-generic="swiss"/>
    </style:style>
    <style:style style:name="ce169" style:family="table-cell" style:parent-style-name="Excel_32_Built-in_32_Comma" style:data-style-name="N53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style:font-name="Arial Unicode MS" style:font-name-asian="Arial Unicode MS" style:font-name-complex="Arial Unicode MS" fo:font-size="8pt" style:font-size-asian="8pt" style:font-size-complex="8pt" style:font-family-generic="swiss"/>
    </style:style>
    <style:style style:name="ce170" style:family="table-cell" style:parent-style-name="_19968__33324__32_10" style:data-style-name="N53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71" style:family="table-cell" style:parent-style-name="_19968__33324__32_10" style:data-style-name="N14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72" style:family="table-cell" style:parent-style-name="Excel_32_Built-in_32_Comma" style:data-style-name="N53">
      <style:table-cell-properties fo:border="thin solid #000000" style:vertical-align="middle" fo:background-color="transparent" style:cell-protect="none"/>
      <style:text-properties fo:color="#000000" style:font-name="新細明體" style:font-name-asian="新細明體" style:font-name-complex="新細明體" fo:font-size="10pt" style:font-size-asian="10pt" style:font-size-complex="10pt"/>
    </style:style>
    <style:style style:name="ce173" style:family="table-cell" style:parent-style-name="_19968__33324__32_10" style:data-style-name="N54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74" style:family="table-cell" style:parent-style-name="Default" style:data-style-name="N53">
      <style:table-cell-properties fo:border="thin solid #000000" style:vertical-align="middle" fo:wrap-option="wrap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5" style:family="table-cell" style:parent-style-name="Excel_32_Built-in_32_Comma" style:data-style-name="N53">
      <style:table-cell-properties fo:border="thin solid #000000" style:vertical-align="middle" fo:wrap-option="wrap" fo:background-color="transparent" style:cell-protect="protected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6" style:family="table-cell" style:parent-style-name="_21315__20998__20301__32_8" style:data-style-name="N53">
      <style:table-cell-properties style:vertical-align="middle" fo:background-color="transparent" style:cell-protect="protected"/>
    </style:style>
    <style:style style:name="ce177" style:family="table-cell" style:parent-style-name="Excel_32_Built-in_32_Comma" style:data-style-name="N53">
      <style:table-cell-properties style:vertical-align="middle" fo:background-color="transparent" style:cell-protect="protecte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78" style:family="table-cell" style:parent-style-name="Default" style:data-style-name="N0"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1" style:font-name-asian="新細明體1" style:font-name-complex="新細明體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836458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0.767291666666667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0.79375cm"/>
    </style:style>
    <style:style style:name="co19" style:family="table-column">
      <style:table-column-properties fo:break-before="auto" style:column-width="3.86291666666667cm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3.75708333333333cm"/>
    </style:style>
    <style:style style:name="co24" style:family="table-column">
      <style:table-column-properties fo:break-before="auto" style:column-width="1.64041666666667cm"/>
    </style:style>
    <style:style style:name="co25" style:family="table-column">
      <style:table-column-properties fo:break-before="auto" style:column-width="3.095625cm"/>
    </style:style>
    <style:style style:name="co26" style:family="table-column">
      <style:table-column-properties fo:break-before="auto" style:column-width="0.555625cm"/>
    </style:style>
    <style:style style:name="co27" style:family="table-column">
      <style:table-column-properties fo:break-before="auto" style:column-width="6.50875cm"/>
    </style:style>
    <style:style style:name="co28" style:family="table-column">
      <style:table-column-properties fo:break-before="auto" style:column-width="3.06916666666667cm"/>
    </style:style>
    <style:style style:name="co29" style:family="table-column">
      <style:table-column-properties fo:break-before="auto" style:column-width="5.23875cm"/>
    </style:style>
    <style:style style:name="co30" style:family="table-column">
      <style:table-column-properties fo:break-before="auto" style:column-width="1.40229166666667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3.43958333333333cm"/>
    </style:style>
    <style:style style:name="co34" style:family="table-column">
      <style:table-column-properties fo:break-before="auto" style:column-width="4.97416666666667cm"/>
    </style:style>
    <style:style style:name="co35" style:family="table-column">
      <style:table-column-properties fo:break-before="auto" style:column-width="3.59833333333333cm"/>
    </style:style>
    <style:style style:name="co36" style:family="table-column">
      <style:table-column-properties fo:break-before="auto" style:column-width="7.67291666666667cm"/>
    </style:style>
    <style:style style:name="co37" style:family="table-column">
      <style:table-column-properties fo:break-before="auto" style:column-width="2.645833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40770833333333cm"/>
    </style:style>
    <style:style style:name="co40" style:family="table-column">
      <style:table-column-properties fo:break-before="auto" style:column-width="2.090208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21.9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8.75pt" style:use-optimal-row-height="false" fo:break-before="auto"/>
    </style:style>
    <style:style style:name="ro15" style:family="table-row">
      <style:table-row-properties style:row-height="22.5pt" style:use-optimal-row-height="false" fo:break-before="page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9.5pt" style:use-optimal-row-height="false" fo:break-before="page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26.25pt" style:use-optimal-row-height="false" fo:break-before="auto"/>
    </style:style>
    <style:style style:name="ro20" style:family="table-row">
      <style:table-row-properties style:row-height="12.75pt" style:use-optimal-row-height="false" fo:break-before="auto"/>
    </style:style>
    <style:style style:name="ro21" style:family="table-row">
      <style:table-row-properties style:row-height="16.5pt" style:use-optimal-row-height="true" fo:break-before="page"/>
    </style:style>
    <style:style style:name="ro22" style:family="table-row">
      <style:table-row-properties style:row-height="16.5pt" style:use-optimal-row-height="true" fo:break-before="auto"/>
    </style:style>
    <style:style style:name="ro23" style:family="table-row">
      <style:table-row-properties style:row-height="14.25pt" style:use-optimal-row-height="true" fo:break-before="page"/>
    </style:style>
    <style:style style:name="ro24" style:family="table-row">
      <style:table-row-properties style:row-height="14.25pt" style:use-optimal-row-height="true" fo:break-before="auto"/>
    </style:style>
    <style:style style:name="ro25" style:family="table-row">
      <style:table-row-properties style:row-height="18.75pt" style:use-optimal-row-height="true" fo:break-before="auto"/>
    </style:style>
    <style:style style:name="ro26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graphic" style:name="a2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新細明體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僑外總表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4"/>
        <table:table-column table:style-name="co9" table:number-columns-repeated="1012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表（1）</text:p>
          </table:table-cell>
          <table:table-cell office:value-type="string" table:number-columns-spanned="7" table:number-rows-spanned="1" table:style-name="ce25">
            <text:p>核准華僑及外國人投資統計總表</text:p>
          </table:table-cell>
          <table:covered-table-cell table:number-columns-repeated="6"/>
          <table:table-cell table:number-columns-repeated="3" table:style-name="ce3"/>
          <table:table-cell table:style-name="ce1"/>
          <table:table-cell table:number-columns-repeated="16372"/>
        </table:table-row>
        <table:table-row table:style-name="ro1">
          <table:table-cell office:value-type="string" table:style-name="ce5">
            <text:p>TABLE（1）</text:p>
          </table:table-cell>
          <table:table-cell office:value-type="string" table:number-columns-spanned="7" table:number-rows-spanned="1" table:style-name="ce26">
            <text:p>STATISTICS ON APPROVED OVERSEAS CHINESE AND FOREIGN INVESTMENT</text:p>
          </table:table-cell>
          <table:covered-table-cell table:number-columns-repeated="6"/>
          <table:table-cell table:number-columns-repeated="3" table:style-name="ce3"/>
          <table:table-cell table:style-name="ce1"/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string" table:number-columns-spanned="3" table:number-rows-spanned="1" table:style-name="ce27">
            <text:p>金額單位（<text:span text:style-name="T2">unit</text:span><text:span text:style-name="T3">）：美金千元（</text:span><text:span text:style-name="T2">US$1,000</text:span><text:span text:style-name="T3">）</text:span></text:p>
          </table:table-cell>
          <table:covered-table-cell table:number-columns-repeated="2"/>
          <table:table-cell table:number-columns-repeated="2" table:style-name="ce6"/>
          <table:table-cell table:number-columns-repeated="2" table:style-name="ce1"/>
          <table:table-cell table:number-columns-repeated="16372"/>
        </table:table-row>
        <table:table-row table:style-name="ro2">
          <table:table-cell office:value-type="string" table:style-name="ce7">
            <text:p>項目</text:p>
          </table:table-cell>
          <table:table-cell office:value-type="string" table:number-columns-spanned="2" table:number-rows-spanned="1" table:style-name="ce28">
            <text:p>華 <text:s text:c="5"/>僑</text:p>
          </table:table-cell>
          <table:covered-table-cell/>
          <table:table-cell office:value-type="string" table:number-columns-spanned="2" table:number-rows-spanned="1" table:style-name="ce28">
            <text:p>外 <text:s/>國 <text:s/>人</text:p>
          </table:table-cell>
          <table:covered-table-cell/>
          <table:table-cell office:value-type="string" table:number-columns-spanned="2" table:number-rows-spanned="1" table:style-name="ce28">
            <text:p>合 <text:s text:c="5"/>計</text:p>
          </table:table-cell>
          <table:covered-table-cell/>
          <table:table-cell table:style-name="ce8"/>
          <table:table-cell office:value-type="string" table:style-name="ce178">
            <text:p>增資家數</text:p>
          </table:table-cell>
          <table:table-cell office:value-type="string" table:style-name="ce178">
            <text:p>增資資本額</text:p>
          </table:table-cell>
          <table:table-cell table:number-columns-repeated="2" table:style-name="ce1"/>
          <table:table-cell table:number-columns-repeated="16372"/>
        </table:table-row>
        <table:table-row table:style-name="ro1">
          <table:table-cell office:value-type="string" table:style-name="ce7">
            <text:p>Item</text:p>
          </table:table-cell>
          <table:table-cell office:value-type="string" table:number-columns-spanned="2" table:number-rows-spanned="1" table:style-name="ce28">
            <text:p>Overseas Chinese</text:p>
          </table:table-cell>
          <table:covered-table-cell/>
          <table:table-cell office:value-type="string" table:number-columns-spanned="2" table:number-rows-spanned="1" table:style-name="ce28">
            <text:p>Foreign Nationals</text:p>
          </table:table-cell>
          <table:covered-table-cell/>
          <table:table-cell office:value-type="string" table:number-columns-spanned="2" table:number-rows-spanned="1" table:style-name="ce28">
            <text:p>Total</text:p>
          </table:table-cell>
          <table:covered-table-cell/>
          <table:table-cell table:number-columns-repeated="5" table:style-name="ce1"/>
          <table:table-cell table:number-columns-repeated="16372"/>
        </table:table-row>
        <table:table-row table:style-name="ro1">
          <table:table-cell office:value-type="string" table:style-name="ce9">
            <text:p>============</text:p>
          </table:table-cell>
          <table:table-cell office:value-type="string" table:number-columns-spanned="2" table:number-rows-spanned="1" table:style-name="ce28">
            <text:p>===========================</text:p>
          </table:table-cell>
          <table:covered-table-cell/>
          <table:table-cell office:value-type="string" table:number-columns-spanned="2" table:number-rows-spanned="1" table:style-name="ce28">
            <text:p>==============================</text:p>
          </table:table-cell>
          <table:covered-table-cell/>
          <table:table-cell office:value-type="string" table:number-columns-spanned="2" table:number-rows-spanned="1" table:style-name="ce28">
            <text:p>==============================</text:p>
          </table:table-cell>
          <table:covered-table-cell/>
          <table:table-cell table:style-name="ce8"/>
          <table:table-cell table:number-columns-repeated="4" table:style-name="ce1"/>
          <table:table-cell table:number-columns-repeated="16372"/>
        </table:table-row>
        <table:table-row table:style-name="ro2">
          <table:table-cell office:value-type="string" table:style-name="ce7">
            <text:p>年度</text:p>
          </table:table-cell>
          <table:table-cell office:value-type="string" table:style-name="ce7">
            <text:p>件 <text:s text:c="3"/>數</text:p>
          </table:table-cell>
          <table:table-cell office:value-type="string" table:style-name="ce7">
            <text:p>金 <text:s text:c="3"/>額</text:p>
          </table:table-cell>
          <table:table-cell office:value-type="string" table:style-name="ce7">
            <text:p>件 <text:s text:c="3"/>數</text:p>
          </table:table-cell>
          <table:table-cell office:value-type="string" table:style-name="ce7">
            <text:p>金 <text:s text:c="3"/>額</text:p>
          </table:table-cell>
          <table:table-cell office:value-type="string" table:style-name="ce7">
            <text:p>件 <text:s text:c="3"/>數</text:p>
          </table:table-cell>
          <table:table-cell office:value-type="string" table:style-name="ce7">
            <text:p>金 <text:s text:c="3"/>額</text:p>
          </table:table-cell>
          <table:table-cell table:style-name="ce8"/>
          <table:table-cell table:number-columns-repeated="4" table:style-name="ce1"/>
          <table:table-cell table:number-columns-repeated="16372"/>
        </table:table-row>
        <table:table-row table:style-name="ro1">
          <table:table-cell office:value-type="string" table:style-name="ce10">
            <text:p>Year</text:p>
          </table:table-cell>
          <table:table-cell office:value-type="string" table:style-name="ce7">
            <text:p>Case</text:p>
          </table:table-cell>
          <table:table-cell office:value-type="string" table:style-name="ce7">
            <text:p>Amount</text:p>
          </table:table-cell>
          <table:table-cell office:value-type="string" table:style-name="ce7">
            <text:p>Case</text:p>
          </table:table-cell>
          <table:table-cell office:value-type="string" table:style-name="ce7">
            <text:p>Amount</text:p>
          </table:table-cell>
          <table:table-cell office:value-type="string" table:style-name="ce7">
            <text:p>Case</text:p>
          </table:table-cell>
          <table:table-cell office:value-type="string" table:style-name="ce7">
            <text:p>Amount</text:p>
          </table:table-cell>
          <table:table-cell table:style-name="ce8"/>
          <table:table-cell table:number-columns-repeated="4" table:style-name="ce1"/>
          <table:table-cell table:number-columns-repeated="16372"/>
        </table:table-row>
        <table:table-row table:style-name="ro3">
          <table:table-cell office:value-type="string" table:style-name="ce11">
            <text:p>1952~2007</text:p>
          </table:table-cell>
          <table:table-cell office:value-type="float" office:value="2905" table:style-name="ce12">
            <text:p>2,905<text:s/></text:p>
          </table:table-cell>
          <table:table-cell office:value-type="float" office:value="4010851.2829" table:style-name="ce12">
            <text:p>4,010,851<text:s/></text:p>
          </table:table-cell>
          <table:table-cell office:value-type="float" office:value="19405" table:style-name="ce12">
            <text:p>19,405<text:s/></text:p>
          </table:table-cell>
          <table:table-cell office:value-type="float" office:value="90072527.897499993" table:style-name="ce12">
            <text:p>90,072,528<text:s/></text:p>
          </table:table-cell>
          <table:table-cell office:value-type="float" office:value="22310" table:style-name="ce12">
            <text:p>22,310<text:s/></text:p>
          </table:table-cell>
          <table:table-cell office:value-type="float" office:value="94083379.180399999" table:style-name="ce12">
            <text:p>94,083,379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08" table:style-name="ce11">
            <text:p>2008</text:p>
          </table:table-cell>
          <table:table-cell office:value-type="float" office:value="17" table:style-name="ce12">
            <text:p>17<text:s/></text:p>
          </table:table-cell>
          <table:table-cell office:value-type="float" office:value="33679.530700000003" table:style-name="ce12">
            <text:p>33,680<text:s/></text:p>
          </table:table-cell>
          <table:table-cell office:value-type="float" office:value="1828" table:style-name="ce12">
            <text:p>1,828<text:s/></text:p>
          </table:table-cell>
          <table:table-cell office:value-type="float" office:value="8203434.9406000003" table:style-name="ce12">
            <text:p>8,203,435<text:s/></text:p>
          </table:table-cell>
          <table:table-cell office:value-type="float" office:value="1845" table:style-name="ce12">
            <text:p>1,845<text:s/></text:p>
          </table:table-cell>
          <table:table-cell office:value-type="float" office:value="8237114.4713000003" table:style-name="ce12">
            <text:p>8,237,114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09" table:style-name="ce11">
            <text:p>2009</text:p>
          </table:table-cell>
          <table:table-cell office:value-type="float" office:value="15" table:style-name="ce12">
            <text:p>15<text:s/></text:p>
          </table:table-cell>
          <table:table-cell office:value-type="float" office:value="8897.8528000000006" table:style-name="ce12">
            <text:p>8,898<text:s/></text:p>
          </table:table-cell>
          <table:table-cell office:value-type="float" office:value="1696" table:style-name="ce12">
            <text:p>1,696<text:s/></text:p>
          </table:table-cell>
          <table:table-cell office:value-type="float" office:value="4788993.3662" table:style-name="ce12">
            <text:p>4,788,993<text:s/></text:p>
          </table:table-cell>
          <table:table-cell office:value-type="float" office:value="1711" table:style-name="ce12">
            <text:p>1,711<text:s/></text:p>
          </table:table-cell>
          <table:table-cell office:value-type="float" office:value="4797891.2189999996" table:style-name="ce12">
            <text:p>4,797,891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10" table:style-name="ce11">
            <text:p>2010</text:p>
          </table:table-cell>
          <table:table-cell office:value-type="float" office:value="22" table:style-name="ce12">
            <text:p>22<text:s/></text:p>
          </table:table-cell>
          <table:table-cell office:value-type="float" office:value="12885.887199999999" table:style-name="ce12">
            <text:p>12,886<text:s/></text:p>
          </table:table-cell>
          <table:table-cell office:value-type="float" office:value="2020" table:style-name="ce12">
            <text:p>2,020<text:s/></text:p>
          </table:table-cell>
          <table:table-cell office:value-type="float" office:value="3798679.5214" table:style-name="ce12">
            <text:p>3,798,680<text:s/></text:p>
          </table:table-cell>
          <table:table-cell office:value-type="float" office:value="2042" table:style-name="ce12">
            <text:p>2,042<text:s/></text:p>
          </table:table-cell>
          <table:table-cell office:value-type="float" office:value="3811565.4086000002" table:style-name="ce12">
            <text:p>3,811,565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11" table:style-name="ce11">
            <text:p>2011</text:p>
          </table:table-cell>
          <table:table-cell office:value-type="float" office:value="19" table:style-name="ce12">
            <text:p>19<text:s/></text:p>
          </table:table-cell>
          <table:table-cell office:value-type="float" office:value="51533.277800000003" table:style-name="ce12">
            <text:p>51,533<text:s/></text:p>
          </table:table-cell>
          <table:table-cell office:value-type="float" office:value="2264" table:style-name="ce12">
            <text:p>2,264<text:s/></text:p>
          </table:table-cell>
          <table:table-cell office:value-type="float" office:value="4903901.4826999996" table:style-name="ce12">
            <text:p>4,903,901<text:s/></text:p>
          </table:table-cell>
          <table:table-cell office:value-type="float" office:value="2283" table:style-name="ce12">
            <text:p>2,283<text:s/></text:p>
          </table:table-cell>
          <table:table-cell office:value-type="float" office:value="4955434.7604999999" table:style-name="ce12">
            <text:p>4,955,435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12" table:style-name="ce11">
            <text:p>2012</text:p>
          </table:table-cell>
          <table:table-cell office:value-type="float" office:value="34" table:style-name="ce12">
            <text:p>34<text:s/></text:p>
          </table:table-cell>
          <table:table-cell office:value-type="float" office:value="11662.2544" table:style-name="ce12">
            <text:p>11,662<text:s/></text:p>
          </table:table-cell>
          <table:table-cell office:value-type="float" office:value="2704" table:style-name="ce12">
            <text:p>2,704<text:s/></text:p>
          </table:table-cell>
          <table:table-cell office:value-type="float" office:value="5547319.2048000004" table:style-name="ce12">
            <text:p>5,547,319<text:s/></text:p>
          </table:table-cell>
          <table:table-cell office:value-type="float" office:value="2738" table:style-name="ce12">
            <text:p>2,738<text:s/></text:p>
          </table:table-cell>
          <table:table-cell office:value-type="float" office:value="5558981.4592000004" table:style-name="ce12">
            <text:p>5,558,981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13" table:style-name="ce11">
            <text:p>2013</text:p>
          </table:table-cell>
          <table:table-cell office:value-type="float" office:value="20" table:style-name="ce12">
            <text:p>20<text:s/></text:p>
          </table:table-cell>
          <table:table-cell office:value-type="float" office:value="8970.8055999999997" table:style-name="ce12">
            <text:p>8,971<text:s/></text:p>
          </table:table-cell>
          <table:table-cell office:value-type="float" office:value="3186" table:style-name="ce12">
            <text:p>3,186<text:s/></text:p>
          </table:table-cell>
          <table:table-cell office:value-type="float" office:value="4924480.2982999999" table:style-name="ce12">
            <text:p>4,924,480<text:s/></text:p>
          </table:table-cell>
          <table:table-cell office:value-type="float" office:value="3206" table:style-name="ce12">
            <text:p>3,206<text:s/></text:p>
          </table:table-cell>
          <table:table-cell office:value-type="float" office:value="4933451.1039000005" table:style-name="ce12">
            <text:p>4,933,451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14" table:style-name="ce11">
            <text:p>2014</text:p>
          </table:table-cell>
          <table:table-cell office:value-type="float" office:value="43" table:style-name="ce12">
            <text:p>43<text:s/></text:p>
          </table:table-cell>
          <table:table-cell office:value-type="float" office:value="18811.317800000001" table:style-name="ce12">
            <text:p>18,811<text:s/></text:p>
          </table:table-cell>
          <table:table-cell office:value-type="float" office:value="3534" table:style-name="ce12">
            <text:p>3,534<text:s/></text:p>
          </table:table-cell>
          <table:table-cell office:value-type="float" office:value="5751212.8452000003" table:style-name="ce12">
            <text:p>5,751,213<text:s/></text:p>
          </table:table-cell>
          <table:table-cell office:value-type="float" office:value="3577" table:style-name="ce12">
            <text:p>3,577<text:s/></text:p>
          </table:table-cell>
          <table:table-cell office:value-type="float" office:value="5770024.1629999997" table:style-name="ce12">
            <text:p>5,770,024<text:s/></text:p>
          </table:table-cell>
          <table:table-cell table:number-columns-repeated="5" table:style-name="ce1"/>
          <table:table-cell table:number-columns-repeated="16372"/>
        </table:table-row>
        <table:table-row table:style-name="ro3">
          <table:table-cell office:value-type="float" office:value="2015" table:style-name="ce11">
            <text:p>2015</text:p>
          </table:table-cell>
          <table:table-cell office:value-type="float" office:value="49" table:style-name="ce12">
            <text:p>49<text:s/></text:p>
          </table:table-cell>
          <table:table-cell office:value-type="float" office:value="14843.501099999999" table:style-name="ce12">
            <text:p>14,844<text:s/></text:p>
          </table:table-cell>
          <table:table-cell office:value-type="float" office:value="3740" table:style-name="ce12">
            <text:p>3,740<text:s/></text:p>
          </table:table-cell>
          <table:table-cell office:value-type="float" office:value="4782003.3019000003" table:style-name="ce12">
            <text:p>4,782,003<text:s/></text:p>
          </table:table-cell>
          <table:table-cell office:value-type="float" office:value="3789" table:style-name="ce12">
            <text:p>3,789<text:s/></text:p>
          </table:table-cell>
          <table:table-cell office:value-type="float" office:value="4796846.8030000003" table:style-name="ce12">
            <text:p>4,796,847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float" office:value="2016" table:style-name="ce11">
            <text:p>2016</text:p>
          </table:table-cell>
          <table:table-cell office:value-type="float" office:value="33" table:style-name="ce12">
            <text:p>33<text:s/></text:p>
          </table:table-cell>
          <table:table-cell office:value-type="float" office:value="10827.21" table:style-name="ce12">
            <text:p>10,827<text:s/></text:p>
          </table:table-cell>
          <table:table-cell office:value-type="float" office:value="3381" table:style-name="ce12">
            <text:p>3,381<text:s/></text:p>
          </table:table-cell>
          <table:table-cell office:value-type="float" office:value="11026233.978499999" table:style-name="ce12">
            <text:p>11,026,234<text:s/></text:p>
          </table:table-cell>
          <table:table-cell office:value-type="float" office:value="3414" table:style-name="ce12">
            <text:p>3,414<text:s/></text:p>
          </table:table-cell>
          <table:table-cell office:value-type="float" office:value="11037061.1885" table:style-name="ce12">
            <text:p>11,037,061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float" office:value="2017" table:style-name="ce11">
            <text:p>2017</text:p>
          </table:table-cell>
          <table:table-cell office:value-type="float" office:value="28" table:style-name="ce12">
            <text:p>28<text:s/></text:p>
          </table:table-cell>
          <table:table-cell office:value-type="float" office:value="9400.4254999999994" table:style-name="ce12">
            <text:p>9,400<text:s/></text:p>
          </table:table-cell>
          <table:table-cell office:value-type="float" office:value="3387" table:style-name="ce12">
            <text:p>3,387<text:s/></text:p>
          </table:table-cell>
          <table:table-cell office:value-type="float" office:value="7503791.2275" table:style-name="ce12">
            <text:p>7,503,791<text:s/></text:p>
          </table:table-cell>
          <table:table-cell office:value-type="float" office:value="3415" table:style-name="ce12">
            <text:p>3,415<text:s/></text:p>
          </table:table-cell>
          <table:table-cell office:value-type="float" office:value="7513191.6529999999" table:style-name="ce12">
            <text:p>7,513,192<text:s/></text:p>
          </table:table-cell>
          <table:table-cell table:number-columns-repeated="3" table:style-name="ce4"/>
          <table:table-cell table:number-columns-repeated="2" table:style-name="ce13"/>
          <table:table-cell table:number-columns-repeated="16372"/>
        </table:table-row>
        <table:table-row table:style-name="ro3">
          <table:table-cell office:value-type="string" table:style-name="ce11">
            <text:p>1952~2017.12</text:p>
          </table:table-cell>
          <table:table-cell office:value-type="float" office:value="3185" table:style-name="ce12">
            <text:p>3,185<text:s/></text:p>
          </table:table-cell>
          <table:table-cell office:value-type="float" office:value="4192363.3457999998" table:style-name="ce12">
            <text:p>4,192,363<text:s/></text:p>
          </table:table-cell>
          <table:table-cell office:value-type="float" office:value="47145" table:style-name="ce12">
            <text:p>47,145<text:s/></text:p>
          </table:table-cell>
          <table:table-cell office:value-type="float" office:value="151302578.06459999" table:style-name="ce12">
            <text:p>151,302,578<text:s/></text:p>
          </table:table-cell>
          <table:table-cell office:value-type="float" office:value="50330" table:style-name="ce12">
            <text:p>50,330<text:s/></text:p>
          </table:table-cell>
          <table:table-cell office:value-type="float" office:value="155494941.4104" table:style-name="ce12">
            <text:p>155,494,941<text:s/></text:p>
          </table:table-cell>
          <table:table-cell table:number-columns-repeated="3" table:style-name="ce4"/>
          <table:table-cell table:number-columns-repeated="2" table:style-name="ce13"/>
          <table:table-cell table:number-columns-repeated="16372"/>
        </table:table-row>
        <table:table-row table:style-name="ro3">
          <table:table-cell office:value-type="string" table:style-name="ce11">
            <text:p>2017 01~05</text:p>
          </table:table-cell>
          <table:table-cell office:value-type="float" office:value="11" table:style-name="ce12">
            <text:p>11<text:s/></text:p>
          </table:table-cell>
          <table:table-cell office:value-type="float" office:value="3956.6963000000001" table:style-name="ce12">
            <text:p>3,957<text:s/></text:p>
          </table:table-cell>
          <table:table-cell office:value-type="float" office:value="1249" table:style-name="ce12">
            <text:p>1,249<text:s/></text:p>
          </table:table-cell>
          <table:table-cell office:value-type="float" office:value="3312256.2486" table:style-name="ce12">
            <text:p>3,312,256<text:s/></text:p>
          </table:table-cell>
          <table:table-cell office:value-type="float" office:value="1260" table:style-name="ce12">
            <text:p>1,260<text:s/></text:p>
          </table:table-cell>
          <table:table-cell office:value-type="float" office:value="3316212.9449" table:style-name="ce12">
            <text:p>3,316,213<text:s/></text:p>
          </table:table-cell>
          <table:table-cell table:number-columns-repeated="3" table:style-name="ce4"/>
          <table:table-cell table:number-columns-repeated="2" table:style-name="ce13"/>
          <table:table-cell table:number-columns-repeated="16372"/>
        </table:table-row>
        <table:table-row table:style-name="ro3">
          <table:table-cell office:value-type="string" table:style-name="ce11">
            <text:p>05</text:p>
          </table:table-cell>
          <table:table-cell office:value-type="float" office:value="1" table:style-name="ce12">
            <text:p>1<text:s/></text:p>
          </table:table-cell>
          <table:table-cell office:value-type="float" office:value="608.17999999999995" table:style-name="ce12">
            <text:p>608<text:s/></text:p>
          </table:table-cell>
          <table:table-cell office:value-type="float" office:value="268" table:style-name="ce12">
            <text:p>268<text:s/></text:p>
          </table:table-cell>
          <table:table-cell office:value-type="float" office:value="1853925.8988000001" table:style-name="ce12">
            <text:p>1,853,926<text:s/></text:p>
          </table:table-cell>
          <table:table-cell office:value-type="float" office:value="269" table:style-name="ce12">
            <text:p>269<text:s/></text:p>
          </table:table-cell>
          <table:table-cell office:value-type="float" office:value="1854534.0788" table:style-name="ce12">
            <text:p>1,854,534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06</text:p>
          </table:table-cell>
          <table:table-cell office:value-type="float" office:value="1" table:style-name="ce12">
            <text:p>1<text:s/></text:p>
          </table:table-cell>
          <table:table-cell office:value-type="float" office:value="304.08999999999997" table:style-name="ce12">
            <text:p>304<text:s/></text:p>
          </table:table-cell>
          <table:table-cell office:value-type="float" office:value="297" table:style-name="ce12">
            <text:p>297<text:s/></text:p>
          </table:table-cell>
          <table:table-cell office:value-type="float" office:value="456166.45990000002" table:style-name="ce12">
            <text:p>456,166<text:s/></text:p>
          </table:table-cell>
          <table:table-cell office:value-type="float" office:value="298" table:style-name="ce12">
            <text:p>298<text:s/></text:p>
          </table:table-cell>
          <table:table-cell office:value-type="float" office:value="456470.54989999998" table:style-name="ce12">
            <text:p>456,471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07</text:p>
          </table:table-cell>
          <table:table-cell office:value-type="float" office:value="3" table:style-name="ce12">
            <text:p>3<text:s/></text:p>
          </table:table-cell>
          <table:table-cell office:value-type="float" office:value="912.4221" table:style-name="ce12">
            <text:p>912<text:s/></text:p>
          </table:table-cell>
          <table:table-cell office:value-type="float" office:value="292" table:style-name="ce12">
            <text:p>292<text:s/></text:p>
          </table:table-cell>
          <table:table-cell office:value-type="float" office:value="633604.97250000003" table:style-name="ce12">
            <text:p>633,605<text:s/></text:p>
          </table:table-cell>
          <table:table-cell office:value-type="float" office:value="295" table:style-name="ce12">
            <text:p>295<text:s/></text:p>
          </table:table-cell>
          <table:table-cell office:value-type="float" office:value="634517.3946" table:style-name="ce12">
            <text:p>634,517<text:s/></text:p>
          </table:table-cell>
          <table:table-cell table:style-name="ce4"/>
          <table:table-cell table:style-name="ce14"/>
          <table:table-cell table:number-columns-repeated="2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08</text:p>
          </table:table-cell>
          <table:table-cell office:value-type="float" office:value="4" table:style-name="ce12">
            <text:p>4<text:s/></text:p>
          </table:table-cell>
          <table:table-cell office:value-type="float" office:value="1442.2031999999999" table:style-name="ce12">
            <text:p>1,442<text:s/></text:p>
          </table:table-cell>
          <table:table-cell office:value-type="float" office:value="289" table:style-name="ce12">
            <text:p>289<text:s/></text:p>
          </table:table-cell>
          <table:table-cell office:value-type="float" office:value="457603.72759999998" table:style-name="ce12">
            <text:p>457,604<text:s/></text:p>
          </table:table-cell>
          <table:table-cell office:value-type="float" office:value="293" table:style-name="ce12">
            <text:p>293<text:s/></text:p>
          </table:table-cell>
          <table:table-cell office:value-type="float" office:value="459045.93079999997" table:style-name="ce12">
            <text:p>459,046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09</text:p>
          </table:table-cell>
          <table:table-cell office:value-type="float" office:value="3" table:style-name="ce12">
            <text:p>3<text:s/></text:p>
          </table:table-cell>
          <table:table-cell office:value-type="float" office:value="1321.7056" table:style-name="ce12">
            <text:p>1,322<text:s/></text:p>
          </table:table-cell>
          <table:table-cell office:value-type="float" office:value="345" table:style-name="ce12">
            <text:p>345<text:s/></text:p>
          </table:table-cell>
          <table:table-cell office:value-type="float" office:value="318126.14" table:style-name="ce12">
            <text:p>318,126<text:s/></text:p>
          </table:table-cell>
          <table:table-cell office:value-type="float" office:value="348" table:style-name="ce12">
            <text:p>348<text:s/></text:p>
          </table:table-cell>
          <table:table-cell office:value-type="float" office:value="319447.8456" table:style-name="ce12">
            <text:p>319,448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10</text:p>
          </table:table-cell>
          <table:table-cell office:value-type="float" office:value="3" table:style-name="ce12">
            <text:p>3<text:s/></text:p>
          </table:table-cell>
          <table:table-cell office:value-type="float" office:value="433.32830000000001" table:style-name="ce12">
            <text:p>433<text:s/></text:p>
          </table:table-cell>
          <table:table-cell office:value-type="float" office:value="262" table:style-name="ce12">
            <text:p>262<text:s/></text:p>
          </table:table-cell>
          <table:table-cell office:value-type="float" office:value="361604.38559999998" table:style-name="ce12">
            <text:p>361,604<text:s/></text:p>
          </table:table-cell>
          <table:table-cell office:value-type="float" office:value="265" table:style-name="ce12">
            <text:p>265<text:s/></text:p>
          </table:table-cell>
          <table:table-cell office:value-type="float" office:value="362037.71389999997" table:style-name="ce12">
            <text:p>362,038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11</text:p>
          </table:table-cell>
          <table:table-cell office:value-type="float" office:value="2" table:style-name="ce12">
            <text:p>2<text:s/></text:p>
          </table:table-cell>
          <table:table-cell office:value-type="float" office:value="487.68290000000002" table:style-name="ce12">
            <text:p>488<text:s/></text:p>
          </table:table-cell>
          <table:table-cell office:value-type="float" office:value="303" table:style-name="ce12">
            <text:p>303<text:s/></text:p>
          </table:table-cell>
          <table:table-cell office:value-type="float" office:value="563586.74479999999" table:style-name="ce12">
            <text:p>563,587<text:s/></text:p>
          </table:table-cell>
          <table:table-cell office:value-type="float" office:value="305" table:style-name="ce12">
            <text:p>305<text:s/></text:p>
          </table:table-cell>
          <table:table-cell office:value-type="float" office:value="564074.4277" table:style-name="ce12">
            <text:p>564,074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12</text:p>
          </table:table-cell>
          <table:table-cell office:value-type="float" office:value="1" table:style-name="ce12">
            <text:p>1<text:s/></text:p>
          </table:table-cell>
          <table:table-cell office:value-type="float" office:value="542.2971" table:style-name="ce12">
            <text:p>542<text:s/></text:p>
          </table:table-cell>
          <table:table-cell office:value-type="float" office:value="350" table:style-name="ce12">
            <text:p>350<text:s/></text:p>
          </table:table-cell>
          <table:table-cell office:value-type="float" office:value="1400842.5485" table:style-name="ce12">
            <text:p>1,400,843<text:s/></text:p>
          </table:table-cell>
          <table:table-cell office:value-type="float" office:value="351" table:style-name="ce12">
            <text:p>351<text:s/></text:p>
          </table:table-cell>
          <table:table-cell office:value-type="float" office:value="1401384.8455999999" table:style-name="ce12">
            <text:p>1,401,385<text:s/></text:p>
          </table:table-cell>
          <table:table-cell table:number-columns-repeated="4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2018 01~05</text:p>
          </table:table-cell>
          <table:table-cell office:value-type="float" office:value="10" table:style-name="ce12">
            <text:p>10<text:s/></text:p>
          </table:table-cell>
          <table:table-cell office:value-type="float" office:value="3216.2550999999999" table:style-name="ce12">
            <text:p>3,216<text:s/></text:p>
          </table:table-cell>
          <table:table-cell office:value-type="float" office:value="1385" table:style-name="ce12">
            <text:p>1,385<text:s/></text:p>
          </table:table-cell>
          <table:table-cell office:value-type="float" office:value="2788021.2176999999" table:style-name="ce12">
            <text:p>2,788,021<text:s/></text:p>
          </table:table-cell>
          <table:table-cell office:value-type="float" office:value="1395" table:style-name="ce12">
            <text:p>1,395<text:s/></text:p>
          </table:table-cell>
          <table:table-cell office:value-type="float" office:value="2791237.4728000001" table:style-name="ce12">
            <text:p>2,791,237<text:s/></text:p>
          </table:table-cell>
          <table:table-cell table:number-columns-repeated="2" table:style-name="ce31"/>
          <table:table-cell table:number-columns-repeated="2"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01</text:p>
          </table:table-cell>
          <table:table-cell office:value-type="float" office:value="0" table:style-name="ce12">
            <text:p>0<text:s/></text:p>
          </table:table-cell>
          <table:table-cell office:value-type="float" office:value="65.578599999999994" table:style-name="ce12">
            <text:p>66<text:s/></text:p>
          </table:table-cell>
          <table:table-cell office:value-type="float" office:value="292" table:style-name="ce12">
            <text:p>292<text:s/></text:p>
          </table:table-cell>
          <table:table-cell office:value-type="float" office:value="365425.15539999999" table:style-name="ce12">
            <text:p>365,425<text:s/></text:p>
          </table:table-cell>
          <table:table-cell office:value-type="float" office:value="292" table:style-name="ce12">
            <text:p>292<text:s/></text:p>
          </table:table-cell>
          <table:table-cell office:value-type="float" office:value="365490.734" table:style-name="ce12">
            <text:p>365,491<text:s/></text:p>
          </table:table-cell>
          <table:table-cell table:style-name="ce31"/>
          <table:table-cell office:value-type="float" office:value="2151" table:style-name="ce179">
            <text:p>2151</text:p>
          </table:table-cell>
          <table:table-cell office:value-type="float" office:value="100808.7117" table:style-name="ce179">
            <text:p>100808.7117</text:p>
          </table:table-cell>
          <table:table-cell table:style-name="ce4"/>
          <table:table-cell table:style-name="ce1"/>
          <table:table-cell table:number-columns-repeated="16372"/>
        </table:table-row>
        <table:table-row table:style-name="ro3">
          <table:table-cell office:value-type="string" table:style-name="ce11">
            <text:p>02</text:p>
          </table:table-cell>
          <table:table-cell office:value-type="float" office:value="1" table:style-name="ce12">
            <text:p>1<text:s/></text:p>
          </table:table-cell>
          <table:table-cell office:value-type="float" office:value="311.99630000000002" table:style-name="ce12">
            <text:p>312<text:s/></text:p>
          </table:table-cell>
          <table:table-cell office:value-type="float" office:value="207" table:style-name="ce12">
            <text:p>207<text:s/></text:p>
          </table:table-cell>
          <table:table-cell office:value-type="float" office:value="905229.88710000005" table:style-name="ce12">
            <text:p>905,230<text:s/></text:p>
          </table:table-cell>
          <table:table-cell office:value-type="float" office:value="208" table:style-name="ce12">
            <text:p>208<text:s/></text:p>
          </table:table-cell>
          <table:table-cell office:value-type="float" office:value="905541.88340000005" table:style-name="ce12">
            <text:p>905,542<text:s/></text:p>
          </table:table-cell>
          <table:table-cell table:style-name="ce4"/>
          <table:table-cell office:value-type="float" office:value="1361" table:style-name="ce179">
            <text:p>1361</text:p>
          </table:table-cell>
          <table:table-cell office:value-type="float" office:value="68465.348169999997" table:style-name="ce179">
            <text:p>68465.34817</text:p>
          </table:table-cell>
          <table:table-cell table:number-columns-repeated="2" table:style-name="ce15"/>
          <table:table-cell table:number-columns-repeated="16372"/>
        </table:table-row>
        <table:table-row table:style-name="ro3">
          <table:table-cell office:value-type="string" table:style-name="ce11">
            <text:p>03</text:p>
          </table:table-cell>
          <table:table-cell office:value-type="float" office:value="4" table:style-name="ce12">
            <text:p>4<text:s/></text:p>
          </table:table-cell>
          <table:table-cell office:value-type="float" office:value="1249.8099" table:style-name="ce12">
            <text:p>1,250<text:s/></text:p>
          </table:table-cell>
          <table:table-cell office:value-type="float" office:value="282" table:style-name="ce12">
            <text:p>282<text:s/></text:p>
          </table:table-cell>
          <table:table-cell office:value-type="float" office:value="974424.15839999996" table:style-name="ce12">
            <text:p>974,424<text:s/></text:p>
          </table:table-cell>
          <table:table-cell office:value-type="float" office:value="286" table:style-name="ce12">
            <text:p>286<text:s/></text:p>
          </table:table-cell>
          <table:table-cell office:value-type="float" office:value="975673.96829999995" table:style-name="ce12">
            <text:p>975,674<text:s/></text:p>
          </table:table-cell>
          <table:table-cell table:style-name="ce1"/>
          <table:table-cell office:value-type="float" office:value="1725" table:style-name="ce179">
            <text:p>1725</text:p>
          </table:table-cell>
          <table:table-cell office:value-type="float" office:value="55225.166810000002" table:style-name="ce179">
            <text:p>55225.16681</text:p>
          </table:table-cell>
          <table:table-cell table:number-columns-repeated="2" table:style-name="ce15"/>
          <table:table-cell table:number-columns-repeated="16372"/>
        </table:table-row>
        <table:table-row table:style-name="ro3">
          <table:table-cell office:value-type="string" table:style-name="ce11">
            <text:p>04</text:p>
          </table:table-cell>
          <table:table-cell office:value-type="float" office:value="1" table:style-name="ce16">
            <text:p>1<text:s/></text:p>
          </table:table-cell>
          <table:table-cell office:value-type="float" office:value="304.08999999999997" table:style-name="ce16">
            <text:p>304<text:s/></text:p>
          </table:table-cell>
          <table:table-cell office:value-type="float" office:value="282" table:style-name="ce16">
            <text:p>282<text:s/></text:p>
          </table:table-cell>
          <table:table-cell office:value-type="float" office:value="225058.8952" table:style-name="ce16">
            <text:p>225,059<text:s/></text:p>
          </table:table-cell>
          <table:table-cell office:value-type="float" office:value="283" table:style-name="ce16">
            <text:p>283<text:s/></text:p>
          </table:table-cell>
          <table:table-cell office:value-type="float" office:value="225362.9852" table:style-name="ce16">
            <text:p>225,363<text:s/></text:p>
          </table:table-cell>
          <table:table-cell table:style-name="ce1"/>
          <table:table-cell office:value-type="float" office:value="1554" table:style-name="ce179">
            <text:p>1554</text:p>
          </table:table-cell>
          <table:table-cell office:value-type="float" office:value="56489.4755" table:style-name="ce179">
            <text:p>56489.4755</text:p>
          </table:table-cell>
          <table:table-cell table:number-columns-repeated="2" table:style-name="ce17"/>
          <table:table-cell table:number-columns-repeated="16372"/>
        </table:table-row>
        <table:table-row table:style-name="ro3">
          <table:table-cell office:value-type="string" table:style-name="ce11">
            <text:p>05</text:p>
          </table:table-cell>
          <table:table-cell office:value-type="float" office:value="4" table:style-name="ce16">
            <text:p>4<text:s/></text:p>
          </table:table-cell>
          <table:table-cell office:value-type="float" office:value="1284.7802999999999" table:style-name="ce16">
            <text:p>1,285<text:s/></text:p>
          </table:table-cell>
          <table:table-cell office:value-type="float" office:value="322" table:style-name="ce16">
            <text:p>322<text:s/></text:p>
          </table:table-cell>
          <table:table-cell office:value-type="float" office:value="317883.12160000001" table:style-name="ce16">
            <text:p>317,883<text:s/></text:p>
          </table:table-cell>
          <table:table-cell office:value-type="float" office:value="326" table:style-name="ce16">
            <text:p>326<text:s/></text:p>
          </table:table-cell>
          <table:table-cell office:value-type="float" office:value="319167.9019" table:style-name="ce16">
            <text:p>319,168<text:s/></text:p>
          </table:table-cell>
          <table:table-cell table:style-name="ce1"/>
          <table:table-cell office:value-type="float" office:value="1854" table:style-name="ce179">
            <text:p>1854</text:p>
          </table:table-cell>
          <table:table-cell office:value-type="float" office:value="62529.335769999998" table:style-name="ce179">
            <text:p>62529.33577</text:p>
          </table:table-cell>
          <table:table-cell table:style-name="ce1"/>
          <table:table-cell table:number-columns-repeated="1013" table:style-name="ce4"/>
          <table:table-cell table:number-columns-repeated="15360"/>
        </table:table-row>
        <table:table-row table:style-name="ro3">
          <table:table-cell office:value-type="string" table:style-name="ce18">
            <text:p>較上年同期增減差額</text:p>
          </table:table-cell>
          <table:table-cell office:value-type="float" office:value="-1" table:formula="of:=[.B30]-[.B21]" table:style-name="ce12">
            <text:p>-1<text:s/></text:p>
          </table:table-cell>
          <table:table-cell office:value-type="float" office:value="-740.44120000000021" table:formula="of:=[.C30]-[.C21]" table:style-name="ce12">
            <text:p>-740<text:s/></text:p>
          </table:table-cell>
          <table:table-cell office:value-type="float" office:value="136" table:formula="of:=[.D30]-[.D21]" table:style-name="ce12">
            <text:p>136<text:s/></text:p>
          </table:table-cell>
          <table:table-cell office:value-type="float" office:value="-524235.03090000013" table:formula="of:=[.E30]-[.E21]" table:style-name="ce12">
            <text:p>-524,235<text:s/></text:p>
          </table:table-cell>
          <table:table-cell office:value-type="float" office:value="135" table:formula="of:=[.F30]-[.F21]" table:style-name="ce12">
            <text:p>135<text:s/></text:p>
          </table:table-cell>
          <table:table-cell office:value-type="float" office:value="-524975.4720999999" table:formula="of:=[.G30]-[.G21]" table:style-name="ce12">
            <text:p>-524,975<text:s/></text:p>
          </table:table-cell>
          <table:table-cell table:number-columns-repeated="4" table:style-name="ce1"/>
          <table:table-cell table:number-columns-repeated="1013" table:style-name="ce4"/>
          <table:table-cell table:number-columns-repeated="15360"/>
        </table:table-row>
        <table:table-row table:style-name="ro3">
          <table:table-cell office:value-type="string" table:style-name="ce18">
            <text:p>較上年同期增減百分比</text:p>
          </table:table-cell>
          <table:table-cell office:value-type="float" office:value="-9.0909090909090917" table:formula="of:=([.B30]-[.B21])/[.B21]*100" table:style-name="ce19">
            <text:p>-9.09<text:s/></text:p>
          </table:table-cell>
          <table:table-cell office:value-type="float" office:value="-18.713622271186196" table:formula="of:=([.C30]-[.C21])/[.C21]*100" table:style-name="ce19">
            <text:p>-18.71<text:s/></text:p>
          </table:table-cell>
          <table:table-cell office:value-type="float" office:value="10.888710968775021" table:formula="of:=([.D30]-[.D21])/[.D21]*100" table:style-name="ce19">
            <text:p>10.89<text:s/></text:p>
          </table:table-cell>
          <table:table-cell office:value-type="float" office:value="-15.82712784137942" table:formula="of:=([.E30]-[.E21])/[.E21]*100" table:style-name="ce19">
            <text:p>-15.83<text:s/></text:p>
          </table:table-cell>
          <table:table-cell office:value-type="float" office:value="10.714285714285714" table:formula="of:=([.F30]-[.F21])/[.F21]*100" table:style-name="ce19">
            <text:p>10.71<text:s/></text:p>
          </table:table-cell>
          <table:table-cell office:value-type="float" office:value="-15.830571824627821" table:formula="of:=([.G30]-[.G21])/[.G21]*100" table:style-name="ce19">
            <text:p>-15.83<text:s/></text:p>
          </table:table-cell>
          <table:table-cell table:number-columns-repeated="4" table:style-name="ce1"/>
          <table:table-cell table:number-columns-repeated="1013" table:style-name="ce4"/>
          <table:table-cell table:number-columns-repeated="15360"/>
        </table:table-row>
        <table:table-row table:style-name="ro4">
          <table:table-cell office:value-type="string" table:style-name="ce20">
            <text:p>1952~2018.05</text:p>
          </table:table-cell>
          <table:table-cell office:value-type="float" office:value="3195" table:style-name="ce16">
            <text:p>3,195<text:s/></text:p>
          </table:table-cell>
          <table:table-cell office:value-type="float" office:value="4195579.6009" table:style-name="ce16">
            <text:p>4,195,580<text:s/></text:p>
          </table:table-cell>
          <table:table-cell office:value-type="float" office:value="48530" table:style-name="ce16">
            <text:p>48,530<text:s/></text:p>
          </table:table-cell>
          <table:table-cell office:value-type="float" office:value="154090599.2823" table:style-name="ce16">
            <text:p>154,090,599<text:s/></text:p>
          </table:table-cell>
          <table:table-cell office:value-type="float" office:value="51725" table:style-name="ce16">
            <text:p>51,725<text:s/></text:p>
          </table:table-cell>
          <table:table-cell office:value-type="float" office:value="158286178.88319999" table:style-name="ce16">
            <text:p>158,286,179<text:s/></text:p>
          </table:table-cell>
          <table:table-cell table:number-columns-repeated="4" table:style-name="ce1"/>
          <table:table-cell table:number-columns-repeated="1013" table:style-name="ce4"/>
          <table:table-cell table:number-columns-repeated="15360"/>
        </table:table-row>
        <table:table-row table:style-name="ro4">
          <table:table-cell table:number-columns-spanned="8" table:number-rows-spanned="1" table:style-name="ce29"/>
          <table:covered-table-cell table:number-columns-repeated="7"/>
          <table:table-cell table:style-name="ce21"/>
          <table:table-cell table:style-name="ce22"/>
          <table:table-cell table:style-name="ce23"/>
          <table:table-cell table:number-columns-repeated="1013" table:style-name="ce4"/>
          <table:table-cell table:number-columns-repeated="15360"/>
        </table:table-row>
        <table:table-row table:style-name="ro3">
          <table:table-cell table:number-columns-spanned="8" table:number-rows-spanned="1" table:style-name="ce29"/>
          <table:covered-table-cell table:number-columns-repeated="7"/>
          <table:table-cell table:style-name="ce21"/>
          <table:table-cell table:style-name="ce22"/>
          <table:table-cell table:style-name="ce23"/>
          <table:table-cell table:number-columns-repeated="1013" table:style-name="ce4"/>
          <table:table-cell table:number-columns-repeated="15360"/>
        </table:table-row>
        <table:table-row table:style-name="ro1">
          <table:table-cell table:style-name="ce1"/>
          <table:table-cell table:number-columns-repeated="4" table:style-name="ce7"/>
          <table:table-cell table:number-columns-repeated="2" table:style-name="ce1"/>
          <table:table-cell table:number-columns-repeated="4" table:style-name="ce7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4">
            <text:p>註：1. ( )部份為依1997年11月19日修正公布之「華僑回國投資條例」第二十條及「外國人投資條例」第十九條規定向本會提出補辦案件件數及金額。</text:p>
          </table:table-cell>
          <table:table-cell table:number-columns-repeated="4" table:style-name="ce7"/>
          <table:table-cell table:number-columns-repeated="2" table:style-name="ce1"/>
          <table:table-cell table:number-columns-repeated="4" table:style-name="ce7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style-name="ce4">
            <text:p><text:s text:c="8"/>2. 與上年同期比較之增減差額及百分比不含補辦案件件數及金額。</text:p>
          </table:table-cell>
          <table:table-cell table:number-columns-repeated="4" table:style-name="ce7"/>
          <table:table-cell table:number-columns-repeated="2" table:style-name="ce1"/>
          <table:table-cell table:number-columns-repeated="4" table:style-name="ce7"/>
          <table:table-cell table:number-columns-repeated="1013" table:style-name="ce4"/>
          <table:table-cell table:number-columns-repeated="15360"/>
        </table:table-row>
        <table:table-row table:number-rows-repeated="2" table:style-name="ro2">
          <table:table-cell table:style-name="ce4"/>
          <table:table-cell table:number-columns-repeated="4" table:style-name="ce7"/>
          <table:table-cell table:number-columns-repeated="2" table:style-name="ce1"/>
          <table:table-cell table:number-columns-repeated="4" table:style-name="ce7"/>
          <table:table-cell table:number-columns-repeated="1013" table:style-name="ce4"/>
          <table:table-cell table:number-columns-repeated="15360"/>
        </table:table-row>
        <table:table-row table:number-rows-repeated="2" table:style-name="ro2">
          <table:table-cell table:style-name="ce4"/>
          <table:table-cell table:number-columns-repeated="4" table:style-name="ce7"/>
          <table:table-cell table:number-columns-repeated="2" table:style-name="ce16"/>
          <table:table-cell table:number-columns-repeated="4" table:style-name="ce7"/>
          <table:table-cell table:number-columns-repeated="1013" table:style-name="ce4"/>
          <table:table-cell table:number-columns-repeated="15360"/>
        </table:table-row>
        <table:table-row table:style-name="ro2">
          <table:table-cell table:style-name="ce4"/>
          <table:table-cell table:number-columns-repeated="4" table:style-name="ce7"/>
          <table:table-cell table:number-columns-repeated="2" table:style-name="ce24"/>
          <table:table-cell table:number-columns-repeated="4" table:style-name="ce7"/>
          <table:table-cell table:number-columns-repeated="1013" table:style-name="ce4"/>
          <table:table-cell table:number-columns-repeated="15360"/>
        </table:table-row>
        <table:table-row table:number-rows-repeated="1048528" table:style-name="ro2">
          <table:table-cell table:number-columns-repeated="16384"/>
        </table:table-row>
      </table:table>
      <table:table table:name="陸資總表" table:style-name="ta2">
        <table:table-column table:style-name="co11" table:default-cell-style-name="ce4"/>
        <table:table-column table:style-name="co12" table:default-cell-style-name="ce7"/>
        <table:table-column table:style-name="co3" table:default-cell-style-name="ce7"/>
        <table:table-column table:style-name="co13" table:default-cell-style-name="ce7"/>
        <table:table-column table:style-name="co14" table:default-cell-style-name="ce7"/>
        <table:table-column table:style-name="co13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 table:visibility="collapse"/>
        <table:table-column table:style-name="co7" table:default-cell-style-name="ce7"/>
        <table:table-column table:style-name="co9" table:number-columns-repeated="1013" table:default-cell-style-name="ce4"/>
        <table:table-column table:style-name="co10" table:number-columns-repeated="15360" table:default-cell-style-name="ce1"/>
        <table:table-row table:style-name="ro5">
          <table:table-cell office:value-type="string" table:style-name="ce30">
            <text:p>表（1B）</text:p>
          </table:table-cell>
          <table:table-cell office:value-type="string" table:number-columns-spanned="7" table:number-rows-spanned="1" table:style-name="ce48">
            <text:p>核准陸資來臺投資統計總表</text:p>
          </table:table-cell>
          <table:covered-table-cell table:number-columns-repeated="6"/>
          <table:table-cell table:style-name="ce31"/>
          <table:table-cell table:number-columns-repeated="2" table:style-name="ce32"/>
          <table:table-cell table:number-columns-repeated="16373" table:style-name="ce33"/>
        </table:table-row>
        <table:table-row table:style-name="ro5">
          <table:table-cell office:value-type="string" table:style-name="ce34">
            <text:p>TABLE<text:span text:style-name="T1">（</text:span>1B<text:span text:style-name="T1">）</text:span></text:p>
          </table:table-cell>
          <table:table-cell office:value-type="string" table:number-columns-spanned="7" table:number-rows-spanned="1" table:style-name="ce49">
            <text:p>STATISTICS ON INVESTMENT PERMIT TO THE PEOPLE OF MAINLAND AREA</text:p>
          </table:table-cell>
          <table:covered-table-cell table:number-columns-repeated="6"/>
          <table:table-cell table:style-name="ce31"/>
          <table:table-cell table:number-columns-repeated="2" table:style-name="ce35"/>
          <table:table-cell table:number-columns-repeated="16373" table:style-name="ce1"/>
        </table:table-row>
        <table:table-row table:style-name="ro5">
          <table:table-cell table:style-name="ce1"/>
          <table:table-cell table:number-columns-repeated="5" table:style-name="ce36"/>
          <table:table-cell office:value-type="string" table:style-name="ce37">
            <text:p>金額單位（unit）：美金千元（US$1,000）</text:p>
          </table:table-cell>
          <table:table-cell table:number-columns-repeated="4" table:style-name="ce36"/>
          <table:table-cell table:number-columns-repeated="16373" table:style-name="ce1"/>
        </table:table-row>
        <table:table-row table:style-name="ro5">
          <table:table-cell office:value-type="string" table:style-name="ce36">
            <text:p>項目</text:p>
          </table:table-cell>
          <table:table-cell office:value-type="string" table:number-columns-spanned="2" table:number-rows-spanned="1" table:style-name="ce50">
            <text:p>陸 資 來 臺 投 資</text:p>
          </table:table-cell>
          <table:covered-table-cell/>
          <table:table-cell table:style-name="ce1"/>
          <table:table-cell table:number-columns-repeated="7" table:style-name="ce36"/>
          <table:table-cell table:number-columns-repeated="16373" table:style-name="ce1"/>
        </table:table-row>
        <table:table-row table:style-name="ro6">
          <table:table-cell office:value-type="string" table:style-name="ce36">
            <text:p>Item</text:p>
          </table:table-cell>
          <table:table-cell office:value-type="string" table:number-columns-spanned="2" table:number-rows-spanned="1" table:style-name="ce51">
            <text:p>INVESTMENT PERMIT TO</text:p>
            <text:p>THE PEOPLE OF MAINLAND AREA</text:p>
          </table:table-cell>
          <table:covered-table-cell/>
          <table:table-cell table:number-columns-repeated="8" table:style-name="ce36"/>
          <table:table-cell table:number-columns-repeated="16373" table:style-name="ce1"/>
        </table:table-row>
        <table:table-row table:style-name="ro5">
          <table:table-cell office:value-type="string" table:style-name="ce38">
            <text:p>============</text:p>
          </table:table-cell>
          <table:table-cell office:value-type="string" table:number-columns-spanned="2" table:number-rows-spanned="1" table:style-name="ce50">
            <text:p>=================================</text:p>
          </table:table-cell>
          <table:covered-table-cell/>
          <table:table-cell table:style-name="ce1"/>
          <table:table-cell table:number-columns-repeated="7" table:style-name="ce36"/>
          <table:table-cell table:number-columns-repeated="16373" table:style-name="ce1"/>
        </table:table-row>
        <table:table-row table:style-name="ro5">
          <table:table-cell office:value-type="string" table:style-name="ce9">
            <text:p>年度</text:p>
          </table:table-cell>
          <table:table-cell office:value-type="string" table:style-name="ce9">
            <text:p>件 <text:s text:c="3"/>數</text:p>
          </table:table-cell>
          <table:table-cell office:value-type="string" table:style-name="ce9">
            <text:p>金 <text:s text:c="3"/>額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39">
            <text:p>Year</text:p>
          </table:table-cell>
          <table:table-cell office:value-type="string" table:style-name="ce9">
            <text:p>Case</text:p>
          </table:table-cell>
          <table:table-cell office:value-type="string" table:style-name="ce9">
            <text:p>Amount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float" office:value="2009" table:style-name="ce20">
            <text:p>2009</text:p>
          </table:table-cell>
          <table:table-cell office:value-type="float" office:value="23" table:style-name="ce16">
            <text:p>23<text:s/></text:p>
          </table:table-cell>
          <table:table-cell office:value-type="float" office:value="37486" table:style-name="ce16">
            <text:p>37,486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float" office:value="2010" table:style-name="ce20">
            <text:p>2010</text:p>
          </table:table-cell>
          <table:table-cell office:value-type="float" office:value="79" table:style-name="ce16">
            <text:p>79<text:s/></text:p>
          </table:table-cell>
          <table:table-cell office:value-type="float" office:value="94345" table:style-name="ce16">
            <text:p>94,345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1</text:p>
          </table:table-cell>
          <table:table-cell office:value-type="float" office:value="105" table:style-name="ce16">
            <text:p>105<text:s/></text:p>
          </table:table-cell>
          <table:table-cell office:value-type="float" office:value="51625" table:style-name="ce16">
            <text:p>51,625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2</text:p>
          </table:table-cell>
          <table:table-cell office:value-type="float" office:value="138" table:style-name="ce16">
            <text:p>138<text:s/></text:p>
          </table:table-cell>
          <table:table-cell office:value-type="float" office:value="331583" table:style-name="ce16">
            <text:p>331,583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3</text:p>
          </table:table-cell>
          <table:table-cell office:value-type="float" office:value="138" table:style-name="ce16">
            <text:p>138<text:s/></text:p>
          </table:table-cell>
          <table:table-cell office:value-type="float" office:value="349479" table:style-name="ce16">
            <text:p>349,479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4</text:p>
          </table:table-cell>
          <table:table-cell office:value-type="float" office:value="136" table:style-name="ce16">
            <text:p>136<text:s/></text:p>
          </table:table-cell>
          <table:table-cell office:value-type="float" office:value="334631" table:style-name="ce16">
            <text:p>334,631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5</text:p>
          </table:table-cell>
          <table:table-cell office:value-type="float" office:value="170" table:style-name="ce16">
            <text:p>170<text:s/></text:p>
          </table:table-cell>
          <table:table-cell office:value-type="float" office:value="244067" table:style-name="ce16">
            <text:p>244,067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6</text:p>
          </table:table-cell>
          <table:table-cell office:value-type="float" office:value="158" table:style-name="ce40">
            <text:p>158<text:s/></text:p>
          </table:table-cell>
          <table:table-cell office:value-type="float" office:value="247628" table:style-name="ce40">
            <text:p>247,628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17</text:p>
          </table:table-cell>
          <table:table-cell office:value-type="float" office:value="140" table:style-name="ce40">
            <text:p>140<text:s/></text:p>
          </table:table-cell>
          <table:table-cell office:value-type="float" office:value="265705.096257595" table:style-name="ce40">
            <text:p>265,705<text:s/>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2009~2017.12</text:p>
          </table:table-cell>
          <table:table-cell office:value-type="float" office:value="1087" table:formula="of:=SUM([.B9:.B17])" table:style-name="ce16">
            <text:p>1,087<text:s/></text:p>
          </table:table-cell>
          <table:table-cell office:value-type="float" office:value="1956549.0962575949" table:formula="of:=SUM([.C9:.C17])" table:style-name="ce16">
            <text:p>1,956,549<text:s/></text:p>
          </table:table-cell>
          <table:table-cell table:number-columns-repeated="16381" table:style-name="ce7"/>
        </table:table-row>
        <table:table-row table:style-name="ro5">
          <table:table-cell office:value-type="string" table:style-name="ce20">
            <text:p>2017 01-05</text:p>
          </table:table-cell>
          <table:table-cell office:value-type="float" office:value="55" table:formula="of:=SUM([.B20:.B24])" table:style-name="ce40">
            <text:p>55<text:s/></text:p>
          </table:table-cell>
          <table:table-cell office:value-type="float" office:value="143566" table:formula="of:=SUM([.C20:.C24])" table:style-name="ce40">
            <text:p>143,566<text:s/></text:p>
          </table:table-cell>
          <table:table-cell table:style-name="ce24"/>
          <table:table-cell table:style-name="ce41"/>
          <table:table-cell table:number-columns-repeated="2" table:style-name="ce1"/>
          <table:table-cell table:number-columns-repeated="16377"/>
        </table:table-row>
        <table:table-row table:style-name="ro5">
          <table:table-cell office:value-type="string" table:style-name="ce20">
            <text:p>01</text:p>
          </table:table-cell>
          <table:table-cell office:value-type="float" office:value="13" table:style-name="ce40">
            <text:p>13<text:s/></text:p>
          </table:table-cell>
          <table:table-cell office:value-type="float" office:value="31800" table:style-name="ce40">
            <text:p>31,800<text:s/></text:p>
          </table:table-cell>
          <table:table-cell table:style-name="ce1"/>
          <table:table-cell table:style-name="ce40"/>
          <table:table-cell table:number-columns-repeated="2" table:style-name="ce1"/>
          <table:table-cell table:number-columns-repeated="16377"/>
        </table:table-row>
        <table:table-row table:style-name="ro5">
          <table:table-cell office:value-type="string" table:style-name="ce20">
            <text:p>02</text:p>
          </table:table-cell>
          <table:table-cell office:value-type="float" office:value="14" table:style-name="ce40">
            <text:p>14<text:s/></text:p>
          </table:table-cell>
          <table:table-cell office:value-type="float" office:value="3123" table:style-name="ce40">
            <text:p>3,123<text:s/></text:p>
          </table:table-cell>
          <table:table-cell table:style-name="ce1"/>
          <table:table-cell table:style-name="ce40"/>
          <table:table-cell table:number-columns-repeated="2" table:style-name="ce1"/>
          <table:table-cell table:number-columns-repeated="16377"/>
        </table:table-row>
        <table:table-row table:style-name="ro5">
          <table:table-cell office:value-type="string" table:style-name="ce20">
            <text:p>03</text:p>
          </table:table-cell>
          <table:table-cell office:value-type="float" office:value="11" table:style-name="ce40">
            <text:p>11<text:s/></text:p>
          </table:table-cell>
          <table:table-cell office:value-type="float" office:value="18778" table:style-name="ce40">
            <text:p>18,778<text:s/></text:p>
          </table:table-cell>
          <table:table-cell table:style-name="ce1"/>
          <table:table-cell table:style-name="ce40"/>
          <table:table-cell table:style-name="ce24"/>
          <table:table-cell table:style-name="ce1"/>
          <table:table-cell table:number-columns-repeated="16377"/>
        </table:table-row>
        <table:table-row table:style-name="ro5">
          <table:table-cell office:value-type="string" table:style-name="ce20">
            <text:p>04</text:p>
          </table:table-cell>
          <table:table-cell office:value-type="float" office:value="8" table:style-name="ce40">
            <text:p>8<text:s/></text:p>
          </table:table-cell>
          <table:table-cell office:value-type="float" office:value="668" table:style-name="ce40">
            <text:p>668<text:s/></text:p>
          </table:table-cell>
          <table:table-cell table:style-name="ce1"/>
          <table:table-cell table:style-name="ce40"/>
          <table:table-cell table:style-name="ce24"/>
          <table:table-cell table:style-name="ce1"/>
          <table:table-cell table:number-columns-repeated="16377"/>
        </table:table-row>
        <table:table-row table:style-name="ro5">
          <table:table-cell office:value-type="string" table:style-name="ce20">
            <text:p>05</text:p>
          </table:table-cell>
          <table:table-cell office:value-type="float" office:value="9" table:style-name="ce40">
            <text:p>9<text:s/></text:p>
          </table:table-cell>
          <table:table-cell office:value-type="float" office:value="89197" table:style-name="ce40">
            <text:p>89,197<text:s/></text:p>
          </table:table-cell>
          <table:table-cell table:style-name="ce1"/>
          <table:table-cell table:number-columns-repeated="2" table:style-name="ce24"/>
          <table:table-cell table:style-name="ce1"/>
          <table:table-cell table:number-columns-repeated="16377"/>
        </table:table-row>
        <table:table-row table:style-name="ro5">
          <table:table-cell office:value-type="string" table:style-name="ce20">
            <text:p>06</text:p>
          </table:table-cell>
          <table:table-cell office:value-type="float" office:value="12" table:style-name="ce40">
            <text:p>12<text:s/></text:p>
          </table:table-cell>
          <table:table-cell office:value-type="float" office:value="10517" table:style-name="ce40">
            <text:p>10,517<text:s/></text:p>
          </table:table-cell>
          <table:table-cell table:style-name="ce1"/>
          <table:table-cell table:number-columns-repeated="2" table:style-name="ce24"/>
          <table:table-cell table:style-name="ce1"/>
          <table:table-cell table:number-columns-repeated="16377"/>
        </table:table-row>
        <table:table-row table:style-name="ro5">
          <table:table-cell office:value-type="string" table:style-name="ce20">
            <text:p>07</text:p>
          </table:table-cell>
          <table:table-cell office:value-type="float" office:value="12" table:style-name="ce40">
            <text:p>12<text:s/></text:p>
          </table:table-cell>
          <table:table-cell office:value-type="float" office:value="3719.0962575948802" table:style-name="ce40">
            <text:p>3,719<text:s/></text:p>
          </table:table-cell>
          <table:table-cell table:style-name="ce1"/>
          <table:table-cell table:number-columns-repeated="2" table:style-name="ce24"/>
          <table:table-cell table:style-name="ce1"/>
          <table:table-cell table:number-columns-repeated="16377"/>
        </table:table-row>
        <table:table-row table:style-name="ro5">
          <table:table-cell office:value-type="string" table:style-name="ce20">
            <text:p>08</text:p>
          </table:table-cell>
          <table:table-cell office:value-type="float" office:value="15" table:style-name="ce40">
            <text:p>15<text:s/></text:p>
          </table:table-cell>
          <table:table-cell office:value-type="float" office:value="9705" table:style-name="ce40">
            <text:p>9,705<text:s/></text:p>
          </table:table-cell>
          <table:table-cell table:style-name="ce1"/>
          <table:table-cell table:style-name="ce40"/>
          <table:table-cell table:number-columns-repeated="2" table:style-name="ce1"/>
          <table:table-cell table:number-columns-repeated="16377"/>
        </table:table-row>
        <table:table-row table:style-name="ro5">
          <table:table-cell office:value-type="string" table:style-name="ce20">
            <text:p>09</text:p>
          </table:table-cell>
          <table:table-cell office:value-type="float" office:value="8" table:style-name="ce40">
            <text:p>8<text:s/></text:p>
          </table:table-cell>
          <table:table-cell office:value-type="float" office:value="2299" table:style-name="ce40">
            <text:p>2,299<text:s/></text:p>
          </table:table-cell>
          <table:table-cell table:style-name="ce1"/>
          <table:table-cell table:style-name="ce40"/>
          <table:table-cell table:number-columns-repeated="2" table:style-name="ce1"/>
          <table:table-cell table:number-columns-repeated="16377"/>
        </table:table-row>
        <table:table-row table:style-name="ro5">
          <table:table-cell office:value-type="string" table:style-name="ce20">
            <text:p>10</text:p>
          </table:table-cell>
          <table:table-cell office:value-type="float" office:value="12" table:style-name="ce40">
            <text:p>12<text:s/></text:p>
          </table:table-cell>
          <table:table-cell office:value-type="float" office:value="9759" table:style-name="ce40">
            <text:p>9,759<text:s/></text:p>
          </table:table-cell>
          <table:table-cell table:number-columns-repeated="4" table:style-name="ce1"/>
          <table:table-cell table:number-columns-repeated="16377"/>
        </table:table-row>
        <table:table-row table:style-name="ro5">
          <table:table-cell office:value-type="string" table:style-name="ce20">
            <text:p>11</text:p>
          </table:table-cell>
          <table:table-cell office:value-type="float" office:value="15" table:style-name="ce40">
            <text:p>15<text:s/></text:p>
          </table:table-cell>
          <table:table-cell office:value-type="float" office:value="78066" table:style-name="ce40">
            <text:p>78,066<text:s/></text:p>
          </table:table-cell>
          <table:table-cell table:number-columns-repeated="4" table:style-name="ce1"/>
          <table:table-cell table:number-columns-repeated="16377"/>
        </table:table-row>
        <table:table-row table:style-name="ro5">
          <table:table-cell office:value-type="string" table:style-name="ce20">
            <text:p>12</text:p>
          </table:table-cell>
          <table:table-cell office:value-type="float" office:value="11" table:style-name="ce40">
            <text:p>11<text:s/></text:p>
          </table:table-cell>
          <table:table-cell office:value-type="float" office:value="8074" table:style-name="ce40">
            <text:p>8,074<text:s/></text:p>
          </table:table-cell>
          <table:table-cell table:number-columns-repeated="2" table:style-name="ce24"/>
          <table:table-cell table:number-columns-repeated="2" table:style-name="ce1"/>
          <table:table-cell table:number-columns-repeated="16377"/>
        </table:table-row>
        <table:table-row table:style-name="ro5">
          <table:table-cell office:value-type="string" table:style-name="ce20">
            <text:p>2018 01-05</text:p>
          </table:table-cell>
          <table:table-cell office:value-type="float" office:value="60" table:formula="of:=SUM([.B33:.B37])" table:style-name="ce40">
            <text:p>60<text:s/></text:p>
          </table:table-cell>
          <table:table-cell office:value-type="float" office:value="109437" table:formula="of:=SUM([.C33:.C37])" table:style-name="ce40">
            <text:p>109,437<text:s/></text:p>
          </table:table-cell>
          <table:table-cell table:number-columns-repeated="2" table:style-name="ce24"/>
          <table:table-cell table:style-name="ce1"/>
          <table:table-cell table:style-name="ce42"/>
          <table:table-cell table:number-columns-repeated="16377"/>
        </table:table-row>
        <table:table-row table:style-name="ro5">
          <table:table-cell office:value-type="string" table:style-name="ce20">
            <text:p>01</text:p>
          </table:table-cell>
          <table:table-cell office:value-type="float" office:value="19" table:style-name="ce40">
            <text:p>19<text:s/></text:p>
          </table:table-cell>
          <table:table-cell office:value-type="float" office:value="81942" table:style-name="ce40">
            <text:p>81,942<text:s/></text:p>
          </table:table-cell>
          <table:table-cell table:number-columns-repeated="2" table:style-name="ce24"/>
          <table:table-cell table:style-name="ce1"/>
          <table:table-cell table:style-name="ce42"/>
          <table:table-cell table:number-columns-repeated="16377"/>
        </table:table-row>
        <table:table-row table:style-name="ro5">
          <table:table-cell office:value-type="string" table:style-name="ce20">
            <text:p>02</text:p>
          </table:table-cell>
          <table:table-cell office:value-type="float" office:value="3" table:style-name="ce40">
            <text:p>3<text:s/></text:p>
          </table:table-cell>
          <table:table-cell office:value-type="float" office:value="85" table:style-name="ce40">
            <text:p>85<text:s/></text:p>
          </table:table-cell>
          <table:table-cell table:number-columns-repeated="2" table:style-name="ce24"/>
          <table:table-cell table:style-name="ce1"/>
          <table:table-cell table:style-name="ce42"/>
          <table:table-cell table:number-columns-repeated="16377"/>
        </table:table-row>
        <table:table-row table:style-name="ro5">
          <table:table-cell office:value-type="string" table:style-name="ce20">
            <text:p>03</text:p>
          </table:table-cell>
          <table:table-cell office:value-type="float" office:value="17" table:style-name="ce40">
            <text:p>17<text:s/></text:p>
          </table:table-cell>
          <table:table-cell office:value-type="float" office:value="6234" table:style-name="ce40">
            <text:p>6,234<text:s/></text:p>
          </table:table-cell>
          <table:table-cell table:number-columns-repeated="2" table:style-name="ce24"/>
          <table:table-cell table:style-name="ce1"/>
          <table:table-cell table:style-name="ce42"/>
          <table:table-cell table:number-columns-repeated="16377"/>
        </table:table-row>
        <table:table-row table:style-name="ro5">
          <table:table-cell office:value-type="string" table:style-name="ce20">
            <text:p>04</text:p>
          </table:table-cell>
          <table:table-cell office:value-type="float" office:value="7" table:style-name="ce40">
            <text:p>7<text:s/></text:p>
          </table:table-cell>
          <table:table-cell office:value-type="float" office:value="11654" table:style-name="ce40">
            <text:p>11,654<text:s/></text:p>
          </table:table-cell>
          <table:table-cell table:number-columns-repeated="2" table:style-name="ce24"/>
          <table:table-cell table:style-name="ce1"/>
          <table:table-cell table:style-name="ce42"/>
          <table:table-cell table:number-columns-repeated="16377"/>
        </table:table-row>
        <table:table-row table:style-name="ro5">
          <table:table-cell office:value-type="string" table:style-name="ce20">
            <text:p>05</text:p>
          </table:table-cell>
          <table:table-cell office:value-type="float" office:value="14" table:style-name="ce40">
            <text:p>14<text:s/></text:p>
          </table:table-cell>
          <table:table-cell office:value-type="float" office:value="9522" table:style-name="ce40">
            <text:p>9,522<text:s/></text:p>
          </table:table-cell>
          <table:table-cell table:number-columns-repeated="2" table:style-name="ce24"/>
          <table:table-cell table:style-name="ce1"/>
          <table:table-cell table:style-name="ce42"/>
          <table:table-cell table:number-columns-repeated="16377"/>
        </table:table-row>
        <table:table-row table:style-name="ro6">
          <table:table-cell office:value-type="string" table:style-name="ce43">
            <text:p>較上年同期增減差額</text:p>
          </table:table-cell>
          <table:table-cell office:value-type="float" office:value="5" table:formula="of:=[.B32]-[.B19]" table:style-name="ce16">
            <text:p>5<text:s/></text:p>
          </table:table-cell>
          <table:table-cell office:value-type="float" office:value="-34129" table:formula="of:=[.C32]-[.C19]" table:style-name="ce16">
            <text:p>-34,129<text:s/></text:p>
          </table:table-cell>
          <table:table-cell table:number-columns-repeated="2" table:style-name="ce44"/>
          <table:table-cell table:style-name="ce1"/>
          <table:table-cell table:style-name="ce42"/>
          <table:table-cell table:number-columns-repeated="16377"/>
        </table:table-row>
        <table:table-row table:style-name="ro7">
          <table:table-cell office:value-type="string" table:style-name="ce45">
            <text:p>較上年同期增減百分比</text:p>
          </table:table-cell>
          <table:table-cell office:value-type="float" office:value="9.0909090909090917" table:formula="of:=[.B38]/[.B19]*100" table:style-name="ce46">
            <text:p>9.09<text:s/></text:p>
          </table:table-cell>
          <table:table-cell office:value-type="float" office:value="-23.772341640778457" table:formula="of:=[.C38]/[.C19]*100" table:style-name="ce46">
            <text:p>-23.77<text:s/></text:p>
          </table:table-cell>
          <table:table-cell table:style-name="ce9"/>
          <table:table-cell table:number-columns-repeated="2" table:style-name="ce1"/>
          <table:table-cell table:style-name="ce42"/>
          <table:table-cell table:number-columns-repeated="16377"/>
        </table:table-row>
        <table:table-row table:style-name="ro5">
          <table:table-cell office:value-type="string" table:style-name="ce20">
            <text:p>2009~2018.05</text:p>
          </table:table-cell>
          <table:table-cell office:value-type="float" office:value="1147" table:formula="of:=[.B32]+[.B18]" table:style-name="ce16">
            <text:p>1,147<text:s/></text:p>
          </table:table-cell>
          <table:table-cell office:value-type="float" office:value="2065986.0962575949" table:formula="of:=[.C32]+[.C18]" table:style-name="ce16">
            <text:p>2,065,986<text:s/></text:p>
          </table:table-cell>
          <table:table-cell table:number-columns-repeated="3" table:style-name="ce44"/>
          <table:table-cell table:number-columns-repeated="5" table:style-name="ce7"/>
          <table:table-cell table:number-columns-repeated="16373"/>
        </table:table-row>
        <table:table-row table:number-rows-repeated="3" table:style-name="ro2">
          <table:table-cell table:style-name="ce4"/>
          <table:table-cell table:number-columns-repeated="3" table:style-name="ce1"/>
          <table:table-cell table:number-columns-repeated="7" table:style-name="ce7"/>
          <table:table-cell table:number-columns-repeated="16373"/>
        </table:table-row>
        <table:table-row table:style-name="ro2">
          <table:table-cell table:style-name="ce4"/>
          <table:table-cell table:style-name="ce1"/>
          <table:table-cell table:style-name="ce24"/>
          <table:table-cell table:style-name="ce1"/>
          <table:table-cell table:number-columns-repeated="7" table:style-name="ce7"/>
          <table:table-cell table:number-columns-repeated="16373"/>
        </table:table-row>
        <table:table-row table:style-name="ro2">
          <table:table-cell table:style-name="ce4"/>
          <table:table-cell table:number-columns-repeated="2" table:style-name="ce24"/>
          <table:table-cell table:style-name="ce1"/>
          <table:table-cell table:number-columns-repeated="7" table:style-name="ce7"/>
          <table:table-cell table:number-columns-repeated="16373"/>
        </table:table-row>
        <table:table-row table:style-name="ro2">
          <table:table-cell table:style-name="ce4"/>
          <table:table-cell table:style-name="ce1"/>
          <table:table-cell table:style-name="ce47"/>
          <table:table-cell table:style-name="ce1"/>
          <table:table-cell table:number-columns-repeated="7" table:style-name="ce7"/>
          <table:table-cell table:number-columns-repeated="16373"/>
        </table:table-row>
        <table:table-row table:style-name="ro2">
          <table:table-cell table:style-name="ce4"/>
          <table:table-cell table:number-columns-repeated="3" table:style-name="ce24"/>
          <table:table-cell table:number-columns-repeated="7" table:style-name="ce7"/>
          <table:table-cell table:number-columns-repeated="16373"/>
        </table:table-row>
        <table:table-row table:number-rows-repeated="1048529" table:style-name="ro2">
          <table:table-cell table:number-columns-repeated="16384"/>
        </table:table-row>
      </table:table>
      <table:table table:name="對外總表" table:style-name="ta2">
        <table:table-column table:style-name="co19" table:default-cell-style-name="ce4"/>
        <table:table-column table:style-name="co12" table:default-cell-style-name="ce7"/>
        <table:table-column table:style-name="co3" table:default-cell-style-name="ce7"/>
        <table:table-column table:style-name="co13" table:default-cell-style-name="ce7"/>
        <table:table-column table:style-name="co20" table:default-cell-style-name="ce7"/>
        <table:table-column table:style-name="co13" table:default-cell-style-name="ce7"/>
        <table:table-column table:style-name="co21" table:default-cell-style-name="ce7"/>
        <table:table-column table:style-name="co5" table:default-cell-style-name="ce7"/>
        <table:table-column table:style-name="co22" table:default-cell-style-name="ce62"/>
        <table:table-column table:style-name="co18" table:default-cell-style-name="ce7"/>
        <table:table-column table:style-name="co7" table:default-cell-style-name="ce7"/>
        <table:table-column table:style-name="co9" table:number-columns-repeated="1013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表（2）</text:p>
          </table:table-cell>
          <table:table-cell office:value-type="string" table:number-columns-spanned="5" table:number-rows-spanned="1" table:style-name="ce25">
            <text:p>核備對外投資統計總表</text:p>
          </table:table-cell>
          <table:covered-table-cell table:number-columns-repeated="4"/>
          <table:table-cell table:number-columns-repeated="2" table:style-name="ce3"/>
          <table:table-cell table:style-name="ce52"/>
          <table:table-cell table:style-name="ce3"/>
          <table:table-cell table:number-columns-repeated="16374" table:style-name="ce4"/>
        </table:table-row>
        <table:table-row table:style-name="ro1">
          <table:table-cell office:value-type="string" table:style-name="ce5">
            <text:p>TABLE（2）</text:p>
          </table:table-cell>
          <table:table-cell office:value-type="string" table:number-columns-spanned="5" table:number-rows-spanned="1" table:style-name="ce26">
            <text:p>STATISTICS ON APPROVED OUTWARD INVESTMENT</text:p>
          </table:table-cell>
          <table:covered-table-cell table:number-columns-repeated="4"/>
          <table:table-cell table:number-columns-repeated="2" table:style-name="ce10"/>
          <table:table-cell table:style-name="ce53"/>
          <table:table-cell table:style-name="ce10"/>
          <table:table-cell table:number-columns-repeated="16374" table:style-name="ce4"/>
        </table:table-row>
        <table:table-row table:style-name="ro1">
          <table:table-cell table:number-columns-repeated="5" table:style-name="ce1"/>
          <table:table-cell office:value-type="string" table:style-name="ce54">
            <text:p>金額單位（unit）：美金千元（US$1,000）</text:p>
          </table:table-cell>
          <table:table-cell table:number-columns-repeated="4" table:style-name="ce1"/>
          <table:table-cell table:number-columns-repeated="16374" table:style-name="ce4"/>
        </table:table-row>
        <table:table-row table:style-name="ro3">
          <table:table-cell office:value-type="string" table:style-name="ce7">
            <text:p>項目</text:p>
          </table:table-cell>
          <table:table-cell office:value-type="string" table:number-columns-spanned="2" table:number-rows-spanned="1" table:style-name="ce28">
            <text:p>對 外 投 資</text:p>
          </table:table-cell>
          <table:covered-table-cell/>
          <table:table-cell table:style-name="ce8"/>
          <table:table-cell table:number-columns-repeated="7" table:style-name="ce1"/>
          <table:table-cell table:number-columns-repeated="16373"/>
        </table:table-row>
        <table:table-row table:style-name="ro3">
          <table:table-cell office:value-type="string" table:style-name="ce7">
            <text:p>Item</text:p>
          </table:table-cell>
          <table:table-cell office:value-type="string" table:number-columns-spanned="2" table:number-rows-spanned="1" table:style-name="ce28">
            <text:p>Outward Investment</text:p>
          </table:table-cell>
          <table:covered-table-cell/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string" table:style-name="ce9">
            <text:p>======================</text:p>
          </table:table-cell>
          <table:table-cell office:value-type="string" table:number-columns-spanned="2" table:number-rows-spanned="1" table:style-name="ce28">
            <text:p>===================================</text:p>
          </table:table-cell>
          <table:covered-table-cell/>
          <table:table-cell table:style-name="ce8"/>
          <table:table-cell table:number-columns-repeated="7" table:style-name="ce1"/>
          <table:table-cell table:number-columns-repeated="16373"/>
        </table:table-row>
        <table:table-row table:style-name="ro3">
          <table:table-cell office:value-type="string" table:style-name="ce7">
            <text:p>年度</text:p>
          </table:table-cell>
          <table:table-cell office:value-type="string" table:style-name="ce7">
            <text:p>件 <text:s text:c="3"/>數</text:p>
          </table:table-cell>
          <table:table-cell office:value-type="string" table:style-name="ce7">
            <text:p>金 <text:s text:c="3"/>額</text:p>
          </table:table-cell>
          <table:table-cell table:style-name="ce8"/>
          <table:table-cell table:number-columns-repeated="7" table:style-name="ce1"/>
          <table:table-cell table:number-columns-repeated="16373"/>
        </table:table-row>
        <table:table-row table:style-name="ro3">
          <table:table-cell office:value-type="string" table:style-name="ce10">
            <text:p>Year</text:p>
          </table:table-cell>
          <table:table-cell office:value-type="string" table:style-name="ce7">
            <text:p>Case</text:p>
          </table:table-cell>
          <table:table-cell office:value-type="string" table:style-name="ce7">
            <text:p>Amount</text:p>
          </table:table-cell>
          <table:table-cell table:style-name="ce8"/>
          <table:table-cell table:number-columns-repeated="7" table:style-name="ce1"/>
          <table:table-cell table:number-columns-repeated="16373"/>
        </table:table-row>
        <table:table-row table:style-name="ro3">
          <table:table-cell office:value-type="string" table:style-name="ce55">
            <text:p>1952~2007</text:p>
          </table:table-cell>
          <table:table-cell office:value-type="float" office:value="11964" table:style-name="ce12">
            <text:p>11,964<text:s/></text:p>
          </table:table-cell>
          <table:table-cell office:value-type="float" office:value="55302088.627400003" table:style-name="ce12">
            <text:p>55,302,089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08" table:style-name="ce55">
            <text:p>2008</text:p>
          </table:table-cell>
          <table:table-cell office:value-type="float" office:value="387" table:style-name="ce12">
            <text:p>387<text:s/></text:p>
          </table:table-cell>
          <table:table-cell office:value-type="float" office:value="4466491.3629999999" table:style-name="ce12">
            <text:p>4,466,491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09" table:style-name="ce55">
            <text:p>2009</text:p>
          </table:table-cell>
          <table:table-cell office:value-type="float" office:value="251" table:style-name="ce12">
            <text:p>251<text:s/></text:p>
          </table:table-cell>
          <table:table-cell office:value-type="float" office:value="3005553.6033000001" table:style-name="ce12">
            <text:p>3,005,554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10" table:style-name="ce55">
            <text:p>2010</text:p>
          </table:table-cell>
          <table:table-cell office:value-type="float" office:value="247" table:style-name="ce12">
            <text:p>247<text:s/></text:p>
          </table:table-cell>
          <table:table-cell office:value-type="float" office:value="2823451.2417000001" table:style-name="ce12">
            <text:p>2,823,451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11" table:style-name="ce55">
            <text:p>2011</text:p>
          </table:table-cell>
          <table:table-cell office:value-type="float" office:value="306" table:style-name="ce12">
            <text:p>306<text:s/></text:p>
          </table:table-cell>
          <table:table-cell office:value-type="float" office:value="3696827.0424000002" table:style-name="ce12">
            <text:p>3,696,827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12" table:style-name="ce55">
            <text:p>2012</text:p>
          </table:table-cell>
          <table:table-cell office:value-type="float" office:value="321" table:style-name="ce12">
            <text:p>321<text:s/></text:p>
          </table:table-cell>
          <table:table-cell office:value-type="float" office:value="8098641.1821999997" table:style-name="ce12">
            <text:p>8,098,641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13" table:style-name="ce55">
            <text:p>2013</text:p>
          </table:table-cell>
          <table:table-cell office:value-type="float" office:value="373" table:style-name="ce12">
            <text:p>373<text:s/></text:p>
          </table:table-cell>
          <table:table-cell office:value-type="float" office:value="5232265.9039000003" table:style-name="ce12">
            <text:p>5,232,266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14" table:style-name="ce55">
            <text:p>2014</text:p>
          </table:table-cell>
          <table:table-cell office:value-type="float" office:value="493" table:style-name="ce12">
            <text:p>493<text:s/></text:p>
          </table:table-cell>
          <table:table-cell office:value-type="float" office:value="7293683.0981999999" table:style-name="ce12">
            <text:p>7,293,683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float" office:value="2015" table:style-name="ce55">
            <text:p>2015</text:p>
          </table:table-cell>
          <table:table-cell office:value-type="float" office:value="462" table:style-name="ce12">
            <text:p>462<text:s/></text:p>
          </table:table-cell>
          <table:table-cell office:value-type="float" office:value="10745194.739700001" table:style-name="ce12">
            <text:p>10,745,195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float" office:value="2016" table:style-name="ce55">
            <text:p>2016</text:p>
          </table:table-cell>
          <table:table-cell office:value-type="float" office:value="496" table:style-name="ce12">
            <text:p>496<text:s/></text:p>
          </table:table-cell>
          <table:table-cell office:value-type="float" office:value="12123094.4659" table:style-name="ce12">
            <text:p>12,123,094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float" office:value="2017" table:style-name="ce55">
            <text:p>2017</text:p>
          </table:table-cell>
          <table:table-cell office:value-type="float" office:value="502" table:style-name="ce12">
            <text:p>502<text:s/></text:p>
          </table:table-cell>
          <table:table-cell office:value-type="float" office:value="11573208.208000001" table:style-name="ce12">
            <text:p>11,573,208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1952~2017.12</text:p>
          </table:table-cell>
          <table:table-cell office:value-type="float" office:value="15802" table:style-name="ce12">
            <text:p>15,802<text:s/></text:p>
          </table:table-cell>
          <table:table-cell office:value-type="float" office:value="124360499.47570001" table:style-name="ce12">
            <text:p>124,360,499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2017 01~05</text:p>
          </table:table-cell>
          <table:table-cell office:value-type="float" office:value="180" table:style-name="ce12">
            <text:p>180<text:s/></text:p>
          </table:table-cell>
          <table:table-cell office:value-type="float" office:value="4910382.0133999996" table:style-name="ce12">
            <text:p>4,910,382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5</text:p>
          </table:table-cell>
          <table:table-cell office:value-type="float" office:value="33" table:style-name="ce12">
            <text:p>33<text:s/></text:p>
          </table:table-cell>
          <table:table-cell office:value-type="float" office:value="366708.95899999997" table:style-name="ce12">
            <text:p>366,709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6</text:p>
          </table:table-cell>
          <table:table-cell office:value-type="float" office:value="45" table:style-name="ce12">
            <text:p>45<text:s/></text:p>
          </table:table-cell>
          <table:table-cell office:value-type="float" office:value="465363.84350000002" table:style-name="ce12">
            <text:p>465,364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7</text:p>
          </table:table-cell>
          <table:table-cell office:value-type="float" office:value="44" table:style-name="ce12">
            <text:p>44<text:s/></text:p>
          </table:table-cell>
          <table:table-cell office:value-type="float" office:value="458801.6704" table:style-name="ce12">
            <text:p>458,802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8</text:p>
          </table:table-cell>
          <table:table-cell office:value-type="float" office:value="51" table:style-name="ce12">
            <text:p>51<text:s/></text:p>
          </table:table-cell>
          <table:table-cell office:value-type="float" office:value="1911527.9975999999" table:style-name="ce12">
            <text:p>1,911,528<text:s/></text:p>
          </table:table-cell>
          <table:table-cell table:style-name="ce4"/>
          <table:table-cell table:style-name="ce57"/>
          <table:table-cell table:number-columns-repeated="3" table:style-name="ce4"/>
          <table:table-cell table:style-name="ce56"/>
          <table:table-cell table:style-name="ce4"/>
          <table:table-cell table:style-name="ce58"/>
          <table:table-cell table:number-columns-repeated="16373"/>
        </table:table-row>
        <table:table-row table:style-name="ro3">
          <table:table-cell office:value-type="string" table:style-name="ce55">
            <text:p>09</text:p>
          </table:table-cell>
          <table:table-cell office:value-type="float" office:value="42" table:style-name="ce12">
            <text:p>42<text:s/></text:p>
          </table:table-cell>
          <table:table-cell office:value-type="float" office:value="384252.73430000001" table:style-name="ce12">
            <text:p>384,253<text:s/></text:p>
          </table:table-cell>
          <table:table-cell table:number-columns-repeated="5" table:style-name="ce4"/>
          <table:table-cell table:style-name="ce56"/>
          <table:table-cell table:style-name="ce4"/>
          <table:table-cell table:style-name="ce58"/>
          <table:table-cell table:number-columns-repeated="16373"/>
        </table:table-row>
        <table:table-row table:style-name="ro3">
          <table:table-cell office:value-type="string" table:style-name="ce55">
            <text:p>10</text:p>
          </table:table-cell>
          <table:table-cell office:value-type="float" office:value="34" table:style-name="ce12">
            <text:p>34<text:s/></text:p>
          </table:table-cell>
          <table:table-cell office:value-type="float" office:value="480816.5442" table:style-name="ce12">
            <text:p>480,817<text:s/></text:p>
          </table:table-cell>
          <table:table-cell table:number-columns-repeated="5" table:style-name="ce4"/>
          <table:table-cell table:style-name="ce56"/>
          <table:table-cell table:style-name="ce4"/>
          <table:table-cell table:style-name="ce58"/>
          <table:table-cell table:number-columns-repeated="16373"/>
        </table:table-row>
        <table:table-row table:style-name="ro3">
          <table:table-cell office:value-type="string" table:style-name="ce55">
            <text:p>11</text:p>
          </table:table-cell>
          <table:table-cell office:value-type="float" office:value="35" table:style-name="ce12">
            <text:p>35<text:s/></text:p>
          </table:table-cell>
          <table:table-cell office:value-type="float" office:value="292945.17489999998" table:style-name="ce12">
            <text:p>292,945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12</text:p>
          </table:table-cell>
          <table:table-cell office:value-type="float" office:value="71" table:style-name="ce12">
            <text:p>71<text:s/></text:p>
          </table:table-cell>
          <table:table-cell office:value-type="float" office:value="2669118.2297" table:style-name="ce12">
            <text:p>2,669,118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2018 01~05</text:p>
          </table:table-cell>
          <table:table-cell office:value-type="float" office:value="231" table:style-name="ce12">
            <text:p>231<text:s/></text:p>
          </table:table-cell>
          <table:table-cell office:value-type="float" office:value="3041670.3953999998" table:style-name="ce12">
            <text:p>3,041,670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1</text:p>
          </table:table-cell>
          <table:table-cell office:value-type="float" office:value="53" table:style-name="ce12">
            <text:p>53<text:s/></text:p>
          </table:table-cell>
          <table:table-cell office:value-type="float" office:value="494724.38540000003" table:style-name="ce12">
            <text:p>494,724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2</text:p>
          </table:table-cell>
          <table:table-cell office:value-type="float" office:value="29" table:style-name="ce12">
            <text:p>29<text:s/></text:p>
          </table:table-cell>
          <table:table-cell office:value-type="float" office:value="249233.9424" table:style-name="ce12">
            <text:p>249,234<text:s/></text:p>
          </table:table-cell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style-name="ro3">
          <table:table-cell office:value-type="string" table:style-name="ce55">
            <text:p>03</text:p>
          </table:table-cell>
          <table:table-cell office:value-type="float" office:value="55" table:style-name="ce12">
            <text:p>55<text:s/></text:p>
          </table:table-cell>
          <table:table-cell office:value-type="float" office:value="500641.24829999998" table:style-name="ce12">
            <text:p>500,641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string" table:style-name="ce55">
            <text:p>04</text:p>
          </table:table-cell>
          <table:table-cell office:value-type="float" office:value="38" table:style-name="ce12">
            <text:p>38<text:s/></text:p>
          </table:table-cell>
          <table:table-cell office:value-type="float" office:value="490080.07640000002" table:style-name="ce12">
            <text:p>490,080<text:s/></text:p>
          </table:table-cell>
          <table:table-cell table:number-columns-repeated="8" table:style-name="ce1"/>
          <table:table-cell table:number-columns-repeated="16373"/>
        </table:table-row>
        <table:table-row table:style-name="ro3">
          <table:table-cell office:value-type="string" table:style-name="ce55">
            <text:p>05</text:p>
          </table:table-cell>
          <table:table-cell office:value-type="float" office:value="56" table:style-name="ce12">
            <text:p>56<text:s/></text:p>
          </table:table-cell>
          <table:table-cell office:value-type="float" office:value="1306990.7429" table:style-name="ce12">
            <text:p>1,306,991<text:s/></text:p>
          </table:table-cell>
          <table:table-cell table:number-columns-repeated="8" table:style-name="ce1"/>
          <table:table-cell table:number-columns-repeated="16373"/>
        </table:table-row>
        <table:table-row table:style-name="ro8">
          <table:table-cell office:value-type="string" table:style-name="ce59">
            <text:p>較上年同期增減差額</text:p>
          </table:table-cell>
          <table:table-cell office:value-type="float" office:value="51" table:formula="of:=[.B30]-[.B21]" table:style-name="ce12">
            <text:p>51<text:s/></text:p>
          </table:table-cell>
          <table:table-cell office:value-type="float" office:value="-1868711.6179999998" table:formula="of:=[.C30]-[.C21]" table:style-name="ce12">
            <text:p>-1,868,712<text:s/></text:p>
          </table:table-cell>
          <table:table-cell table:number-columns-repeated="8" table:style-name="ce1"/>
          <table:table-cell table:number-columns-repeated="16373"/>
        </table:table-row>
        <table:table-row table:style-name="ro8">
          <table:table-cell office:value-type="string" table:style-name="ce59">
            <text:p>較上年同期增減百分比</text:p>
          </table:table-cell>
          <table:table-cell office:value-type="float" office:value="28.333333333333332" table:formula="of:=([.B30]-[.B21])/[.B21]*100" table:style-name="ce19">
            <text:p>28.33<text:s/></text:p>
          </table:table-cell>
          <table:table-cell office:value-type="float" office:value="-38.056338853076007" table:formula="of:=([.C30]-[.C21])/[.C21]*100" table:style-name="ce46">
            <text:p>-38.06<text:s/></text:p>
          </table:table-cell>
          <table:table-cell table:number-columns-repeated="8" table:style-name="ce1"/>
          <table:table-cell table:number-columns-repeated="16373"/>
        </table:table-row>
        <table:table-row table:style-name="ro9">
          <table:table-cell office:value-type="string" table:style-name="ce55">
            <text:p>1952~2018.05</text:p>
          </table:table-cell>
          <table:table-cell office:value-type="float" office:value="16033" table:style-name="ce12">
            <text:p>16,033<text:s/></text:p>
          </table:table-cell>
          <table:table-cell office:value-type="float" office:value="127402169.87109999" table:style-name="ce16">
            <text:p>127,402,170<text:s/></text:p>
          </table:table-cell>
          <table:table-cell table:number-columns-repeated="8" table:style-name="ce1"/>
          <table:table-cell table:number-columns-repeated="16373"/>
        </table:table-row>
        <table:table-row table:style-name="ro9">
          <table:table-cell office:value-type="string" table:style-name="ce55">
            <text:p>1991~2018.05</text:p>
          </table:table-cell>
          <table:table-cell office:value-type="float" office:value="15160" table:style-name="ce12">
            <text:p>15,160<text:s/></text:p>
          </table:table-cell>
          <table:table-cell office:value-type="float" office:value="124325108.87109999" table:style-name="ce16">
            <text:p>124,325,109<text:s/></text:p>
          </table:table-cell>
          <table:table-cell table:number-columns-repeated="8" table:style-name="ce1"/>
          <table:table-cell table:number-columns-repeated="16373"/>
        </table:table-row>
        <table:table-row table:style-name="ro2">
          <table:table-cell table:style-name="ce4"/>
          <table:table-cell table:number-columns-repeated="2" table:style-name="ce12"/>
          <table:table-cell table:number-columns-repeated="8" table:style-name="ce1"/>
          <table:table-cell table:number-columns-repeated="16373"/>
        </table:table-row>
        <table:table-row table:style-name="ro2">
          <table:table-cell table:style-name="ce4"/>
          <table:table-cell table:number-columns-repeated="2" table:style-name="ce60"/>
          <table:table-cell table:number-columns-repeated="8" table:style-name="ce1"/>
          <table:table-cell table:number-columns-repeated="16373"/>
        </table:table-row>
        <table:table-row table:number-rows-repeated="2" table:style-name="ro2">
          <table:table-cell table:style-name="ce4"/>
          <table:table-cell table:number-columns-repeated="2" table:style-name="ce24"/>
          <table:table-cell table:style-name="ce1"/>
          <table:table-cell table:style-name="ce61"/>
          <table:table-cell table:number-columns-repeated="6" table:style-name="ce1"/>
          <table:table-cell table:number-columns-repeated="16373"/>
        </table:table-row>
        <table:table-row table:style-name="ro2">
          <table:table-cell table:style-name="ce4"/>
          <table:table-cell table:style-name="ce24"/>
          <table:table-cell table:style-name="ce60"/>
          <table:table-cell table:style-name="ce1"/>
          <table:table-cell table:style-name="ce61"/>
          <table:table-cell table:number-columns-repeated="6" table:style-name="ce1"/>
          <table:table-cell table:number-columns-repeated="16373"/>
        </table:table-row>
        <table:table-row table:number-rows-repeated="4" table:style-name="ro2">
          <table:table-cell table:style-name="ce4"/>
          <table:table-cell table:style-name="ce1"/>
          <table:table-cell table:style-name="ce60"/>
          <table:table-cell table:style-name="ce1"/>
          <table:table-cell table:style-name="ce61"/>
          <table:table-cell table:number-columns-repeated="6" table:style-name="ce1"/>
          <table:table-cell table:number-columns-repeated="16373"/>
        </table:table-row>
        <table:table-row table:number-rows-repeated="28" table:style-name="ro2">
          <table:table-cell table:number-columns-repeated="2" table:style-name="ce4"/>
          <table:table-cell table:style-name="ce60"/>
          <table:table-cell table:style-name="ce4"/>
          <table:table-cell table:style-name="ce61"/>
          <table:table-cell table:number-columns-repeated="3" table:style-name="ce4"/>
          <table:table-cell table:style-name="ce56"/>
          <table:table-cell table:number-columns-repeated="16375" table:style-name="ce4"/>
        </table:table-row>
        <table:table-row table:style-name="ro2">
          <table:table-cell table:number-columns-repeated="2" table:style-name="ce4"/>
          <table:table-cell table:style-name="ce60"/>
          <table:table-cell table:style-name="ce4"/>
          <table:table-cell table:style-name="ce57"/>
          <table:table-cell table:number-columns-repeated="3" table:style-name="ce4"/>
          <table:table-cell table:style-name="ce56"/>
          <table:table-cell table:number-columns-repeated="16375" table:style-name="ce4"/>
        </table:table-row>
        <table:table-row table:number-rows-repeated="4010" table:style-name="ro2">
          <table:table-cell table:number-columns-repeated="2" table:style-name="ce4"/>
          <table:table-cell table:style-name="ce60"/>
          <table:table-cell table:number-columns-repeated="5" table:style-name="ce4"/>
          <table:table-cell table:style-name="ce56"/>
          <table:table-cell table:number-columns-repeated="16375" table:style-name="ce4"/>
        </table:table-row>
        <table:table-row table:number-rows-repeated="1044489" table:style-name="ro2">
          <table:table-cell table:number-columns-repeated="16384"/>
        </table:table-row>
      </table:table>
      <table:table table:name="大陸總表" table:style-name="ta2">
        <table:table-column table:style-name="co11" table:default-cell-style-name="ce4"/>
        <table:table-column table:style-name="co12" table:default-cell-style-name="ce7"/>
        <table:table-column table:style-name="co3" table:default-cell-style-name="ce7"/>
        <table:table-column table:style-name="co13" table:default-cell-style-name="ce7"/>
        <table:table-column table:style-name="co14" table:default-cell-style-name="ce7"/>
        <table:table-column table:style-name="co13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 table:visibility="collapse"/>
        <table:table-column table:style-name="co7" table:default-cell-style-name="ce7"/>
        <table:table-column table:style-name="co9" table:number-columns-repeated="1013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表（3）</text:p>
          </table:table-cell>
          <table:table-cell office:value-type="string" table:number-columns-spanned="7" table:number-rows-spanned="1" table:style-name="ce25">
            <text:p>核准對中國大陸投資統計總表</text:p>
          </table:table-cell>
          <table:covered-table-cell table:number-columns-repeated="6"/>
          <table:table-cell table:style-name="ce63"/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5">
            <text:p>TABLE（3）</text:p>
          </table:table-cell>
          <table:table-cell office:value-type="string" table:number-columns-spanned="7" table:number-rows-spanned="1" table:style-name="ce26">
            <text:p>STATISTICS ON APPROVED INDIRECT MAINLAND INVESTMENT</text:p>
          </table:table-cell>
          <table:covered-table-cell table:number-columns-repeated="6"/>
          <table:table-cell table:style-name="ce6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string" table:style-name="ce54">
            <text:p>金額單位（unit）：美金千元（US$1,000）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7">
            <text:p>項目</text:p>
          </table:table-cell>
          <table:table-cell office:value-type="string" table:number-columns-spanned="2" table:number-rows-spanned="1" table:style-name="ce28">
            <text:p>對 中 國 大 陸 投 資</text:p>
          </table:table-cell>
          <table:covered-table-cell/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7">
            <text:p>Item</text:p>
          </table:table-cell>
          <table:table-cell office:value-type="string" table:number-columns-spanned="2" table:number-rows-spanned="1" table:style-name="ce28">
            <text:p>Mainland Investment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9">
            <text:p>============</text:p>
          </table:table-cell>
          <table:table-cell office:value-type="string" table:number-columns-spanned="2" table:number-rows-spanned="1" table:style-name="ce28">
            <text:p>=================================</text:p>
          </table:table-cell>
          <table:covered-table-cell/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7">
            <text:p>年度</text:p>
          </table:table-cell>
          <table:table-cell office:value-type="string" table:style-name="ce7">
            <text:p>件 <text:s text:c="3"/>數</text:p>
          </table:table-cell>
          <table:table-cell office:value-type="string" table:style-name="ce7">
            <text:p>金 <text:s text:c="3"/>額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10">
            <text:p>Year</text:p>
          </table:table-cell>
          <table:table-cell office:value-type="string" table:style-name="ce7">
            <text:p>Case</text:p>
          </table:table-cell>
          <table:table-cell office:value-type="string" table:style-name="ce7">
            <text:p>Amount</text:p>
          </table:table-cell>
          <table:table-cell table:style-name="ce8"/>
          <table:table-cell table:number-columns-repeated="16380" table:style-name="ce1"/>
        </table:table-row>
        <table:table-row table:style-name="ro5">
          <table:table-cell office:value-type="string" table:style-name="ce20">
            <text:p>1991~2007</text:p>
          </table:table-cell>
          <table:table-cell office:value-type="float" office:value="36538" table:style-name="ce64">
            <text:p>36,538<text:s/></text:p>
          </table:table-cell>
          <table:table-cell office:value-type="float" office:value="64869065.706100002" table:style-name="ce64">
            <text:p>64,869,066<text:s/></text:p>
          </table:table-cell>
          <table:table-cell table:number-columns-repeated="8" table:style-name="ce7"/>
          <table:table-cell table:number-columns-repeated="16373" table:style-name="ce1"/>
        </table:table-row>
        <table:table-row table:style-name="ro10">
          <table:table-cell office:value-type="float" office:value="2008" table:style-name="ce20">
            <text:p>2008</text:p>
          </table:table-cell>
          <table:table-cell office:value-type="float" office:value="482" table:style-name="ce64">
            <text:p>482<text:s/></text:p>
          </table:table-cell>
          <table:table-cell office:value-type="float" office:value="9843355" table:style-name="ce64">
            <text:p>9,843,355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67"/>
        </table:table-row>
        <table:table-row table:style-name="ro10">
          <table:table-cell table:style-name="ce20"/>
          <table:table-cell office:value-type="float" office:value="-161" table:style-name="ce68">
            <text:p>(161)</text:p>
          </table:table-cell>
          <table:table-cell office:value-type="float" office:value="-848035" table:style-name="ce68">
            <text:p>(848,035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67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float" office:value="249" table:style-name="ce64">
            <text:p>249<text:s/></text:p>
          </table:table-cell>
          <table:table-cell office:value-type="float" office:value="6058497" table:style-name="ce64">
            <text:p>6,058,497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67"/>
        </table:table-row>
        <table:table-row table:style-name="ro10">
          <table:table-cell table:style-name="ce20"/>
          <table:table-cell office:value-type="float" office:value="-341" table:style-name="ce68">
            <text:p>(341)</text:p>
          </table:table-cell>
          <table:table-cell office:value-type="float" office:value="-1084096" table:style-name="ce68">
            <text:p>(1,084,096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67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float" office:value="518" table:style-name="ce64">
            <text:p>518<text:s/></text:p>
          </table:table-cell>
          <table:table-cell office:value-type="float" office:value="12230146" table:style-name="ce64">
            <text:p>12,230,146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67"/>
        </table:table-row>
        <table:table-row table:style-name="ro10">
          <table:table-cell table:style-name="ce20"/>
          <table:table-cell office:value-type="float" office:value="-396" table:style-name="ce68">
            <text:p>(396)</text:p>
          </table:table-cell>
          <table:table-cell office:value-type="float" office:value="-2387725" table:style-name="ce68">
            <text:p>(2,387,725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67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float" office:value="575" table:style-name="ce64">
            <text:p>575<text:s/></text:p>
          </table:table-cell>
          <table:table-cell office:value-type="float" office:value="13100871" table:style-name="ce64">
            <text:p>13,100,871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table:style-name="ce1"/>
          <table:table-cell office:value-type="float" office:value="-312" table:style-name="ce68">
            <text:p>(312)</text:p>
          </table:table-cell>
          <table:table-cell office:value-type="float" office:value="-1275754" table:style-name="ce68">
            <text:p>(1,275,754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float" office:value="454" table:style-name="ce64">
            <text:p>454<text:s/></text:p>
          </table:table-cell>
          <table:table-cell office:value-type="float" office:value="10924406" table:style-name="ce64">
            <text:p>10,924,406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table:style-name="ce20"/>
          <table:table-cell office:value-type="float" office:value="-182" table:style-name="ce68">
            <text:p>(182)</text:p>
          </table:table-cell>
          <table:table-cell office:value-type="float" office:value="-1867671" table:style-name="ce68">
            <text:p>(1,867,671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float" office:value="440" table:style-name="ce64">
            <text:p>440<text:s/></text:p>
          </table:table-cell>
          <table:table-cell office:value-type="float" office:value="8684904" table:style-name="ce64">
            <text:p>8,684,904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table:style-name="ce20"/>
          <table:table-cell office:value-type="float" office:value="-114" table:style-name="ce68">
            <text:p>(114)</text:p>
          </table:table-cell>
          <table:table-cell office:value-type="float" office:value="-505187" table:style-name="ce68">
            <text:p>(505,187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float" office:value="388" table:style-name="ce64">
            <text:p>388<text:s/></text:p>
          </table:table-cell>
          <table:table-cell office:value-type="float" office:value="9829805" table:style-name="ce64">
            <text:p>9,829,805<text:s/>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table:style-name="ce20"/>
          <table:table-cell office:value-type="float" office:value="-109" table:style-name="ce68">
            <text:p>(109)</text:p>
          </table:table-cell>
          <table:table-cell office:value-type="float" office:value="-446764" table:style-name="ce68">
            <text:p>(446,764)</text:p>
          </table:table-cell>
          <table:table-cell table:number-columns-repeated="2" table:style-name="ce65"/>
          <table:table-cell table:number-columns-repeated="6" table:style-name="ce66"/>
          <table:table-cell table:number-columns-repeated="16373" table:style-name="ce1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float" office:value="321" table:style-name="ce64">
            <text:p>321<text:s/></text:p>
          </table:table-cell>
          <table:table-cell office:value-type="float" office:value="10398224" table:style-name="ce64">
            <text:p>10,398,224<text:s/></text:p>
          </table:table-cell>
          <table:table-cell table:number-columns-repeated="2" table:style-name="ce65"/>
          <table:table-cell table:number-columns-repeated="6" table:style-name="ce69"/>
          <table:table-cell table:number-columns-repeated="16373" table:style-name="ce70"/>
        </table:table-row>
        <table:table-row table:style-name="ro10">
          <table:table-cell table:style-name="ce20"/>
          <table:table-cell office:value-type="float" office:value="-106" table:style-name="ce68">
            <text:p>(106)</text:p>
          </table:table-cell>
          <table:table-cell office:value-type="float" office:value="-567261" table:style-name="ce68">
            <text:p>(567,261)</text:p>
          </table:table-cell>
          <table:table-cell table:number-columns-repeated="2" table:style-name="ce65"/>
          <table:table-cell table:number-columns-repeated="6" table:style-name="ce69"/>
          <table:table-cell table:number-columns-repeated="16373"/>
        </table:table-row>
        <table:table-row table:style-name="ro10">
          <table:table-cell office:value-type="float" office:value="2016" table:style-name="ce11">
            <text:p>2016</text:p>
          </table:table-cell>
          <table:table-cell office:value-type="float" office:value="252" table:style-name="ce64">
            <text:p>252<text:s/></text:p>
          </table:table-cell>
          <table:table-cell office:value-type="float" office:value="9183991.6167399995" table:style-name="ce64">
            <text:p>9,183,992<text:s/></text:p>
          </table:table-cell>
          <table:table-cell table:number-columns-repeated="2" table:style-name="ce65"/>
          <table:table-cell table:number-columns-repeated="6" table:style-name="ce7"/>
          <table:table-cell table:number-columns-repeated="16373"/>
        </table:table-row>
        <table:table-row table:style-name="ro10">
          <table:table-cell table:style-name="ce11"/>
          <table:table-cell office:value-type="float" office:value="-71" table:style-name="ce68">
            <text:p>(71)</text:p>
          </table:table-cell>
          <table:table-cell office:value-type="float" office:value="-486739.57785" table:style-name="ce68">
            <text:p>(486,740)</text:p>
          </table:table-cell>
          <table:table-cell table:number-columns-repeated="2" table:style-name="ce65"/>
          <table:table-cell table:number-columns-repeated="6" table:style-name="ce7"/>
          <table:table-cell table:number-columns-repeated="16373"/>
        </table:table-row>
        <table:table-row table:style-name="ro9">
          <table:table-cell office:value-type="string" table:style-name="ce20">
            <text:p>2017</text:p>
          </table:table-cell>
          <table:table-cell office:value-type="float" office:value="484" table:style-name="ce68">
            <text:p>484<text:s/></text:p>
          </table:table-cell>
          <table:table-cell office:value-type="float" office:value="8743185.6870499998" table:style-name="ce68">
            <text:p>8,743,186<text:s/></text:p>
          </table:table-cell>
          <table:table-cell table:number-columns-repeated="2" table:style-name="ce65"/>
          <table:table-cell table:number-columns-repeated="6" table:style-name="ce7"/>
          <table:table-cell table:number-columns-repeated="16373"/>
        </table:table-row>
        <table:table-row table:style-name="ro9">
          <table:table-cell table:style-name="ce20"/>
          <table:table-cell office:value-type="float" office:value="-96" table:style-name="ce68">
            <text:p>(96)</text:p>
          </table:table-cell>
          <table:table-cell office:value-type="float" office:value="-505676.34365" table:style-name="ce68">
            <text:p>(505,676)</text:p>
          </table:table-cell>
          <table:table-cell table:number-columns-repeated="2" table:style-name="ce65"/>
          <table:table-cell table:number-columns-repeated="6" table:style-name="ce7"/>
          <table:table-cell table:number-columns-repeated="16373"/>
        </table:table-row>
        <table:table-row table:style-name="ro5">
          <table:table-cell office:value-type="string" table:style-name="ce20">
            <text:p>1991~2017.12</text:p>
          </table:table-cell>
          <table:table-cell office:value-type="string" table:style-name="ce16">
            <text:p>42,589 *</text:p>
          </table:table-cell>
          <table:table-cell office:value-type="string" table:style-name="ce16">
            <text:p>173,841,361.71 *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11">
            <text:p>2017 01~05</text:p>
          </table:table-cell>
          <table:table-cell office:value-type="float" office:value="214" table:style-name="ce68">
            <text:p>214<text:s/></text:p>
          </table:table-cell>
          <table:table-cell office:value-type="float" office:value="2572842.4341899999" table:style-name="ce68">
            <text:p>2,572,842<text:s/></text:p>
          </table:table-cell>
          <table:table-cell table:number-columns-repeated="2" table:style-name="ce71"/>
          <table:table-cell table:number-columns-repeated="6" table:style-name="ce7"/>
          <table:table-cell table:number-columns-repeated="16373"/>
        </table:table-row>
        <table:table-row table:style-name="ro5">
          <table:table-cell table:style-name="ce72"/>
          <table:table-cell office:value-type="float" office:value="-39" table:style-name="ce68">
            <text:p>(39)</text:p>
          </table:table-cell>
          <table:table-cell office:value-type="float" office:value="-214508.37697000001" table:style-name="ce68">
            <text:p>(214,508)</text:p>
          </table:table-cell>
          <table:table-cell table:number-columns-repeated="2" table:style-name="ce71"/>
          <table:table-cell table:number-columns-repeated="6" table:style-name="ce7"/>
          <table:table-cell table:number-columns-repeated="16373"/>
        </table:table-row>
        <table:table-row table:style-name="ro5">
          <table:table-cell office:value-type="string" table:style-name="ce11">
            <text:p>05</text:p>
          </table:table-cell>
          <table:table-cell office:value-type="float" office:value="41" table:style-name="ce68">
            <text:p>41<text:s/></text:p>
          </table:table-cell>
          <table:table-cell office:value-type="float" office:value="234050.79680000001" table:style-name="ce68">
            <text:p>234,051<text:s/>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table:style-name="ce20"/>
          <table:table-cell office:value-type="float" office:value="-7" table:style-name="ce68">
            <text:p>(7)</text:p>
          </table:table-cell>
          <table:table-cell office:value-type="float" office:value="-72668.930999999997" table:style-name="ce68">
            <text:p>(72,669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11">
            <text:p>06</text:p>
          </table:table-cell>
          <table:table-cell office:value-type="float" office:value="44" table:style-name="ce68">
            <text:p>44<text:s/></text:p>
          </table:table-cell>
          <table:table-cell office:value-type="float" office:value="1619012.69053" table:style-name="ce68">
            <text:p>1,619,013<text:s/>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table:style-name="ce72"/>
          <table:table-cell office:value-type="float" office:value="-9" table:style-name="ce68">
            <text:p>(9)</text:p>
          </table:table-cell>
          <table:table-cell office:value-type="float" office:value="-38352.494870000002" table:style-name="ce68">
            <text:p>(38,352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20">
            <text:p>07</text:p>
          </table:table-cell>
          <table:table-cell office:value-type="float" office:value="31" table:style-name="ce68">
            <text:p>31<text:s/></text:p>
          </table:table-cell>
          <table:table-cell office:value-type="float" office:value="915780.59034999995" table:style-name="ce73">
            <text:p>915,781<text:s/>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table:style-name="ce11"/>
          <table:table-cell office:value-type="float" office:value="-3" table:style-name="ce68">
            <text:p>(3)</text:p>
          </table:table-cell>
          <table:table-cell office:value-type="float" office:value="-9585.3799999999992" table:style-name="ce73">
            <text:p>(9,585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20">
            <text:p>08</text:p>
          </table:table-cell>
          <table:table-cell office:value-type="float" office:value="42" table:style-name="ce68">
            <text:p>42<text:s/></text:p>
          </table:table-cell>
          <table:table-cell office:value-type="float" office:value="646599.74424000003" table:style-name="ce68">
            <text:p>646,600<text:s/>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table:style-name="ce20"/>
          <table:table-cell office:value-type="float" office:value="-9" table:style-name="ce68">
            <text:p>(9)</text:p>
          </table:table-cell>
          <table:table-cell office:value-type="float" office:value="-29484.949359999999" table:style-name="ce68">
            <text:p>(29,485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11">
            <text:p>09</text:p>
          </table:table-cell>
          <table:table-cell office:value-type="float" office:value="51" table:style-name="ce68">
            <text:p>51<text:s/></text:p>
          </table:table-cell>
          <table:table-cell office:value-type="float" office:value="340473.94679999998" table:style-name="ce68">
            <text:p>340,474<text:s/></text:p>
          </table:table-cell>
          <table:table-cell table:style-name="ce68"/>
          <table:table-cell table:style-name="ce74"/>
          <table:table-cell table:number-columns-repeated="16379"/>
        </table:table-row>
        <table:table-row table:style-name="ro5">
          <table:table-cell table:style-name="ce72"/>
          <table:table-cell office:value-type="float" office:value="-6" table:style-name="ce68">
            <text:p>(6)</text:p>
          </table:table-cell>
          <table:table-cell office:value-type="float" office:value="-20927.259999999998" table:style-name="ce68">
            <text:p>(20,927)</text:p>
          </table:table-cell>
          <table:table-cell table:number-columns-repeated="2" table:style-name="ce71"/>
          <table:table-cell table:number-columns-repeated="16379"/>
        </table:table-row>
        <table:table-row table:style-name="ro5">
          <table:table-cell office:value-type="string" table:style-name="ce20">
            <text:p>10</text:p>
          </table:table-cell>
          <table:table-cell office:value-type="float" office:value="42" table:style-name="ce68">
            <text:p>42<text:s/></text:p>
          </table:table-cell>
          <table:table-cell office:value-type="float" office:value="754368" table:style-name="ce68">
            <text:p>754,368<text:s/></text:p>
          </table:table-cell>
          <table:table-cell table:number-columns-repeated="2" table:style-name="ce71"/>
          <table:table-cell table:number-columns-repeated="16379"/>
        </table:table-row>
        <table:table-row table:style-name="ro5">
          <table:table-cell table:style-name="ce11"/>
          <table:table-cell office:value-type="float" office:value="-7" table:style-name="ce68">
            <text:p>(7)</text:p>
          </table:table-cell>
          <table:table-cell office:value-type="float" office:value="-67674" table:style-name="ce68">
            <text:p>(67,674)</text:p>
          </table:table-cell>
          <table:table-cell table:style-name="ce7"/>
          <table:table-cell table:style-name="ce71"/>
          <table:table-cell table:number-columns-repeated="16379"/>
        </table:table-row>
        <table:table-row table:style-name="ro5">
          <table:table-cell office:value-type="string" table:style-name="ce20">
            <text:p>11</text:p>
          </table:table-cell>
          <table:table-cell office:value-type="float" office:value="29" table:style-name="ce68">
            <text:p>29<text:s/></text:p>
          </table:table-cell>
          <table:table-cell office:value-type="float" office:value="933851.64761999995" table:style-name="ce68">
            <text:p>933,852<text:s/></text:p>
          </table:table-cell>
          <table:table-cell table:style-name="ce7"/>
          <table:table-cell table:style-name="ce60"/>
          <table:table-cell table:number-columns-repeated="16379"/>
        </table:table-row>
        <table:table-row table:style-name="ro5">
          <table:table-cell table:style-name="ce72"/>
          <table:table-cell office:value-type="float" office:value="-14" table:style-name="ce68">
            <text:p>(14)</text:p>
          </table:table-cell>
          <table:table-cell office:value-type="float" office:value="-90283.457479999997" table:style-name="ce68">
            <text:p>(90,283)</text:p>
          </table:table-cell>
          <table:table-cell table:style-name="ce24"/>
          <table:table-cell table:style-name="ce71"/>
          <table:table-cell table:number-columns-repeated="16379"/>
        </table:table-row>
        <table:table-row table:style-name="ro5">
          <table:table-cell office:value-type="string" table:style-name="ce11">
            <text:p>12</text:p>
          </table:table-cell>
          <table:table-cell office:value-type="float" office:value="31" table:style-name="ce68">
            <text:p>31<text:s/></text:p>
          </table:table-cell>
          <table:table-cell office:value-type="float" office:value="960256.03943" table:style-name="ce68">
            <text:p>960,256<text:s/></text:p>
          </table:table-cell>
          <table:table-cell table:style-name="ce7"/>
          <table:table-cell table:style-name="ce60"/>
          <table:table-cell table:number-columns-repeated="16379"/>
        </table:table-row>
        <table:table-row table:style-name="ro5">
          <table:table-cell table:style-name="ce11"/>
          <table:table-cell office:value-type="float" office:value="-9" table:style-name="ce68">
            <text:p>(9)</text:p>
          </table:table-cell>
          <table:table-cell office:value-type="float" office:value="-34860.42497" table:style-name="ce68">
            <text:p>(34,860)</text:p>
          </table:table-cell>
          <table:table-cell table:style-name="ce7"/>
          <table:table-cell table:style-name="ce60"/>
          <table:table-cell table:number-columns-repeated="16379"/>
        </table:table-row>
        <table:table-row table:style-name="ro5">
          <table:table-cell office:value-type="string" table:style-name="ce11">
            <text:p>2018 01~05</text:p>
          </table:table-cell>
          <table:table-cell office:value-type="float" office:value="218" table:style-name="ce68">
            <text:p>218<text:s/></text:p>
          </table:table-cell>
          <table:table-cell office:value-type="float" office:value="3006288" table:style-name="ce68">
            <text:p>3,006,288<text:s/></text:p>
          </table:table-cell>
          <table:table-cell table:number-columns-repeated="8" table:style-name="ce1"/>
          <table:table-cell table:number-columns-repeated="16373"/>
        </table:table-row>
        <table:table-row table:style-name="ro5">
          <table:table-cell table:style-name="ce72"/>
          <table:table-cell office:value-type="float" office:value="-38" table:style-name="ce68">
            <text:p>(38)</text:p>
          </table:table-cell>
          <table:table-cell office:value-type="float" office:value="-521278" table:style-name="ce68">
            <text:p>(521,278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11">
            <text:p>01</text:p>
          </table:table-cell>
          <table:table-cell office:value-type="float" office:value="51" table:style-name="ce68">
            <text:p>51<text:s/></text:p>
          </table:table-cell>
          <table:table-cell office:value-type="float" office:value="271239.02380000002" table:style-name="ce68">
            <text:p>271,239<text:s/></text:p>
          </table:table-cell>
          <table:table-cell table:style-name="ce7"/>
          <table:table-cell table:style-name="ce71"/>
          <table:table-cell table:number-columns-repeated="6" table:style-name="ce7"/>
          <table:table-cell table:number-columns-repeated="16373"/>
        </table:table-row>
        <table:table-row table:style-name="ro5">
          <table:table-cell table:style-name="ce72"/>
          <table:table-cell office:value-type="float" office:value="-5" table:style-name="ce68">
            <text:p>(5)</text:p>
          </table:table-cell>
          <table:table-cell office:value-type="float" office:value="-68314" table:style-name="ce68">
            <text:p>(68,314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20">
            <text:p>02</text:p>
          </table:table-cell>
          <table:table-cell office:value-type="float" office:value="42" table:style-name="ce68">
            <text:p>42<text:s/></text:p>
          </table:table-cell>
          <table:table-cell office:value-type="float" office:value="243362.4914" table:style-name="ce68">
            <text:p>243,362<text:s/></text:p>
          </table:table-cell>
          <table:table-cell table:number-columns-repeated="2" table:style-name="ce23"/>
          <table:table-cell table:number-columns-repeated="6" table:style-name="ce7"/>
          <table:table-cell table:number-columns-repeated="16373"/>
        </table:table-row>
        <table:table-row table:style-name="ro5">
          <table:table-cell table:style-name="ce11"/>
          <table:table-cell office:value-type="float" office:value="-7" table:style-name="ce68">
            <text:p>(7)</text:p>
          </table:table-cell>
          <table:table-cell office:value-type="float" office:value="-37595" table:style-name="ce68">
            <text:p>(37,595)</text:p>
          </table:table-cell>
          <table:table-cell table:number-columns-repeated="2" table:style-name="ce23"/>
          <table:table-cell table:number-columns-repeated="6" table:style-name="ce7"/>
          <table:table-cell table:number-columns-repeated="16373"/>
        </table:table-row>
        <table:table-row table:style-name="ro5">
          <table:table-cell office:value-type="string" table:style-name="ce20">
            <text:p>03</text:p>
          </table:table-cell>
          <table:table-cell office:value-type="float" office:value="42" table:style-name="ce68">
            <text:p>42<text:s/></text:p>
          </table:table-cell>
          <table:table-cell office:value-type="float" office:value="542376.9" table:style-name="ce68">
            <text:p>542,377<text:s/></text:p>
          </table:table-cell>
          <table:table-cell table:number-columns-repeated="2" table:style-name="ce21"/>
          <table:table-cell table:number-columns-repeated="6" table:style-name="ce7"/>
          <table:table-cell table:number-columns-repeated="16373"/>
        </table:table-row>
        <table:table-row table:style-name="ro5">
          <table:table-cell table:style-name="ce72"/>
          <table:table-cell office:value-type="float" office:value="-9" table:style-name="ce68">
            <text:p>(9)</text:p>
          </table:table-cell>
          <table:table-cell office:value-type="float" office:value="-109267.7" table:style-name="ce68">
            <text:p>(109,268)</text:p>
          </table:table-cell>
          <table:table-cell table:number-columns-repeated="2" table:style-name="ce23"/>
          <table:table-cell table:number-columns-repeated="6" table:style-name="ce7"/>
          <table:table-cell table:number-columns-repeated="16373"/>
        </table:table-row>
        <table:table-row table:style-name="ro5">
          <table:table-cell office:value-type="string" table:style-name="ce11">
            <text:p>04</text:p>
          </table:table-cell>
          <table:table-cell office:value-type="float" office:value="27" table:style-name="ce68">
            <text:p>27<text:s/></text:p>
          </table:table-cell>
          <table:table-cell office:value-type="float" office:value="1162039.16292" table:style-name="ce68">
            <text:p>1,162,039<text:s/></text:p>
          </table:table-cell>
          <table:table-cell table:number-columns-repeated="2" table:style-name="ce23"/>
          <table:table-cell table:number-columns-repeated="6" table:style-name="ce7"/>
          <table:table-cell table:number-columns-repeated="16373"/>
        </table:table-row>
        <table:table-row table:style-name="ro5">
          <table:table-cell table:style-name="ce72"/>
          <table:table-cell office:value-type="float" office:value="-11" table:style-name="ce68">
            <text:p>(11)</text:p>
          </table:table-cell>
          <table:table-cell office:value-type="float" office:value="-241663.94117999999" table:style-name="ce68">
            <text:p>(241,664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20">
            <text:p>05</text:p>
          </table:table-cell>
          <table:table-cell office:value-type="float" office:value="56" table:style-name="ce68">
            <text:p>56<text:s/></text:p>
          </table:table-cell>
          <table:table-cell office:value-type="float" office:value="787270" table:style-name="ce68">
            <text:p>787,270<text:s/></text:p>
          </table:table-cell>
          <table:table-cell table:number-columns-repeated="8" table:style-name="ce1"/>
          <table:table-cell table:number-columns-repeated="16373"/>
        </table:table-row>
        <table:table-row table:style-name="ro5">
          <table:table-cell table:style-name="ce72"/>
          <table:table-cell office:value-type="float" office:value="-6" table:style-name="ce68">
            <text:p>(6)</text:p>
          </table:table-cell>
          <table:table-cell office:value-type="float" office:value="-64438" table:style-name="ce68">
            <text:p>(64,438)</text:p>
          </table:table-cell>
          <table:table-cell table:number-columns-repeated="8" table:style-name="ce7"/>
          <table:table-cell table:number-columns-repeated="16373"/>
        </table:table-row>
        <table:table-row table:style-name="ro5">
          <table:table-cell office:value-type="string" table:style-name="ce72">
            <text:p>較上年同期增減差額</text:p>
          </table:table-cell>
          <table:table-cell office:value-type="float" office:value="4" table:formula="of:=[.B49]-[.B31]" table:style-name="ce12">
            <text:p>4<text:s/></text:p>
          </table:table-cell>
          <table:table-cell office:value-type="float" office:value="433445.56581000006" table:formula="of:=[.C49]-[.C31]" table:style-name="ce12">
            <text:p>433,446<text:s/></text:p>
          </table:table-cell>
          <table:table-cell table:number-columns-repeated="8" table:style-name="ce1"/>
          <table:table-cell table:number-columns-repeated="16373"/>
        </table:table-row>
        <table:table-row table:style-name="ro5">
          <table:table-cell office:value-type="string" table:style-name="ce72">
            <text:p>較上年同期增減百分比</text:p>
          </table:table-cell>
          <table:table-cell office:value-type="float" office:value="1.8691588785046727" table:formula="of:=([.B49]-[.B31])/[.B31]*100" table:style-name="ce19">
            <text:p>1.87<text:s/></text:p>
          </table:table-cell>
          <table:table-cell office:value-type="float" office:value="16.846953394814491" table:formula="of:=([.C49]-[.C31])/[.C31]*100" table:style-name="ce19">
            <text:p>16.85<text:s/></text:p>
          </table:table-cell>
          <table:table-cell table:number-columns-repeated="8" table:style-name="ce1"/>
          <table:table-cell table:number-columns-repeated="16373"/>
        </table:table-row>
        <table:table-row table:style-name="ro5">
          <table:table-cell office:value-type="string" table:style-name="ce11">
            <text:p>1991~2018.05</text:p>
          </table:table-cell>
          <table:table-cell office:value-type="string" table:style-name="ce16">
            <text:p>42,845 *</text:p>
          </table:table-cell>
          <table:table-cell office:value-type="string" table:style-name="ce16">
            <text:p>177,368,927.90 *</text:p>
          </table:table-cell>
          <table:table-cell table:number-columns-repeated="8" table:style-name="ce1"/>
          <table:table-cell table:number-columns-repeated="16373"/>
        </table:table-row>
        <table:table-row table:style-name="ro5">
          <table:table-cell table:style-name="ce72"/>
          <table:table-cell table:style-name="ce75"/>
          <table:table-cell table:style-name="ce76"/>
          <table:table-cell table:number-columns-repeated="8" table:style-name="ce1"/>
          <table:table-cell table:number-columns-repeated="16373"/>
        </table:table-row>
        <table:table-row table:style-name="ro8">
          <table:table-cell table:style-name="ce59"/>
          <table:table-cell table:style-name="ce75"/>
          <table:table-cell table:style-name="ce76"/>
          <table:table-cell table:number-columns-repeated="4" table:style-name="ce75"/>
          <table:table-cell table:number-columns-repeated="4" table:style-name="ce1"/>
          <table:table-cell table:number-columns-repeated="16373"/>
        </table:table-row>
        <table:table-row table:style-name="ro8">
          <table:table-cell table:style-name="ce59"/>
          <table:table-cell table:number-columns-repeated="2" table:style-name="ce76"/>
          <table:table-cell table:number-columns-repeated="8" table:style-name="ce1"/>
          <table:table-cell table:number-columns-repeated="16373"/>
        </table:table-row>
        <table:table-row table:style-name="ro11">
          <table:table-cell table:style-name="ce72"/>
          <table:table-cell table:style-name="ce75"/>
          <table:table-cell table:style-name="ce76"/>
          <table:table-cell table:number-columns-repeated="8" table:style-name="ce1"/>
          <table:table-cell table:number-columns-repeated="16373"/>
        </table:table-row>
        <table:table-row table:style-name="ro5">
          <table:table-cell table:number-columns-spanned="9" table:number-rows-spanned="1" table:style-name="ce29"/>
          <table:covered-table-cell table:number-columns-repeated="8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number-columns-spanned="9" table:number-rows-spanned="1" table:style-name="ce77">
            <text:p><text:s text:c="31"/>1993年3月 1日</text:p>
          </table:table-cell>
          <table:covered-table-cell table:number-columns-repeated="8"/>
          <table:table-cell table:number-columns-repeated="2" table:style-name="ce23"/>
          <table:table-cell table:number-columns-repeated="16373"/>
        </table:table-row>
        <table:table-row table:style-name="ro1">
          <table:table-cell office:value-type="string" table:number-columns-spanned="9" table:number-rows-spanned="1" table:style-name="ce78">
            <text:p>註：1. ( )部份為依1997年5月14日修正「兩岸人民關係條例」規定，向本會提出補辦許可案件件數及金額。 (*為含補辦)</text:p>
          </table:table-cell>
          <table:covered-table-cell table:number-columns-repeated="8"/>
          <table:table-cell table:number-columns-repeated="2" table:style-name="ce21"/>
          <table:table-cell table:number-columns-repeated="16373"/>
        </table:table-row>
        <table:table-row table:style-name="ro1">
          <table:table-cell office:value-type="string" table:number-columns-spanned="9" table:number-rows-spanned="1" table:style-name="ce77">
            <text:p><text:s text:c="31"/>2002年4月24日</text:p>
          </table:table-cell>
          <table:covered-table-cell table:number-columns-repeated="8"/>
          <table:table-cell table:number-columns-repeated="2" table:style-name="ce23"/>
          <table:table-cell table:number-columns-repeated="16373"/>
        </table:table-row>
        <table:table-row table:style-name="ro1">
          <table:table-cell office:value-type="string" table:number-columns-spanned="9" table:number-rows-spanned="1" table:style-name="ce77">
            <text:p><text:s text:c="8"/>2. 與上年同期比較之增減差額及百分比不含補辦案件件數及金額。</text:p>
          </table:table-cell>
          <table:covered-table-cell table:number-columns-repeated="8"/>
          <table:table-cell table:number-columns-repeated="2" table:style-name="ce23"/>
          <table:table-cell table:number-columns-repeated="16373"/>
        </table:table-row>
        <table:table-row table:number-rows-repeated="1048504" table:style-name="ro2">
          <table:table-cell table:number-columns-repeated="16384"/>
        </table:table-row>
      </table:table>
      <table:table table:name="單月" table:style-name="ta3">
        <table:table-column table:style-name="co23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104"/>
        <table:table-column table:style-name="co24" table:default-cell-style-name="ce81"/>
        <table:table-column table:style-name="co28" table:default-cell-style-name="ce81"/>
        <table:table-column table:style-name="co9" table:number-columns-repeated="1017" table:default-cell-style-name="ce81"/>
        <table:table-column table:style-name="co10" table:number-columns-repeated="15360" table:default-cell-style-name="ce1"/>
        <table:table-row table:style-name="ro12">
          <table:table-cell office:value-type="string" table:style-name="ce79">
            <text:p>107年5月份</text:p>
          </table:table-cell>
          <table:table-cell office:value-type="string" table:style-name="ce80">
            <text:p>僑外投資</text:p>
          </table:table-cell>
          <table:table-cell table:style-name="ce1"/>
          <table:table-cell table:style-name="ce81"/>
          <table:table-cell table:number-columns-repeated="4" table:style-name="ce1"/>
          <table:table-cell table:number-columns-repeated="16376"/>
        </table:table-row>
        <table:table-row table:style-name="ro12">
          <table:table-cell office:value-type="string" table:number-columns-spanned="3" table:number-rows-spanned="1" table:style-name="ce108">
            <text:p>分區統計表</text:p>
          </table:table-cell>
          <table:covered-table-cell table:number-columns-repeated="2"/>
          <table:table-cell table:style-name="ce81"/>
          <table:table-cell office:value-type="string" table:number-columns-spanned="3" table:number-rows-spanned="1" table:style-name="ce108">
            <text:p>分業統計表</text:p>
          </table:table-cell>
          <table:covered-table-cell table:number-columns-repeated="2"/>
          <table:table-cell table:style-name="ce1"/>
          <table:table-cell table:number-columns-repeated="16376"/>
        </table:table-row>
        <table:table-row table:style-name="ro12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style-name="ce81"/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style-name="ce1"/>
          <table:table-cell table:number-columns-repeated="16376"/>
        </table:table-row>
        <table:table-row table:style-name="ro12">
          <table:table-cell office:value-type="string" table:number-columns-spanned="1" table:number-rows-spanned="2" table:style-name="ce109">
            <text:p>地 <text:s text:c="9"/>區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style-name="ce81"/>
          <table:table-cell office:value-type="string" table:number-columns-spanned="1" table:number-rows-spanned="2" table:style-name="ce109">
            <text:p>行 <text:s text:c="3"/>業 <text:s text:c="3"/>別</text:p>
          </table:table-cell>
          <table:table-cell office:value-type="string" table:number-columns-spanned="1" table:number-rows-spanned="2" table:style-name="ce110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style-name="ce1"/>
          <table:table-cell table:number-columns-repeated="16376"/>
        </table:table-row>
        <table:table-row table:style-name="ro12">
          <table:covered-table-cell/>
          <table:covered-table-cell/>
          <table:covered-table-cell/>
          <table:table-cell table:style-name="ce81"/>
          <table:covered-table-cell/>
          <table:covered-table-cell/>
          <table:covered-table-cell/>
          <table:table-cell table:style-name="ce1"/>
          <table:table-cell table:number-columns-repeated="16376"/>
        </table:table-row>
        <table:table-row table:style-name="ro13">
          <table:table-cell office:value-type="string" table:style-name="ce83">
            <text:p>加勒比海英國屬地</text:p>
          </table:table-cell>
          <table:table-cell office:value-type="float" office:value="17" table:style-name="ce84">
            <text:p>17<text:s/></text:p>
          </table:table-cell>
          <table:table-cell office:value-type="float" office:value="83006.016499999998" table:style-name="ce84">
            <text:p>83,006<text:s/></text:p>
          </table:table-cell>
          <table:table-cell table:style-name="ce81"/>
          <table:table-cell office:value-type="string" table:style-name="ce83">
            <text:p>工商服務業</text:p>
          </table:table-cell>
          <table:table-cell office:value-type="float" office:value="52" table:style-name="ce84">
            <text:p>52<text:s/></text:p>
          </table:table-cell>
          <table:table-cell office:value-type="float" office:value="113057.57249999999" table:style-name="ce84">
            <text:p>113,058<text:s/></text:p>
          </table:table-cell>
          <table:table-cell table:style-name="ce1"/>
          <table:table-cell table:number-columns-repeated="16376"/>
        </table:table-row>
        <table:table-row table:style-name="ro13">
          <table:table-cell office:value-type="string" table:style-name="ce83">
            <text:p>日本</text:p>
          </table:table-cell>
          <table:table-cell office:value-type="float" office:value="54" table:style-name="ce84">
            <text:p>54<text:s/></text:p>
          </table:table-cell>
          <table:table-cell office:value-type="float" office:value="50135.375599999999" table:style-name="ce84">
            <text:p>50,135<text:s/></text:p>
          </table:table-cell>
          <table:table-cell table:style-name="ce81"/>
          <table:table-cell office:value-type="string" table:style-name="ce83">
            <text:p>批發及零售業</text:p>
          </table:table-cell>
          <table:table-cell office:value-type="float" office:value="134" table:style-name="ce84">
            <text:p>134<text:s/></text:p>
          </table:table-cell>
          <table:table-cell office:value-type="float" office:value="69337.047200000001" table:style-name="ce84">
            <text:p>69,337<text:s/></text:p>
          </table:table-cell>
          <table:table-cell table:style-name="ce1"/>
          <table:table-cell table:number-columns-repeated="16376"/>
        </table:table-row>
        <table:table-row table:style-name="ro13">
          <table:table-cell office:value-type="string" table:style-name="ce83">
            <text:p>薩摩亞</text:p>
          </table:table-cell>
          <table:table-cell office:value-type="float" office:value="18" table:style-name="ce84">
            <text:p>18<text:s/></text:p>
          </table:table-cell>
          <table:table-cell office:value-type="float" office:value="25478.009099999999" table:style-name="ce84">
            <text:p>25,478<text:s/></text:p>
          </table:table-cell>
          <table:table-cell table:style-name="ce81"/>
          <table:table-cell office:value-type="string" table:style-name="ce83">
            <text:p>金融及保險業</text:p>
          </table:table-cell>
          <table:table-cell office:value-type="float" office:value="24" table:style-name="ce84">
            <text:p>24<text:s/></text:p>
          </table:table-cell>
          <table:table-cell office:value-type="float" office:value="59146.910799999998" table:style-name="ce84">
            <text:p>59,147<text:s/></text:p>
          </table:table-cell>
          <table:table-cell table:style-name="ce85"/>
          <table:table-cell table:number-columns-repeated="16376"/>
        </table:table-row>
        <table:table-row table:style-name="ro13">
          <table:table-cell office:value-type="string" table:style-name="ce83">
            <text:p>香港</text:p>
          </table:table-cell>
          <table:table-cell office:value-type="float" office:value="72" table:style-name="ce84">
            <text:p>72<text:s/></text:p>
          </table:table-cell>
          <table:table-cell office:value-type="float" office:value="14524.001700000001" table:style-name="ce84">
            <text:p>14,524<text:s/></text:p>
          </table:table-cell>
          <table:table-cell table:style-name="ce81"/>
          <table:table-cell office:value-type="string" table:style-name="ce83">
            <text:p>電子零組件製造業</text:p>
          </table:table-cell>
          <table:table-cell office:value-type="float" office:value="5" table:style-name="ce84">
            <text:p>5<text:s/></text:p>
          </table:table-cell>
          <table:table-cell office:value-type="float" office:value="18008.772000000001" table:style-name="ce84">
            <text:p>18,009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新加坡</text:p>
          </table:table-cell>
          <table:table-cell office:value-type="float" office:value="21" table:style-name="ce84">
            <text:p>21<text:s/></text:p>
          </table:table-cell>
          <table:table-cell office:value-type="float" office:value="6390.0281999999997" table:style-name="ce84">
            <text:p>6,390<text:s/></text:p>
          </table:table-cell>
          <table:table-cell table:style-name="ce81"/>
          <table:table-cell office:value-type="string" table:style-name="ce83">
            <text:p>不動產業</text:p>
          </table:table-cell>
          <table:table-cell office:value-type="float" office:value="16" table:style-name="ce84">
            <text:p>16<text:s/></text:p>
          </table:table-cell>
          <table:table-cell office:value-type="float" office:value="17796.2359" table:style-name="ce84">
            <text:p>17,796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荷蘭</text:p>
          </table:table-cell>
          <table:table-cell office:value-type="float" office:value="5" table:style-name="ce84">
            <text:p>5<text:s/></text:p>
          </table:table-cell>
          <table:table-cell office:value-type="float" office:value="5867.3464999999997" table:style-name="ce84">
            <text:p>5,867<text:s/></text:p>
          </table:table-cell>
          <table:table-cell table:style-name="ce81"/>
          <table:table-cell office:value-type="string" table:style-name="ce83">
            <text:p>藥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4596.3205" table:style-name="ce84">
            <text:p>14,596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德國</text:p>
          </table:table-cell>
          <table:table-cell office:value-type="float" office:value="4" table:style-name="ce84">
            <text:p>4<text:s/></text:p>
          </table:table-cell>
          <table:table-cell office:value-type="float" office:value="4976.2419" table:style-name="ce84">
            <text:p>4,976<text:s/></text:p>
          </table:table-cell>
          <table:table-cell table:style-name="ce81"/>
          <table:table-cell office:value-type="string" table:style-name="ce83">
            <text:p>資訊及通訊傳播業</text:p>
          </table:table-cell>
          <table:table-cell office:value-type="float" office:value="31" table:style-name="ce84">
            <text:p>31<text:s/></text:p>
          </table:table-cell>
          <table:table-cell office:value-type="float" office:value="7132.7353999999996" table:style-name="ce84">
            <text:p>7,133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澳大利亞</text:p>
          </table:table-cell>
          <table:table-cell office:value-type="float" office:value="5" table:style-name="ce84">
            <text:p>5<text:s/></text:p>
          </table:table-cell>
          <table:table-cell office:value-type="float" office:value="4518.9296000000004" table:style-name="ce84">
            <text:p>4,519<text:s/></text:p>
          </table:table-cell>
          <table:table-cell table:style-name="ce81"/>
          <table:table-cell office:value-type="string" table:style-name="ce83">
            <text:p>電腦、電子產品及光學製品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3638.6756999999998" table:style-name="ce84">
            <text:p>3,639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美國</text:p>
          </table:table-cell>
          <table:table-cell office:value-type="float" office:value="28" table:style-name="ce84">
            <text:p>28<text:s/></text:p>
          </table:table-cell>
          <table:table-cell office:value-type="float" office:value="3483.0626000000002" table:style-name="ce84">
            <text:p>3,483<text:s/></text:p>
          </table:table-cell>
          <table:table-cell table:style-name="ce81"/>
          <table:table-cell office:value-type="string" table:style-name="ce83">
            <text:p>金屬製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3617.1507000000001" table:style-name="ce84">
            <text:p>3,617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加拿大</text:p>
          </table:table-cell>
          <table:table-cell office:value-type="float" office:value="7" table:style-name="ce84">
            <text:p>7<text:s/></text:p>
          </table:table-cell>
          <table:table-cell office:value-type="float" office:value="1302.0222000000001" table:style-name="ce84">
            <text:p>1,302<text:s/></text:p>
          </table:table-cell>
          <table:table-cell table:style-name="ce81"/>
          <table:table-cell office:value-type="string" table:style-name="ce83">
            <text:p>機械設備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1759.6890000000001" table:style-name="ce84">
            <text:p>1,760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馬來西亞</text:p>
          </table:table-cell>
          <table:table-cell office:value-type="float" office:value="12" table:style-name="ce84">
            <text:p>12<text:s/></text:p>
          </table:table-cell>
          <table:table-cell office:value-type="float" office:value="958.58299999999997" table:style-name="ce84">
            <text:p>959<text:s/></text:p>
          </table:table-cell>
          <table:table-cell table:style-name="ce81"/>
          <table:table-cell office:value-type="string" table:style-name="ce83">
            <text:p>運輸及倉儲業</text:p>
          </table:table-cell>
          <table:table-cell office:value-type="float" office:value="7" table:style-name="ce84">
            <text:p>7<text:s/></text:p>
          </table:table-cell>
          <table:table-cell office:value-type="float" office:value="1409.0073" table:style-name="ce84">
            <text:p>1,409<text:s/></text:p>
          </table:table-cell>
          <table:table-cell table:number-columns-repeated="1017" table:style-name="ce81"/>
          <table:table-cell table:number-columns-repeated="15360"/>
        </table:table-row>
        <table:table-row table:style-name="ro13">
          <table:table-cell office:value-type="string" table:style-name="ce83">
            <text:p>英國</text:p>
          </table:table-cell>
          <table:table-cell office:value-type="float" office:value="7" table:style-name="ce84">
            <text:p>7<text:s/></text:p>
          </table:table-cell>
          <table:table-cell office:value-type="float" office:value="832.8492" table:style-name="ce84">
            <text:p>833<text:s/></text:p>
          </table:table-cell>
          <table:table-cell table:style-name="ce81"/>
          <table:table-cell office:value-type="string" table:style-name="ce83">
            <text:p>住宿及餐飲業</text:p>
          </table:table-cell>
          <table:table-cell office:value-type="float" office:value="35" table:style-name="ce84">
            <text:p>35<text:s/></text:p>
          </table:table-cell>
          <table:table-cell office:value-type="float" office:value="704.59699999999998" table:style-name="ce84">
            <text:p>705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紐西蘭</text:p>
          </table:table-cell>
          <table:table-cell office:value-type="float" office:value="1" table:style-name="ce84">
            <text:p>1<text:s/></text:p>
          </table:table-cell>
          <table:table-cell office:value-type="float" office:value="668.99800000000005" table:style-name="ce84">
            <text:p>669<text:s/></text:p>
          </table:table-cell>
          <table:table-cell table:style-name="ce81"/>
          <table:table-cell office:value-type="string" table:style-name="ce83">
            <text:p>營造業</text:p>
          </table:table-cell>
          <table:table-cell office:value-type="float" office:value="3" table:style-name="ce84">
            <text:p>3<text:s/></text:p>
          </table:table-cell>
          <table:table-cell office:value-type="float" office:value="679.24580000000003" table:style-name="ce84">
            <text:p>679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韓國</text:p>
          </table:table-cell>
          <table:table-cell office:value-type="float" office:value="13" table:style-name="ce84">
            <text:p>13<text:s/></text:p>
          </table:table-cell>
          <table:table-cell office:value-type="float" office:value="428.67219999999998" table:style-name="ce84">
            <text:p>429<text:s/></text:p>
          </table:table-cell>
          <table:table-cell table:style-name="ce81"/>
          <table:table-cell office:value-type="string" table:style-name="ce83">
            <text:p>電力設備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455.52679999999998" table:style-name="ce84">
            <text:p>456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法國</text:p>
          </table:table-cell>
          <table:table-cell office:value-type="float" office:value="5" table:style-name="ce84">
            <text:p>5<text:s/></text:p>
          </table:table-cell>
          <table:table-cell office:value-type="float" office:value="391.82619999999997" table:style-name="ce84">
            <text:p>392<text:s/></text:p>
          </table:table-cell>
          <table:table-cell table:style-name="ce81"/>
          <table:table-cell office:value-type="string" table:style-name="ce83">
            <text:p>食品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260.74200000000002" table:style-name="ce84">
            <text:p>261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越南</text:p>
          </table:table-cell>
          <table:table-cell office:value-type="float" office:value="7" table:style-name="ce84">
            <text:p>7<text:s/></text:p>
          </table:table-cell>
          <table:table-cell office:value-type="float" office:value="373.25529999999998" table:style-name="ce84">
            <text:p>373<text:s/></text:p>
          </table:table-cell>
          <table:table-cell table:style-name="ce81"/>
          <table:table-cell office:value-type="string" table:style-name="ce83">
            <text:p>農、林、漁、牧業</text:p>
          </table:table-cell>
          <table:table-cell office:value-type="float" office:value="0" table:style-name="ce84">
            <text:p>0<text:s/></text:p>
          </table:table-cell>
          <table:table-cell office:value-type="float" office:value="178.09030000000001" table:style-name="ce84">
            <text:p>178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印度</text:p>
          </table:table-cell>
          <table:table-cell office:value-type="float" office:value="8" table:style-name="ce84">
            <text:p>8<text:s/></text:p>
          </table:table-cell>
          <table:table-cell office:value-type="float" office:value="261.51740000000001" table:style-name="ce84">
            <text:p>262<text:s/></text:p>
          </table:table-cell>
          <table:table-cell table:style-name="ce81"/>
          <table:table-cell office:value-type="string" table:style-name="ce83">
            <text:p>印刷及資料儲存媒體複製業</text:p>
          </table:table-cell>
          <table:table-cell office:value-type="float" office:value="1" table:style-name="ce84">
            <text:p>1<text:s/></text:p>
          </table:table-cell>
          <table:table-cell office:value-type="float" office:value="167" table:style-name="ce84">
            <text:p>167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菲律賓</text:p>
          </table:table-cell>
          <table:table-cell office:value-type="float" office:value="2" table:style-name="ce84">
            <text:p>2<text:s/></text:p>
          </table:table-cell>
          <table:table-cell office:value-type="float" office:value="164.20859999999999" table:style-name="ce84">
            <text:p>164<text:s/></text:p>
          </table:table-cell>
          <table:table-cell table:style-name="ce81"/>
          <table:table-cell office:value-type="string" table:style-name="ce83">
            <text:p>化學材料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94.809899999999999" table:style-name="ce84">
            <text:p>95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印尼</text:p>
          </table:table-cell>
          <table:table-cell office:value-type="float" office:value="3" table:style-name="ce84">
            <text:p>3<text:s/></text:p>
          </table:table-cell>
          <table:table-cell office:value-type="float" office:value="46.525799999999997" table:style-name="ce84">
            <text:p>47<text:s/></text:p>
          </table:table-cell>
          <table:table-cell table:style-name="ce81"/>
          <table:table-cell office:value-type="string" table:style-name="ce83">
            <text:p>產業用機械設備維修及安裝業</text:p>
          </table:table-cell>
          <table:table-cell office:value-type="float" office:value="1" table:style-name="ce84">
            <text:p>1<text:s/></text:p>
          </table:table-cell>
          <table:table-cell office:value-type="float" office:value="91.227000000000004" table:style-name="ce84">
            <text:p>91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捷克</text:p>
          </table:table-cell>
          <table:table-cell office:value-type="float" office:value="3" table:style-name="ce84">
            <text:p>3<text:s/></text:p>
          </table:table-cell>
          <table:table-cell office:value-type="float" office:value="29.192599999999999" table:style-name="ce84">
            <text:p>29<text:s/></text:p>
          </table:table-cell>
          <table:table-cell table:style-name="ce81"/>
          <table:table-cell office:value-type="string" table:style-name="ce83">
            <text:p>汽車及其零件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49.262599999999999" table:style-name="ce84">
            <text:p>49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泰國</text:p>
          </table:table-cell>
          <table:table-cell office:value-type="float" office:value="1" table:style-name="ce84">
            <text:p>1<text:s/></text:p>
          </table:table-cell>
          <table:table-cell office:value-type="float" office:value="0.1825" table:style-name="ce84">
            <text:p>0<text:s/></text:p>
          </table:table-cell>
          <table:table-cell table:style-name="ce81"/>
          <table:table-cell office:value-type="string" table:style-name="ce83">
            <text:p>紡織業</text:p>
          </table:table-cell>
          <table:table-cell office:value-type="float" office:value="1" table:style-name="ce84">
            <text:p>1<text:s/></text:p>
          </table:table-cell>
          <table:table-cell office:value-type="float" office:value="45.613500000000002" table:style-name="ce84">
            <text:p>46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尼加拉瓜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電力及燃氣供應業</text:p>
          </table:table-cell>
          <table:table-cell office:value-type="float" office:value="1" table:style-name="ce84">
            <text:p>1<text:s/></text:p>
          </table:table-cell>
          <table:table-cell office:value-type="float" office:value="30.408999999999999" table:style-name="ce84">
            <text:p>3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薩爾瓦多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化學製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8.2454" table:style-name="ce84">
            <text:p>18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巴西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飲業料製造</text:p>
          </table:table-cell>
          <table:table-cell office:value-type="float" office:value="1" table:style-name="ce84">
            <text:p>1<text:s/></text:p>
          </table:table-cell>
          <table:table-cell office:value-type="float" office:value="17" table:style-name="ce84">
            <text:p>17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巴拿馬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紙漿、紙及紙製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5.204499999999999" table:style-name="ce84">
            <text:p>15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百慕達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皮革、毛皮及其製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6.3859000000000004" table:style-name="ce84">
            <text:p>6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非洲地區</text:p>
          </table:table-cell>
          <table:table-cell office:value-type="float" office:value="10" table:style-name="ce84">
            <text:p>10<text:s/></text:p>
          </table:table-cell>
          <table:table-cell office:value-type="float" office:value="11646.3979" table:style-name="ce84">
            <text:p>11,646<text:s/></text:p>
          </table:table-cell>
          <table:table-cell table:style-name="ce81"/>
          <table:table-cell office:value-type="string" table:style-name="ce83">
            <text:p>用水供應及污染整治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歐洲其他地區</text:p>
          </table:table-cell>
          <table:table-cell office:value-type="float" office:value="12" table:style-name="ce84">
            <text:p>12<text:s/></text:p>
          </table:table-cell>
          <table:table-cell office:value-type="float" office:value="96913.784899999999" table:style-name="ce84">
            <text:p>96,914<text:s/></text:p>
          </table:table-cell>
          <table:table-cell table:style-name="ce81"/>
          <table:table-cell office:value-type="string" table:style-name="ce83">
            <text:p>家具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中南美洲其他地區</text:p>
          </table:table-cell>
          <table:table-cell office:value-type="float" office:value="5" table:style-name="ce84">
            <text:p>5<text:s/></text:p>
          </table:table-cell>
          <table:table-cell office:value-type="float" office:value="6452.3401000000003" table:style-name="ce84">
            <text:p>6,452<text:s/></text:p>
          </table:table-cell>
          <table:table-cell table:style-name="ce81"/>
          <table:table-cell office:value-type="string" table:style-name="ce83">
            <text:p>基本金屬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亞洲其他地區</text:p>
          </table:table-cell>
          <table:table-cell office:value-type="float" office:value="6" table:style-name="ce84">
            <text:p>6<text:s/></text:p>
          </table:table-cell>
          <table:table-cell office:value-type="float" office:value="318.53429999999997" table:style-name="ce84">
            <text:p>319<text:s/></text:p>
          </table:table-cell>
          <table:table-cell table:style-name="ce81"/>
          <table:table-cell office:value-type="string" table:style-name="ce83">
            <text:p>非金屬礦物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大洋洲其他地區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塑膠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6">
            <text:p>合計</text:p>
          </table:table-cell>
          <table:table-cell office:value-type="float" office:value="326" table:style-name="ce87">
            <text:p>326<text:s/></text:p>
          </table:table-cell>
          <table:table-cell office:value-type="float" office:value="319167.9019" table:style-name="ce87">
            <text:p>319,168<text:s/></text:p>
          </table:table-cell>
          <table:table-cell table:style-name="ce81"/>
          <table:table-cell office:value-type="string" table:style-name="ce83">
            <text:p>橡膠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石油及煤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木竹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成衣及服飾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菸草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礦業及土石採取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其他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5029.8851000000004" table:style-name="ce84">
            <text:p>5,03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其他運輸工具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824.5400999999999" table:style-name="ce84">
            <text:p>1,825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6">
            <text:p>合計</text:p>
          </table:table-cell>
          <table:table-cell office:value-type="float" office:value="326" table:style-name="ce87">
            <text:p>326<text:s/></text:p>
          </table:table-cell>
          <table:table-cell office:value-type="float" office:value="319167.9019" table:style-name="ce87">
            <text:p>319,168<text:s/></text:p>
          </table:table-cell>
          <table:table-cell table:number-columns-repeated="16377"/>
        </table:table-row>
        <table:table-row table:number-rows-repeated="2" table:style-name="ro13">
          <table:table-cell table:style-name="ce90"/>
          <table:table-cell table:style-name="ce91"/>
          <table:table-cell table:style-name="ce92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8">
          <table:table-cell office:value-type="string" table:style-name="ce93">
            <text:p>107年5月份</text:p>
            <draw:custom-shape svg:x="0.26024in" svg:y="0in" svg:width="0.00157in" svg:height="0in" draw:z-index="1" draw:id="id0" draw:style-name="a2" draw:name="直線接點 2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26024in" svg:y="0in" svg:width="0.00157in" svg:height="0in" draw:z-index="2" draw:id="id1" draw:style-name="a5" draw:name="直線接點 28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style-name="ce93">
            <text:p>僑外投資 (續)</text:p>
          </table:table-cell>
          <table:table-cell table:style-name="ce94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4">
          <table:table-cell office:value-type="string" table:number-columns-spanned="3" table:number-rows-spanned="1" table:style-name="ce111">
            <text:p>分業統計表</text:p>
          </table:table-cell>
          <table:covered-table-cell table:number-columns-repeated="2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8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109">
            <text:p>行 <text:s text:c="9"/>業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covered-table-cell/>
          <table:covered-table-cell/>
          <table:covered-table-cell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證券期貨及其他金融業</text:p>
          </table:table-cell>
          <table:table-cell office:value-type="float" office:value="9" table:style-name="ce96">
            <text:p>9<text:s/></text:p>
          </table:table-cell>
          <table:table-cell office:value-type="float" office:value="48579.256300000001" table:style-name="ce96">
            <text:p>48,579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金融中介業</text:p>
          </table:table-cell>
          <table:table-cell office:value-type="float" office:value="13" table:style-name="ce96">
            <text:p>13<text:s/></text:p>
          </table:table-cell>
          <table:table-cell office:value-type="float" office:value="8224.1144000000004" table:style-name="ce96">
            <text:p>8,224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保險業</text:p>
          </table:table-cell>
          <table:table-cell office:value-type="float" office:value="0" table:style-name="ce96">
            <text:p>0<text:s/></text:p>
          </table:table-cell>
          <table:table-cell office:value-type="float" office:value="1824.5400999999999" table:style-name="ce96">
            <text:p>1,825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金融控股業</text:p>
          </table:table-cell>
          <table:table-cell office:value-type="float" office:value="2" table:style-name="ce96">
            <text:p>2<text:s/></text:p>
          </table:table-cell>
          <table:table-cell office:value-type="float" office:value="519" table:style-name="ce96">
            <text:p>519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24" table:style-name="ce98">
            <text:p>24<text:s/></text:p>
          </table:table-cell>
          <table:table-cell office:value-type="float" office:value="59146.910799999998" table:style-name="ce98">
            <text:p>59,147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專業、科學及技術服務業</text:p>
          </table:table-cell>
          <table:table-cell office:value-type="float" office:value="34" table:style-name="ce96">
            <text:p>34<text:s/></text:p>
          </table:table-cell>
          <table:table-cell office:value-type="float" office:value="108606.8063" table:style-name="ce96">
            <text:p>108,607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其他服務業</text:p>
          </table:table-cell>
          <table:table-cell office:value-type="float" office:value="7" table:style-name="ce96">
            <text:p>7<text:s/></text:p>
          </table:table-cell>
          <table:table-cell office:value-type="float" office:value="3545.5041000000001" table:style-name="ce96">
            <text:p>3,546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藝術、娛樂及休閒服務業</text:p>
          </table:table-cell>
          <table:table-cell office:value-type="float" office:value="6" table:style-name="ce96">
            <text:p>6<text:s/></text:p>
          </table:table-cell>
          <table:table-cell office:value-type="float" office:value="426.63830000000002" table:style-name="ce96">
            <text:p>427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支援服務業</text:p>
          </table:table-cell>
          <table:table-cell office:value-type="float" office:value="4" table:style-name="ce96">
            <text:p>4<text:s/></text:p>
          </table:table-cell>
          <table:table-cell office:value-type="float" office:value="296.16980000000001" table:style-name="ce96">
            <text:p>296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教育服務業</text:p>
          </table:table-cell>
          <table:table-cell office:value-type="float" office:value="1" table:style-name="ce96">
            <text:p>1<text:s/></text:p>
          </table:table-cell>
          <table:table-cell office:value-type="float" office:value="182.45400000000001" table:style-name="ce96">
            <text:p>182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醫療保健及社會工作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公共行政及國防；強制性社會安全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52" table:style-name="ce98">
            <text:p>52<text:s/></text:p>
          </table:table-cell>
          <table:table-cell office:value-type="float" office:value="113057.57249999999" table:style-name="ce98">
            <text:p>113,058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number-rows-repeated="30" table:style-name="ro13">
          <table:table-cell table:style-name="ce90"/>
          <table:table-cell table:style-name="ce91"/>
          <table:table-cell table:style-name="ce92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3">
          <table:table-cell table:number-columns-repeated="2" table:style-name="ce80"/>
          <table:table-cell table:style-name="ce1"/>
          <table:table-cell table:style-name="ce81"/>
          <table:table-cell table:style-name="ce99"/>
          <table:table-cell table:style-name="ce100"/>
          <table:table-cell table:style-name="ce101"/>
          <table:table-cell table:number-columns-repeated="16377"/>
        </table:table-row>
        <table:table-row table:style-name="ro12">
          <table:table-cell office:value-type="string" table:style-name="ce79">
            <text:p>107年5月份</text:p>
          </table:table-cell>
          <table:table-cell office:value-type="string" table:style-name="ce80">
            <text:p>對外投資</text:p>
          </table:table-cell>
          <table:table-cell table:style-name="ce1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2">
          <table:table-cell office:value-type="string" table:number-columns-spanned="3" table:number-rows-spanned="1" table:style-name="ce108">
            <text:p>分區統計表</text:p>
          </table:table-cell>
          <table:covered-table-cell table:number-columns-repeated="2"/>
          <table:table-cell table:style-name="ce81"/>
          <table:table-cell office:value-type="string" table:number-columns-spanned="3" table:number-rows-spanned="1" table:style-name="ce108">
            <text:p>分業統計表</text:p>
          </table:table-cell>
          <table:covered-table-cell table:number-columns-repeated="2"/>
          <table:table-cell table:number-columns-repeated="16377"/>
        </table:table-row>
        <table:table-row table:style-name="ro12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style-name="ce81"/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number-columns-repeated="16377"/>
        </table:table-row>
        <table:table-row table:style-name="ro12">
          <table:table-cell office:value-type="string" table:number-columns-spanned="1" table:number-rows-spanned="2" table:style-name="ce109">
            <text:p>地 <text:s text:c="9"/>區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style-name="ce81"/>
          <table:table-cell office:value-type="string" table:number-columns-spanned="1" table:number-rows-spanned="2" table:style-name="ce109">
            <text:p>行 <text:s text:c="3"/>業 <text:s text:c="3"/>別</text:p>
          </table:table-cell>
          <table:table-cell office:value-type="string" table:number-columns-spanned="1" table:number-rows-spanned="2" table:style-name="ce110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number-columns-repeated="16377"/>
        </table:table-row>
        <table:table-row table:style-name="ro12">
          <table:covered-table-cell/>
          <table:covered-table-cell/>
          <table:covered-table-cell/>
          <table:table-cell table:style-name="ce81"/>
          <table:covered-table-cell/>
          <table:covered-table-cell/>
          <table:covered-table-cell/>
          <table:table-cell table:number-columns-repeated="16377"/>
        </table:table-row>
        <table:table-row table:style-name="ro13">
          <table:table-cell office:value-type="string" table:style-name="ce83">
            <text:p>百慕達</text:p>
          </table:table-cell>
          <table:table-cell office:value-type="float" office:value="1" table:style-name="ce84">
            <text:p>1<text:s/></text:p>
          </table:table-cell>
          <table:table-cell office:value-type="float" office:value="620500" table:style-name="ce84">
            <text:p>620,500<text:s/></text:p>
          </table:table-cell>
          <table:table-cell table:style-name="ce81"/>
          <table:table-cell office:value-type="string" table:style-name="ce83">
            <text:p>金融及保險業</text:p>
          </table:table-cell>
          <table:table-cell office:value-type="float" office:value="13" table:style-name="ce84">
            <text:p>13<text:s/></text:p>
          </table:table-cell>
          <table:table-cell office:value-type="float" office:value="962349.15899999999" table:style-name="ce84">
            <text:p>962,349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加勒比海英國屬地</text:p>
          </table:table-cell>
          <table:table-cell office:value-type="float" office:value="9" table:style-name="ce84">
            <text:p>9<text:s/></text:p>
          </table:table-cell>
          <table:table-cell office:value-type="float" office:value="110061.8242" table:style-name="ce84">
            <text:p>110,062<text:s/></text:p>
          </table:table-cell>
          <table:table-cell table:style-name="ce81"/>
          <table:table-cell office:value-type="string" table:style-name="ce83">
            <text:p>電子零組件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82305.909400000004" table:style-name="ce84">
            <text:p>82,306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薩摩亞</text:p>
          </table:table-cell>
          <table:table-cell office:value-type="float" office:value="3" table:style-name="ce84">
            <text:p>3<text:s/></text:p>
          </table:table-cell>
          <table:table-cell office:value-type="float" office:value="87500" table:style-name="ce84">
            <text:p>87,500<text:s/></text:p>
          </table:table-cell>
          <table:table-cell table:style-name="ce81"/>
          <table:table-cell office:value-type="string" table:style-name="ce83">
            <text:p>批發及零售業</text:p>
          </table:table-cell>
          <table:table-cell office:value-type="float" office:value="14" table:style-name="ce84">
            <text:p>14<text:s/></text:p>
          </table:table-cell>
          <table:table-cell office:value-type="float" office:value="63510.053599999999" table:style-name="ce84">
            <text:p>63,51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菲律賓</text:p>
          </table:table-cell>
          <table:table-cell office:value-type="float" office:value="1" table:style-name="ce84">
            <text:p>1<text:s/></text:p>
          </table:table-cell>
          <table:table-cell office:value-type="float" office:value="83542.431700000001" table:style-name="ce84">
            <text:p>83,542<text:s/></text:p>
          </table:table-cell>
          <table:table-cell table:style-name="ce81"/>
          <table:table-cell office:value-type="string" table:style-name="ce83">
            <text:p>汽車及其零件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52311.646000000001" table:style-name="ce84">
            <text:p>52,312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印度</text:p>
          </table:table-cell>
          <table:table-cell office:value-type="float" office:value="3" table:style-name="ce84">
            <text:p>3<text:s/></text:p>
          </table:table-cell>
          <table:table-cell office:value-type="float" office:value="71951.339200000002" table:style-name="ce84">
            <text:p>71,951<text:s/></text:p>
          </table:table-cell>
          <table:table-cell table:style-name="ce81"/>
          <table:table-cell office:value-type="string" table:style-name="ce83">
            <text:p>不動產業</text:p>
          </table:table-cell>
          <table:table-cell office:value-type="float" office:value="4" table:style-name="ce84">
            <text:p>4<text:s/></text:p>
          </table:table-cell>
          <table:table-cell office:value-type="float" office:value="22058.0249" table:style-name="ce84">
            <text:p>22,058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印尼</text:p>
          </table:table-cell>
          <table:table-cell office:value-type="float" office:value="2" table:style-name="ce84">
            <text:p>2<text:s/></text:p>
          </table:table-cell>
          <table:table-cell office:value-type="float" office:value="69210.982999999993" table:style-name="ce84">
            <text:p>69,211<text:s/></text:p>
          </table:table-cell>
          <table:table-cell table:style-name="ce81"/>
          <table:table-cell office:value-type="string" table:style-name="ce83">
            <text:p>家具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6891.679599999999" table:style-name="ce84">
            <text:p>16,892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越南</text:p>
          </table:table-cell>
          <table:table-cell office:value-type="float" office:value="8" table:style-name="ce84">
            <text:p>8<text:s/></text:p>
          </table:table-cell>
          <table:table-cell office:value-type="float" office:value="55199.767999999996" table:style-name="ce84">
            <text:p>55,200<text:s/></text:p>
          </table:table-cell>
          <table:table-cell table:style-name="ce81"/>
          <table:table-cell office:value-type="string" table:style-name="ce83">
            <text:p>化學製品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16300" table:style-name="ce84">
            <text:p>16,3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香港</text:p>
          </table:table-cell>
          <table:table-cell office:value-type="float" office:value="6" table:style-name="ce84">
            <text:p>6<text:s/></text:p>
          </table:table-cell>
          <table:table-cell office:value-type="float" office:value="54318.8845" table:style-name="ce84">
            <text:p>54,319<text:s/></text:p>
          </table:table-cell>
          <table:table-cell table:style-name="ce81"/>
          <table:table-cell office:value-type="string" table:style-name="ce83">
            <text:p>電腦、電子產品及光學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5000" table:style-name="ce84">
            <text:p>15,0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泰國</text:p>
          </table:table-cell>
          <table:table-cell office:value-type="float" office:value="3" table:style-name="ce84">
            <text:p>3<text:s/></text:p>
          </table:table-cell>
          <table:table-cell office:value-type="float" office:value="34301.31" table:style-name="ce84">
            <text:p>34,301<text:s/></text:p>
          </table:table-cell>
          <table:table-cell table:style-name="ce81"/>
          <table:table-cell office:value-type="string" table:style-name="ce83">
            <text:p>金屬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5000" table:style-name="ce84">
            <text:p>15,0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美國</text:p>
          </table:table-cell>
          <table:table-cell office:value-type="float" office:value="8" table:style-name="ce84">
            <text:p>8<text:s/></text:p>
          </table:table-cell>
          <table:table-cell office:value-type="float" office:value="28171.0003" table:style-name="ce84">
            <text:p>28,171<text:s/></text:p>
          </table:table-cell>
          <table:table-cell table:style-name="ce81"/>
          <table:table-cell office:value-type="string" table:style-name="ce83">
            <text:p>營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1704.847" table:style-name="ce84">
            <text:p>11,705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日本</text:p>
          </table:table-cell>
          <table:table-cell office:value-type="float" office:value="2" table:style-name="ce84">
            <text:p>2<text:s/></text:p>
          </table:table-cell>
          <table:table-cell office:value-type="float" office:value="21990.768400000001" table:style-name="ce84">
            <text:p>21,991<text:s/></text:p>
          </table:table-cell>
          <table:table-cell table:style-name="ce81"/>
          <table:table-cell office:value-type="string" table:style-name="ce83">
            <text:p>運輸及倉儲業</text:p>
          </table:table-cell>
          <table:table-cell office:value-type="float" office:value="2" table:style-name="ce84">
            <text:p>2<text:s/></text:p>
          </table:table-cell>
          <table:table-cell office:value-type="float" office:value="11150" table:style-name="ce84">
            <text:p>11,15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馬來西亞</text:p>
          </table:table-cell>
          <table:table-cell office:value-type="float" office:value="0" table:style-name="ce84">
            <text:p>0<text:s/></text:p>
          </table:table-cell>
          <table:table-cell office:value-type="float" office:value="10494.5101" table:style-name="ce84">
            <text:p>10,495<text:s/></text:p>
          </table:table-cell>
          <table:table-cell table:style-name="ce81"/>
          <table:table-cell office:value-type="string" table:style-name="ce83">
            <text:p>化學材料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0800" table:style-name="ce84">
            <text:p>10,8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巴拿馬</text:p>
          </table:table-cell>
          <table:table-cell office:value-type="float" office:value="0" table:style-name="ce84">
            <text:p>0<text:s/></text:p>
          </table:table-cell>
          <table:table-cell office:value-type="float" office:value="8500" table:style-name="ce84">
            <text:p>8,500<text:s/></text:p>
          </table:table-cell>
          <table:table-cell table:style-name="ce81"/>
          <table:table-cell office:value-type="string" table:style-name="ce83">
            <text:p>工商服務業</text:p>
          </table:table-cell>
          <table:table-cell office:value-type="float" office:value="6" table:style-name="ce84">
            <text:p>6<text:s/></text:p>
          </table:table-cell>
          <table:table-cell office:value-type="float" office:value="10054.473599999999" table:style-name="ce84">
            <text:p>10,054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英國</text:p>
          </table:table-cell>
          <table:table-cell office:value-type="float" office:value="1" table:style-name="ce84">
            <text:p>1<text:s/></text:p>
          </table:table-cell>
          <table:table-cell office:value-type="float" office:value="5014.2455" table:style-name="ce84">
            <text:p>5,014<text:s/></text:p>
          </table:table-cell>
          <table:table-cell table:style-name="ce81"/>
          <table:table-cell office:value-type="string" table:style-name="ce83">
            <text:p>電力設備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3800" table:style-name="ce84">
            <text:p>3,8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新加坡</text:p>
          </table:table-cell>
          <table:table-cell office:value-type="float" office:value="1" table:style-name="ce84">
            <text:p>1<text:s/></text:p>
          </table:table-cell>
          <table:table-cell office:value-type="float" office:value="2850" table:style-name="ce84">
            <text:p>2,850<text:s/></text:p>
          </table:table-cell>
          <table:table-cell table:style-name="ce81"/>
          <table:table-cell office:value-type="string" table:style-name="ce83">
            <text:p>紡織業</text:p>
          </table:table-cell>
          <table:table-cell office:value-type="float" office:value="1" table:style-name="ce84">
            <text:p>1<text:s/></text:p>
          </table:table-cell>
          <table:table-cell office:value-type="float" office:value="3158.9906999999998" table:style-name="ce84">
            <text:p>3,159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荷蘭</text:p>
          </table:table-cell>
          <table:table-cell office:value-type="float" office:value="1" table:style-name="ce84">
            <text:p>1<text:s/></text:p>
          </table:table-cell>
          <table:table-cell office:value-type="float" office:value="23.52" table:style-name="ce84">
            <text:p>24<text:s/></text:p>
          </table:table-cell>
          <table:table-cell table:style-name="ce81"/>
          <table:table-cell office:value-type="string" table:style-name="ce83">
            <text:p>機械設備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2000" table:style-name="ce84">
            <text:p>2,0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尼加拉瓜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塑膠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048.5400999999999" table:style-name="ce84">
            <text:p>1,049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薩爾瓦多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基本金屬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040" table:style-name="ce84">
            <text:p>1,04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捷克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藥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000" table:style-name="ce84">
            <text:p>1,0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紐西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食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000" table:style-name="ce84">
            <text:p>1,0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澳大利亞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皮革、毛皮及其製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600" table:style-name="ce84">
            <text:p>6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巴西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資訊及通訊傳播業</text:p>
          </table:table-cell>
          <table:table-cell office:value-type="float" office:value="2" table:style-name="ce84">
            <text:p>2<text:s/></text:p>
          </table:table-cell>
          <table:table-cell office:value-type="float" office:value="507.41899999999998" table:style-name="ce84">
            <text:p>507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德國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成衣及服飾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500" table:style-name="ce84">
            <text:p>50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法國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住宿及餐飲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加拿大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用水供應及污染整治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韓國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電力及燃氣供應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非洲地區</text:p>
          </table:table-cell>
          <table:table-cell office:value-type="float" office:value="0" table:style-name="ce84">
            <text:p>0<text:s/></text:p>
          </table:table-cell>
          <table:table-cell office:value-type="float" office:value="1040" table:style-name="ce84">
            <text:p>1,040<text:s/></text:p>
          </table:table-cell>
          <table:table-cell table:style-name="ce81"/>
          <table:table-cell office:value-type="string" table:style-name="ce83">
            <text:p>產業用機械設備維修及安裝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亞洲其他地區</text:p>
          </table:table-cell>
          <table:table-cell office:value-type="float" office:value="5" table:style-name="ce84">
            <text:p>5<text:s/></text:p>
          </table:table-cell>
          <table:table-cell office:value-type="float" office:value="23550" table:style-name="ce84">
            <text:p>23,550<text:s/></text:p>
          </table:table-cell>
          <table:table-cell table:style-name="ce81"/>
          <table:table-cell office:value-type="string" table:style-name="ce83">
            <text:p>非金屬礦物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歐洲其他地區</text:p>
          </table:table-cell>
          <table:table-cell office:value-type="float" office:value="2" table:style-name="ce84">
            <text:p>2<text:s/></text:p>
          </table:table-cell>
          <table:table-cell office:value-type="float" office:value="17170.157999999999" table:style-name="ce84">
            <text:p>17,170<text:s/></text:p>
          </table:table-cell>
          <table:table-cell table:style-name="ce81"/>
          <table:table-cell office:value-type="string" table:style-name="ce83">
            <text:p>橡膠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中南美洲其他地區</text:p>
          </table:table-cell>
          <table:table-cell office:value-type="float" office:value="0" table:style-name="ce84">
            <text:p>0<text:s/></text:p>
          </table:table-cell>
          <table:table-cell office:value-type="float" office:value="1600" table:style-name="ce84">
            <text:p>1,600<text:s/></text:p>
          </table:table-cell>
          <table:table-cell table:style-name="ce81"/>
          <table:table-cell office:value-type="string" table:style-name="ce83">
            <text:p>石油及煤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3">
            <text:p>大洋洲其他地區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style-name="ce81"/>
          <table:table-cell office:value-type="string" table:style-name="ce83">
            <text:p>印刷及資料儲存媒體複製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6">
            <text:p>合計</text:p>
          </table:table-cell>
          <table:table-cell office:value-type="float" office:value="56" table:style-name="ce87">
            <text:p>56<text:s/></text:p>
          </table:table-cell>
          <table:table-cell office:value-type="float" office:value="1306990.7429" table:style-name="ce87">
            <text:p>1,306,991<text:s/></text:p>
          </table:table-cell>
          <table:table-cell table:style-name="ce81"/>
          <table:table-cell office:value-type="string" table:style-name="ce83">
            <text:p>紙漿、紙及紙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木竹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菸草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飲業料製造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礦業及土石採取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農、林、漁、牧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其他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2900" table:style-name="ce84">
            <text:p>2,90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3">
            <text:p>其他運輸工具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90"/>
          <table:table-cell table:style-name="ce91"/>
          <table:table-cell table:style-name="ce92"/>
          <table:table-cell table:style-name="ce81"/>
          <table:table-cell office:value-type="string" table:style-name="ce86">
            <text:p>合計</text:p>
          </table:table-cell>
          <table:table-cell office:value-type="float" office:value="56" table:style-name="ce87">
            <text:p>56<text:s/></text:p>
          </table:table-cell>
          <table:table-cell office:value-type="float" office:value="1306990.7429" table:style-name="ce87">
            <text:p>1,306,991<text:s/></text:p>
          </table:table-cell>
          <table:table-cell table:number-columns-repeated="16377"/>
        </table:table-row>
        <table:table-row table:number-rows-repeated="2" table:style-name="ro13">
          <table:table-cell table:style-name="ce90"/>
          <table:table-cell table:style-name="ce91"/>
          <table:table-cell table:style-name="ce92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8">
          <table:table-cell office:value-type="string" table:style-name="ce93">
            <text:p>107年5月份</text:p>
          </table:table-cell>
          <table:table-cell office:value-type="string" table:style-name="ce93">
            <text:p>對外投資 (續)</text:p>
          </table:table-cell>
          <table:table-cell table:style-name="ce94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4">
          <table:table-cell office:value-type="string" table:number-columns-spanned="3" table:number-rows-spanned="1" table:style-name="ce111">
            <text:p>分業統計表</text:p>
          </table:table-cell>
          <table:covered-table-cell table:number-columns-repeated="2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4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number-columns-spanned="1" table:number-rows-spanned="2" table:style-name="ce109">
            <text:p>行 <text:s text:c="9"/>業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8">
          <table:covered-table-cell/>
          <table:covered-table-cell/>
          <table:covered-table-cell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4">
          <table:table-cell office:value-type="string" table:style-name="ce95">
            <text:p><text:s text:c="4"/>證券期貨及其他金融業</text:p>
          </table:table-cell>
          <table:table-cell office:value-type="float" office:value="8" table:style-name="ce96">
            <text:p>8<text:s/></text:p>
          </table:table-cell>
          <table:table-cell office:value-type="float" office:value="758111.63529999997" table:style-name="ce96">
            <text:p>758,112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金融中介業</text:p>
          </table:table-cell>
          <table:table-cell office:value-type="float" office:value="2" table:style-name="ce96">
            <text:p>2<text:s/></text:p>
          </table:table-cell>
          <table:table-cell office:value-type="float" office:value="176864.0037" table:style-name="ce96">
            <text:p>176,864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保險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金融控股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13" table:style-name="ce98">
            <text:p>13<text:s/></text:p>
          </table:table-cell>
          <table:table-cell office:value-type="float" office:value="962349.15899999999" table:style-name="ce98">
            <text:p>962,349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專業、科學及技術服務業</text:p>
          </table:table-cell>
          <table:table-cell office:value-type="float" office:value="4" table:style-name="ce96">
            <text:p>4<text:s/></text:p>
          </table:table-cell>
          <table:table-cell office:value-type="float" office:value="9283.4735999999994" table:style-name="ce96">
            <text:p>9,283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醫療保健及社會工作服務業</text:p>
          </table:table-cell>
          <table:table-cell office:value-type="float" office:value="1" table:style-name="ce96">
            <text:p>1<text:s/></text:p>
          </table:table-cell>
          <table:table-cell office:value-type="float" office:value="750" table:style-name="ce96">
            <text:p>75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支援服務業</text:p>
          </table:table-cell>
          <table:table-cell office:value-type="float" office:value="1" table:style-name="ce96">
            <text:p>1<text:s/></text:p>
          </table:table-cell>
          <table:table-cell office:value-type="float" office:value="21" table:style-name="ce96">
            <text:p>21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其他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藝術、娛樂及休閒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教育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5">
            <text:p><text:s text:c="4"/>公共行政及國防；強制性社會安全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6" table:style-name="ce98">
            <text:p>6<text:s/></text:p>
          </table:table-cell>
          <table:table-cell office:value-type="float" office:value="10054.473599999999" table:style-name="ce98">
            <text:p>10,054<text:s/></text:p>
          </table:table-cell>
          <table:table-cell table:style-name="ce81"/>
          <table:table-cell table:number-columns-repeated="3" table:style-name="ce1"/>
          <table:table-cell table:number-columns-repeated="16377"/>
        </table:table-row>
        <table:table-row table:number-rows-repeated="30" table:style-name="ro13">
          <table:table-cell table:style-name="ce90"/>
          <table:table-cell table:style-name="ce91"/>
          <table:table-cell table:style-name="ce92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3">
          <table:table-cell table:number-columns-repeated="2" table:style-name="ce80"/>
          <table:table-cell table:style-name="ce1"/>
          <table:table-cell table:style-name="ce81"/>
          <table:table-cell table:style-name="ce99"/>
          <table:table-cell table:style-name="ce100"/>
          <table:table-cell table:style-name="ce101"/>
          <table:table-cell table:number-columns-repeated="16377"/>
        </table:table-row>
        <table:table-row table:style-name="ro12">
          <table:table-cell office:value-type="string" table:style-name="ce79">
            <text:p>107年5月份</text:p>
          </table:table-cell>
          <table:table-cell office:value-type="string" table:style-name="ce80">
            <text:p>大陸投資</text:p>
          </table:table-cell>
          <table:table-cell table:style-name="ce1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2">
          <table:table-cell office:value-type="string" table:number-columns-spanned="3" table:number-rows-spanned="1" table:style-name="ce108">
            <text:p>分區統計表</text:p>
          </table:table-cell>
          <table:covered-table-cell table:number-columns-repeated="2"/>
          <table:table-cell table:style-name="ce81"/>
          <table:table-cell office:value-type="string" table:number-columns-spanned="3" table:number-rows-spanned="1" table:style-name="ce108">
            <text:p>分業統計表</text:p>
          </table:table-cell>
          <table:covered-table-cell table:number-columns-repeated="2"/>
          <table:table-cell table:number-columns-repeated="16377"/>
        </table:table-row>
        <table:table-row table:style-name="ro12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style-name="ce81"/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number-columns-repeated="16377"/>
        </table:table-row>
        <table:table-row table:style-name="ro12">
          <table:table-cell office:value-type="string" table:number-columns-spanned="1" table:number-rows-spanned="2" table:style-name="ce109">
            <text:p>地 <text:s text:c="9"/>區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style-name="ce81"/>
          <table:table-cell office:value-type="string" table:number-columns-spanned="1" table:number-rows-spanned="2" table:style-name="ce109">
            <text:p>行 <text:s text:c="3"/>業 <text:s text:c="3"/>別</text:p>
          </table:table-cell>
          <table:table-cell office:value-type="string" table:number-columns-spanned="1" table:number-rows-spanned="2" table:style-name="ce110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number-columns-repeated="16377"/>
        </table:table-row>
        <table:table-row table:style-name="ro12">
          <table:covered-table-cell/>
          <table:covered-table-cell/>
          <table:covered-table-cell/>
          <table:table-cell table:style-name="ce81"/>
          <table:covered-table-cell/>
          <table:covered-table-cell/>
          <table:covered-table-cell/>
          <table:table-cell table:number-columns-repeated="16377"/>
        </table:table-row>
        <table:table-row table:style-name="ro13">
          <table:table-cell office:value-type="string" table:style-name="ce102">
            <text:p>廣東省</text:p>
          </table:table-cell>
          <table:table-cell office:value-type="float" office:value="8" table:style-name="ce103">
            <text:p>8<text:s/></text:p>
          </table:table-cell>
          <table:table-cell office:value-type="float" office:value="308588.38429999998" table:style-name="ce103">
            <text:p>308,588<text:s/></text:p>
          </table:table-cell>
          <table:table-cell table:style-name="ce81"/>
          <table:table-cell office:value-type="string" table:style-name="ce83">
            <text:p>電子零組件製造業</text:p>
          </table:table-cell>
          <table:table-cell office:value-type="float" office:value="10" table:style-name="ce84">
            <text:p>10<text:s/></text:p>
          </table:table-cell>
          <table:table-cell office:value-type="float" office:value="289722.78080000001" table:style-name="ce84">
            <text:p>289,723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江蘇省</text:p>
          </table:table-cell>
          <table:table-cell office:value-type="float" office:value="19" table:style-name="ce103">
            <text:p>19<text:s/></text:p>
          </table:table-cell>
          <table:table-cell office:value-type="float" office:value="299406.08360000001" table:style-name="ce103">
            <text:p>299,406<text:s/></text:p>
          </table:table-cell>
          <table:table-cell table:style-name="ce81"/>
          <table:table-cell office:value-type="string" table:style-name="ce83">
            <text:p>基本金屬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40000" table:style-name="ce84">
            <text:p>140,00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上海市</text:p>
          </table:table-cell>
          <table:table-cell office:value-type="float" office:value="13" table:style-name="ce103">
            <text:p>13<text:s/></text:p>
          </table:table-cell>
          <table:table-cell office:value-type="float" office:value="98021.300399999993" table:style-name="ce103">
            <text:p>98,021<text:s/></text:p>
          </table:table-cell>
          <table:table-cell table:style-name="ce81"/>
          <table:table-cell office:value-type="string" table:style-name="ce83">
            <text:p>電腦、電子產品及光學製品製造業</text:p>
          </table:table-cell>
          <table:table-cell office:value-type="float" office:value="3" table:style-name="ce84">
            <text:p>3<text:s/></text:p>
          </table:table-cell>
          <table:table-cell office:value-type="float" office:value="83982.115900000004" table:style-name="ce84">
            <text:p>83,982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湖北省</text:p>
          </table:table-cell>
          <table:table-cell office:value-type="float" office:value="2" table:style-name="ce103">
            <text:p>2<text:s/></text:p>
          </table:table-cell>
          <table:table-cell office:value-type="float" office:value="32035.523799999999" table:style-name="ce103">
            <text:p>32,036<text:s/></text:p>
          </table:table-cell>
          <table:table-cell table:style-name="ce81"/>
          <table:table-cell office:value-type="string" table:style-name="ce83">
            <text:p>機械設備製造業</text:p>
          </table:table-cell>
          <table:table-cell office:value-type="float" office:value="6" table:style-name="ce84">
            <text:p>6<text:s/></text:p>
          </table:table-cell>
          <table:table-cell office:value-type="float" office:value="74747.9372" table:style-name="ce84">
            <text:p>74,748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安徽省</text:p>
          </table:table-cell>
          <table:table-cell office:value-type="float" office:value="4" table:style-name="ce103">
            <text:p>4<text:s/></text:p>
          </table:table-cell>
          <table:table-cell office:value-type="float" office:value="30014.185000000001" table:style-name="ce103">
            <text:p>30,014<text:s/></text:p>
          </table:table-cell>
          <table:table-cell table:style-name="ce81"/>
          <table:table-cell office:value-type="string" table:style-name="ce83">
            <text:p>批發及零售業</text:p>
          </table:table-cell>
          <table:table-cell office:value-type="float" office:value="20" table:style-name="ce84">
            <text:p>20<text:s/></text:p>
          </table:table-cell>
          <table:table-cell office:value-type="float" office:value="72017.351800000004" table:style-name="ce84">
            <text:p>72,017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湖南省</text:p>
          </table:table-cell>
          <table:table-cell office:value-type="float" office:value="1" table:style-name="ce103">
            <text:p>1<text:s/></text:p>
          </table:table-cell>
          <table:table-cell office:value-type="float" office:value="25300" table:style-name="ce103">
            <text:p>25,300<text:s/></text:p>
          </table:table-cell>
          <table:table-cell table:style-name="ce81"/>
          <table:table-cell office:value-type="string" table:style-name="ce83">
            <text:p>電力設備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48959.031000000003" table:style-name="ce84">
            <text:p>48,959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浙江省</text:p>
          </table:table-cell>
          <table:table-cell office:value-type="float" office:value="4" table:style-name="ce103">
            <text:p>4<text:s/></text:p>
          </table:table-cell>
          <table:table-cell office:value-type="float" office:value="20830.2" table:style-name="ce103">
            <text:p>20,830<text:s/></text:p>
          </table:table-cell>
          <table:table-cell table:style-name="ce81"/>
          <table:table-cell office:value-type="string" table:style-name="ce83">
            <text:p>工商服務業</text:p>
          </table:table-cell>
          <table:table-cell office:value-type="float" office:value="8" table:style-name="ce84">
            <text:p>8<text:s/></text:p>
          </table:table-cell>
          <table:table-cell office:value-type="float" office:value="36880.071199999998" table:style-name="ce84">
            <text:p>36,88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江西省</text:p>
          </table:table-cell>
          <table:table-cell office:value-type="float" office:value="1" table:style-name="ce103">
            <text:p>1<text:s/></text:p>
          </table:table-cell>
          <table:table-cell office:value-type="float" office:value="14430" table:style-name="ce103">
            <text:p>14,430<text:s/></text:p>
          </table:table-cell>
          <table:table-cell table:style-name="ce81"/>
          <table:table-cell office:value-type="string" table:style-name="ce83">
            <text:p>汽車及其零件製造業</text:p>
          </table:table-cell>
          <table:table-cell office:value-type="float" office:value="2" table:style-name="ce84">
            <text:p>2<text:s/></text:p>
          </table:table-cell>
          <table:table-cell office:value-type="float" office:value="27189.5" table:style-name="ce84">
            <text:p>27,19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福建省</text:p>
          </table:table-cell>
          <table:table-cell office:value-type="float" office:value="5" table:style-name="ce103">
            <text:p>5<text:s/></text:p>
          </table:table-cell>
          <table:table-cell office:value-type="float" office:value="12336.946099999999" table:style-name="ce103">
            <text:p>12,337<text:s/></text:p>
          </table:table-cell>
          <table:table-cell table:style-name="ce81"/>
          <table:table-cell office:value-type="string" table:style-name="ce83">
            <text:p>紡織業</text:p>
          </table:table-cell>
          <table:table-cell office:value-type="float" office:value="4" table:style-name="ce84">
            <text:p>4<text:s/></text:p>
          </table:table-cell>
          <table:table-cell office:value-type="float" office:value="23800" table:style-name="ce84">
            <text:p>23,80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北京市</text:p>
          </table:table-cell>
          <table:table-cell office:value-type="float" office:value="2" table:style-name="ce103">
            <text:p>2<text:s/></text:p>
          </table:table-cell>
          <table:table-cell office:value-type="float" office:value="9805.84" table:style-name="ce103">
            <text:p>9,806<text:s/></text:p>
          </table:table-cell>
          <table:table-cell table:style-name="ce81"/>
          <table:table-cell office:value-type="string" table:style-name="ce83">
            <text:p>金融及保險業</text:p>
          </table:table-cell>
          <table:table-cell office:value-type="float" office:value="0" table:style-name="ce84">
            <text:p>0<text:s/></text:p>
          </table:table-cell>
          <table:table-cell office:value-type="float" office:value="18848.0789" table:style-name="ce84">
            <text:p>18,848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廣西壯族自治區</text:p>
          </table:table-cell>
          <table:table-cell office:value-type="float" office:value="1" table:style-name="ce103">
            <text:p>1<text:s/></text:p>
          </table:table-cell>
          <table:table-cell office:value-type="float" office:value="471.69900000000001" table:style-name="ce103">
            <text:p>472<text:s/></text:p>
          </table:table-cell>
          <table:table-cell table:style-name="ce81"/>
          <table:table-cell office:value-type="string" table:style-name="ce83">
            <text:p>化學材料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4023.85" table:style-name="ce84">
            <text:p>4,024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天津市</text:p>
          </table:table-cell>
          <table:table-cell office:value-type="float" office:value="0" table:style-name="ce103">
            <text:p>0<text:s/></text:p>
          </table:table-cell>
          <table:table-cell office:value-type="float" office:value="260.49889999999999" table:style-name="ce103">
            <text:p>260<text:s/></text:p>
          </table:table-cell>
          <table:table-cell table:style-name="ce81"/>
          <table:table-cell office:value-type="string" table:style-name="ce83">
            <text:p>金屬製品製造業</text:p>
          </table:table-cell>
          <table:table-cell office:value-type="float" office:value="3" table:style-name="ce84">
            <text:p>3<text:s/></text:p>
          </table:table-cell>
          <table:table-cell office:value-type="float" office:value="2431.7579999999998" table:style-name="ce84">
            <text:p>2,432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雲南省</text:p>
          </table:table-cell>
          <table:table-cell office:value-type="float" office:value="1" table:style-name="ce103">
            <text:p>1<text:s/></text:p>
          </table:table-cell>
          <table:table-cell office:value-type="float" office:value="157.233" table:style-name="ce103">
            <text:p>157<text:s/></text:p>
          </table:table-cell>
          <table:table-cell table:style-name="ce81"/>
          <table:table-cell office:value-type="string" table:style-name="ce83">
            <text:p>農、林、漁、牧業</text:p>
          </table:table-cell>
          <table:table-cell office:value-type="float" office:value="3" table:style-name="ce84">
            <text:p>3<text:s/></text:p>
          </table:table-cell>
          <table:table-cell office:value-type="float" office:value="1990.4673" table:style-name="ce84">
            <text:p>1,99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重慶市</text:p>
          </table:table-cell>
          <table:table-cell office:value-type="float" office:value="0" table:style-name="ce103">
            <text:p>0<text:s/></text:p>
          </table:table-cell>
          <table:table-cell office:value-type="float" office:value="30.472000000000001" table:style-name="ce103">
            <text:p>30<text:s/></text:p>
          </table:table-cell>
          <table:table-cell table:style-name="ce81"/>
          <table:table-cell office:value-type="string" table:style-name="ce83">
            <text:p>化學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400" table:style-name="ce84">
            <text:p>1,40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四川省</text:p>
          </table:table-cell>
          <table:table-cell office:value-type="float" office:value="1" table:style-name="ce103">
            <text:p>1<text:s/></text:p>
          </table:table-cell>
          <table:table-cell office:value-type="float" office:value="19.954999999999998" table:style-name="ce103">
            <text:p>20<text:s/></text:p>
          </table:table-cell>
          <table:table-cell table:style-name="ce81"/>
          <table:table-cell office:value-type="string" table:style-name="ce83">
            <text:p>住宿及餐飲業</text:p>
          </table:table-cell>
          <table:table-cell office:value-type="float" office:value="0" table:style-name="ce84">
            <text:p>0<text:s/></text:p>
          </table:table-cell>
          <table:table-cell office:value-type="float" office:value="1005.84" table:style-name="ce84">
            <text:p>1,006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西南地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橡膠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994.44299999999998" table:style-name="ce84">
            <text:p>994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中南地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資訊及通訊傳播業</text:p>
          </table:table-cell>
          <table:table-cell office:value-type="float" office:value="0" table:style-name="ce84">
            <text:p>0<text:s/></text:p>
          </table:table-cell>
          <table:table-cell office:value-type="float" office:value="565.89" table:style-name="ce84">
            <text:p>566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華東地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食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238.69" table:style-name="ce84">
            <text:p>239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東北地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營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127" table:style-name="ce84">
            <text:p>127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華北地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藥品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19.954999999999998" table:style-name="ce84">
            <text:p>2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西北地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不動產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西藏自治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運輸及倉儲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貴州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用水供應及污染整治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海南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電力及燃氣供應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河南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產業用機械設備維修及安裝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山東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家具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黑龍江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非金屬礦物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吉林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塑膠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遼寧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石油及煤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內蒙古自治區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印刷及資料儲存媒體複製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山西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紙漿、紙及紙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102">
            <text:p>河北省</text:p>
          </table:table-cell>
          <table:table-cell office:value-type="float" office:value="0" table:style-name="ce103">
            <text:p>0<text:s/></text:p>
          </table:table-cell>
          <table:table-cell office:value-type="float" office:value="0" table:style-name="ce103">
            <text:p>0<text:s/></text:p>
          </table:table-cell>
          <table:table-cell table:style-name="ce81"/>
          <table:table-cell office:value-type="string" table:style-name="ce83">
            <text:p>木竹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office:value-type="string" table:style-name="ce86">
            <text:p>合計</text:p>
          </table:table-cell>
          <table:table-cell office:value-type="float" office:value="62" table:style-name="ce87">
            <text:p>62<text:s/></text:p>
          </table:table-cell>
          <table:table-cell office:value-type="float" office:value="851708.32109999994" table:style-name="ce87">
            <text:p>851,708<text:s/></text:p>
          </table:table-cell>
          <table:table-cell table:style-name="ce81"/>
          <table:table-cell office:value-type="string" table:style-name="ce83">
            <text:p>皮革、毛皮及其製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成衣及服飾品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菸草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飲業料製造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礦業及土石採取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其他運輸工具製造業</text:p>
          </table:table-cell>
          <table:table-cell office:value-type="float" office:value="1" table:style-name="ce84">
            <text:p>1<text:s/></text:p>
          </table:table-cell>
          <table:table-cell office:value-type="float" office:value="22763.561000000002" table:style-name="ce84">
            <text:p>22,764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3">
            <text:p>其他製造業</text:p>
          </table:table-cell>
          <table:table-cell office:value-type="float" office:value="0" table:style-name="ce84">
            <text:p>0<text:s/></text:p>
          </table:table-cell>
          <table:table-cell office:value-type="float" office:value="0" table:style-name="ce84">
            <text:p>0<text:s/></text:p>
          </table:table-cell>
          <table:table-cell table:number-columns-repeated="16377"/>
        </table:table-row>
        <table:table-row table:style-name="ro13">
          <table:table-cell table:style-name="ce88"/>
          <table:table-cell table:number-columns-repeated="2" table:style-name="ce89"/>
          <table:table-cell table:style-name="ce81"/>
          <table:table-cell office:value-type="string" table:style-name="ce86">
            <text:p>合計</text:p>
          </table:table-cell>
          <table:table-cell office:value-type="float" office:value="62" table:style-name="ce87">
            <text:p>62<text:s/></text:p>
          </table:table-cell>
          <table:table-cell office:value-type="float" office:value="851708.32109999994" table:style-name="ce87">
            <text:p>851,708<text:s/></text:p>
          </table:table-cell>
          <table:table-cell table:number-columns-repeated="16377"/>
        </table:table-row>
        <table:table-row table:style-name="ro13">
          <table:table-cell table:number-columns-repeated="2" table:style-name="ce80"/>
          <table:table-cell table:style-name="ce1"/>
          <table:table-cell table:style-name="ce81"/>
          <table:table-cell table:number-columns-repeated="3" table:style-name="ce1"/>
          <table:table-cell table:number-columns-repeated="16377"/>
        </table:table-row>
        <table:table-row table:style-name="ro13">
          <table:table-cell table:number-columns-repeated="2" table:style-name="ce80"/>
          <table:table-cell table:style-name="ce1"/>
          <table:table-cell table:style-name="ce81"/>
          <table:table-cell table:style-name="ce99"/>
          <table:table-cell table:style-name="ce100"/>
          <table:table-cell table:style-name="ce101"/>
          <table:table-cell table:number-columns-repeated="16377"/>
        </table:table-row>
        <table:table-row table:style-name="ro5">
          <table:table-cell table:number-columns-repeated="2" table:style-name="ce80"/>
          <table:table-cell table:style-name="ce1"/>
          <table:table-cell table:style-name="ce81"/>
          <table:table-cell table:style-name="ce104"/>
          <table:table-cell table:number-columns-repeated="1019" table:style-name="ce81"/>
          <table:table-cell table:number-columns-repeated="15360"/>
        </table:table-row>
        <table:table-row table:style-name="ro15">
          <table:table-cell office:value-type="string" table:style-name="ce93">
            <text:p>107年5月份</text:p>
          </table:table-cell>
          <table:table-cell office:value-type="string" table:style-name="ce93">
            <text:p>大陸投資 (續)</text:p>
          </table:table-cell>
          <table:table-cell table:style-name="ce94"/>
          <table:table-cell table:number-columns-repeated="16381"/>
        </table:table-row>
        <table:table-row table:style-name="ro14">
          <table:table-cell office:value-type="string" table:number-columns-spanned="3" table:number-rows-spanned="1" table:style-name="ce111">
            <text:p>分區統計表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number-columns-repeated="16381"/>
        </table:table-row>
        <table:table-row table:style-name="ro8">
          <table:table-cell office:value-type="string" table:number-columns-spanned="1" table:number-rows-spanned="2" table:style-name="ce109">
            <text:p>地 <text:s text:c="9"/>區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number-columns-repeated="16381"/>
        </table:table-row>
        <table:table-row table:style-name="ro14">
          <table:covered-table-cell/>
          <table:covered-table-cell/>
          <table:covered-table-cell/>
          <table:table-cell table:number-columns-repeated="16381"/>
        </table:table-row>
        <table:table-row table:style-name="ro5">
          <table:table-cell office:value-type="string" table:style-name="ce95">
            <text:p><text:s text:c="4"/>深圳</text:p>
          </table:table-cell>
          <table:table-cell office:value-type="float" office:value="2" table:style-name="ce96">
            <text:p>2<text:s/></text:p>
          </table:table-cell>
          <table:table-cell office:value-type="float" office:value="113777.72199999999" table:style-name="ce96">
            <text:p>113,778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東莞</text:p>
          </table:table-cell>
          <table:table-cell office:value-type="float" office:value="1" table:style-name="ce96">
            <text:p>1<text:s/></text:p>
          </table:table-cell>
          <table:table-cell office:value-type="float" office:value="18437.362000000001" table:style-name="ce96">
            <text:p>18,437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廣州</text:p>
          </table:table-cell>
          <table:table-cell office:value-type="float" office:value="1" table:style-name="ce96">
            <text:p>1<text:s/></text:p>
          </table:table-cell>
          <table:table-cell office:value-type="float" office:value="60.679600000000001" table:style-name="ce96">
            <text:p>61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湛江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105">
            <text:p><text:s text:c="4"/>其他地區</text:p>
          </table:table-cell>
          <table:table-cell office:value-type="float" office:value="4" table:style-name="ce106">
            <text:p>4<text:s/></text:p>
          </table:table-cell>
          <table:table-cell office:value-type="float" office:value="176312.6207" table:style-name="ce106">
            <text:p>176,313<text:s/></text:p>
          </table:table-cell>
          <table:table-cell table:number-columns-repeated="16381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8" table:style-name="ce98">
            <text:p>8<text:s/></text:p>
          </table:table-cell>
          <table:table-cell office:value-type="float" office:value="308588.38429999998" table:style-name="ce98">
            <text:p>308,588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廈門</text:p>
          </table:table-cell>
          <table:table-cell office:value-type="float" office:value="3" table:style-name="ce96">
            <text:p>3<text:s/></text:p>
          </table:table-cell>
          <table:table-cell office:value-type="float" office:value="4690.1409999999996" table:style-name="ce96">
            <text:p>4,690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福州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105">
            <text:p><text:s text:c="4"/>其他地區</text:p>
          </table:table-cell>
          <table:table-cell office:value-type="float" office:value="2" table:style-name="ce96">
            <text:p>2<text:s/></text:p>
          </table:table-cell>
          <table:table-cell office:value-type="float" office:value="7646.8050999999996" table:style-name="ce106">
            <text:p>7,647<text:s/></text:p>
          </table:table-cell>
          <table:table-cell table:number-columns-repeated="16381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5" table:style-name="ce107">
            <text:p>5<text:s/></text:p>
          </table:table-cell>
          <table:table-cell office:value-type="float" office:value="12336.946099999999" table:style-name="ce107">
            <text:p>12,337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上海市</text:p>
          </table:table-cell>
          <table:table-cell office:value-type="float" office:value="13" table:style-name="ce96">
            <text:p>13<text:s/></text:p>
          </table:table-cell>
          <table:table-cell office:value-type="float" office:value="98021.300399999993" table:style-name="ce96">
            <text:p>98,021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南京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105">
            <text:p><text:s text:c="4"/>其他地區</text:p>
          </table:table-cell>
          <table:table-cell office:value-type="float" office:value="19" table:style-name="ce106">
            <text:p>19<text:s/></text:p>
          </table:table-cell>
          <table:table-cell office:value-type="float" office:value="299406.08360000001" table:style-name="ce106">
            <text:p>299,406<text:s/></text:p>
          </table:table-cell>
          <table:table-cell table:number-columns-repeated="16381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32" table:style-name="ce98">
            <text:p>32<text:s/></text:p>
          </table:table-cell>
          <table:table-cell office:value-type="float" office:value="397427.38400000002" table:style-name="ce98">
            <text:p>397,427<text:s/></text:p>
          </table:table-cell>
          <table:table-cell table:number-columns-repeated="16381"/>
        </table:table-row>
        <table:table-row table:number-rows-repeated="2" table:style-name="ro5">
          <table:table-cell table:number-columns-repeated="3" table:style-name="ce1"/>
          <table:table-cell table:number-columns-repeated="16381"/>
        </table:table-row>
        <table:table-row table:style-name="ro8">
          <table:table-cell office:value-type="string" table:style-name="ce93">
            <text:p>107年5月份</text:p>
          </table:table-cell>
          <table:table-cell office:value-type="string" table:style-name="ce93">
            <text:p>大陸投資 (續)</text:p>
          </table:table-cell>
          <table:table-cell table:style-name="ce94"/>
          <table:table-cell table:number-columns-repeated="16381"/>
        </table:table-row>
        <table:table-row table:style-name="ro14">
          <table:table-cell office:value-type="string" table:number-columns-spanned="3" table:number-rows-spanned="1" table:style-name="ce111">
            <text:p>分業統計表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table:number-columns-repeated="2" table:style-name="ce1"/>
          <table:table-cell office:value-type="string" table:style-name="ce81">
            <text:p>單位：千美元</text:p>
          </table:table-cell>
          <table:table-cell table:number-columns-repeated="16381"/>
        </table:table-row>
        <table:table-row table:style-name="ro5">
          <table:table-cell office:value-type="string" table:number-columns-spanned="1" table:number-rows-spanned="2" table:style-name="ce109">
            <text:p>行 <text:s text:c="9"/>業</text:p>
          </table:table-cell>
          <table:table-cell office:value-type="string" table:number-columns-spanned="1" table:number-rows-spanned="2" table:style-name="ce109">
            <text:p>件 數</text:p>
          </table:table-cell>
          <table:table-cell office:value-type="string" table:number-columns-spanned="1" table:number-rows-spanned="2" table:style-name="ce109">
            <text:p>核 准 金 額</text:p>
          </table:table-cell>
          <table:table-cell table:number-columns-repeated="16381"/>
        </table:table-row>
        <table:table-row table:style-name="ro5">
          <table:covered-table-cell/>
          <table:covered-table-cell/>
          <table:covered-table-cell/>
          <table:table-cell table:number-columns-repeated="16381"/>
        </table:table-row>
        <table:table-row table:style-name="ro5">
          <table:table-cell office:value-type="string" table:style-name="ce95">
            <text:p><text:s text:c="4"/>金融中介業</text:p>
          </table:table-cell>
          <table:table-cell office:value-type="float" office:value="0" table:style-name="ce96">
            <text:p>0<text:s/></text:p>
          </table:table-cell>
          <table:table-cell office:value-type="float" office:value="18848.0789" table:style-name="ce96">
            <text:p>18,848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證券期貨及其他金融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保險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金融控股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0" table:style-name="ce98">
            <text:p>0<text:s/></text:p>
          </table:table-cell>
          <table:table-cell office:value-type="float" office:value="18848.0789" table:style-name="ce98">
            <text:p>18,848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支援服務業</text:p>
          </table:table-cell>
          <table:table-cell office:value-type="float" office:value="1" table:style-name="ce96">
            <text:p>1<text:s/></text:p>
          </table:table-cell>
          <table:table-cell office:value-type="float" office:value="28111.491999999998" table:style-name="ce96">
            <text:p>28,111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專業、科學及技術服務業</text:p>
          </table:table-cell>
          <table:table-cell office:value-type="float" office:value="7" table:style-name="ce96">
            <text:p>7<text:s/></text:p>
          </table:table-cell>
          <table:table-cell office:value-type="float" office:value="5752.7061999999996" table:style-name="ce96">
            <text:p>5,753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醫療保健及社會工作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3015.873" table:style-name="ce96">
            <text:p>3,016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其他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藝術、娛樂及休閒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教育服務業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5">
            <text:p><text:s text:c="4"/>公共行政及國防；強制性社會安全</text:p>
          </table:table-cell>
          <table:table-cell office:value-type="float" office:value="0" table:style-name="ce96">
            <text:p>0<text:s/></text:p>
          </table:table-cell>
          <table:table-cell office:value-type="float" office:value="0" table:style-name="ce96">
            <text:p>0<text:s/></text:p>
          </table:table-cell>
          <table:table-cell table:number-columns-repeated="16381"/>
        </table:table-row>
        <table:table-row table:style-name="ro5">
          <table:table-cell office:value-type="string" table:style-name="ce97">
            <text:p><text:s text:c="4"/>小計</text:p>
          </table:table-cell>
          <table:table-cell office:value-type="float" office:value="8" table:style-name="ce98">
            <text:p>8<text:s/></text:p>
          </table:table-cell>
          <table:table-cell office:value-type="float" office:value="36880.071199999998" table:style-name="ce98">
            <text:p>36,880<text:s/></text:p>
          </table:table-cell>
          <table:table-cell table:number-columns-repeated="16381"/>
        </table:table-row>
        <table:table-row table:number-rows-repeated="9" table:style-name="ro5">
          <table:table-cell table:number-columns-repeated="4" table:style-name="ce81"/>
          <table:table-cell table:number-columns-repeated="16380"/>
        </table:table-row>
        <table:table-row table:number-rows-repeated="75" table:style-name="ro5">
          <table:table-cell table:number-columns-repeated="16384"/>
        </table:table-row>
        <table:table-row table:number-rows-repeated="1048213" table:style-name="ro12">
          <table:table-cell table:number-columns-repeated="16384"/>
        </table:table-row>
      </table:table>
      <table:table table:name="單年累計" table:style-name="ta4">
        <table:table-column table:style-name="co29" table:default-cell-style-name="ce147"/>
        <table:table-column table:style-name="co30" table:default-cell-style-name="ce113"/>
        <table:table-column table:style-name="co1" table:default-cell-style-name="ce113"/>
        <table:table-column table:style-name="co31" table:default-cell-style-name="ce113"/>
        <table:table-column table:style-name="co32" table:default-cell-style-name="ce113"/>
        <table:table-column table:style-name="co1" table:default-cell-style-name="ce113"/>
        <table:table-column table:style-name="co33" table:default-cell-style-name="ce113"/>
        <table:table-column table:style-name="co9" table:number-columns-repeated="1017" table:default-cell-style-name="ce113"/>
        <table:table-column table:style-name="co10" table:number-columns-repeated="15360" table:default-cell-style-name="ce1"/>
        <table:table-row table:style-name="ro6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僑外投資分區統計表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6">
          <table:table-cell office:value-type="string" table:style-name="ce117">
            <text:p>地 <text:s text:c="3"/>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8">
            <text:p>佔核准金額比率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日本</text:p>
          </table:table-cell>
          <table:table-cell office:value-type="float" office:value="204" table:style-name="ce121">
            <text:p>204<text:s/></text:p>
          </table:table-cell>
          <table:table-cell office:value-type="float" office:value="888915.9436" table:style-name="ce121">
            <text:p>888,916<text:s/></text:p>
          </table:table-cell>
          <table:table-cell office:value-type="float" office:value="260565.66260000001" table:style-name="ce121">
            <text:p>260,566<text:s/></text:p>
          </table:table-cell>
          <table:table-cell office:value-type="float" office:value="628350.28099999996" table:style-name="ce121">
            <text:p>628,350<text:s/></text:p>
          </table:table-cell>
          <table:table-cell office:value-type="percentage" office:value="2.4114853612334701" table:style-name="ce122">
            <text:p>241.15%</text:p>
          </table:table-cell>
          <table:table-cell office:value-type="percentage" office:value="0.31846661284189998" table:style-name="ce122">
            <text:p>31.8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德國</text:p>
          </table:table-cell>
          <table:table-cell office:value-type="float" office:value="17" table:style-name="ce121">
            <text:p>17<text:s/></text:p>
          </table:table-cell>
          <table:table-cell office:value-type="float" office:value="620768.70530000003" table:style-name="ce121">
            <text:p>620,769<text:s/></text:p>
          </table:table-cell>
          <table:table-cell office:value-type="float" office:value="55814.417699999998" table:style-name="ce121">
            <text:p>55,814<text:s/></text:p>
          </table:table-cell>
          <table:table-cell office:value-type="float" office:value="564954.28760000004" table:style-name="ce121">
            <text:p>564,954<text:s/></text:p>
          </table:table-cell>
          <table:table-cell office:value-type="percentage" office:value="10.1220134667821" table:style-name="ce122">
            <text:p>1012.20%</text:p>
          </table:table-cell>
          <table:table-cell office:value-type="percentage" office:value="0.22239910124067" table:style-name="ce122">
            <text:p>22.2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加勒比海英國屬地</text:p>
          </table:table-cell>
          <table:table-cell office:value-type="float" office:value="105" table:style-name="ce121">
            <text:p>105<text:s/></text:p>
          </table:table-cell>
          <table:table-cell office:value-type="float" office:value="470061.83390000003" table:style-name="ce121">
            <text:p>470,062<text:s/></text:p>
          </table:table-cell>
          <table:table-cell office:value-type="float" office:value="662674.45420000004" table:style-name="ce121">
            <text:p>662,674<text:s/></text:p>
          </table:table-cell>
          <table:table-cell office:value-type="float" office:value="-192612.62030000001" table:style-name="ce121">
            <text:p>-192,613<text:s/></text:p>
          </table:table-cell>
          <table:table-cell office:value-type="percentage" office:value="-0.29065949212200698" table:style-name="ce122">
            <text:p>-29.07%</text:p>
          </table:table-cell>
          <table:table-cell office:value-type="percentage" office:value="0.16840624937170301" table:style-name="ce122">
            <text:p>16.8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美國</text:p>
          </table:table-cell>
          <table:table-cell office:value-type="float" office:value="103" table:style-name="ce121">
            <text:p>103<text:s/></text:p>
          </table:table-cell>
          <table:table-cell office:value-type="float" office:value="127611.69100000001" table:style-name="ce121">
            <text:p>127,612<text:s/></text:p>
          </table:table-cell>
          <table:table-cell office:value-type="float" office:value="131210.0165" table:style-name="ce121">
            <text:p>131,210<text:s/></text:p>
          </table:table-cell>
          <table:table-cell office:value-type="float" office:value="-3598.3254999999999" table:style-name="ce121">
            <text:p>-3,598<text:s/></text:p>
          </table:table-cell>
          <table:table-cell office:value-type="percentage" office:value="-2.74241677273168E-2" table:style-name="ce122">
            <text:p>-2.74%</text:p>
          </table:table-cell>
          <table:table-cell office:value-type="percentage" office:value="4.5718679346901901E-2" table:style-name="ce122">
            <text:p>4.57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荷蘭</text:p>
          </table:table-cell>
          <table:table-cell office:value-type="float" office:value="15" table:style-name="ce121">
            <text:p>15<text:s/></text:p>
          </table:table-cell>
          <table:table-cell office:value-type="float" office:value="126288.1354" table:style-name="ce121">
            <text:p>126,288<text:s/></text:p>
          </table:table-cell>
          <table:table-cell office:value-type="float" office:value="1644767.1200999999" table:style-name="ce121">
            <text:p>1,644,767<text:s/></text:p>
          </table:table-cell>
          <table:table-cell office:value-type="float" office:value="-1518478.9846999999" table:style-name="ce121">
            <text:p>-1,518,479<text:s/></text:p>
          </table:table-cell>
          <table:table-cell office:value-type="percentage" office:value="-0.92321822715405399" table:style-name="ce122">
            <text:p>-92.32%</text:p>
          </table:table-cell>
          <table:table-cell office:value-type="percentage" office:value="4.5244496976932398E-2" table:style-name="ce122">
            <text:p>4.5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薩摩亞</text:p>
          </table:table-cell>
          <table:table-cell office:value-type="float" office:value="75" table:style-name="ce121">
            <text:p>75<text:s/></text:p>
          </table:table-cell>
          <table:table-cell office:value-type="float" office:value="103870.4976" table:style-name="ce121">
            <text:p>103,870<text:s/></text:p>
          </table:table-cell>
          <table:table-cell office:value-type="float" office:value="132513.3499" table:style-name="ce121">
            <text:p>132,513<text:s/></text:p>
          </table:table-cell>
          <table:table-cell office:value-type="float" office:value="-28642.852299999999" table:style-name="ce121">
            <text:p>-28,643<text:s/></text:p>
          </table:table-cell>
          <table:table-cell office:value-type="percentage" office:value="-0.21615069214999899" table:style-name="ce122">
            <text:p>-21.62%</text:p>
          </table:table-cell>
          <table:table-cell office:value-type="percentage" office:value="3.7213063600713102E-2" table:style-name="ce122">
            <text:p>3.7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香港</text:p>
          </table:table-cell>
          <table:table-cell office:value-type="float" office:value="351" table:style-name="ce121">
            <text:p>351<text:s/></text:p>
          </table:table-cell>
          <table:table-cell office:value-type="float" office:value="96045.482300000003" table:style-name="ce121">
            <text:p>96,045<text:s/></text:p>
          </table:table-cell>
          <table:table-cell office:value-type="float" office:value="120252.628" table:style-name="ce121">
            <text:p>120,253<text:s/></text:p>
          </table:table-cell>
          <table:table-cell office:value-type="float" office:value="-24207.145700000001" table:style-name="ce121">
            <text:p>-24,207<text:s/></text:p>
          </table:table-cell>
          <table:table-cell office:value-type="percentage" office:value="-0.20130242559023301" table:style-name="ce122">
            <text:p>-20.13%</text:p>
          </table:table-cell>
          <table:table-cell office:value-type="percentage" office:value="3.4409642044412998E-2" table:style-name="ce122">
            <text:p>3.4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新加坡</text:p>
          </table:table-cell>
          <table:table-cell office:value-type="float" office:value="78" table:style-name="ce121">
            <text:p>78<text:s/></text:p>
          </table:table-cell>
          <table:table-cell office:value-type="float" office:value="28737.930499999999" table:style-name="ce121">
            <text:p>28,738<text:s/></text:p>
          </table:table-cell>
          <table:table-cell office:value-type="float" office:value="36567.594499999999" table:style-name="ce121">
            <text:p>36,568<text:s/></text:p>
          </table:table-cell>
          <table:table-cell office:value-type="float" office:value="-7829.6639999999998" table:style-name="ce121">
            <text:p>-7,830<text:s/></text:p>
          </table:table-cell>
          <table:table-cell office:value-type="percentage" office:value="-0.21411482234632601" table:style-name="ce122">
            <text:p>-21.41%</text:p>
          </table:table-cell>
          <table:table-cell office:value-type="percentage" office:value="1.0295766942098199E-2" table:style-name="ce122">
            <text:p>1.0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泰國</text:p>
          </table:table-cell>
          <table:table-cell office:value-type="float" office:value="10" table:style-name="ce121">
            <text:p>10<text:s/></text:p>
          </table:table-cell>
          <table:table-cell office:value-type="float" office:value="26769.3868" table:style-name="ce121">
            <text:p>26,769<text:s/></text:p>
          </table:table-cell>
          <table:table-cell office:value-type="float" office:value="1096.1694" table:style-name="ce121">
            <text:p>1,096<text:s/></text:p>
          </table:table-cell>
          <table:table-cell office:value-type="float" office:value="25673.217400000001" table:style-name="ce121">
            <text:p>25,673<text:s/></text:p>
          </table:table-cell>
          <table:table-cell office:value-type="percentage" office:value="23.420848456452099" table:style-name="ce122">
            <text:p>2342.08%</text:p>
          </table:table-cell>
          <table:table-cell office:value-type="percentage" office:value="9.5905085328145106E-3" table:style-name="ce122">
            <text:p>0.96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英國</text:p>
          </table:table-cell>
          <table:table-cell office:value-type="float" office:value="30" table:style-name="ce121">
            <text:p>30<text:s/></text:p>
          </table:table-cell>
          <table:table-cell office:value-type="float" office:value="20619.841400000001" table:style-name="ce121">
            <text:p>20,620<text:s/></text:p>
          </table:table-cell>
          <table:table-cell office:value-type="float" office:value="8717.1875999999993" table:style-name="ce121">
            <text:p>8,717<text:s/></text:p>
          </table:table-cell>
          <table:table-cell office:value-type="float" office:value="11902.6538" table:style-name="ce121">
            <text:p>11,903<text:s/></text:p>
          </table:table-cell>
          <table:table-cell office:value-type="percentage" office:value="1.3654236143776499" table:style-name="ce122">
            <text:p>136.54%</text:p>
          </table:table-cell>
          <table:table-cell office:value-type="percentage" office:value="7.3873475836204799E-3" table:style-name="ce122">
            <text:p>0.7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澳大利亞</text:p>
          </table:table-cell>
          <table:table-cell office:value-type="float" office:value="22" table:style-name="ce121">
            <text:p>22<text:s/></text:p>
          </table:table-cell>
          <table:table-cell office:value-type="float" office:value="20513.1711" table:style-name="ce121">
            <text:p>20,513<text:s/></text:p>
          </table:table-cell>
          <table:table-cell office:value-type="float" office:value="16926.833299999998" table:style-name="ce121">
            <text:p>16,927<text:s/></text:p>
          </table:table-cell>
          <table:table-cell office:value-type="float" office:value="3586.3377999999998" table:style-name="ce121">
            <text:p>3,586<text:s/></text:p>
          </table:table-cell>
          <table:table-cell office:value-type="percentage" office:value="0.211872931955914" table:style-name="ce122">
            <text:p>21.19%</text:p>
          </table:table-cell>
          <table:table-cell office:value-type="percentage" office:value="7.3491314515143798E-3" table:style-name="ce122">
            <text:p>0.7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法國</text:p>
          </table:table-cell>
          <table:table-cell office:value-type="float" office:value="16" table:style-name="ce121">
            <text:p>16<text:s/></text:p>
          </table:table-cell>
          <table:table-cell office:value-type="float" office:value="19631.043699999998" table:style-name="ce121">
            <text:p>19,631<text:s/></text:p>
          </table:table-cell>
          <table:table-cell office:value-type="float" office:value="22747.750199999999" table:style-name="ce121">
            <text:p>22,748<text:s/></text:p>
          </table:table-cell>
          <table:table-cell office:value-type="float" office:value="-3116.7064999999998" table:style-name="ce121">
            <text:p>-3,117<text:s/></text:p>
          </table:table-cell>
          <table:table-cell office:value-type="percentage" office:value="-0.137011637309082" table:style-name="ce122">
            <text:p>-13.70%</text:p>
          </table:table-cell>
          <table:table-cell office:value-type="percentage" office:value="7.0330969296952496E-3" table:style-name="ce122">
            <text:p>0.7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韓國</text:p>
          </table:table-cell>
          <table:table-cell office:value-type="float" office:value="56" table:style-name="ce121">
            <text:p>56<text:s/></text:p>
          </table:table-cell>
          <table:table-cell office:value-type="float" office:value="12287.9359" table:style-name="ce121">
            <text:p>12,288<text:s/></text:p>
          </table:table-cell>
          <table:table-cell office:value-type="float" office:value="14756.5551" table:style-name="ce121">
            <text:p>14,757<text:s/></text:p>
          </table:table-cell>
          <table:table-cell office:value-type="float" office:value="-2468.6192000000001" table:style-name="ce121">
            <text:p>-2,469<text:s/></text:p>
          </table:table-cell>
          <table:table-cell office:value-type="percentage" office:value="-0.16728966776263399" table:style-name="ce122">
            <text:p>-16.73%</text:p>
          </table:table-cell>
          <table:table-cell office:value-type="percentage" office:value="4.40232549890264E-3" table:style-name="ce122">
            <text:p>0.4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加拿大</text:p>
          </table:table-cell>
          <table:table-cell office:value-type="float" office:value="26" table:style-name="ce121">
            <text:p>26<text:s/></text:p>
          </table:table-cell>
          <table:table-cell office:value-type="float" office:value="5023.6675999999998" table:style-name="ce121">
            <text:p>5,024<text:s/></text:p>
          </table:table-cell>
          <table:table-cell office:value-type="float" office:value="4261.6059999999998" table:style-name="ce121">
            <text:p>4,262<text:s/></text:p>
          </table:table-cell>
          <table:table-cell office:value-type="float" office:value="762.0616" table:style-name="ce121">
            <text:p>762<text:s/></text:p>
          </table:table-cell>
          <table:table-cell office:value-type="percentage" office:value="0.17882028512255699" table:style-name="ce122">
            <text:p>17.88%</text:p>
          </table:table-cell>
          <table:table-cell office:value-type="percentage" office:value="1.79979942550734E-3" table:style-name="ce122">
            <text:p>0.18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馬來西亞</text:p>
          </table:table-cell>
          <table:table-cell office:value-type="float" office:value="57" table:style-name="ce121">
            <text:p>57<text:s/></text:p>
          </table:table-cell>
          <table:table-cell office:value-type="float" office:value="4547.0547999999999" table:style-name="ce121">
            <text:p>4,547<text:s/></text:p>
          </table:table-cell>
          <table:table-cell office:value-type="float" office:value="12482.9982" table:style-name="ce121">
            <text:p>12,483<text:s/></text:p>
          </table:table-cell>
          <table:table-cell office:value-type="float" office:value="-7935.9434000000001" table:style-name="ce121">
            <text:p>-7,936<text:s/></text:p>
          </table:table-cell>
          <table:table-cell office:value-type="percentage" office:value="-0.63574017017802698" table:style-name="ce122">
            <text:p>-63.57%</text:p>
          </table:table-cell>
          <table:table-cell office:value-type="percentage" office:value="1.62904620058668E-3" table:style-name="ce122">
            <text:p>0.16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印度</text:p>
          </table:table-cell>
          <table:table-cell office:value-type="float" office:value="28" table:style-name="ce121">
            <text:p>28<text:s/></text:p>
          </table:table-cell>
          <table:table-cell office:value-type="float" office:value="1039.3796" table:style-name="ce121">
            <text:p>1,039<text:s/></text:p>
          </table:table-cell>
          <table:table-cell office:value-type="float" office:value="713.82920000000001" table:style-name="ce121">
            <text:p>714<text:s/></text:p>
          </table:table-cell>
          <table:table-cell office:value-type="float" office:value="325.55040000000002" table:style-name="ce121">
            <text:p>326<text:s/></text:p>
          </table:table-cell>
          <table:table-cell office:value-type="percentage" office:value="0.45606203836996301" table:style-name="ce122">
            <text:p>45.61%</text:p>
          </table:table-cell>
          <table:table-cell office:value-type="percentage" office:value="3.72372329523563E-4" table:style-name="ce122">
            <text:p>0.0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紐西蘭</text:p>
          </table:table-cell>
          <table:table-cell office:value-type="float" office:value="7" table:style-name="ce121">
            <text:p>7<text:s/></text:p>
          </table:table-cell>
          <table:table-cell office:value-type="float" office:value="753.99260000000004" table:style-name="ce121">
            <text:p>754<text:s/></text:p>
          </table:table-cell>
          <table:table-cell office:value-type="float" office:value="523.55169999999998" table:style-name="ce121">
            <text:p>524<text:s/></text:p>
          </table:table-cell>
          <table:table-cell office:value-type="float" office:value="230.4409" table:style-name="ce121">
            <text:p>230<text:s/></text:p>
          </table:table-cell>
          <table:table-cell office:value-type="percentage" office:value="0.44014927274613003" table:style-name="ce122">
            <text:p>44.01%</text:p>
          </table:table-cell>
          <table:table-cell office:value-type="percentage" office:value="2.7012843133108301E-4" table:style-name="ce122">
            <text:p>0.0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百慕達</text:p>
          </table:table-cell>
          <table:table-cell office:value-type="float" office:value="1" table:style-name="ce121">
            <text:p>1<text:s/></text:p>
          </table:table-cell>
          <table:table-cell office:value-type="float" office:value="608.17999999999995" table:style-name="ce121">
            <text:p>608<text:s/></text:p>
          </table:table-cell>
          <table:table-cell office:value-type="float" office:value="9302.1602999999996" table:style-name="ce121">
            <text:p>9,302<text:s/></text:p>
          </table:table-cell>
          <table:table-cell office:value-type="float" office:value="-8693.9802999999993" table:style-name="ce121">
            <text:p>-8,694<text:s/></text:p>
          </table:table-cell>
          <table:table-cell office:value-type="percentage" office:value="-0.93461948833541397" table:style-name="ce122">
            <text:p>-93.46%</text:p>
          </table:table-cell>
          <table:table-cell office:value-type="percentage" office:value="2.1788902088288101E-4" table:style-name="ce122">
            <text:p>0.0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越南</text:p>
          </table:table-cell>
          <table:table-cell office:value-type="float" office:value="13" table:style-name="ce121">
            <text:p>13<text:s/></text:p>
          </table:table-cell>
          <table:table-cell office:value-type="float" office:value="577.60379999999998" table:style-name="ce121">
            <text:p>578<text:s/></text:p>
          </table:table-cell>
          <table:table-cell office:value-type="float" office:value="642.54229999999995" table:style-name="ce121">
            <text:p>643<text:s/></text:p>
          </table:table-cell>
          <table:table-cell office:value-type="float" office:value="-64.938500000000005" table:style-name="ce121">
            <text:p>-65<text:s/></text:p>
          </table:table-cell>
          <table:table-cell office:value-type="percentage" office:value="-0.10106494156104601" table:style-name="ce122">
            <text:p>-10.11%</text:p>
          </table:table-cell>
          <table:table-cell office:value-type="percentage" office:value="2.0693466809206399E-4" table:style-name="ce122">
            <text:p>0.0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印尼</text:p>
          </table:table-cell>
          <table:table-cell office:value-type="float" office:value="15" table:style-name="ce121">
            <text:p>15<text:s/></text:p>
          </table:table-cell>
          <table:table-cell office:value-type="float" office:value="256.95609999999999" table:style-name="ce121">
            <text:p>257<text:s/></text:p>
          </table:table-cell>
          <table:table-cell office:value-type="float" office:value="735.92370000000005" table:style-name="ce121">
            <text:p>736<text:s/></text:p>
          </table:table-cell>
          <table:table-cell office:value-type="float" office:value="-478.9676" table:style-name="ce121">
            <text:p>-479<text:s/></text:p>
          </table:table-cell>
          <table:table-cell office:value-type="percentage" office:value="-0.65083866710638605" table:style-name="ce122">
            <text:p>-65.08%</text:p>
          </table:table-cell>
          <table:table-cell office:value-type="percentage" office:value="9.2058129236219103E-5" table:style-name="ce122">
            <text:p>0.0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菲律賓</text:p>
          </table:table-cell>
          <table:table-cell office:value-type="float" office:value="5" table:style-name="ce121">
            <text:p>5<text:s/></text:p>
          </table:table-cell>
          <table:table-cell office:value-type="float" office:value="243.97059999999999" table:style-name="ce121">
            <text:p>244<text:s/></text:p>
          </table:table-cell>
          <table:table-cell office:value-type="float" office:value="336.01949999999999" table:style-name="ce121">
            <text:p>336<text:s/></text:p>
          </table:table-cell>
          <table:table-cell office:value-type="float" office:value="-92.048900000000003" table:style-name="ce121">
            <text:p>-92<text:s/></text:p>
          </table:table-cell>
          <table:table-cell office:value-type="percentage" office:value="-0.27393916126891399" table:style-name="ce122">
            <text:p>-27.39%</text:p>
          </table:table-cell>
          <table:table-cell office:value-type="percentage" office:value="8.7405891608091497E-5" table:style-name="ce122">
            <text:p>0.0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捷克</text:p>
          </table:table-cell>
          <table:table-cell office:value-type="float" office:value="4" table:style-name="ce121">
            <text:p>4<text:s/></text:p>
          </table:table-cell>
          <table:table-cell office:value-type="float" office:value="65.683400000000006" table:style-name="ce121">
            <text:p>66<text:s/></text:p>
          </table:table-cell>
          <table:table-cell office:value-type="float" office:value="547.36199999999997" table:style-name="ce121">
            <text:p>547<text:s/></text:p>
          </table:table-cell>
          <table:table-cell office:value-type="float" office:value="-481.67860000000002" table:style-name="ce121">
            <text:p>-482<text:s/></text:p>
          </table:table-cell>
          <table:table-cell office:value-type="percentage" office:value="-0.88000007307778105" table:style-name="ce122">
            <text:p>-88.00%</text:p>
          </table:table-cell>
          <table:table-cell office:value-type="percentage" office:value="2.3531999924789801E-5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巴拿馬</text:p>
          </table:table-cell>
          <table:table-cell office:value-type="float" office:value="0" table:style-name="ce121">
            <text:p>0<text:s/></text:p>
          </table:table-cell>
          <table:table-cell office:value-type="float" office:value="24.433800000000002" table:style-name="ce121">
            <text:p>24<text:s/></text:p>
          </table:table-cell>
          <table:table-cell office:value-type="float" office:value="1370.2538" table:style-name="ce121">
            <text:p>1,370<text:s/></text:p>
          </table:table-cell>
          <table:table-cell office:value-type="float" office:value="-1345.82" table:style-name="ce121">
            <text:p>-1,346<text:s/></text:p>
          </table:table-cell>
          <table:table-cell office:value-type="percentage" office:value="-0.98216841288818202" table:style-name="ce122">
            <text:p>-98.22%</text:p>
          </table:table-cell>
          <table:table-cell office:value-type="percentage" office:value="8.75375178145968E-6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薩爾瓦多</text:p>
          </table:table-cell>
          <table:table-cell office:value-type="float" office:value="3" table:style-name="ce121">
            <text:p>3<text:s/></text:p>
          </table:table-cell>
          <table:table-cell office:value-type="float" office:value="7.9062999999999999" table:style-name="ce121">
            <text:p>8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7.9062999999999999" table:style-name="ce121">
            <text:p>8<text:s/></text:p>
          </table:table-cell>
          <table:table-cell office:value-type="string" table:style-name="ce122">
            <text:p>-</text:p>
          </table:table-cell>
          <table:table-cell office:value-type="percentage" office:value="2.8325429409160499E-6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巴西</text:p>
          </table:table-cell>
          <table:table-cell office:value-type="float" office:value="1" table:style-name="ce121">
            <text:p>1<text:s/></text:p>
          </table:table-cell>
          <table:table-cell office:value-type="float" office:value="1.2163999999999999" table:style-name="ce121">
            <text:p>1<text:s/></text:p>
          </table:table-cell>
          <table:table-cell office:value-type="float" office:value="2821.0637000000002" table:style-name="ce121">
            <text:p>2,821<text:s/></text:p>
          </table:table-cell>
          <table:table-cell office:value-type="float" office:value="-2819.8472999999999" table:style-name="ce121">
            <text:p>-2,820<text:s/></text:p>
          </table:table-cell>
          <table:table-cell office:value-type="percentage" office:value="-0.99956881512459295" table:style-name="ce122">
            <text:p>-99.96%</text:p>
          </table:table-cell>
          <table:table-cell office:value-type="percentage" office:value="4.35792372327168E-7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尼加拉瓜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非洲地區</text:p>
          </table:table-cell>
          <table:table-cell office:value-type="float" office:value="37" table:style-name="ce121">
            <text:p>37<text:s/></text:p>
          </table:table-cell>
          <table:table-cell office:value-type="float" office:value="56471.231" table:style-name="ce121">
            <text:p>56,471<text:s/></text:p>
          </table:table-cell>
          <table:table-cell office:value-type="float" office:value="67737.978900000002" table:style-name="ce121">
            <text:p>67,738<text:s/></text:p>
          </table:table-cell>
          <table:table-cell office:value-type="float" office:value="-11266.7479" table:style-name="ce121">
            <text:p>-11,267<text:s/></text:p>
          </table:table-cell>
          <table:table-cell office:value-type="percentage" office:value="-0.166328374170018" table:style-name="ce122">
            <text:p>-16.63%</text:p>
          </table:table-cell>
          <table:table-cell office:value-type="percentage" office:value="2.02316110865879E-2" table:style-name="ce122">
            <text:p>2.0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歐洲其他地區</text:p>
          </table:table-cell>
          <table:table-cell office:value-type="float" office:value="56" table:style-name="ce121">
            <text:p>56<text:s/></text:p>
          </table:table-cell>
          <table:table-cell office:value-type="float" office:value="124134.44779999999" table:style-name="ce121">
            <text:p>124,134<text:s/></text:p>
          </table:table-cell>
          <table:table-cell office:value-type="float" office:value="79046.781000000003" table:style-name="ce121">
            <text:p>79,047<text:s/></text:p>
          </table:table-cell>
          <table:table-cell office:value-type="float" office:value="45087.666799999999" table:style-name="ce121">
            <text:p>45,088<text:s/></text:p>
          </table:table-cell>
          <table:table-cell office:value-type="percentage" office:value="0.57039219345313996" table:style-name="ce122">
            <text:p>57.04%</text:p>
          </table:table-cell>
          <table:table-cell office:value-type="percentage" office:value="4.4472908166955698E-2" table:style-name="ce122">
            <text:p>4.4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中南美洲其他地區</text:p>
          </table:table-cell>
          <table:table-cell office:value-type="float" office:value="32" table:style-name="ce121">
            <text:p>32<text:s/></text:p>
          </table:table-cell>
          <table:table-cell office:value-type="float" office:value="28764.476699999999" table:style-name="ce121">
            <text:p>28,764<text:s/></text:p>
          </table:table-cell>
          <table:table-cell office:value-type="float" office:value="21482.876700000001" table:style-name="ce121">
            <text:p>21,483<text:s/></text:p>
          </table:table-cell>
          <table:table-cell office:value-type="float" office:value="7281.6" table:style-name="ce121">
            <text:p>7,282<text:s/></text:p>
          </table:table-cell>
          <table:table-cell office:value-type="percentage" office:value="0.33894901980236197" table:style-name="ce122">
            <text:p>33.89%</text:p>
          </table:table-cell>
          <table:table-cell office:value-type="percentage" office:value="1.03052774908275E-2" table:style-name="ce122">
            <text:p>1.0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大洋洲其他地區</text:p>
          </table:table-cell>
          <table:table-cell office:value-type="float" office:value="2" table:style-name="ce121">
            <text:p>2<text:s/></text:p>
          </table:table-cell>
          <table:table-cell office:value-type="float" office:value="3998.7836000000002" table:style-name="ce121">
            <text:p>3,999<text:s/></text:p>
          </table:table-cell>
          <table:table-cell office:value-type="float" office:value="2197.221" table:style-name="ce121">
            <text:p>2,197<text:s/></text:p>
          </table:table-cell>
          <table:table-cell office:value-type="float" office:value="1801.5626" table:style-name="ce121">
            <text:p>1,802<text:s/></text:p>
          </table:table-cell>
          <table:table-cell office:value-type="percentage" office:value="0.81992780880940097" table:style-name="ce122">
            <text:p>81.99%</text:p>
          </table:table-cell>
          <table:table-cell office:value-type="percentage" office:value="1.43262034813135E-3" table:style-name="ce122">
            <text:p>0.1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亞洲其他地區</text:p>
          </table:table-cell>
          <table:table-cell office:value-type="float" office:value="26" table:style-name="ce121">
            <text:p>26<text:s/></text:p>
          </table:table-cell>
          <table:table-cell office:value-type="float" office:value="2596.8901999999998" table:style-name="ce121">
            <text:p>2,597<text:s/></text:p>
          </table:table-cell>
          <table:table-cell office:value-type="float" office:value="3401.0378000000001" table:style-name="ce121">
            <text:p>3,401<text:s/></text:p>
          </table:table-cell>
          <table:table-cell office:value-type="float" office:value="-804.14760000000001" table:style-name="ce121">
            <text:p>-804<text:s/></text:p>
          </table:table-cell>
          <table:table-cell office:value-type="percentage" office:value="-0.236441829608598" table:style-name="ce122">
            <text:p>-23.64%</text:p>
          </table:table-cell>
          <table:table-cell office:value-type="percentage" office:value="9.3037236183095404E-4" table:style-name="ce122">
            <text:p>0.09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合計</text:p>
          </table:table-cell>
          <table:table-cell office:value-type="float" office:value="1395" table:style-name="ce121">
            <text:p>1,395<text:s/></text:p>
          </table:table-cell>
          <table:table-cell office:value-type="float" office:value="2791237.4728000001" table:style-name="ce121">
            <text:p>2,791,237<text:s/></text:p>
          </table:table-cell>
          <table:table-cell office:value-type="float" office:value="3316212.9449" table:style-name="ce121">
            <text:p>3,316,213<text:s/></text:p>
          </table:table-cell>
          <table:table-cell office:value-type="float" office:value="-524975.47210000001" table:style-name="ce121">
            <text:p>-524,975<text:s/></text:p>
          </table:table-cell>
          <table:table-cell office:value-type="percentage" office:value="-0.15830571824627801" table:style-name="ce122">
            <text:p>-15.83%</text:p>
          </table:table-cell>
          <table:table-cell office:value-type="percentage" office:value="1" table:style-name="ce122">
            <text:p>100.00%</text:p>
          </table:table-cell>
          <table:table-cell table:number-columns-repeated="16377"/>
        </table:table-row>
        <table:table-row table:style-name="ro3">
          <table:table-cell table:style-name="ce123"/>
          <table:table-cell table:style-name="ce124"/>
          <table:table-cell table:number-columns-repeated="3" table:style-name="ce125"/>
          <table:table-cell table:number-columns-repeated="2" table:style-name="ce126"/>
          <table:table-cell table:number-columns-repeated="16377"/>
        </table:table-row>
        <table:table-row table:style-name="ro17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僑外投資分業統計表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6">
          <table:table-cell office:value-type="string" table:style-name="ce117">
            <text:p>行 <text:s text:c="3"/>業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8">
            <text:p>佔核准金額比率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金融及保險業</text:p>
          </table:table-cell>
          <table:table-cell office:value-type="float" office:value="100" table:style-name="ce121">
            <text:p>100<text:s/></text:p>
          </table:table-cell>
          <table:table-cell office:value-type="float" office:value="1576765.2357999999" table:style-name="ce121">
            <text:p>1,576,765<text:s/></text:p>
          </table:table-cell>
          <table:table-cell office:value-type="float" office:value="177017.4007" table:style-name="ce121">
            <text:p>177,017<text:s/></text:p>
          </table:table-cell>
          <table:table-cell office:value-type="float" office:value="1399747.8351" table:style-name="ce121">
            <text:p>1,399,748<text:s/></text:p>
          </table:table-cell>
          <table:table-cell office:value-type="percentage" office:value="7.9074024901779101" table:style-name="ce122">
            <text:p>790.74%</text:p>
          </table:table-cell>
          <table:table-cell office:value-type="percentage" office:value="0.564898275823979" table:style-name="ce122">
            <text:p>56.4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批發及零售業</text:p>
          </table:table-cell>
          <table:table-cell office:value-type="float" office:value="526" table:style-name="ce121">
            <text:p>526<text:s/></text:p>
          </table:table-cell>
          <table:table-cell office:value-type="float" office:value="320490.7084" table:style-name="ce121">
            <text:p>320,491<text:s/></text:p>
          </table:table-cell>
          <table:table-cell office:value-type="float" office:value="333862.97560000001" table:style-name="ce121">
            <text:p>333,863<text:s/></text:p>
          </table:table-cell>
          <table:table-cell office:value-type="float" office:value="-13372.2672" table:style-name="ce121">
            <text:p>-13,372<text:s/></text:p>
          </table:table-cell>
          <table:table-cell office:value-type="percentage" office:value="-4.00531600605551E-2" table:style-name="ce122">
            <text:p>-4.01%</text:p>
          </table:table-cell>
          <table:table-cell office:value-type="percentage" office:value="0.114820294411748" table:style-name="ce122">
            <text:p>11.4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專業、科學及技術服務業</text:p>
          </table:table-cell>
          <table:table-cell office:value-type="float" office:value="176" table:style-name="ce121">
            <text:p>176<text:s/></text:p>
          </table:table-cell>
          <table:table-cell office:value-type="float" office:value="220298.05470000001" table:style-name="ce121">
            <text:p>220,298<text:s/></text:p>
          </table:table-cell>
          <table:table-cell office:value-type="float" office:value="225034.3947" table:style-name="ce121">
            <text:p>225,034<text:s/></text:p>
          </table:table-cell>
          <table:table-cell office:value-type="float" office:value="-4736.34" table:style-name="ce121">
            <text:p>-4,736<text:s/></text:p>
          </table:table-cell>
          <table:table-cell office:value-type="percentage" office:value="-2.1047182615413801E-2" table:style-name="ce122">
            <text:p>-2.10%</text:p>
          </table:table-cell>
          <table:table-cell office:value-type="percentage" office:value="7.8924870007212405E-2" table:style-name="ce122">
            <text:p>7.8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不動產業</text:p>
          </table:table-cell>
          <table:table-cell office:value-type="float" office:value="61" table:style-name="ce121">
            <text:p>61<text:s/></text:p>
          </table:table-cell>
          <table:table-cell office:value-type="float" office:value="181907.96239999999" table:style-name="ce121">
            <text:p>181,908<text:s/></text:p>
          </table:table-cell>
          <table:table-cell office:value-type="float" office:value="267930.69420000003" table:style-name="ce121">
            <text:p>267,931<text:s/></text:p>
          </table:table-cell>
          <table:table-cell office:value-type="float" office:value="-86022.731799999994" table:style-name="ce121">
            <text:p>-86,023<text:s/></text:p>
          </table:table-cell>
          <table:table-cell office:value-type="percentage" office:value="-0.32106337072298002" table:style-name="ce122">
            <text:p>-32.11%</text:p>
          </table:table-cell>
          <table:table-cell office:value-type="percentage" office:value="6.5171080630957903E-2" table:style-name="ce122">
            <text:p>6.5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子零組件製造業</text:p>
          </table:table-cell>
          <table:table-cell office:value-type="float" office:value="22" table:style-name="ce121">
            <text:p>22<text:s/></text:p>
          </table:table-cell>
          <table:table-cell office:value-type="float" office:value="135479.15299999999" table:style-name="ce121">
            <text:p>135,479<text:s/></text:p>
          </table:table-cell>
          <table:table-cell office:value-type="float" office:value="1751211.6439" table:style-name="ce121">
            <text:p>1,751,212<text:s/></text:p>
          </table:table-cell>
          <table:table-cell office:value-type="float" office:value="-1615732.4909000001" table:style-name="ce121">
            <text:p>-1,615,732<text:s/></text:p>
          </table:table-cell>
          <table:table-cell office:value-type="percentage" office:value="-0.92263690486988603" table:style-name="ce122">
            <text:p>-92.26%</text:p>
          </table:table-cell>
          <table:table-cell office:value-type="percentage" office:value="4.8537308029221703E-2" table:style-name="ce122">
            <text:p>4.85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資訊及通訊傳播業</text:p>
          </table:table-cell>
          <table:table-cell office:value-type="float" office:value="169" table:style-name="ce121">
            <text:p>169<text:s/></text:p>
          </table:table-cell>
          <table:table-cell office:value-type="float" office:value="108546.48299999999" table:style-name="ce121">
            <text:p>108,546<text:s/></text:p>
          </table:table-cell>
          <table:table-cell office:value-type="float" office:value="65537.080199999997" table:style-name="ce121">
            <text:p>65,537<text:s/></text:p>
          </table:table-cell>
          <table:table-cell office:value-type="float" office:value="43009.402800000003" table:style-name="ce121">
            <text:p>43,009<text:s/></text:p>
          </table:table-cell>
          <table:table-cell office:value-type="percentage" office:value="0.65626058818531297" table:style-name="ce122">
            <text:p>65.63%</text:p>
          </table:table-cell>
          <table:table-cell office:value-type="percentage" office:value="3.8888300998307E-2" table:style-name="ce122">
            <text:p>3.8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化學材料製造業</text:p>
            <draw:custom-shape svg:x="0.26024in" svg:y="0in" svg:width="0.00157in" svg:height="0in" draw:z-index="1" draw:id="id2" draw:style-name="a8" draw:name="直線接點 27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26024in" svg:y="0in" svg:width="0.00157in" svg:height="0in" draw:z-index="2" draw:id="id3" draw:style-name="a11" draw:name="直線接點 28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6" table:style-name="ce121">
            <text:p>6<text:s/></text:p>
          </table:table-cell>
          <table:table-cell office:value-type="float" office:value="46223.457399999999" table:style-name="ce121">
            <text:p>46,223<text:s/></text:p>
          </table:table-cell>
          <table:table-cell office:value-type="float" office:value="125487.0625" table:style-name="ce121">
            <text:p>125,487<text:s/></text:p>
          </table:table-cell>
          <table:table-cell office:value-type="float" office:value="-79263.605100000001" table:style-name="ce121">
            <text:p>-79,264<text:s/></text:p>
          </table:table-cell>
          <table:table-cell office:value-type="percentage" office:value="-0.63164762582596901" table:style-name="ce122">
            <text:p>-63.16%</text:p>
          </table:table-cell>
          <table:table-cell office:value-type="percentage" office:value="1.6560202365594998E-2" table:style-name="ce122">
            <text:p>1.6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住宿及餐飲業</text:p>
          </table:table-cell>
          <table:table-cell office:value-type="float" office:value="138" table:style-name="ce121">
            <text:p>138<text:s/></text:p>
          </table:table-cell>
          <table:table-cell office:value-type="float" office:value="26005.2873" table:style-name="ce121">
            <text:p>26,005<text:s/></text:p>
          </table:table-cell>
          <table:table-cell office:value-type="float" office:value="24099.300299999999" table:style-name="ce121">
            <text:p>24,099<text:s/></text:p>
          </table:table-cell>
          <table:table-cell office:value-type="float" office:value="1905.9870000000001" table:style-name="ce121">
            <text:p>1,906<text:s/></text:p>
          </table:table-cell>
          <table:table-cell office:value-type="percentage" office:value="7.9088893713648606E-2" table:style-name="ce122">
            <text:p>7.91%</text:p>
          </table:table-cell>
          <table:table-cell office:value-type="percentage" office:value="9.3167591627068107E-3" table:style-name="ce122">
            <text:p>0.9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藥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20678.831600000001" table:style-name="ce121">
            <text:p>20,679<text:s/></text:p>
          </table:table-cell>
          <table:table-cell office:value-type="float" office:value="1064" table:style-name="ce121">
            <text:p>1,064<text:s/></text:p>
          </table:table-cell>
          <table:table-cell office:value-type="float" office:value="19614.831600000001" table:style-name="ce121">
            <text:p>19,615<text:s/></text:p>
          </table:table-cell>
          <table:table-cell office:value-type="percentage" office:value="18.434992105263198" table:style-name="ce122">
            <text:p>1843.50%</text:p>
          </table:table-cell>
          <table:table-cell office:value-type="percentage" office:value="7.40848165070536E-3" table:style-name="ce122">
            <text:p>0.74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腦、電子產品及光學製品製造業</text:p>
          </table:table-cell>
          <table:table-cell office:value-type="float" office:value="16" table:style-name="ce121">
            <text:p>16<text:s/></text:p>
          </table:table-cell>
          <table:table-cell office:value-type="float" office:value="20113.352800000001" table:style-name="ce121">
            <text:p>20,113<text:s/></text:p>
          </table:table-cell>
          <table:table-cell office:value-type="float" office:value="66616.435800000007" table:style-name="ce121">
            <text:p>66,616<text:s/></text:p>
          </table:table-cell>
          <table:table-cell office:value-type="float" office:value="-46503.082999999999" table:style-name="ce121">
            <text:p>-46,503<text:s/></text:p>
          </table:table-cell>
          <table:table-cell office:value-type="percentage" office:value="-0.69807221658652596" table:style-name="ce122">
            <text:p>-69.81%</text:p>
          </table:table-cell>
          <table:table-cell office:value-type="percentage" office:value="7.2058909340391997E-3" table:style-name="ce122">
            <text:p>0.7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非金屬礦物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13996.2345" table:style-name="ce121">
            <text:p>13,996<text:s/></text:p>
          </table:table-cell>
          <table:table-cell office:value-type="float" office:value="1232.7956999999999" table:style-name="ce121">
            <text:p>1,233<text:s/></text:p>
          </table:table-cell>
          <table:table-cell office:value-type="float" office:value="12763.4388" table:style-name="ce121">
            <text:p>12,763<text:s/></text:p>
          </table:table-cell>
          <table:table-cell office:value-type="percentage" office:value="10.3532473385493" table:style-name="ce122">
            <text:p>1035.32%</text:p>
          </table:table-cell>
          <table:table-cell office:value-type="percentage" office:value="5.0143474485386001E-3" table:style-name="ce122">
            <text:p>0.5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營造業</text:p>
          </table:table-cell>
          <table:table-cell office:value-type="float" office:value="14" table:style-name="ce121">
            <text:p>14<text:s/></text:p>
          </table:table-cell>
          <table:table-cell office:value-type="float" office:value="11484.01" table:style-name="ce121">
            <text:p>11,484<text:s/></text:p>
          </table:table-cell>
          <table:table-cell office:value-type="float" office:value="4729.8756000000003" table:style-name="ce121">
            <text:p>4,730<text:s/></text:p>
          </table:table-cell>
          <table:table-cell office:value-type="float" office:value="6754.1343999999999" table:style-name="ce121">
            <text:p>6,754<text:s/></text:p>
          </table:table-cell>
          <table:table-cell office:value-type="percentage" office:value="1.4279729471109099" table:style-name="ce122">
            <text:p>142.80%</text:p>
          </table:table-cell>
          <table:table-cell office:value-type="percentage" office:value="4.1143077620263997E-3" table:style-name="ce122">
            <text:p>0.4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力設備製造業</text:p>
          </table:table-cell>
          <table:table-cell office:value-type="float" office:value="12" table:style-name="ce121">
            <text:p>12<text:s/></text:p>
          </table:table-cell>
          <table:table-cell office:value-type="float" office:value="8192.4721000000009" table:style-name="ce121">
            <text:p>8,192<text:s/></text:p>
          </table:table-cell>
          <table:table-cell office:value-type="float" office:value="21561.502" table:style-name="ce121">
            <text:p>21,562<text:s/></text:p>
          </table:table-cell>
          <table:table-cell office:value-type="float" office:value="-13369.0299" table:style-name="ce121">
            <text:p>-13,369<text:s/></text:p>
          </table:table-cell>
          <table:table-cell office:value-type="percentage" office:value="-0.62004167891457596" table:style-name="ce122">
            <text:p>-62.00%</text:p>
          </table:table-cell>
          <table:table-cell office:value-type="percentage" office:value="2.9350681122025102E-3" table:style-name="ce122">
            <text:p>0.2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藝術、娛樂及休閒服務業</text:p>
          </table:table-cell>
          <table:table-cell office:value-type="float" office:value="19" table:style-name="ce121">
            <text:p>19<text:s/></text:p>
          </table:table-cell>
          <table:table-cell office:value-type="float" office:value="8054.0964999999997" table:style-name="ce121">
            <text:p>8,054<text:s/></text:p>
          </table:table-cell>
          <table:table-cell office:value-type="float" office:value="1207.4194" table:style-name="ce121">
            <text:p>1,207<text:s/></text:p>
          </table:table-cell>
          <table:table-cell office:value-type="float" office:value="6846.6770999999999" table:style-name="ce121">
            <text:p>6,847<text:s/></text:p>
          </table:table-cell>
          <table:table-cell office:value-type="percentage" office:value="5.6705044659709802" table:style-name="ce122">
            <text:p>567.05%</text:p>
          </table:table-cell>
          <table:table-cell office:value-type="percentage" office:value="2.8854931113835398E-3" table:style-name="ce122">
            <text:p>0.2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汽車及其零件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7111.1449000000002" table:style-name="ce121">
            <text:p>7,111<text:s/></text:p>
          </table:table-cell>
          <table:table-cell office:value-type="float" office:value="17241.704900000001" table:style-name="ce121">
            <text:p>17,242<text:s/></text:p>
          </table:table-cell>
          <table:table-cell office:value-type="float" office:value="-10130.56" table:style-name="ce121">
            <text:p>-10,131<text:s/></text:p>
          </table:table-cell>
          <table:table-cell office:value-type="percentage" office:value="-0.58756138437330496" table:style-name="ce122">
            <text:p>-58.76%</text:p>
          </table:table-cell>
          <table:table-cell office:value-type="percentage" office:value="2.5476674662390998E-3" table:style-name="ce122">
            <text:p>0.25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金屬製品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6094.9094999999998" table:style-name="ce121">
            <text:p>6,095<text:s/></text:p>
          </table:table-cell>
          <table:table-cell office:value-type="float" office:value="16098.703100000001" table:style-name="ce121">
            <text:p>16,099<text:s/></text:p>
          </table:table-cell>
          <table:table-cell office:value-type="float" office:value="-10003.793600000001" table:style-name="ce121">
            <text:p>-10,004<text:s/></text:p>
          </table:table-cell>
          <table:table-cell office:value-type="percentage" office:value="-0.621403695556073" table:style-name="ce122">
            <text:p>-62.14%</text:p>
          </table:table-cell>
          <table:table-cell office:value-type="percentage" office:value="2.1835868711973E-3" table:style-name="ce122">
            <text:p>0.2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運輸及倉儲業</text:p>
          </table:table-cell>
          <table:table-cell office:value-type="float" office:value="18" table:style-name="ce121">
            <text:p>18<text:s/></text:p>
          </table:table-cell>
          <table:table-cell office:value-type="float" office:value="6045.8004000000001" table:style-name="ce121">
            <text:p>6,046<text:s/></text:p>
          </table:table-cell>
          <table:table-cell office:value-type="float" office:value="13367.625099999999" table:style-name="ce121">
            <text:p>13,368<text:s/></text:p>
          </table:table-cell>
          <table:table-cell office:value-type="float" office:value="-7321.8247000000001" table:style-name="ce121">
            <text:p>-7,322<text:s/></text:p>
          </table:table-cell>
          <table:table-cell office:value-type="percentage" office:value="-0.54772816003045999" table:style-name="ce122">
            <text:p>-54.77%</text:p>
          </table:table-cell>
          <table:table-cell office:value-type="percentage" office:value="2.16599284686989E-3" table:style-name="ce122">
            <text:p>0.2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機械設備製造業</text:p>
          </table:table-cell>
          <table:table-cell office:value-type="float" office:value="8" table:style-name="ce121">
            <text:p>8<text:s/></text:p>
          </table:table-cell>
          <table:table-cell office:value-type="float" office:value="5579.3786" table:style-name="ce121">
            <text:p>5,579<text:s/></text:p>
          </table:table-cell>
          <table:table-cell office:value-type="float" office:value="83651.002099999998" table:style-name="ce121">
            <text:p>83,651<text:s/></text:p>
          </table:table-cell>
          <table:table-cell office:value-type="float" office:value="-78071.623500000002" table:style-name="ce121">
            <text:p>-78,072<text:s/></text:p>
          </table:table-cell>
          <table:table-cell office:value-type="percentage" office:value="-0.93330171235330595" table:style-name="ce122">
            <text:p>-93.33%</text:p>
          </table:table-cell>
          <table:table-cell office:value-type="percentage" office:value="1.9988906907311998E-3" table:style-name="ce122">
            <text:p>0.2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食品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3678.0268000000001" table:style-name="ce121">
            <text:p>3,678<text:s/></text:p>
          </table:table-cell>
          <table:table-cell office:value-type="float" office:value="16569.0923" table:style-name="ce121">
            <text:p>16,569<text:s/></text:p>
          </table:table-cell>
          <table:table-cell office:value-type="float" office:value="-12891.065500000001" table:style-name="ce121">
            <text:p>-12,891<text:s/></text:p>
          </table:table-cell>
          <table:table-cell office:value-type="percentage" office:value="-0.77801881156760799" table:style-name="ce122">
            <text:p>-77.80%</text:p>
          </table:table-cell>
          <table:table-cell office:value-type="percentage" office:value="1.31770472266927E-3" table:style-name="ce122">
            <text:p>0.1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支援服務業</text:p>
          </table:table-cell>
          <table:table-cell office:value-type="float" office:value="27" table:style-name="ce121">
            <text:p>27<text:s/></text:p>
          </table:table-cell>
          <table:table-cell office:value-type="float" office:value="3236.6244999999999" table:style-name="ce121">
            <text:p>3,237<text:s/></text:p>
          </table:table-cell>
          <table:table-cell office:value-type="float" office:value="14458.6967" table:style-name="ce121">
            <text:p>14,459<text:s/></text:p>
          </table:table-cell>
          <table:table-cell office:value-type="float" office:value="-11222.072200000001" table:style-name="ce121">
            <text:p>-11,222<text:s/></text:p>
          </table:table-cell>
          <table:table-cell office:value-type="percentage" office:value="-0.77614687083103395" table:style-name="ce122">
            <text:p>-77.61%</text:p>
          </table:table-cell>
          <table:table-cell office:value-type="percentage" office:value="1.15956615355741E-3" table:style-name="ce122">
            <text:p>0.1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皮革、毛皮及其製品製造業</text:p>
          </table:table-cell>
          <table:table-cell office:value-type="float" office:value="3" table:style-name="ce121">
            <text:p>3<text:s/></text:p>
          </table:table-cell>
          <table:table-cell office:value-type="float" office:value="3200.8398999999999" table:style-name="ce121">
            <text:p>3,201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3200.8398999999999" table:style-name="ce121">
            <text:p>3,201<text:s/></text:p>
          </table:table-cell>
          <table:table-cell office:value-type="string" table:style-name="ce122">
            <text:p>-</text:p>
          </table:table-cell>
          <table:table-cell office:value-type="percentage" office:value="1.1467458183660401E-3" table:style-name="ce122">
            <text:p>0.1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橡膠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2980.0821000000001" table:style-name="ce121">
            <text:p>2,980<text:s/></text:p>
          </table:table-cell>
          <table:table-cell office:value-type="float" office:value="5533.8301000000001" table:style-name="ce121">
            <text:p>5,534<text:s/></text:p>
          </table:table-cell>
          <table:table-cell office:value-type="float" office:value="-2553.748" table:style-name="ce121">
            <text:p>-2,554<text:s/></text:p>
          </table:table-cell>
          <table:table-cell office:value-type="percentage" office:value="-0.46147929261507298" table:style-name="ce122">
            <text:p>-46.15%</text:p>
          </table:table-cell>
          <table:table-cell office:value-type="percentage" office:value="1.06765623815252E-3" table:style-name="ce122">
            <text:p>0.1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紙漿、紙及紙製品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1550.8590999999999" table:style-name="ce121">
            <text:p>1,551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1550.8590999999999" table:style-name="ce121">
            <text:p>1,551<text:s/></text:p>
          </table:table-cell>
          <table:table-cell office:value-type="string" table:style-name="ce122">
            <text:p>-</text:p>
          </table:table-cell>
          <table:table-cell office:value-type="percentage" office:value="5.5561703907775102E-4" table:style-name="ce122">
            <text:p>0.0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成衣及服飾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1318" table:style-name="ce121">
            <text:p>1,318<text:s/></text:p>
          </table:table-cell>
          <table:table-cell office:value-type="float" office:value="2612.8672000000001" table:style-name="ce121">
            <text:p>2,613<text:s/></text:p>
          </table:table-cell>
          <table:table-cell office:value-type="float" office:value="-1294.8671999999999" table:style-name="ce121">
            <text:p>-1,295<text:s/></text:p>
          </table:table-cell>
          <table:table-cell office:value-type="percentage" office:value="-0.495573292052501" table:style-name="ce122">
            <text:p>-49.56%</text:p>
          </table:table-cell>
          <table:table-cell office:value-type="percentage" office:value="4.7219199829596099E-4" table:style-name="ce122">
            <text:p>0.05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塑膠製品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1085.5771" table:style-name="ce121">
            <text:p>1,086<text:s/></text:p>
          </table:table-cell>
          <table:table-cell office:value-type="float" office:value="3026.7881000000002" table:style-name="ce121">
            <text:p>3,027<text:s/></text:p>
          </table:table-cell>
          <table:table-cell office:value-type="float" office:value="-1941.211" table:style-name="ce121">
            <text:p>-1,941<text:s/></text:p>
          </table:table-cell>
          <table:table-cell office:value-type="percentage" office:value="-0.64134354169028196" table:style-name="ce122">
            <text:p>-64.13%</text:p>
          </table:table-cell>
          <table:table-cell office:value-type="percentage" office:value="3.8892323228629301E-4" table:style-name="ce122">
            <text:p>0.04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教育服務業</text:p>
          </table:table-cell>
          <table:table-cell office:value-type="float" office:value="11" table:style-name="ce121">
            <text:p>11<text:s/></text:p>
          </table:table-cell>
          <table:table-cell office:value-type="float" office:value="907.70870000000002" table:style-name="ce121">
            <text:p>908<text:s/></text:p>
          </table:table-cell>
          <table:table-cell office:value-type="float" office:value="370.9898" table:style-name="ce121">
            <text:p>371<text:s/></text:p>
          </table:table-cell>
          <table:table-cell office:value-type="float" office:value="536.71889999999996" table:style-name="ce121">
            <text:p>537<text:s/></text:p>
          </table:table-cell>
          <table:table-cell office:value-type="percentage" office:value="1.44672144625" table:style-name="ce122">
            <text:p>144.67%</text:p>
          </table:table-cell>
          <table:table-cell office:value-type="percentage" office:value="3.25199381580902E-4" table:style-name="ce122">
            <text:p>0.0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紡織業</text:p>
          </table:table-cell>
          <table:table-cell office:value-type="float" office:value="5" table:style-name="ce121">
            <text:p>5<text:s/></text:p>
          </table:table-cell>
          <table:table-cell office:value-type="float" office:value="369.85890000000001" table:style-name="ce121">
            <text:p>370<text:s/></text:p>
          </table:table-cell>
          <table:table-cell office:value-type="float" office:value="1755.3620000000001" table:style-name="ce121">
            <text:p>1,755<text:s/></text:p>
          </table:table-cell>
          <table:table-cell office:value-type="float" office:value="-1385.5030999999999" table:style-name="ce121">
            <text:p>-1,386<text:s/></text:p>
          </table:table-cell>
          <table:table-cell office:value-type="percentage" office:value="-0.78929764914587397" table:style-name="ce122">
            <text:p>-78.93%</text:p>
          </table:table-cell>
          <table:table-cell office:value-type="percentage" office:value="1.3250714194123399E-4" table:style-name="ce122">
            <text:p>0.0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印刷及資料儲存媒體複製業</text:p>
          </table:table-cell>
          <table:table-cell office:value-type="float" office:value="1" table:style-name="ce121">
            <text:p>1<text:s/></text:p>
          </table:table-cell>
          <table:table-cell office:value-type="float" office:value="312.96319999999997" table:style-name="ce121">
            <text:p>313<text:s/></text:p>
          </table:table-cell>
          <table:table-cell office:value-type="float" office:value="995.08389999999997" table:style-name="ce121">
            <text:p>995<text:s/></text:p>
          </table:table-cell>
          <table:table-cell office:value-type="float" office:value="-682.12070000000006" table:style-name="ce121">
            <text:p>-682<text:s/></text:p>
          </table:table-cell>
          <table:table-cell office:value-type="percentage" office:value="-0.68549064053794895" table:style-name="ce122">
            <text:p>-68.55%</text:p>
          </table:table-cell>
          <table:table-cell office:value-type="percentage" office:value="1.1212345887791999E-4" table:style-name="ce122">
            <text:p>0.0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農、林、漁、牧業</text:p>
          </table:table-cell>
          <table:table-cell office:value-type="float" office:value="1" table:style-name="ce121">
            <text:p>1<text:s/></text:p>
          </table:table-cell>
          <table:table-cell office:value-type="float" office:value="212.09030000000001" table:style-name="ce121">
            <text:p>212<text:s/></text:p>
          </table:table-cell>
          <table:table-cell office:value-type="float" office:value="581.61350000000004" table:style-name="ce121">
            <text:p>582<text:s/></text:p>
          </table:table-cell>
          <table:table-cell office:value-type="float" office:value="-369.52319999999997" table:style-name="ce121">
            <text:p>-370<text:s/></text:p>
          </table:table-cell>
          <table:table-cell office:value-type="percentage" office:value="-0.63534151115818305" table:style-name="ce122">
            <text:p>-63.53%</text:p>
          </table:table-cell>
          <table:table-cell office:value-type="percentage" office:value="7.5984326689066705E-5" table:style-name="ce122">
            <text:p>0.0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產業用機械設備維修及安裝業</text:p>
          </table:table-cell>
          <table:table-cell office:value-type="float" office:value="1" table:style-name="ce121">
            <text:p>1<text:s/></text:p>
          </table:table-cell>
          <table:table-cell office:value-type="float" office:value="91.227000000000004" table:style-name="ce121">
            <text:p>91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91.227000000000004" table:style-name="ce121">
            <text:p>91<text:s/></text:p>
          </table:table-cell>
          <table:table-cell office:value-type="string" table:style-name="ce122">
            <text:p>-</text:p>
          </table:table-cell>
          <table:table-cell office:value-type="percentage" office:value="3.2683353132432203E-5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家具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60.817999999999998" table:style-name="ce121">
            <text:p>61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60.817999999999998" table:style-name="ce121">
            <text:p>61<text:s/></text:p>
          </table:table-cell>
          <table:table-cell office:value-type="string" table:style-name="ce122">
            <text:p>-</text:p>
          </table:table-cell>
          <table:table-cell office:value-type="percentage" office:value="2.17889020882881E-5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力及燃氣供應業</text:p>
          </table:table-cell>
          <table:table-cell office:value-type="float" office:value="2" table:style-name="ce121">
            <text:p>2<text:s/></text:p>
          </table:table-cell>
          <table:table-cell office:value-type="float" office:value="60.817999999999998" table:style-name="ce121">
            <text:p>61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60.817999999999998" table:style-name="ce121">
            <text:p>61<text:s/></text:p>
          </table:table-cell>
          <table:table-cell office:value-type="string" table:style-name="ce122">
            <text:p>-</text:p>
          </table:table-cell>
          <table:table-cell office:value-type="percentage" office:value="2.17889020882881E-5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飲料製造業</text:p>
          </table:table-cell>
          <table:table-cell office:value-type="float" office:value="3" table:style-name="ce121">
            <text:p>3<text:s/></text:p>
          </table:table-cell>
          <table:table-cell office:value-type="float" office:value="26.122699999999998" table:style-name="ce121">
            <text:p>26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26.122699999999998" table:style-name="ce121">
            <text:p>26<text:s/></text:p>
          </table:table-cell>
          <table:table-cell office:value-type="string" table:style-name="ce122">
            <text:p>-</text:p>
          </table:table-cell>
          <table:table-cell office:value-type="percentage" office:value="9.3588239103838395E-6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化學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18.2454" table:style-name="ce121">
            <text:p>18<text:s/></text:p>
          </table:table-cell>
          <table:table-cell office:value-type="float" office:value="17319.180400000001" table:style-name="ce121">
            <text:p>17,319<text:s/></text:p>
          </table:table-cell>
          <table:table-cell office:value-type="float" office:value="-17300.935000000001" table:style-name="ce121">
            <text:p>-17,301<text:s/></text:p>
          </table:table-cell>
          <table:table-cell office:value-type="percentage" office:value="-0.998946520587083" table:style-name="ce122">
            <text:p>-99.89%</text:p>
          </table:table-cell>
          <table:table-cell office:value-type="percentage" office:value="6.5366706264864404E-6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木竹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8.5145" table:style-name="ce121">
            <text:p>9<text:s/></text:p>
          </table:table-cell>
          <table:table-cell office:value-type="float" office:value="821.04300000000001" table:style-name="ce121">
            <text:p>821<text:s/></text:p>
          </table:table-cell>
          <table:table-cell office:value-type="float" office:value="-812.52850000000001" table:style-name="ce121">
            <text:p>-813<text:s/></text:p>
          </table:table-cell>
          <table:table-cell office:value-type="percentage" office:value="-0.98962965398889002" table:style-name="ce122">
            <text:p>-98.96%</text:p>
          </table:table-cell>
          <table:table-cell office:value-type="percentage" office:value="3.0504391270796399E-6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礦業及土石採取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40.976199999999999" table:style-name="ce121">
            <text:p>41<text:s/></text:p>
          </table:table-cell>
          <table:table-cell office:value-type="float" office:value="-40.976199999999999" table:style-name="ce121">
            <text:p>-41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醫療保健及社會工作服務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用水供應及污染整治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基本金屬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3867.1248000000001" table:style-name="ce121">
            <text:p>3,867<text:s/></text:p>
          </table:table-cell>
          <table:table-cell office:value-type="float" office:value="-3867.1248000000001" table:style-name="ce121">
            <text:p>-3,867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菸草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石油及煤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288.88549999999998" table:style-name="ce121">
            <text:p>289<text:s/></text:p>
          </table:table-cell>
          <table:table-cell office:value-type="float" office:value="-288.88549999999998" table:style-name="ce121">
            <text:p>-289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公共行政及國防；強制性社會安全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運輸工具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21331.515100000001" table:style-name="ce121">
            <text:p>21,332<text:s/></text:p>
          </table:table-cell>
          <table:table-cell office:value-type="float" office:value="1884.8814" table:style-name="ce121">
            <text:p>1,885<text:s/></text:p>
          </table:table-cell>
          <table:table-cell office:value-type="float" office:value="19446.633699999998" table:style-name="ce121">
            <text:p>19,447<text:s/></text:p>
          </table:table-cell>
          <table:table-cell office:value-type="percentage" office:value="10.3171656848012" table:style-name="ce122">
            <text:p>1031.72%</text:p>
          </table:table-cell>
          <table:table-cell office:value-type="percentage" office:value="7.6423146750754702E-3" table:style-name="ce122">
            <text:p>0.7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製造業</text:p>
          </table:table-cell>
          <table:table-cell office:value-type="float" office:value="7" table:style-name="ce121">
            <text:p>7<text:s/></text:p>
          </table:table-cell>
          <table:table-cell office:value-type="float" office:value="19995.311000000002" table:style-name="ce121">
            <text:p>19,995<text:s/></text:p>
          </table:table-cell>
          <table:table-cell office:value-type="float" office:value="48425.006200000003" table:style-name="ce121">
            <text:p>48,425<text:s/></text:p>
          </table:table-cell>
          <table:table-cell office:value-type="float" office:value="-28429.695199999998" table:style-name="ce121">
            <text:p>-28,430<text:s/></text:p>
          </table:table-cell>
          <table:table-cell office:value-type="percentage" office:value="-0.58708707403325" table:style-name="ce122">
            <text:p>-58.71%</text:p>
          </table:table-cell>
          <table:table-cell office:value-type="percentage" office:value="7.1636008024576698E-3" table:style-name="ce122">
            <text:p>0.7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服務業</text:p>
          </table:table-cell>
          <table:table-cell office:value-type="float" office:value="21" table:style-name="ce121">
            <text:p>21<text:s/></text:p>
          </table:table-cell>
          <table:table-cell office:value-type="float" office:value="7725.6976000000004" table:style-name="ce121">
            <text:p>7,726<text:s/></text:p>
          </table:table-cell>
          <table:table-cell office:value-type="float" office:value="709.90800000000002" table:style-name="ce121">
            <text:p>710<text:s/></text:p>
          </table:table-cell>
          <table:table-cell office:value-type="float" office:value="7015.7896000000001" table:style-name="ce121">
            <text:p>7,016<text:s/></text:p>
          </table:table-cell>
          <table:table-cell office:value-type="percentage" office:value="9.8826743747077099" table:style-name="ce122">
            <text:p>988.27%</text:p>
          </table:table-cell>
          <table:table-cell office:value-type="percentage" office:value="2.7678395963386302E-3" table:style-name="ce122">
            <text:p>0.2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合計</text:p>
          </table:table-cell>
          <table:table-cell office:value-type="float" office:value="1395" table:style-name="ce121">
            <text:p>1,395<text:s/></text:p>
          </table:table-cell>
          <table:table-cell office:value-type="float" office:value="2791237.4728000001" table:style-name="ce121">
            <text:p>2,791,237<text:s/></text:p>
          </table:table-cell>
          <table:table-cell office:value-type="float" office:value="3316212.9449" table:style-name="ce121">
            <text:p>3,316,213<text:s/></text:p>
          </table:table-cell>
          <table:table-cell office:value-type="float" office:value="-524975.47210000001" table:style-name="ce121">
            <text:p>-524,975<text:s/></text:p>
          </table:table-cell>
          <table:table-cell office:value-type="percentage" office:value="-0.15830571824627801" table:style-name="ce122">
            <text:p>-15.83%</text:p>
          </table:table-cell>
          <table:table-cell office:value-type="percentage" office:value="1" table:style-name="ce122">
            <text:p>100.00%</text:p>
          </table:table-cell>
          <table:table-cell table:number-columns-repeated="16377"/>
        </table:table-row>
        <table:table-row table:style-name="ro3">
          <table:table-cell table:style-name="ce123"/>
          <table:table-cell table:style-name="ce124"/>
          <table:table-cell table:number-columns-repeated="3" table:style-name="ce125"/>
          <table:table-cell table:number-columns-repeated="2" table:style-name="ce126"/>
          <table:table-cell table:number-columns-repeated="16377"/>
        </table:table-row>
        <table:table-row table:style-name="ro17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對外投資分區統計表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6">
          <table:table-cell office:value-type="string" table:style-name="ce117">
            <text:p>地 <text:s text:c="3"/>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8">
            <text:p>佔核准金額比率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百慕達</text:p>
          </table:table-cell>
          <table:table-cell office:value-type="float" office:value="1" table:style-name="ce121">
            <text:p>1<text:s/></text:p>
          </table:table-cell>
          <table:table-cell office:value-type="float" office:value="620500" table:style-name="ce121">
            <text:p>620,50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620500" table:style-name="ce121">
            <text:p>620,500<text:s/></text:p>
          </table:table-cell>
          <table:table-cell office:value-type="string" table:style-name="ce122">
            <text:p>-</text:p>
          </table:table-cell>
          <table:table-cell office:value-type="percentage" office:value="0.20399974991978101" table:style-name="ce122">
            <text:p>20.4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加勒比海英國屬地</text:p>
          </table:table-cell>
          <table:table-cell office:value-type="float" office:value="39" table:style-name="ce121">
            <text:p>39<text:s/></text:p>
          </table:table-cell>
          <table:table-cell office:value-type="float" office:value="497173.44819999998" table:style-name="ce121">
            <text:p>497,173<text:s/></text:p>
          </table:table-cell>
          <table:table-cell office:value-type="float" office:value="2346487.6762000001" table:style-name="ce121">
            <text:p>2,346,488<text:s/></text:p>
          </table:table-cell>
          <table:table-cell office:value-type="float" office:value="-1849314.2279999999" table:style-name="ce121">
            <text:p>-1,849,314<text:s/></text:p>
          </table:table-cell>
          <table:table-cell office:value-type="percentage" office:value="-0.78812015369066701" table:style-name="ce122">
            <text:p>-78.81%</text:p>
          </table:table-cell>
          <table:table-cell office:value-type="percentage" office:value="0.16345408396382799" table:style-name="ce122">
            <text:p>16.3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越南</text:p>
          </table:table-cell>
          <table:table-cell office:value-type="float" office:value="22" table:style-name="ce121">
            <text:p>22<text:s/></text:p>
          </table:table-cell>
          <table:table-cell office:value-type="float" office:value="456100.40159999998" table:style-name="ce121">
            <text:p>456,100<text:s/></text:p>
          </table:table-cell>
          <table:table-cell office:value-type="float" office:value="138094.10920000001" table:style-name="ce121">
            <text:p>138,094<text:s/></text:p>
          </table:table-cell>
          <table:table-cell office:value-type="float" office:value="318006.29239999998" table:style-name="ce121">
            <text:p>318,006<text:s/></text:p>
          </table:table-cell>
          <table:table-cell office:value-type="percentage" office:value="2.30282301136709" table:style-name="ce122">
            <text:p>230.28%</text:p>
          </table:table-cell>
          <table:table-cell office:value-type="percentage" office:value="0.149950633142162" table:style-name="ce122">
            <text:p>15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美國</text:p>
          </table:table-cell>
          <table:table-cell office:value-type="float" office:value="29" table:style-name="ce121">
            <text:p>29<text:s/></text:p>
          </table:table-cell>
          <table:table-cell office:value-type="float" office:value="262451.02730000002" table:style-name="ce121">
            <text:p>262,451<text:s/></text:p>
          </table:table-cell>
          <table:table-cell office:value-type="float" office:value="129324.4381" table:style-name="ce121">
            <text:p>129,324<text:s/></text:p>
          </table:table-cell>
          <table:table-cell office:value-type="float" office:value="133126.58919999999" table:style-name="ce121">
            <text:p>133,127<text:s/></text:p>
          </table:table-cell>
          <table:table-cell office:value-type="percentage" office:value="1.02940009758295" table:style-name="ce122">
            <text:p>102.94%</text:p>
          </table:table-cell>
          <table:table-cell office:value-type="percentage" office:value="8.6285163473633394E-2" table:style-name="ce122">
            <text:p>8.6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印度</text:p>
          </table:table-cell>
          <table:table-cell office:value-type="float" office:value="8" table:style-name="ce121">
            <text:p>8<text:s/></text:p>
          </table:table-cell>
          <table:table-cell office:value-type="float" office:value="237054.39420000001" table:style-name="ce121">
            <text:p>237,054<text:s/></text:p>
          </table:table-cell>
          <table:table-cell office:value-type="float" office:value="1410.55" table:style-name="ce121">
            <text:p>1,411<text:s/></text:p>
          </table:table-cell>
          <table:table-cell office:value-type="float" office:value="235643.84419999999" table:style-name="ce121">
            <text:p>235,644<text:s/></text:p>
          </table:table-cell>
          <table:table-cell office:value-type="percentage" office:value="167.05812924036701" table:style-name="ce122">
            <text:p>16705.81%</text:p>
          </table:table-cell>
          <table:table-cell office:value-type="percentage" office:value="7.7935595703763197E-2" table:style-name="ce122">
            <text:p>7.79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薩摩亞</text:p>
          </table:table-cell>
          <table:table-cell office:value-type="float" office:value="14" table:style-name="ce121">
            <text:p>14<text:s/></text:p>
          </table:table-cell>
          <table:table-cell office:value-type="float" office:value="236332.10329999999" table:style-name="ce121">
            <text:p>236,332<text:s/></text:p>
          </table:table-cell>
          <table:table-cell office:value-type="float" office:value="42790.201000000001" table:style-name="ce121">
            <text:p>42,790<text:s/></text:p>
          </table:table-cell>
          <table:table-cell office:value-type="float" office:value="193541.90229999999" table:style-name="ce121">
            <text:p>193,542<text:s/></text:p>
          </table:table-cell>
          <table:table-cell office:value-type="percentage" office:value="4.5230426073483496" table:style-name="ce122">
            <text:p>452.30%</text:p>
          </table:table-cell>
          <table:table-cell office:value-type="percentage" office:value="7.7698130493498399E-2" table:style-name="ce122">
            <text:p>7.77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香港</text:p>
          </table:table-cell>
          <table:table-cell office:value-type="float" office:value="33" table:style-name="ce121">
            <text:p>33<text:s/></text:p>
          </table:table-cell>
          <table:table-cell office:value-type="float" office:value="109342.57640000001" table:style-name="ce121">
            <text:p>109,343<text:s/></text:p>
          </table:table-cell>
          <table:table-cell office:value-type="float" office:value="36881.293899999997" table:style-name="ce121">
            <text:p>36,881<text:s/></text:p>
          </table:table-cell>
          <table:table-cell office:value-type="float" office:value="72461.282500000001" table:style-name="ce121">
            <text:p>72,461<text:s/></text:p>
          </table:table-cell>
          <table:table-cell office:value-type="percentage" office:value="1.9647163870245901" table:style-name="ce122">
            <text:p>196.47%</text:p>
          </table:table-cell>
          <table:table-cell office:value-type="percentage" office:value="3.5948200227533401E-2" table:style-name="ce122">
            <text:p>3.59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菲律賓</text:p>
          </table:table-cell>
          <table:table-cell office:value-type="float" office:value="4" table:style-name="ce121">
            <text:p>4<text:s/></text:p>
          </table:table-cell>
          <table:table-cell office:value-type="float" office:value="100620.5528" table:style-name="ce121">
            <text:p>100,621<text:s/></text:p>
          </table:table-cell>
          <table:table-cell office:value-type="float" office:value="69252.411999999997" table:style-name="ce121">
            <text:p>69,252<text:s/></text:p>
          </table:table-cell>
          <table:table-cell office:value-type="float" office:value="31368.140800000001" table:style-name="ce121">
            <text:p>31,368<text:s/></text:p>
          </table:table-cell>
          <table:table-cell office:value-type="percentage" office:value="0.45295376571143797" table:style-name="ce122">
            <text:p>45.30%</text:p>
          </table:table-cell>
          <table:table-cell office:value-type="percentage" office:value="3.30806891345529E-2" table:style-name="ce122">
            <text:p>3.3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印尼</text:p>
          </table:table-cell>
          <table:table-cell office:value-type="float" office:value="8" table:style-name="ce121">
            <text:p>8<text:s/></text:p>
          </table:table-cell>
          <table:table-cell office:value-type="float" office:value="90681.963000000003" table:style-name="ce121">
            <text:p>90,682<text:s/></text:p>
          </table:table-cell>
          <table:table-cell office:value-type="float" office:value="49649.226999999999" table:style-name="ce121">
            <text:p>49,649<text:s/></text:p>
          </table:table-cell>
          <table:table-cell office:value-type="float" office:value="41032.735999999997" table:style-name="ce121">
            <text:p>41,033<text:s/></text:p>
          </table:table-cell>
          <table:table-cell office:value-type="percentage" office:value="0.82645266561753306" table:style-name="ce122">
            <text:p>82.65%</text:p>
          </table:table-cell>
          <table:table-cell office:value-type="percentage" office:value="2.9813211562022199E-2" table:style-name="ce122">
            <text:p>2.98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泰國</text:p>
          </table:table-cell>
          <table:table-cell office:value-type="float" office:value="8" table:style-name="ce121">
            <text:p>8<text:s/></text:p>
          </table:table-cell>
          <table:table-cell office:value-type="float" office:value="86521.199299999993" table:style-name="ce121">
            <text:p>86,521<text:s/></text:p>
          </table:table-cell>
          <table:table-cell office:value-type="float" office:value="504798.39360000001" table:style-name="ce121">
            <text:p>504,798<text:s/></text:p>
          </table:table-cell>
          <table:table-cell office:value-type="float" office:value="-418277.19429999997" table:style-name="ce121">
            <text:p>-418,277<text:s/></text:p>
          </table:table-cell>
          <table:table-cell office:value-type="percentage" office:value="-0.82860246705032303" table:style-name="ce122">
            <text:p>-82.86%</text:p>
          </table:table-cell>
          <table:table-cell office:value-type="percentage" office:value="2.84452909266068E-2" table:style-name="ce122">
            <text:p>2.8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馬來西亞</text:p>
          </table:table-cell>
          <table:table-cell office:value-type="float" office:value="3" table:style-name="ce121">
            <text:p>3<text:s/></text:p>
          </table:table-cell>
          <table:table-cell office:value-type="float" office:value="27089.762200000001" table:style-name="ce121">
            <text:p>27,090<text:s/></text:p>
          </table:table-cell>
          <table:table-cell office:value-type="float" office:value="4938.6433999999999" table:style-name="ce121">
            <text:p>4,939<text:s/></text:p>
          </table:table-cell>
          <table:table-cell office:value-type="float" office:value="22151.1188" table:style-name="ce121">
            <text:p>22,151<text:s/></text:p>
          </table:table-cell>
          <table:table-cell office:value-type="percentage" office:value="4.48526386821126" table:style-name="ce122">
            <text:p>448.53%</text:p>
          </table:table-cell>
          <table:table-cell office:value-type="percentage" office:value="8.9062122710496794E-3" table:style-name="ce122">
            <text:p>0.89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日本</text:p>
          </table:table-cell>
          <table:table-cell office:value-type="float" office:value="13" table:style-name="ce121">
            <text:p>13<text:s/></text:p>
          </table:table-cell>
          <table:table-cell office:value-type="float" office:value="25587.672299999998" table:style-name="ce121">
            <text:p>25,588<text:s/></text:p>
          </table:table-cell>
          <table:table-cell office:value-type="float" office:value="104024.8811" table:style-name="ce121">
            <text:p>104,025<text:s/></text:p>
          </table:table-cell>
          <table:table-cell office:value-type="float" office:value="-78437.208799999993" table:style-name="ce121">
            <text:p>-78,437<text:s/></text:p>
          </table:table-cell>
          <table:table-cell office:value-type="percentage" office:value="-0.75402353716316795" table:style-name="ce122">
            <text:p>-75.40%</text:p>
          </table:table-cell>
          <table:table-cell office:value-type="percentage" office:value="8.4123751010947607E-3" table:style-name="ce122">
            <text:p>0.8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巴拿馬</text:p>
          </table:table-cell>
          <table:table-cell office:value-type="float" office:value="0" table:style-name="ce121">
            <text:p>0<text:s/></text:p>
          </table:table-cell>
          <table:table-cell office:value-type="float" office:value="22700" table:style-name="ce121">
            <text:p>22,700<text:s/></text:p>
          </table:table-cell>
          <table:table-cell office:value-type="float" office:value="5840" table:style-name="ce121">
            <text:p>5,840<text:s/></text:p>
          </table:table-cell>
          <table:table-cell office:value-type="float" office:value="16860" table:style-name="ce121">
            <text:p>16,860<text:s/></text:p>
          </table:table-cell>
          <table:table-cell office:value-type="percentage" office:value="2.88698630136986" table:style-name="ce122">
            <text:p>288.70%</text:p>
          </table:table-cell>
          <table:table-cell office:value-type="percentage" office:value="7.46300454984532E-3" table:style-name="ce122">
            <text:p>0.7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澳大利亞</text:p>
          </table:table-cell>
          <table:table-cell office:value-type="float" office:value="2" table:style-name="ce121">
            <text:p>2<text:s/></text:p>
          </table:table-cell>
          <table:table-cell office:value-type="float" office:value="18254.5039" table:style-name="ce121">
            <text:p>18,255<text:s/></text:p>
          </table:table-cell>
          <table:table-cell office:value-type="float" office:value="591016.39099999995" table:style-name="ce121">
            <text:p>591,016<text:s/></text:p>
          </table:table-cell>
          <table:table-cell office:value-type="float" office:value="-572761.88710000005" table:style-name="ce121">
            <text:p>-572,762<text:s/></text:p>
          </table:table-cell>
          <table:table-cell office:value-type="percentage" office:value="-0.96911337117213703" table:style-name="ce122">
            <text:p>-96.91%</text:p>
          </table:table-cell>
          <table:table-cell office:value-type="percentage" office:value="6.0014733771307999E-3" table:style-name="ce122">
            <text:p>0.6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英國</text:p>
          </table:table-cell>
          <table:table-cell office:value-type="float" office:value="3" table:style-name="ce121">
            <text:p>3<text:s/></text:p>
          </table:table-cell>
          <table:table-cell office:value-type="float" office:value="12627.258599999999" table:style-name="ce121">
            <text:p>12,627<text:s/></text:p>
          </table:table-cell>
          <table:table-cell office:value-type="float" office:value="5440.8248000000003" table:style-name="ce121">
            <text:p>5,441<text:s/></text:p>
          </table:table-cell>
          <table:table-cell office:value-type="float" office:value="7186.4337999999998" table:style-name="ce121">
            <text:p>7,186<text:s/></text:p>
          </table:table-cell>
          <table:table-cell office:value-type="percentage" office:value="1.3208353630501" table:style-name="ce122">
            <text:p>132.08%</text:p>
          </table:table-cell>
          <table:table-cell office:value-type="percentage" office:value="4.1514223957653503E-3" table:style-name="ce122">
            <text:p>0.4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德國</text:p>
          </table:table-cell>
          <table:table-cell office:value-type="float" office:value="4" table:style-name="ce121">
            <text:p>4<text:s/></text:p>
          </table:table-cell>
          <table:table-cell office:value-type="float" office:value="7557.2449999999999" table:style-name="ce121">
            <text:p>7,557<text:s/></text:p>
          </table:table-cell>
          <table:table-cell office:value-type="float" office:value="11603.209800000001" table:style-name="ce121">
            <text:p>11,603<text:s/></text:p>
          </table:table-cell>
          <table:table-cell office:value-type="float" office:value="-4045.9648000000002" table:style-name="ce121">
            <text:p>-4,046<text:s/></text:p>
          </table:table-cell>
          <table:table-cell office:value-type="percentage" office:value="-0.34869358304630499" table:style-name="ce122">
            <text:p>-34.87%</text:p>
          </table:table-cell>
          <table:table-cell office:value-type="percentage" office:value="2.4845706528324098E-3" table:style-name="ce122">
            <text:p>0.2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新加坡</text:p>
          </table:table-cell>
          <table:table-cell office:value-type="float" office:value="5" table:style-name="ce121">
            <text:p>5<text:s/></text:p>
          </table:table-cell>
          <table:table-cell office:value-type="float" office:value="5750.4288999999999" table:style-name="ce121">
            <text:p>5,750<text:s/></text:p>
          </table:table-cell>
          <table:table-cell office:value-type="float" office:value="618350.49479999999" table:style-name="ce121">
            <text:p>618,350<text:s/></text:p>
          </table:table-cell>
          <table:table-cell office:value-type="float" office:value="-612600.06590000005" table:style-name="ce121">
            <text:p>-612,600<text:s/></text:p>
          </table:table-cell>
          <table:table-cell office:value-type="percentage" office:value="-0.99070037309202796" table:style-name="ce122">
            <text:p>-99.07%</text:p>
          </table:table-cell>
          <table:table-cell office:value-type="percentage" office:value="1.89054964952696E-3" table:style-name="ce122">
            <text:p>0.19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韓國</text:p>
          </table:table-cell>
          <table:table-cell office:value-type="float" office:value="2" table:style-name="ce121">
            <text:p>2<text:s/></text:p>
          </table:table-cell>
          <table:table-cell office:value-type="float" office:value="3423.6606000000002" table:style-name="ce121">
            <text:p>3,424<text:s/></text:p>
          </table:table-cell>
          <table:table-cell office:value-type="float" office:value="3240.8409000000001" table:style-name="ce121">
            <text:p>3,241<text:s/></text:p>
          </table:table-cell>
          <table:table-cell office:value-type="float" office:value="182.81970000000001" table:style-name="ce121">
            <text:p>183<text:s/></text:p>
          </table:table-cell>
          <table:table-cell office:value-type="percentage" office:value="5.6411192539565898E-2" table:style-name="ce122">
            <text:p>5.64%</text:p>
          </table:table-cell>
          <table:table-cell office:value-type="percentage" office:value="1.1255856667368299E-3" table:style-name="ce122">
            <text:p>0.1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加拿大</text:p>
          </table:table-cell>
          <table:table-cell office:value-type="float" office:value="3" table:style-name="ce121">
            <text:p>3<text:s/></text:p>
          </table:table-cell>
          <table:table-cell office:value-type="float" office:value="3171.2141999999999" table:style-name="ce121">
            <text:p>3,171<text:s/></text:p>
          </table:table-cell>
          <table:table-cell office:value-type="float" office:value="599.11919999999998" table:style-name="ce121">
            <text:p>599<text:s/></text:p>
          </table:table-cell>
          <table:table-cell office:value-type="float" office:value="2572.0949999999998" table:style-name="ce121">
            <text:p>2,572<text:s/></text:p>
          </table:table-cell>
          <table:table-cell office:value-type="percentage" office:value="4.2931273108923902" table:style-name="ce122">
            <text:p>429.31%</text:p>
          </table:table-cell>
          <table:table-cell office:value-type="percentage" office:value="1.0425896917680201E-3" table:style-name="ce122">
            <text:p>0.1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捷克</text:p>
          </table:table-cell>
          <table:table-cell office:value-type="float" office:value="0" table:style-name="ce121">
            <text:p>0<text:s/></text:p>
          </table:table-cell>
          <table:table-cell office:value-type="float" office:value="2000" table:style-name="ce121">
            <text:p>2,000<text:s/></text:p>
          </table:table-cell>
          <table:table-cell office:value-type="float" office:value="597.20500000000004" table:style-name="ce121">
            <text:p>597<text:s/></text:p>
          </table:table-cell>
          <table:table-cell office:value-type="float" office:value="1402.7950000000001" table:style-name="ce121">
            <text:p>1,403<text:s/></text:p>
          </table:table-cell>
          <table:table-cell office:value-type="percentage" office:value="2.3489337832067698" table:style-name="ce122">
            <text:p>234.89%</text:p>
          </table:table-cell>
          <table:table-cell office:value-type="percentage" office:value="6.5753344051500595E-4" table:style-name="ce122">
            <text:p>0.07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荷蘭</text:p>
          </table:table-cell>
          <table:table-cell office:value-type="float" office:value="1" table:style-name="ce121">
            <text:p>1<text:s/></text:p>
          </table:table-cell>
          <table:table-cell office:value-type="float" office:value="1553.7445" table:style-name="ce121">
            <text:p>1,554<text:s/></text:p>
          </table:table-cell>
          <table:table-cell office:value-type="float" office:value="4028.7772" table:style-name="ce121">
            <text:p>4,029<text:s/></text:p>
          </table:table-cell>
          <table:table-cell office:value-type="float" office:value="-2475.0327000000002" table:style-name="ce121">
            <text:p>-2,475<text:s/></text:p>
          </table:table-cell>
          <table:table-cell office:value-type="percentage" office:value="-0.61433843996138604" table:style-name="ce122">
            <text:p>-61.43%</text:p>
          </table:table-cell>
          <table:table-cell office:value-type="percentage" office:value="5.1081948338313401E-4" table:style-name="ce122">
            <text:p>0.0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薩爾瓦多</text:p>
          </table:table-cell>
          <table:table-cell office:value-type="float" office:value="1" table:style-name="ce121">
            <text:p>1<text:s/></text:p>
          </table:table-cell>
          <table:table-cell office:value-type="float" office:value="100.062" table:style-name="ce121">
            <text:p>10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100.062" table:style-name="ce121">
            <text:p>100<text:s/></text:p>
          </table:table-cell>
          <table:table-cell office:value-type="string" table:style-name="ce122">
            <text:p>-</text:p>
          </table:table-cell>
          <table:table-cell office:value-type="percentage" office:value="3.28970555624063E-5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巴西</text:p>
          </table:table-cell>
          <table:table-cell office:value-type="float" office:value="0" table:style-name="ce121">
            <text:p>0<text:s/></text:p>
          </table:table-cell>
          <table:table-cell office:value-type="float" office:value="50" table:style-name="ce121">
            <text:p>50<text:s/></text:p>
          </table:table-cell>
          <table:table-cell office:value-type="float" office:value="50" table:style-name="ce121">
            <text:p>50<text:s/></text:p>
          </table:table-cell>
          <table:table-cell office:value-type="float" office:value="0" table:style-name="ce121">
            <text:p>0<text:s/></text:p>
          </table:table-cell>
          <table:table-cell office:value-type="percentage" office:value="0" table:style-name="ce122">
            <text:p>0.00%</text:p>
          </table:table-cell>
          <table:table-cell office:value-type="percentage" office:value="1.6438336012875101E-5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尼加拉瓜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紐西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10000" table:style-name="ce121">
            <text:p>10,000<text:s/></text:p>
          </table:table-cell>
          <table:table-cell office:value-type="float" office:value="-10000" table:style-name="ce121">
            <text:p>-10,000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法國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3101.1696999999999" table:style-name="ce121">
            <text:p>3,101<text:s/></text:p>
          </table:table-cell>
          <table:table-cell office:value-type="float" office:value="-3101.1696999999999" table:style-name="ce121">
            <text:p>-3,101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非洲地區</text:p>
          </table:table-cell>
          <table:table-cell office:value-type="float" office:value="5" table:style-name="ce121">
            <text:p>5<text:s/></text:p>
          </table:table-cell>
          <table:table-cell office:value-type="float" office:value="22882.627199999999" table:style-name="ce121">
            <text:p>22,883<text:s/></text:p>
          </table:table-cell>
          <table:table-cell office:value-type="float" office:value="282.00400000000002" table:style-name="ce121">
            <text:p>282<text:s/></text:p>
          </table:table-cell>
          <table:table-cell office:value-type="float" office:value="22600.623200000002" table:style-name="ce121">
            <text:p>22,601<text:s/></text:p>
          </table:table-cell>
          <table:table-cell office:value-type="percentage" office:value="80.142917121742997" table:style-name="ce122">
            <text:p>8014.29%</text:p>
          </table:table-cell>
          <table:table-cell office:value-type="percentage" office:value="7.5230462954191304E-3" table:style-name="ce122">
            <text:p>0.7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亞洲其他地區</text:p>
          </table:table-cell>
          <table:table-cell office:value-type="float" office:value="16" table:style-name="ce121">
            <text:p>16<text:s/></text:p>
          </table:table-cell>
          <table:table-cell office:value-type="float" office:value="155881.179" table:style-name="ce121">
            <text:p>155,881<text:s/></text:p>
          </table:table-cell>
          <table:table-cell office:value-type="float" office:value="102000.984" table:style-name="ce121">
            <text:p>102,001<text:s/></text:p>
          </table:table-cell>
          <table:table-cell office:value-type="float" office:value="53880.195" table:style-name="ce121">
            <text:p>53,880<text:s/></text:p>
          </table:table-cell>
          <table:table-cell office:value-type="percentage" office:value="0.52823210999611503" table:style-name="ce122">
            <text:p>52.82%</text:p>
          </table:table-cell>
          <table:table-cell office:value-type="percentage" office:value="5.1248543969702701E-2" table:style-name="ce122">
            <text:p>5.1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歐洲其他地區</text:p>
          </table:table-cell>
          <table:table-cell office:value-type="float" office:value="4" table:style-name="ce121">
            <text:p>4<text:s/></text:p>
          </table:table-cell>
          <table:table-cell office:value-type="float" office:value="29693.370800000001" table:style-name="ce121">
            <text:p>29,693<text:s/></text:p>
          </table:table-cell>
          <table:table-cell office:value-type="float" office:value="120753.23050000001" table:style-name="ce121">
            <text:p>120,753<text:s/></text:p>
          </table:table-cell>
          <table:table-cell office:value-type="float" office:value="-91059.859700000001" table:style-name="ce121">
            <text:p>-91,060<text:s/></text:p>
          </table:table-cell>
          <table:table-cell office:value-type="percentage" office:value="-0.754098746037275" table:style-name="ce122">
            <text:p>-75.41%</text:p>
          </table:table-cell>
          <table:table-cell office:value-type="percentage" office:value="9.7621921313058996E-3" table:style-name="ce122">
            <text:p>0.98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中南美洲其他地區</text:p>
          </table:table-cell>
          <table:table-cell office:value-type="float" office:value="3" table:style-name="ce121">
            <text:p>3<text:s/></text:p>
          </table:table-cell>
          <table:table-cell office:value-type="float" office:value="6570.0001000000002" table:style-name="ce121">
            <text:p>6,570<text:s/></text:p>
          </table:table-cell>
          <table:table-cell office:value-type="float" office:value="5425.9369999999999" table:style-name="ce121">
            <text:p>5,426<text:s/></text:p>
          </table:table-cell>
          <table:table-cell office:value-type="float" office:value="1144.0631000000001" table:style-name="ce121">
            <text:p>1,144<text:s/></text:p>
          </table:table-cell>
          <table:table-cell office:value-type="percentage" office:value="0.210850789458116" table:style-name="ce122">
            <text:p>21.09%</text:p>
          </table:table-cell>
          <table:table-cell office:value-type="percentage" office:value="2.1599973849684702E-3" table:style-name="ce122">
            <text:p>0.2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大洋洲其他地區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400" table:style-name="ce121">
            <text:p>400<text:s/></text:p>
          </table:table-cell>
          <table:table-cell office:value-type="float" office:value="-400" table:style-name="ce121">
            <text:p>-400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合計</text:p>
          </table:table-cell>
          <table:table-cell office:value-type="float" office:value="231" table:style-name="ce121">
            <text:p>231<text:s/></text:p>
          </table:table-cell>
          <table:table-cell office:value-type="float" office:value="3041670.3953999998" table:style-name="ce121">
            <text:p>3,041,670<text:s/></text:p>
          </table:table-cell>
          <table:table-cell office:value-type="float" office:value="4910382.0133999996" table:style-name="ce121">
            <text:p>4,910,382<text:s/></text:p>
          </table:table-cell>
          <table:table-cell office:value-type="float" office:value="-1868711.618" table:style-name="ce121">
            <text:p>-1,868,712<text:s/></text:p>
          </table:table-cell>
          <table:table-cell office:value-type="percentage" office:value="-0.38056338853075999" table:style-name="ce122">
            <text:p>-38.06%</text:p>
          </table:table-cell>
          <table:table-cell office:value-type="percentage" office:value="1" table:style-name="ce122">
            <text:p>100.00%</text:p>
          </table:table-cell>
          <table:table-cell table:number-columns-repeated="16377"/>
        </table:table-row>
        <table:table-row table:style-name="ro3">
          <table:table-cell table:style-name="ce123"/>
          <table:table-cell table:style-name="ce124"/>
          <table:table-cell table:number-columns-repeated="3" table:style-name="ce125"/>
          <table:table-cell table:number-columns-repeated="2" table:style-name="ce126"/>
          <table:table-cell table:number-columns-repeated="16377"/>
        </table:table-row>
        <table:table-row table:style-name="ro17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對外投資分業統計表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6">
          <table:table-cell office:value-type="string" table:style-name="ce117">
            <text:p>行 <text:s text:c="3"/>業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8">
            <text:p>佔核准金額比率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金融及保險業</text:p>
          </table:table-cell>
          <table:table-cell office:value-type="float" office:value="62" table:style-name="ce121">
            <text:p>62<text:s/></text:p>
          </table:table-cell>
          <table:table-cell office:value-type="float" office:value="1504544.2117000001" table:style-name="ce121">
            <text:p>1,504,544<text:s/></text:p>
          </table:table-cell>
          <table:table-cell office:value-type="float" office:value="3259898.4498999999" table:style-name="ce121">
            <text:p>3,259,898<text:s/></text:p>
          </table:table-cell>
          <table:table-cell office:value-type="float" office:value="-1755354.2382" table:style-name="ce121">
            <text:p>-1,755,354<text:s/></text:p>
          </table:table-cell>
          <table:table-cell office:value-type="percentage" office:value="-0.53846899379759705" table:style-name="ce122">
            <text:p>-53.85%</text:p>
          </table:table-cell>
          <table:table-cell office:value-type="percentage" office:value="0.49464406596301902" table:style-name="ce122">
            <text:p>49.4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子零組件製造業</text:p>
          </table:table-cell>
          <table:table-cell office:value-type="float" office:value="8" table:style-name="ce121">
            <text:p>8<text:s/></text:p>
          </table:table-cell>
          <table:table-cell office:value-type="float" office:value="236741.3835" table:style-name="ce121">
            <text:p>236,741<text:s/></text:p>
          </table:table-cell>
          <table:table-cell office:value-type="float" office:value="215942.8014" table:style-name="ce121">
            <text:p>215,943<text:s/></text:p>
          </table:table-cell>
          <table:table-cell office:value-type="float" office:value="20798.5821" table:style-name="ce121">
            <text:p>20,799<text:s/></text:p>
          </table:table-cell>
          <table:table-cell office:value-type="percentage" office:value="9.6315237021834796E-2" table:style-name="ce122">
            <text:p>9.63%</text:p>
          </table:table-cell>
          <table:table-cell office:value-type="percentage" office:value="7.7832688202518693E-2" table:style-name="ce122">
            <text:p>7.7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基本金屬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232659.8248" table:style-name="ce121">
            <text:p>232,660<text:s/></text:p>
          </table:table-cell>
          <table:table-cell office:value-type="float" office:value="7323.7034000000003" table:style-name="ce121">
            <text:p>7,324<text:s/></text:p>
          </table:table-cell>
          <table:table-cell office:value-type="float" office:value="225336.1214" table:style-name="ce121">
            <text:p>225,336<text:s/></text:p>
          </table:table-cell>
          <table:table-cell office:value-type="percentage" office:value="30.768056691099702" table:style-name="ce122">
            <text:p>3076.81%</text:p>
          </table:table-cell>
          <table:table-cell office:value-type="percentage" office:value="7.6490807535181199E-2" table:style-name="ce122">
            <text:p>7.65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金屬製品製造業</text:p>
          </table:table-cell>
          <table:table-cell office:value-type="float" office:value="6" table:style-name="ce121">
            <text:p>6<text:s/></text:p>
          </table:table-cell>
          <table:table-cell office:value-type="float" office:value="210922.79120000001" table:style-name="ce121">
            <text:p>210,923<text:s/></text:p>
          </table:table-cell>
          <table:table-cell office:value-type="float" office:value="38330" table:style-name="ce121">
            <text:p>38,330<text:s/></text:p>
          </table:table-cell>
          <table:table-cell office:value-type="float" office:value="172592.79120000001" table:style-name="ce121">
            <text:p>172,593<text:s/></text:p>
          </table:table-cell>
          <table:table-cell office:value-type="percentage" office:value="4.50281218888599" table:style-name="ce122">
            <text:p>450.28%</text:p>
          </table:table-cell>
          <table:table-cell office:value-type="percentage" office:value="6.9344394290382097E-2" table:style-name="ce122">
            <text:p>6.9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批發及零售業</text:p>
          </table:table-cell>
          <table:table-cell office:value-type="float" office:value="47" table:style-name="ce121">
            <text:p>47<text:s/></text:p>
          </table:table-cell>
          <table:table-cell office:value-type="float" office:value="137247.06820000001" table:style-name="ce121">
            <text:p>137,247<text:s/></text:p>
          </table:table-cell>
          <table:table-cell office:value-type="float" office:value="474276.64730000001" table:style-name="ce121">
            <text:p>474,277<text:s/></text:p>
          </table:table-cell>
          <table:table-cell office:value-type="float" office:value="-337029.57909999997" table:style-name="ce121">
            <text:p>-337,030<text:s/></text:p>
          </table:table-cell>
          <table:table-cell office:value-type="percentage" office:value="-0.710618119232033" table:style-name="ce122">
            <text:p>-71.06%</text:p>
          </table:table-cell>
          <table:table-cell office:value-type="percentage" office:value="4.5122268477071799E-2" table:style-name="ce122">
            <text:p>4.5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紡織業</text:p>
          </table:table-cell>
          <table:table-cell office:value-type="float" office:value="2" table:style-name="ce121">
            <text:p>2<text:s/></text:p>
          </table:table-cell>
          <table:table-cell office:value-type="float" office:value="67789.299799999993" table:style-name="ce121">
            <text:p>67,789<text:s/></text:p>
          </table:table-cell>
          <table:table-cell office:value-type="float" office:value="85393.216899999999" table:style-name="ce121">
            <text:p>85,393<text:s/></text:p>
          </table:table-cell>
          <table:table-cell office:value-type="float" office:value="-17603.917099999999" table:style-name="ce121">
            <text:p>-17,604<text:s/></text:p>
          </table:table-cell>
          <table:table-cell office:value-type="percentage" office:value="-0.20615123471241401" table:style-name="ce122">
            <text:p>-20.62%</text:p>
          </table:table-cell>
          <table:table-cell office:value-type="percentage" office:value="2.22868657637986E-2" table:style-name="ce122">
            <text:p>2.2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汽車及其零件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65083.255100000002" table:style-name="ce121">
            <text:p>65,083<text:s/></text:p>
          </table:table-cell>
          <table:table-cell office:value-type="float" office:value="10950.061" table:style-name="ce121">
            <text:p>10,950<text:s/></text:p>
          </table:table-cell>
          <table:table-cell office:value-type="float" office:value="54133.194100000001" table:style-name="ce121">
            <text:p>54,133<text:s/></text:p>
          </table:table-cell>
          <table:table-cell office:value-type="percentage" office:value="4.9436431541340298" table:style-name="ce122">
            <text:p>494.36%</text:p>
          </table:table-cell>
          <table:table-cell office:value-type="percentage" office:value="2.1397208322909402E-2" table:style-name="ce122">
            <text:p>2.14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運輸及倉儲業</text:p>
          </table:table-cell>
          <table:table-cell office:value-type="float" office:value="5" table:style-name="ce121">
            <text:p>5<text:s/></text:p>
          </table:table-cell>
          <table:table-cell office:value-type="float" office:value="54347.605100000001" table:style-name="ce121">
            <text:p>54,348<text:s/></text:p>
          </table:table-cell>
          <table:table-cell office:value-type="float" office:value="7230.1818000000003" table:style-name="ce121">
            <text:p>7,230<text:s/></text:p>
          </table:table-cell>
          <table:table-cell office:value-type="float" office:value="47117.423300000002" table:style-name="ce121">
            <text:p>47,117<text:s/></text:p>
          </table:table-cell>
          <table:table-cell office:value-type="percentage" office:value="6.5167688176250298" table:style-name="ce122">
            <text:p>651.68%</text:p>
          </table:table-cell>
          <table:table-cell office:value-type="percentage" office:value="1.7867683882576899E-2" table:style-name="ce122">
            <text:p>1.7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腦、電子產品及光學製品製造業</text:p>
          </table:table-cell>
          <table:table-cell office:value-type="float" office:value="12" table:style-name="ce121">
            <text:p>12<text:s/></text:p>
          </table:table-cell>
          <table:table-cell office:value-type="float" office:value="52673.289700000001" table:style-name="ce121">
            <text:p>52,673<text:s/></text:p>
          </table:table-cell>
          <table:table-cell office:value-type="float" office:value="12484.532499999999" table:style-name="ce121">
            <text:p>12,485<text:s/></text:p>
          </table:table-cell>
          <table:table-cell office:value-type="float" office:value="40188.7572" table:style-name="ce121">
            <text:p>40,189<text:s/></text:p>
          </table:table-cell>
          <table:table-cell office:value-type="percentage" office:value="3.2190838703812101" table:style-name="ce122">
            <text:p>321.91%</text:p>
          </table:table-cell>
          <table:table-cell office:value-type="percentage" office:value="1.7317224699842301E-2" table:style-name="ce122">
            <text:p>1.7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不動產業</text:p>
          </table:table-cell>
          <table:table-cell office:value-type="float" office:value="9" table:style-name="ce121">
            <text:p>9<text:s/></text:p>
          </table:table-cell>
          <table:table-cell office:value-type="float" office:value="52289.238599999997" table:style-name="ce121">
            <text:p>52,289<text:s/></text:p>
          </table:table-cell>
          <table:table-cell office:value-type="float" office:value="12144.7536" table:style-name="ce121">
            <text:p>12,145<text:s/></text:p>
          </table:table-cell>
          <table:table-cell office:value-type="float" office:value="40144.485000000001" table:style-name="ce121">
            <text:p>40,144<text:s/></text:p>
          </table:table-cell>
          <table:table-cell office:value-type="percentage" office:value="3.30550016263813" table:style-name="ce122">
            <text:p>330.55%</text:p>
          </table:table-cell>
          <table:table-cell office:value-type="percentage" office:value="1.7190961479283999E-2" table:style-name="ce122">
            <text:p>1.7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橡膠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52000" table:style-name="ce121">
            <text:p>52,00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52000" table:style-name="ce121">
            <text:p>52,000<text:s/></text:p>
          </table:table-cell>
          <table:table-cell office:value-type="string" table:style-name="ce122">
            <text:p>-</text:p>
          </table:table-cell>
          <table:table-cell office:value-type="percentage" office:value="1.70958694533902E-2" table:style-name="ce122">
            <text:p>1.7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專業、科學及技術服務業</text:p>
          </table:table-cell>
          <table:table-cell office:value-type="float" office:value="13" table:style-name="ce121">
            <text:p>13<text:s/></text:p>
          </table:table-cell>
          <table:table-cell office:value-type="float" office:value="29872.983899999999" table:style-name="ce121">
            <text:p>29,873<text:s/></text:p>
          </table:table-cell>
          <table:table-cell office:value-type="float" office:value="11406.872100000001" table:style-name="ce121">
            <text:p>11,407<text:s/></text:p>
          </table:table-cell>
          <table:table-cell office:value-type="float" office:value="18466.111799999999" table:style-name="ce121">
            <text:p>18,466<text:s/></text:p>
          </table:table-cell>
          <table:table-cell office:value-type="percentage" office:value="1.6188584949593701" table:style-name="ce122">
            <text:p>161.89%</text:p>
          </table:table-cell>
          <table:table-cell office:value-type="percentage" office:value="9.8212429411081905E-3" table:style-name="ce122">
            <text:p>0.9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資訊及通訊傳播業</text:p>
          </table:table-cell>
          <table:table-cell office:value-type="float" office:value="14" table:style-name="ce121">
            <text:p>14<text:s/></text:p>
          </table:table-cell>
          <table:table-cell office:value-type="float" office:value="23036.307000000001" table:style-name="ce121">
            <text:p>23,036<text:s/></text:p>
          </table:table-cell>
          <table:table-cell office:value-type="float" office:value="63182.297700000003" table:style-name="ce121">
            <text:p>63,182<text:s/></text:p>
          </table:table-cell>
          <table:table-cell office:value-type="float" office:value="-40145.990700000002" table:style-name="ce121">
            <text:p>-40,146<text:s/></text:p>
          </table:table-cell>
          <table:table-cell office:value-type="percentage" office:value="-0.63539934699145995" table:style-name="ce122">
            <text:p>-63.54%</text:p>
          </table:table-cell>
          <table:table-cell office:value-type="percentage" office:value="7.57357109923496E-3" table:style-name="ce122">
            <text:p>0.7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化學材料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20469.1273" table:style-name="ce121">
            <text:p>20,469<text:s/></text:p>
          </table:table-cell>
          <table:table-cell office:value-type="float" office:value="1753.5933" table:style-name="ce121">
            <text:p>1,754<text:s/></text:p>
          </table:table-cell>
          <table:table-cell office:value-type="float" office:value="18715.534" table:style-name="ce121">
            <text:p>18,716<text:s/></text:p>
          </table:table-cell>
          <table:table-cell office:value-type="percentage" office:value="10.6726764980227" table:style-name="ce122">
            <text:p>1067.27%</text:p>
          </table:table-cell>
          <table:table-cell office:value-type="percentage" office:value="6.7295678489543197E-3" table:style-name="ce122">
            <text:p>0.6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營造業</text:p>
          </table:table-cell>
          <table:table-cell office:value-type="float" office:value="4" table:style-name="ce121">
            <text:p>4<text:s/></text:p>
          </table:table-cell>
          <table:table-cell office:value-type="float" office:value="18590.954300000001" table:style-name="ce121">
            <text:p>18,591<text:s/></text:p>
          </table:table-cell>
          <table:table-cell office:value-type="float" office:value="196.7397" table:style-name="ce121">
            <text:p>197<text:s/></text:p>
          </table:table-cell>
          <table:table-cell office:value-type="float" office:value="18394.214599999999" table:style-name="ce121">
            <text:p>18,394<text:s/></text:p>
          </table:table-cell>
          <table:table-cell office:value-type="percentage" office:value="93.495184754271804" table:style-name="ce122">
            <text:p>9349.52%</text:p>
          </table:table-cell>
          <table:table-cell office:value-type="percentage" office:value="6.1120870716681198E-3" table:style-name="ce122">
            <text:p>0.6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化學製品製造業</text:p>
          </table:table-cell>
          <table:table-cell office:value-type="float" office:value="3" table:style-name="ce121">
            <text:p>3<text:s/></text:p>
          </table:table-cell>
          <table:table-cell office:value-type="float" office:value="18100" table:style-name="ce121">
            <text:p>18,100<text:s/></text:p>
          </table:table-cell>
          <table:table-cell office:value-type="float" office:value="21.818200000000001" table:style-name="ce121">
            <text:p>22<text:s/></text:p>
          </table:table-cell>
          <table:table-cell office:value-type="float" office:value="18078.181799999998" table:style-name="ce121">
            <text:p>18,078<text:s/></text:p>
          </table:table-cell>
          <table:table-cell office:value-type="percentage" office:value="828.58264201446502" table:style-name="ce122">
            <text:p>82858.26%</text:p>
          </table:table-cell>
          <table:table-cell office:value-type="percentage" office:value="5.9506776366608002E-3" table:style-name="ce122">
            <text:p>0.6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家具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16891.679599999999" table:style-name="ce121">
            <text:p>16,892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16891.679599999999" table:style-name="ce121">
            <text:p>16,892<text:s/></text:p>
          </table:table-cell>
          <table:table-cell office:value-type="string" table:style-name="ce122">
            <text:p>-</text:p>
          </table:table-cell>
          <table:table-cell office:value-type="percentage" office:value="5.55342210173257E-3" table:style-name="ce122">
            <text:p>0.5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非金屬礦物製品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15794.6312" table:style-name="ce121">
            <text:p>15,795<text:s/></text:p>
          </table:table-cell>
          <table:table-cell office:value-type="float" office:value="440" table:style-name="ce121">
            <text:p>440<text:s/></text:p>
          </table:table-cell>
          <table:table-cell office:value-type="float" office:value="15354.6312" table:style-name="ce121">
            <text:p>15,355<text:s/></text:p>
          </table:table-cell>
          <table:table-cell office:value-type="percentage" office:value="34.896889090909099" table:style-name="ce122">
            <text:p>3489.69%</text:p>
          </table:table-cell>
          <table:table-cell office:value-type="percentage" office:value="5.1927490973008297E-3" table:style-name="ce122">
            <text:p>0.5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紙漿、紙及紙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14799.186" table:style-name="ce121">
            <text:p>14,799<text:s/></text:p>
          </table:table-cell>
          <table:table-cell office:value-type="float" office:value="22627.103899999998" table:style-name="ce121">
            <text:p>22,627<text:s/></text:p>
          </table:table-cell>
          <table:table-cell office:value-type="float" office:value="-7827.9179000000004" table:style-name="ce121">
            <text:p>-7,828<text:s/></text:p>
          </table:table-cell>
          <table:table-cell office:value-type="percentage" office:value="-0.34595315134430399" table:style-name="ce122">
            <text:p>-34.60%</text:p>
          </table:table-cell>
          <table:table-cell office:value-type="percentage" office:value="4.8654798437007497E-3" table:style-name="ce122">
            <text:p>0.4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石油及煤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12113.3824" table:style-name="ce121">
            <text:p>12,113<text:s/></text:p>
          </table:table-cell>
          <table:table-cell office:value-type="float" office:value="1439.2829999999999" table:style-name="ce121">
            <text:p>1,439<text:s/></text:p>
          </table:table-cell>
          <table:table-cell office:value-type="float" office:value="10674.099399999999" table:style-name="ce121">
            <text:p>10,674<text:s/></text:p>
          </table:table-cell>
          <table:table-cell office:value-type="percentage" office:value="7.4162617080865996" table:style-name="ce122">
            <text:p>741.63%</text:p>
          </table:table-cell>
          <table:table-cell office:value-type="percentage" office:value="3.9824770028729596E-3" table:style-name="ce122">
            <text:p>0.4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力設備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11521.242099999999" table:style-name="ce121">
            <text:p>11,521<text:s/></text:p>
          </table:table-cell>
          <table:table-cell office:value-type="float" office:value="20887.505399999998" table:style-name="ce121">
            <text:p>20,888<text:s/></text:p>
          </table:table-cell>
          <table:table-cell office:value-type="float" office:value="-9366.2633000000005" table:style-name="ce121">
            <text:p>-9,366<text:s/></text:p>
          </table:table-cell>
          <table:table-cell office:value-type="percentage" office:value="-0.44841464409627402" table:style-name="ce122">
            <text:p>-44.84%</text:p>
          </table:table-cell>
          <table:table-cell office:value-type="percentage" office:value="3.78780097850967E-3" table:style-name="ce122">
            <text:p>0.3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住宿及餐飲業</text:p>
          </table:table-cell>
          <table:table-cell office:value-type="float" office:value="6" table:style-name="ce121">
            <text:p>6<text:s/></text:p>
          </table:table-cell>
          <table:table-cell office:value-type="float" office:value="5762.8792999999996" table:style-name="ce121">
            <text:p>5,763<text:s/></text:p>
          </table:table-cell>
          <table:table-cell office:value-type="float" office:value="536" table:style-name="ce121">
            <text:p>536<text:s/></text:p>
          </table:table-cell>
          <table:table-cell office:value-type="float" office:value="5226.8792999999996" table:style-name="ce121">
            <text:p>5,227<text:s/></text:p>
          </table:table-cell>
          <table:table-cell office:value-type="percentage" office:value="9.7516404850746294" table:style-name="ce122">
            <text:p>975.16%</text:p>
          </table:table-cell>
          <table:table-cell office:value-type="percentage" office:value="1.8946429267008499E-3" table:style-name="ce122">
            <text:p>0.1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成衣及服飾品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5745" table:style-name="ce121">
            <text:p>5,745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5745" table:style-name="ce121">
            <text:p>5,745<text:s/></text:p>
          </table:table-cell>
          <table:table-cell office:value-type="string" table:style-name="ce122">
            <text:p>-</text:p>
          </table:table-cell>
          <table:table-cell office:value-type="percentage" office:value="1.88876480787935E-3" table:style-name="ce122">
            <text:p>0.1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塑膠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4015.2040999999999" table:style-name="ce121">
            <text:p>4,015<text:s/></text:p>
          </table:table-cell>
          <table:table-cell office:value-type="float" office:value="35600.000500000002" table:style-name="ce121">
            <text:p>35,600<text:s/></text:p>
          </table:table-cell>
          <table:table-cell office:value-type="float" office:value="-31584.796399999999" table:style-name="ce121">
            <text:p>-31,585<text:s/></text:p>
          </table:table-cell>
          <table:table-cell office:value-type="percentage" office:value="-0.88721336956161001" table:style-name="ce122">
            <text:p>-88.72%</text:p>
          </table:table-cell>
          <table:table-cell office:value-type="percentage" office:value="1.3200654831214799E-3" table:style-name="ce122">
            <text:p>0.1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食品製造業</text:p>
          </table:table-cell>
          <table:table-cell office:value-type="float" office:value="3" table:style-name="ce121">
            <text:p>3<text:s/></text:p>
          </table:table-cell>
          <table:table-cell office:value-type="float" office:value="3352.5511999999999" table:style-name="ce121">
            <text:p>3,353<text:s/></text:p>
          </table:table-cell>
          <table:table-cell office:value-type="float" office:value="267" table:style-name="ce121">
            <text:p>267<text:s/></text:p>
          </table:table-cell>
          <table:table-cell office:value-type="float" office:value="3085.5511999999999" table:style-name="ce121">
            <text:p>3,086<text:s/></text:p>
          </table:table-cell>
          <table:table-cell office:value-type="percentage" office:value="11.556371535580499" table:style-name="ce122">
            <text:p>1155.64%</text:p>
          </table:table-cell>
          <table:table-cell office:value-type="percentage" office:value="1.10220726251936E-3" table:style-name="ce122">
            <text:p>0.1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藥品製造業</text:p>
          </table:table-cell>
          <table:table-cell office:value-type="float" office:value="3" table:style-name="ce121">
            <text:p>3<text:s/></text:p>
          </table:table-cell>
          <table:table-cell office:value-type="float" office:value="2701.5727999999999" table:style-name="ce121">
            <text:p>2,702<text:s/></text:p>
          </table:table-cell>
          <table:table-cell office:value-type="float" office:value="883.70950000000005" table:style-name="ce121">
            <text:p>884<text:s/></text:p>
          </table:table-cell>
          <table:table-cell office:value-type="float" office:value="1817.8633" table:style-name="ce121">
            <text:p>1,818<text:s/></text:p>
          </table:table-cell>
          <table:table-cell office:value-type="percentage" office:value="2.0570824462111101" table:style-name="ce122">
            <text:p>205.71%</text:p>
          </table:table-cell>
          <table:table-cell office:value-type="percentage" office:value="8.8818722899287905E-4" table:style-name="ce122">
            <text:p>0.0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機械設備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2547.04" table:style-name="ce121">
            <text:p>2,547<text:s/></text:p>
          </table:table-cell>
          <table:table-cell office:value-type="float" office:value="22623.168900000001" table:style-name="ce121">
            <text:p>22,623<text:s/></text:p>
          </table:table-cell>
          <table:table-cell office:value-type="float" office:value="-20076.1289" table:style-name="ce121">
            <text:p>-20,076<text:s/></text:p>
          </table:table-cell>
          <table:table-cell office:value-type="percentage" office:value="-0.88741453457477404" table:style-name="ce122">
            <text:p>-88.74%</text:p>
          </table:table-cell>
          <table:table-cell office:value-type="percentage" office:value="8.3738198716466999E-4" table:style-name="ce122">
            <text:p>0.0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農、林、漁、牧業</text:p>
          </table:table-cell>
          <table:table-cell office:value-type="float" office:value="2" table:style-name="ce121">
            <text:p>2<text:s/></text:p>
          </table:table-cell>
          <table:table-cell office:value-type="float" office:value="2041.7599" table:style-name="ce121">
            <text:p>2,042<text:s/></text:p>
          </table:table-cell>
          <table:table-cell office:value-type="float" office:value="900" table:style-name="ce121">
            <text:p>900<text:s/></text:p>
          </table:table-cell>
          <table:table-cell office:value-type="float" office:value="1141.7599" table:style-name="ce121">
            <text:p>1,142<text:s/></text:p>
          </table:table-cell>
          <table:table-cell office:value-type="percentage" office:value="1.26862211111111" table:style-name="ce122">
            <text:p>126.86%</text:p>
          </table:table-cell>
          <table:table-cell office:value-type="percentage" office:value="6.7126270587628705E-4" table:style-name="ce122">
            <text:p>0.0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醫療保健及社會工作服務業</text:p>
          </table:table-cell>
          <table:table-cell office:value-type="float" office:value="2" table:style-name="ce121">
            <text:p>2<text:s/></text:p>
          </table:table-cell>
          <table:table-cell office:value-type="float" office:value="1040.3699999999999" table:style-name="ce121">
            <text:p>1,040<text:s/></text:p>
          </table:table-cell>
          <table:table-cell office:value-type="float" office:value="2169.0077999999999" table:style-name="ce121">
            <text:p>2,169<text:s/></text:p>
          </table:table-cell>
          <table:table-cell office:value-type="float" office:value="-1128.6378" table:style-name="ce121">
            <text:p>-1,129<text:s/></text:p>
          </table:table-cell>
          <table:table-cell office:value-type="percentage" office:value="-0.52034750635751503" table:style-name="ce122">
            <text:p>-52.03%</text:p>
          </table:table-cell>
          <table:table-cell office:value-type="percentage" office:value="3.4203903275429801E-4" table:style-name="ce122">
            <text:p>0.0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皮革、毛皮及其製品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600" table:style-name="ce121">
            <text:p>60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600" table:style-name="ce121">
            <text:p>600<text:s/></text:p>
          </table:table-cell>
          <table:table-cell office:value-type="string" table:style-name="ce122">
            <text:p>-</text:p>
          </table:table-cell>
          <table:table-cell office:value-type="percentage" office:value="1.9726003215450201E-4" table:style-name="ce122">
            <text:p>0.0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礦業及土石採取業</text:p>
          </table:table-cell>
          <table:table-cell office:value-type="float" office:value="1" table:style-name="ce121">
            <text:p>1<text:s/></text:p>
          </table:table-cell>
          <table:table-cell office:value-type="float" office:value="498.2" table:style-name="ce121">
            <text:p>498<text:s/></text:p>
          </table:table-cell>
          <table:table-cell office:value-type="float" office:value="590000" table:style-name="ce121">
            <text:p>590,000<text:s/></text:p>
          </table:table-cell>
          <table:table-cell office:value-type="float" office:value="-589501.80000000005" table:style-name="ce121">
            <text:p>-589,502<text:s/></text:p>
          </table:table-cell>
          <table:table-cell office:value-type="percentage" office:value="-0.99915559322033898" table:style-name="ce122">
            <text:p>-99.92%</text:p>
          </table:table-cell>
          <table:table-cell office:value-type="percentage" office:value="1.6379158003228801E-4" table:style-name="ce122">
            <text:p>0.0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飲料製造業</text:p>
          </table:table-cell>
          <table:table-cell office:value-type="float" office:value="1" table:style-name="ce121">
            <text:p>1<text:s/></text:p>
          </table:table-cell>
          <table:table-cell office:value-type="float" office:value="78.468299999999999" table:style-name="ce121">
            <text:p>78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78.468299999999999" table:style-name="ce121">
            <text:p>78<text:s/></text:p>
          </table:table-cell>
          <table:table-cell office:value-type="string" table:style-name="ce122">
            <text:p>-</text:p>
          </table:table-cell>
          <table:table-cell office:value-type="percentage" office:value="2.5797765635181801E-5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用水供應及污染整治業</text:p>
          </table:table-cell>
          <table:table-cell office:value-type="float" office:value="1" table:style-name="ce121">
            <text:p>1<text:s/></text:p>
          </table:table-cell>
          <table:table-cell office:value-type="float" office:value="57.332999999999998" table:style-name="ce121">
            <text:p>57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57.332999999999998" table:style-name="ce121">
            <text:p>57<text:s/></text:p>
          </table:table-cell>
          <table:table-cell office:value-type="string" table:style-name="ce122">
            <text:p>-</text:p>
          </table:table-cell>
          <table:table-cell office:value-type="percentage" office:value="1.8849182372523399E-5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支援服務業</text:p>
          </table:table-cell>
          <table:table-cell office:value-type="float" office:value="1" table:style-name="ce121">
            <text:p>1<text:s/></text:p>
          </table:table-cell>
          <table:table-cell office:value-type="float" office:value="21" table:style-name="ce121">
            <text:p>21<text:s/></text:p>
          </table:table-cell>
          <table:table-cell office:value-type="float" office:value="150" table:style-name="ce121">
            <text:p>150<text:s/></text:p>
          </table:table-cell>
          <table:table-cell office:value-type="float" office:value="-129" table:style-name="ce121">
            <text:p>-129<text:s/></text:p>
          </table:table-cell>
          <table:table-cell office:value-type="percentage" office:value="-0.86" table:style-name="ce122">
            <text:p>-86.00%</text:p>
          </table:table-cell>
          <table:table-cell office:value-type="percentage" office:value="6.9041011254075603E-6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產業用機械設備維修及安裝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公共行政及國防；強制性社會安全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菸草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印刷及資料儲存媒體複製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藝術、娛樂及休閒服務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力及燃氣供應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教育服務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木竹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164971.55530000001" table:style-name="ce121">
            <text:p>164,972<text:s/></text:p>
          </table:table-cell>
          <table:table-cell office:value-type="float" office:value="3404.5868999999998" table:style-name="ce121">
            <text:p>3,405<text:s/></text:p>
          </table:table-cell>
          <table:table-cell office:value-type="float" office:value="161566.96840000001" table:style-name="ce121">
            <text:p>161,567<text:s/></text:p>
          </table:table-cell>
          <table:table-cell office:value-type="percentage" office:value="47.4556746958052" table:style-name="ce122">
            <text:p>4745.57%</text:p>
          </table:table-cell>
          <table:table-cell office:value-type="percentage" office:value="5.4237157171760302E-2" table:style-name="ce122">
            <text:p>5.4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服務業</text:p>
          </table:table-cell>
          <table:table-cell office:value-type="float" office:value="1" table:style-name="ce121">
            <text:p>1<text:s/></text:p>
          </table:table-cell>
          <table:table-cell office:value-type="float" office:value="750" table:style-name="ce121">
            <text:p>750<text:s/></text:p>
          </table:table-cell>
          <table:table-cell office:value-type="float" office:value="383.27870000000001" table:style-name="ce121">
            <text:p>383<text:s/></text:p>
          </table:table-cell>
          <table:table-cell office:value-type="float" office:value="366.72129999999999" table:style-name="ce121">
            <text:p>367<text:s/></text:p>
          </table:table-cell>
          <table:table-cell office:value-type="percentage" office:value="0.95680062575875002" table:style-name="ce122">
            <text:p>95.68%</text:p>
          </table:table-cell>
          <table:table-cell office:value-type="percentage" office:value="2.46575040193127E-4" table:style-name="ce122">
            <text:p>0.0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運輸工具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7535.7" table:style-name="ce121">
            <text:p>7,536<text:s/></text:p>
          </table:table-cell>
          <table:table-cell office:value-type="float" office:value="-7535.7" table:style-name="ce121">
            <text:p>-7,536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合計</text:p>
          </table:table-cell>
          <table:table-cell office:value-type="float" office:value="231" table:style-name="ce121">
            <text:p>231<text:s/></text:p>
          </table:table-cell>
          <table:table-cell office:value-type="float" office:value="3041670.3953999998" table:style-name="ce121">
            <text:p>3,041,670<text:s/></text:p>
          </table:table-cell>
          <table:table-cell office:value-type="float" office:value="4910382.0133999996" table:style-name="ce121">
            <text:p>4,910,382<text:s/></text:p>
          </table:table-cell>
          <table:table-cell office:value-type="float" office:value="-1868711.618" table:style-name="ce121">
            <text:p>-1,868,712<text:s/></text:p>
          </table:table-cell>
          <table:table-cell office:value-type="percentage" office:value="-0.38056338853075999" table:style-name="ce122">
            <text:p>-38.06%</text:p>
          </table:table-cell>
          <table:table-cell office:value-type="percentage" office:value="1" table:style-name="ce122">
            <text:p>100.00%</text:p>
          </table:table-cell>
          <table:table-cell table:number-columns-repeated="16377"/>
        </table:table-row>
        <table:table-row table:style-name="ro3">
          <table:table-cell table:style-name="ce123"/>
          <table:table-cell table:style-name="ce124"/>
          <table:table-cell table:number-columns-repeated="3" table:style-name="ce125"/>
          <table:table-cell table:number-columns-repeated="2" table:style-name="ce126"/>
          <table:table-cell table:number-columns-repeated="16377"/>
        </table:table-row>
        <table:table-row table:style-name="ro17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大陸投資分區統計表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6">
          <table:table-cell office:value-type="string" table:style-name="ce117">
            <text:p>地 <text:s text:c="3"/>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8">
            <text:p>佔核准金額比率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江蘇省</text:p>
          </table:table-cell>
          <table:table-cell office:value-type="float" office:value="62" table:style-name="ce121">
            <text:p>62<text:s/></text:p>
          </table:table-cell>
          <table:table-cell office:value-type="float" office:value="1118610.1597" table:style-name="ce121">
            <text:p>1,118,610<text:s/></text:p>
          </table:table-cell>
          <table:table-cell office:value-type="float" office:value="619911.54700000002" table:style-name="ce121">
            <text:p>619,912<text:s/></text:p>
          </table:table-cell>
          <table:table-cell office:value-type="float" office:value="498698.6127" table:style-name="ce121">
            <text:p>498,699<text:s/></text:p>
          </table:table-cell>
          <table:table-cell office:value-type="percentage" office:value="0.80446737137483904" table:style-name="ce122">
            <text:p>80.45%</text:p>
          </table:table-cell>
          <table:table-cell office:value-type="percentage" office:value="0.31710536374849502" table:style-name="ce122">
            <text:p>31.7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廣東省</text:p>
          </table:table-cell>
          <table:table-cell office:value-type="float" office:value="40" table:style-name="ce121">
            <text:p>40<text:s/></text:p>
          </table:table-cell>
          <table:table-cell office:value-type="float" office:value="538168.36490000004" table:style-name="ce121">
            <text:p>538,168<text:s/></text:p>
          </table:table-cell>
          <table:table-cell office:value-type="float" office:value="170028.3443" table:style-name="ce121">
            <text:p>170,028<text:s/></text:p>
          </table:table-cell>
          <table:table-cell office:value-type="float" office:value="368140.02059999999" table:style-name="ce121">
            <text:p>368,140<text:s/></text:p>
          </table:table-cell>
          <table:table-cell office:value-type="percentage" office:value="2.1651685318446101" table:style-name="ce122">
            <text:p>216.52%</text:p>
          </table:table-cell>
          <table:table-cell office:value-type="percentage" office:value="0.15256081274580499" table:style-name="ce122">
            <text:p>15.26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福建省</text:p>
          </table:table-cell>
          <table:table-cell office:value-type="float" office:value="19" table:style-name="ce121">
            <text:p>19<text:s/></text:p>
          </table:table-cell>
          <table:table-cell office:value-type="float" office:value="483998.55910000001" table:style-name="ce121">
            <text:p>483,999<text:s/></text:p>
          </table:table-cell>
          <table:table-cell office:value-type="float" office:value="98151.823199999999" table:style-name="ce121">
            <text:p>98,152<text:s/></text:p>
          </table:table-cell>
          <table:table-cell office:value-type="float" office:value="385846.73590000003" table:style-name="ce121">
            <text:p>385,847<text:s/></text:p>
          </table:table-cell>
          <table:table-cell office:value-type="percentage" office:value="3.93112143331027" table:style-name="ce122">
            <text:p>393.11%</text:p>
          </table:table-cell>
          <table:table-cell office:value-type="percentage" office:value="0.137204671177235" table:style-name="ce122">
            <text:p>13.7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上海市</text:p>
          </table:table-cell>
          <table:table-cell office:value-type="float" office:value="46" table:style-name="ce121">
            <text:p>46<text:s/></text:p>
          </table:table-cell>
          <table:table-cell office:value-type="float" office:value="397835.85450000002" table:style-name="ce121">
            <text:p>397,836<text:s/></text:p>
          </table:table-cell>
          <table:table-cell office:value-type="float" office:value="539790.38080000004" table:style-name="ce121">
            <text:p>539,790<text:s/></text:p>
          </table:table-cell>
          <table:table-cell office:value-type="float" office:value="-141954.5263" table:style-name="ce121">
            <text:p>-141,955<text:s/></text:p>
          </table:table-cell>
          <table:table-cell office:value-type="percentage" office:value="-0.26298083728282701" table:style-name="ce122">
            <text:p>-26.30%</text:p>
          </table:table-cell>
          <table:table-cell office:value-type="percentage" office:value="0.112779132443469" table:style-name="ce122">
            <text:p>11.28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湖北省</text:p>
          </table:table-cell>
          <table:table-cell office:value-type="float" office:value="14" table:style-name="ce121">
            <text:p>14<text:s/></text:p>
          </table:table-cell>
          <table:table-cell office:value-type="float" office:value="244101.9485" table:style-name="ce121">
            <text:p>244,102<text:s/></text:p>
          </table:table-cell>
          <table:table-cell office:value-type="float" office:value="124446.648" table:style-name="ce121">
            <text:p>124,447<text:s/></text:p>
          </table:table-cell>
          <table:table-cell office:value-type="float" office:value="119655.3005" table:style-name="ce121">
            <text:p>119,655<text:s/></text:p>
          </table:table-cell>
          <table:table-cell office:value-type="percentage" office:value="0.96149878219299201" table:style-name="ce122">
            <text:p>96.15%</text:p>
          </table:table-cell>
          <table:table-cell office:value-type="percentage" office:value="6.9198403482736495E-2" table:style-name="ce122">
            <text:p>6.9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浙江省</text:p>
          </table:table-cell>
          <table:table-cell office:value-type="float" office:value="21" table:style-name="ce121">
            <text:p>21<text:s/></text:p>
          </table:table-cell>
          <table:table-cell office:value-type="float" office:value="143554.25570000001" table:style-name="ce121">
            <text:p>143,554<text:s/></text:p>
          </table:table-cell>
          <table:table-cell office:value-type="float" office:value="67606.196400000001" table:style-name="ce121">
            <text:p>67,606<text:s/></text:p>
          </table:table-cell>
          <table:table-cell office:value-type="float" office:value="75948.059299999994" table:style-name="ce121">
            <text:p>75,948<text:s/></text:p>
          </table:table-cell>
          <table:table-cell office:value-type="percentage" office:value="1.12338902858319" table:style-name="ce122">
            <text:p>112.34%</text:p>
          </table:table-cell>
          <table:table-cell office:value-type="percentage" office:value="4.0694985716562299E-2" table:style-name="ce122">
            <text:p>4.07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安徽省</text:p>
          </table:table-cell>
          <table:table-cell office:value-type="float" office:value="10" table:style-name="ce121">
            <text:p>10<text:s/></text:p>
          </table:table-cell>
          <table:table-cell office:value-type="float" office:value="138521.15150000001" table:style-name="ce121">
            <text:p>138,521<text:s/></text:p>
          </table:table-cell>
          <table:table-cell office:value-type="float" office:value="349110.27370000002" table:style-name="ce121">
            <text:p>349,110<text:s/></text:p>
          </table:table-cell>
          <table:table-cell office:value-type="float" office:value="-210589.12220000001" table:style-name="ce121">
            <text:p>-210,589<text:s/></text:p>
          </table:table-cell>
          <table:table-cell office:value-type="percentage" office:value="-0.60321662828222899" table:style-name="ce122">
            <text:p>-60.32%</text:p>
          </table:table-cell>
          <table:table-cell office:value-type="percentage" office:value="3.9268193438407803E-2" table:style-name="ce122">
            <text:p>3.9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重慶市</text:p>
          </table:table-cell>
          <table:table-cell office:value-type="float" office:value="5" table:style-name="ce121">
            <text:p>5<text:s/></text:p>
          </table:table-cell>
          <table:table-cell office:value-type="float" office:value="113903.34669999999" table:style-name="ce121">
            <text:p>113,903<text:s/></text:p>
          </table:table-cell>
          <table:table-cell office:value-type="float" office:value="18272.612000000001" table:style-name="ce121">
            <text:p>18,273<text:s/></text:p>
          </table:table-cell>
          <table:table-cell office:value-type="float" office:value="95630.734700000001" table:style-name="ce121">
            <text:p>95,631<text:s/></text:p>
          </table:table-cell>
          <table:table-cell office:value-type="percentage" office:value="5.2335558101928701" table:style-name="ce122">
            <text:p>523.36%</text:p>
          </table:table-cell>
          <table:table-cell office:value-type="percentage" office:value="3.2289499495660998E-2" table:style-name="ce122">
            <text:p>3.2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湖南省</text:p>
          </table:table-cell>
          <table:table-cell office:value-type="float" office:value="4" table:style-name="ce121">
            <text:p>4<text:s/></text:p>
          </table:table-cell>
          <table:table-cell office:value-type="float" office:value="67612.248800000001" table:style-name="ce121">
            <text:p>67,612<text:s/></text:p>
          </table:table-cell>
          <table:table-cell office:value-type="float" office:value="109000" table:style-name="ce121">
            <text:p>109,000<text:s/></text:p>
          </table:table-cell>
          <table:table-cell office:value-type="float" office:value="-41387.751199999999" table:style-name="ce121">
            <text:p>-41,388<text:s/></text:p>
          </table:table-cell>
          <table:table-cell office:value-type="percentage" office:value="-0.37970413944954101" table:style-name="ce122">
            <text:p>-37.97%</text:p>
          </table:table-cell>
          <table:table-cell office:value-type="percentage" office:value="1.9166826408342101E-2" table:style-name="ce122">
            <text:p>1.92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北京市</text:p>
          </table:table-cell>
          <table:table-cell office:value-type="float" office:value="10" table:style-name="ce121">
            <text:p>10<text:s/></text:p>
          </table:table-cell>
          <table:table-cell office:value-type="float" office:value="64545.3799" table:style-name="ce121">
            <text:p>64,545<text:s/></text:p>
          </table:table-cell>
          <table:table-cell office:value-type="float" office:value="39645.543100000003" table:style-name="ce121">
            <text:p>39,646<text:s/></text:p>
          </table:table-cell>
          <table:table-cell office:value-type="float" office:value="24899.836800000001" table:style-name="ce121">
            <text:p>24,900<text:s/></text:p>
          </table:table-cell>
          <table:table-cell office:value-type="percentage" office:value="0.62806143775591305" table:style-name="ce122">
            <text:p>62.81%</text:p>
          </table:table-cell>
          <table:table-cell office:value-type="percentage" office:value="1.82974255990698E-2" table:style-name="ce122">
            <text:p>1.8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吉林省</text:p>
          </table:table-cell>
          <table:table-cell office:value-type="float" office:value="0" table:style-name="ce121">
            <text:p>0<text:s/></text:p>
          </table:table-cell>
          <table:table-cell office:value-type="float" office:value="52500" table:style-name="ce121">
            <text:p>52,500<text:s/></text:p>
          </table:table-cell>
          <table:table-cell office:value-type="float" office:value="4698.9893000000002" table:style-name="ce121">
            <text:p>4,699<text:s/></text:p>
          </table:table-cell>
          <table:table-cell office:value-type="float" office:value="47801.010699999999" table:style-name="ce121">
            <text:p>47,801<text:s/></text:p>
          </table:table-cell>
          <table:table-cell office:value-type="percentage" office:value="10.172615353688901" table:style-name="ce122">
            <text:p>1017.26%</text:p>
          </table:table-cell>
          <table:table-cell office:value-type="percentage" office:value="1.48827823995992E-2" table:style-name="ce122">
            <text:p>1.49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四川省</text:p>
          </table:table-cell>
          <table:table-cell office:value-type="float" office:value="6" table:style-name="ce121">
            <text:p>6<text:s/></text:p>
          </table:table-cell>
          <table:table-cell office:value-type="float" office:value="43454.647499999999" table:style-name="ce121">
            <text:p>43,455<text:s/></text:p>
          </table:table-cell>
          <table:table-cell office:value-type="float" office:value="69169.774999999994" table:style-name="ce121">
            <text:p>69,170<text:s/></text:p>
          </table:table-cell>
          <table:table-cell office:value-type="float" office:value="-25715.127499999999" table:style-name="ce121">
            <text:p>-25,715<text:s/></text:p>
          </table:table-cell>
          <table:table-cell office:value-type="percentage" office:value="-0.37176826872720098" table:style-name="ce122">
            <text:p>-37.18%</text:p>
          </table:table-cell>
          <table:table-cell office:value-type="percentage" office:value="1.23185916760721E-2" table:style-name="ce122">
            <text:p>1.2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山東省</text:p>
          </table:table-cell>
          <table:table-cell office:value-type="float" office:value="5" table:style-name="ce121">
            <text:p>5<text:s/></text:p>
          </table:table-cell>
          <table:table-cell office:value-type="float" office:value="34650.122000000003" table:style-name="ce121">
            <text:p>34,650<text:s/></text:p>
          </table:table-cell>
          <table:table-cell office:value-type="float" office:value="61519.606" table:style-name="ce121">
            <text:p>61,520<text:s/></text:p>
          </table:table-cell>
          <table:table-cell office:value-type="float" office:value="-26869.484" table:style-name="ce121">
            <text:p>-26,869<text:s/></text:p>
          </table:table-cell>
          <table:table-cell office:value-type="percentage" office:value="-0.43676294025680201" table:style-name="ce122">
            <text:p>-43.68%</text:p>
          </table:table-cell>
          <table:table-cell office:value-type="percentage" office:value="9.8226709684869403E-3" table:style-name="ce122">
            <text:p>0.98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天津市</text:p>
          </table:table-cell>
          <table:table-cell office:value-type="float" office:value="3" table:style-name="ce121">
            <text:p>3<text:s/></text:p>
          </table:table-cell>
          <table:table-cell office:value-type="float" office:value="22072.393" table:style-name="ce121">
            <text:p>22,072<text:s/></text:p>
          </table:table-cell>
          <table:table-cell office:value-type="float" office:value="12404.183000000001" table:style-name="ce121">
            <text:p>12,404<text:s/></text:p>
          </table:table-cell>
          <table:table-cell office:value-type="float" office:value="9668.2099999999991" table:style-name="ce121">
            <text:p>9,668<text:s/></text:p>
          </table:table-cell>
          <table:table-cell office:value-type="percentage" office:value="0.77943142244837904" table:style-name="ce122">
            <text:p>77.94%</text:p>
          </table:table-cell>
          <table:table-cell office:value-type="percentage" office:value="6.2571166106178298E-3" table:style-name="ce122">
            <text:p>0.6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西北地區</text:p>
          </table:table-cell>
          <table:table-cell office:value-type="float" office:value="1" table:style-name="ce121">
            <text:p>1<text:s/></text:p>
          </table:table-cell>
          <table:table-cell office:value-type="float" office:value="16552" table:style-name="ce121">
            <text:p>16,552<text:s/></text:p>
          </table:table-cell>
          <table:table-cell office:value-type="float" office:value="4108.5510000000004" table:style-name="ce121">
            <text:p>4,109<text:s/></text:p>
          </table:table-cell>
          <table:table-cell office:value-type="float" office:value="12443.449000000001" table:style-name="ce121">
            <text:p>12,443<text:s/></text:p>
          </table:table-cell>
          <table:table-cell office:value-type="percentage" office:value="3.02867093532489" table:style-name="ce122">
            <text:p>302.87%</text:p>
          </table:table-cell>
          <table:table-cell office:value-type="percentage" office:value="4.6921869386317297E-3" table:style-name="ce122">
            <text:p>0.47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江西省</text:p>
          </table:table-cell>
          <table:table-cell office:value-type="float" office:value="2" table:style-name="ce121">
            <text:p>2<text:s/></text:p>
          </table:table-cell>
          <table:table-cell office:value-type="float" office:value="15434.344999999999" table:style-name="ce121">
            <text:p>15,434<text:s/></text:p>
          </table:table-cell>
          <table:table-cell office:value-type="float" office:value="7700" table:style-name="ce121">
            <text:p>7,700<text:s/></text:p>
          </table:table-cell>
          <table:table-cell office:value-type="float" office:value="7734.3450000000003" table:style-name="ce121">
            <text:p>7,734<text:s/></text:p>
          </table:table-cell>
          <table:table-cell office:value-type="percentage" office:value="1.0044603896103901" table:style-name="ce122">
            <text:p>100.45%</text:p>
          </table:table-cell>
          <table:table-cell office:value-type="percentage" office:value="4.3753523450541197E-3" table:style-name="ce122">
            <text:p>0.4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華東地區</text:p>
          </table:table-cell>
          <table:table-cell office:value-type="float" office:value="0" table:style-name="ce121">
            <text:p>0<text:s/></text:p>
          </table:table-cell>
          <table:table-cell office:value-type="float" office:value="10569.335999999999" table:style-name="ce121">
            <text:p>10,569<text:s/></text:p>
          </table:table-cell>
          <table:table-cell office:value-type="float" office:value="28662.734" table:style-name="ce121">
            <text:p>28,663<text:s/></text:p>
          </table:table-cell>
          <table:table-cell office:value-type="float" office:value="-18093.398000000001" table:style-name="ce121">
            <text:p>-18,093<text:s/></text:p>
          </table:table-cell>
          <table:table-cell office:value-type="percentage" office:value="-0.63125164542921797" table:style-name="ce122">
            <text:p>-63.13%</text:p>
          </table:table-cell>
          <table:table-cell office:value-type="percentage" office:value="2.9962119580238099E-3" table:style-name="ce122">
            <text:p>0.3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遼寧省</text:p>
          </table:table-cell>
          <table:table-cell office:value-type="float" office:value="2" table:style-name="ce121">
            <text:p>2<text:s/></text:p>
          </table:table-cell>
          <table:table-cell office:value-type="float" office:value="8627.7024000000001" table:style-name="ce121">
            <text:p>8,628<text:s/></text:p>
          </table:table-cell>
          <table:table-cell office:value-type="float" office:value="4819.1959999999999" table:style-name="ce121">
            <text:p>4,819<text:s/></text:p>
          </table:table-cell>
          <table:table-cell office:value-type="float" office:value="3808.5064000000002" table:style-name="ce121">
            <text:p>3,809<text:s/></text:p>
          </table:table-cell>
          <table:table-cell office:value-type="percentage" office:value="0.79027837838510795" table:style-name="ce122">
            <text:p>79.03%</text:p>
          </table:table-cell>
          <table:table-cell office:value-type="percentage" office:value="2.4457946176704702E-3" table:style-name="ce122">
            <text:p>0.24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貴州省</text:p>
          </table:table-cell>
          <table:table-cell office:value-type="float" office:value="0" table:style-name="ce121">
            <text:p>0<text:s/></text:p>
          </table:table-cell>
          <table:table-cell office:value-type="float" office:value="7128" table:style-name="ce121">
            <text:p>7,128<text:s/></text:p>
          </table:table-cell>
          <table:table-cell office:value-type="float" office:value="1100.3720000000001" table:style-name="ce121">
            <text:p>1,100<text:s/></text:p>
          </table:table-cell>
          <table:table-cell office:value-type="float" office:value="6027.6279999999997" table:style-name="ce121">
            <text:p>6,028<text:s/></text:p>
          </table:table-cell>
          <table:table-cell office:value-type="percentage" office:value="5.4778093226654301" table:style-name="ce122">
            <text:p>547.78%</text:p>
          </table:table-cell>
          <table:table-cell office:value-type="percentage" office:value="2.0206566275112899E-3" table:style-name="ce122">
            <text:p>0.2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廣西壯族自治區</text:p>
          </table:table-cell>
          <table:table-cell office:value-type="float" office:value="2" table:style-name="ce121">
            <text:p>2<text:s/></text:p>
          </table:table-cell>
          <table:table-cell office:value-type="float" office:value="2071.6990000000001" table:style-name="ce121">
            <text:p>2,072<text:s/></text:p>
          </table:table-cell>
          <table:table-cell office:value-type="float" office:value="81058.514999999999" table:style-name="ce121">
            <text:p>81,059<text:s/></text:p>
          </table:table-cell>
          <table:table-cell office:value-type="float" office:value="-78986.816000000006" table:style-name="ce121">
            <text:p>-78,987<text:s/></text:p>
          </table:table-cell>
          <table:table-cell office:value-type="percentage" office:value="-0.97444193247310296" table:style-name="ce122">
            <text:p>-97.44%</text:p>
          </table:table-cell>
          <table:table-cell office:value-type="percentage" office:value="5.8728848408508998E-4" table:style-name="ce122">
            <text:p>0.06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華北地區</text:p>
          </table:table-cell>
          <table:table-cell office:value-type="float" office:value="0" table:style-name="ce121">
            <text:p>0<text:s/></text:p>
          </table:table-cell>
          <table:table-cell office:value-type="float" office:value="1884.3407999999999" table:style-name="ce121">
            <text:p>1,884<text:s/></text:p>
          </table:table-cell>
          <table:table-cell office:value-type="float" office:value="6000" table:style-name="ce121">
            <text:p>6,000<text:s/></text:p>
          </table:table-cell>
          <table:table-cell office:value-type="float" office:value="-4115.6592000000001" table:style-name="ce121">
            <text:p>-4,116<text:s/></text:p>
          </table:table-cell>
          <table:table-cell office:value-type="percentage" office:value="-0.68594319999999998" table:style-name="ce122">
            <text:p>-68.59%</text:p>
          </table:table-cell>
          <table:table-cell office:value-type="percentage" office:value="5.3417588748736399E-4" table:style-name="ce122">
            <text:p>0.05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河北省</text:p>
          </table:table-cell>
          <table:table-cell office:value-type="float" office:value="0" table:style-name="ce121">
            <text:p>0<text:s/></text:p>
          </table:table-cell>
          <table:table-cell office:value-type="float" office:value="949.98199999999997" table:style-name="ce121">
            <text:p>95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949.98199999999997" table:style-name="ce121">
            <text:p>950<text:s/></text:p>
          </table:table-cell>
          <table:table-cell office:value-type="string" table:style-name="ce122">
            <text:p>-</text:p>
          </table:table-cell>
          <table:table-cell office:value-type="percentage" office:value="2.6930238837211498E-4" table:style-name="ce122">
            <text:p>0.03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河南省</text:p>
          </table:table-cell>
          <table:table-cell office:value-type="float" office:value="1" table:style-name="ce121">
            <text:p>1<text:s/></text:p>
          </table:table-cell>
          <table:table-cell office:value-type="float" office:value="401.68" table:style-name="ce121">
            <text:p>402<text:s/></text:p>
          </table:table-cell>
          <table:table-cell office:value-type="float" office:value="349999.00089999998" table:style-name="ce121">
            <text:p>349,999<text:s/></text:p>
          </table:table-cell>
          <table:table-cell office:value-type="float" office:value="-349597.32089999999" table:style-name="ce121">
            <text:p>-349,597<text:s/></text:p>
          </table:table-cell>
          <table:table-cell office:value-type="percentage" office:value="-0.99885233958106401" table:style-name="ce122">
            <text:p>-99.89%</text:p>
          </table:table-cell>
          <table:table-cell office:value-type="percentage" office:value="1.1386887684325699E-4" table:style-name="ce122">
            <text:p>0.0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雲南省</text:p>
          </table:table-cell>
          <table:table-cell office:value-type="float" office:value="2" table:style-name="ce121">
            <text:p>2<text:s/></text:p>
          </table:table-cell>
          <table:table-cell office:value-type="float" office:value="372.8442" table:style-name="ce121">
            <text:p>373<text:s/></text:p>
          </table:table-cell>
          <table:table-cell office:value-type="float" office:value="146.84" table:style-name="ce121">
            <text:p>147<text:s/></text:p>
          </table:table-cell>
          <table:table-cell office:value-type="float" office:value="226.0042" table:style-name="ce121">
            <text:p>226<text:s/></text:p>
          </table:table-cell>
          <table:table-cell office:value-type="percentage" office:value="1.53911876872787" table:style-name="ce122">
            <text:p>153.91%</text:p>
          </table:table-cell>
          <table:table-cell office:value-type="percentage" office:value="1.05694459001003E-4" table:style-name="ce122">
            <text:p>0.01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黑龍江省</text:p>
          </table:table-cell>
          <table:table-cell office:value-type="float" office:value="1" table:style-name="ce121">
            <text:p>1<text:s/></text:p>
          </table:table-cell>
          <table:table-cell office:value-type="float" office:value="45.828400000000002" table:style-name="ce121">
            <text:p>46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45.828400000000002" table:style-name="ce121">
            <text:p>46<text:s/></text:p>
          </table:table-cell>
          <table:table-cell office:value-type="string" table:style-name="ce122">
            <text:p>-</text:p>
          </table:table-cell>
          <table:table-cell office:value-type="percentage" office:value="1.29915067604151E-5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西南地區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中南地區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東北地區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西藏自治區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海南省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內蒙古自治區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山西省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20000" table:style-name="ce121">
            <text:p>20,000<text:s/></text:p>
          </table:table-cell>
          <table:table-cell office:value-type="float" office:value="-20000" table:style-name="ce121">
            <text:p>-20,000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3">
          <table:table-cell office:value-type="string" table:style-name="ce120">
            <text:p>合計</text:p>
          </table:table-cell>
          <table:table-cell office:value-type="float" office:value="256" table:style-name="ce121">
            <text:p>256<text:s/></text:p>
          </table:table-cell>
          <table:table-cell office:value-type="float" office:value="3527566.1896000002" table:style-name="ce121">
            <text:p>3,527,566<text:s/></text:p>
          </table:table-cell>
          <table:table-cell office:value-type="float" office:value="2787351.1307000001" table:style-name="ce121">
            <text:p>2,787,351<text:s/></text:p>
          </table:table-cell>
          <table:table-cell office:value-type="float" office:value="740215.05889999995" table:style-name="ce121">
            <text:p>740,215<text:s/></text:p>
          </table:table-cell>
          <table:table-cell office:value-type="percentage" office:value="0.26556218581406599" table:style-name="ce122">
            <text:p>26.56%</text:p>
          </table:table-cell>
          <table:table-cell office:value-type="percentage" office:value="1" table:style-name="ce122">
            <text:p>100.00%</text:p>
          </table:table-cell>
          <table:table-cell table:number-columns-repeated="16377"/>
        </table:table-row>
        <table:table-row table:style-name="ro3">
          <table:table-cell table:style-name="ce123"/>
          <table:table-cell table:style-name="ce124"/>
          <table:table-cell table:number-columns-repeated="3" table:style-name="ce125"/>
          <table:table-cell table:number-columns-repeated="2" table:style-name="ce126"/>
          <table:table-cell table:number-columns-repeated="16377"/>
        </table:table-row>
        <table:table-row table:style-name="ro17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大陸投資分業統計表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6">
          <table:table-cell office:value-type="string" table:style-name="ce117">
            <text:p>行 <text:s text:c="3"/>業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8">
            <text:p>佔核准金額比率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子零組件製造業</text:p>
          </table:table-cell>
          <table:table-cell office:value-type="float" office:value="28" table:style-name="ce121">
            <text:p>28<text:s/></text:p>
          </table:table-cell>
          <table:table-cell office:value-type="float" office:value="854107.00419999997" table:style-name="ce121">
            <text:p>854,107<text:s/></text:p>
          </table:table-cell>
          <table:table-cell office:value-type="float" office:value="594254.91520000005" table:style-name="ce121">
            <text:p>594,255<text:s/></text:p>
          </table:table-cell>
          <table:table-cell office:value-type="float" office:value="259852.08900000001" table:style-name="ce121">
            <text:p>259,852<text:s/></text:p>
          </table:table-cell>
          <table:table-cell office:value-type="percentage" office:value="0.43727377317955402" table:style-name="ce122">
            <text:p>43.73%</text:p>
          </table:table-cell>
          <table:table-cell office:value-type="percentage" office:value="0.24212359408537401" table:style-name="ce122">
            <text:p>24.2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批發及零售業</text:p>
          </table:table-cell>
          <table:table-cell office:value-type="float" office:value="88" table:style-name="ce121">
            <text:p>88<text:s/></text:p>
          </table:table-cell>
          <table:table-cell office:value-type="float" office:value="548856.70680000004" table:style-name="ce121">
            <text:p>548,857<text:s/></text:p>
          </table:table-cell>
          <table:table-cell office:value-type="float" office:value="327754.3799" table:style-name="ce121">
            <text:p>327,754<text:s/></text:p>
          </table:table-cell>
          <table:table-cell office:value-type="float" office:value="221102.32689999999" table:style-name="ce121">
            <text:p>221,102<text:s/></text:p>
          </table:table-cell>
          <table:table-cell office:value-type="percentage" office:value="0.67459762694082004" table:style-name="ce122">
            <text:p>67.46%</text:p>
          </table:table-cell>
          <table:table-cell office:value-type="percentage" office:value="0.15559076068314301" table:style-name="ce122">
            <text:p>15.5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基本金屬製造業</text:p>
          </table:table-cell>
          <table:table-cell office:value-type="float" office:value="10" table:style-name="ce121">
            <text:p>10<text:s/></text:p>
          </table:table-cell>
          <table:table-cell office:value-type="float" office:value="507405.64970000001" table:style-name="ce121">
            <text:p>507,406<text:s/></text:p>
          </table:table-cell>
          <table:table-cell office:value-type="float" office:value="103054.175" table:style-name="ce121">
            <text:p>103,054<text:s/></text:p>
          </table:table-cell>
          <table:table-cell office:value-type="float" office:value="404351.47470000002" table:style-name="ce121">
            <text:p>404,351<text:s/></text:p>
          </table:table-cell>
          <table:table-cell office:value-type="percentage" office:value="3.92367873208436" table:style-name="ce122">
            <text:p>392.37%</text:p>
          </table:table-cell>
          <table:table-cell office:value-type="percentage" office:value="0.14384014995833" table:style-name="ce122">
            <text:p>14.3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腦、電子產品及光學製品製造業</text:p>
          </table:table-cell>
          <table:table-cell office:value-type="float" office:value="7" table:style-name="ce121">
            <text:p>7<text:s/></text:p>
          </table:table-cell>
          <table:table-cell office:value-type="float" office:value="406431.90830000001" table:style-name="ce121">
            <text:p>406,432<text:s/></text:p>
          </table:table-cell>
          <table:table-cell office:value-type="float" office:value="418353.23680000001" table:style-name="ce121">
            <text:p>418,353<text:s/></text:p>
          </table:table-cell>
          <table:table-cell office:value-type="float" office:value="-11921.3285" table:style-name="ce121">
            <text:p>-11,921<text:s/></text:p>
          </table:table-cell>
          <table:table-cell office:value-type="percentage" office:value="-2.8495843826109001E-2" table:style-name="ce122">
            <text:p>-2.85%</text:p>
          </table:table-cell>
          <table:table-cell office:value-type="percentage" office:value="0.115215955266338" table:style-name="ce122">
            <text:p>11.5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金融及保險業</text:p>
          </table:table-cell>
          <table:table-cell office:value-type="float" office:value="1" table:style-name="ce121">
            <text:p>1<text:s/></text:p>
          </table:table-cell>
          <table:table-cell office:value-type="float" office:value="186940.09400000001" table:style-name="ce121">
            <text:p>186,940<text:s/></text:p>
          </table:table-cell>
          <table:table-cell office:value-type="float" office:value="383940.24829999998" table:style-name="ce121">
            <text:p>383,940<text:s/></text:p>
          </table:table-cell>
          <table:table-cell office:value-type="float" office:value="-197000.15429999999" table:style-name="ce121">
            <text:p>-197,000<text:s/></text:p>
          </table:table-cell>
          <table:table-cell office:value-type="percentage" office:value="-0.51310107542064598" table:style-name="ce122">
            <text:p>-51.31%</text:p>
          </table:table-cell>
          <table:table-cell office:value-type="percentage" office:value="5.2994071252621198E-2" table:style-name="ce122">
            <text:p>5.3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塑膠製品製造業</text:p>
          </table:table-cell>
          <table:table-cell office:value-type="float" office:value="5" table:style-name="ce121">
            <text:p>5<text:s/></text:p>
          </table:table-cell>
          <table:table-cell office:value-type="float" office:value="178991.64319999999" table:style-name="ce121">
            <text:p>178,992<text:s/></text:p>
          </table:table-cell>
          <table:table-cell office:value-type="float" office:value="35341.946600000003" table:style-name="ce121">
            <text:p>35,342<text:s/></text:p>
          </table:table-cell>
          <table:table-cell office:value-type="float" office:value="143649.6966" table:style-name="ce121">
            <text:p>143,650<text:s/></text:p>
          </table:table-cell>
          <table:table-cell office:value-type="percentage" office:value="4.0645666246352201" table:style-name="ce122">
            <text:p>406.46%</text:p>
          </table:table-cell>
          <table:table-cell office:value-type="percentage" office:value="5.0740831944615102E-2" table:style-name="ce122">
            <text:p>5.0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機械設備製造業</text:p>
          </table:table-cell>
          <table:table-cell office:value-type="float" office:value="16" table:style-name="ce121">
            <text:p>16<text:s/></text:p>
          </table:table-cell>
          <table:table-cell office:value-type="float" office:value="147155.4265" table:style-name="ce121">
            <text:p>147,155<text:s/></text:p>
          </table:table-cell>
          <table:table-cell office:value-type="float" office:value="96674.689700000003" table:style-name="ce121">
            <text:p>96,675<text:s/></text:p>
          </table:table-cell>
          <table:table-cell office:value-type="float" office:value="50480.736799999999" table:style-name="ce121">
            <text:p>50,481<text:s/></text:p>
          </table:table-cell>
          <table:table-cell office:value-type="percentage" office:value="0.522171180033278" table:style-name="ce122">
            <text:p>52.22%</text:p>
          </table:table-cell>
          <table:table-cell office:value-type="percentage" office:value="4.1715851267042102E-2" table:style-name="ce122">
            <text:p>4.1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力設備製造業</text:p>
          </table:table-cell>
          <table:table-cell office:value-type="float" office:value="4" table:style-name="ce121">
            <text:p>4<text:s/></text:p>
          </table:table-cell>
          <table:table-cell office:value-type="float" office:value="119556.3269" table:style-name="ce121">
            <text:p>119,556<text:s/></text:p>
          </table:table-cell>
          <table:table-cell office:value-type="float" office:value="75478.111799999999" table:style-name="ce121">
            <text:p>75,478<text:s/></text:p>
          </table:table-cell>
          <table:table-cell office:value-type="float" office:value="44078.215100000001" table:style-name="ce121">
            <text:p>44,078<text:s/></text:p>
          </table:table-cell>
          <table:table-cell office:value-type="percentage" office:value="0.58398672209497404" table:style-name="ce122">
            <text:p>58.40%</text:p>
          </table:table-cell>
          <table:table-cell office:value-type="percentage" office:value="3.3892015195200902E-2" table:style-name="ce122">
            <text:p>3.3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住宿及餐飲業</text:p>
          </table:table-cell>
          <table:table-cell office:value-type="float" office:value="8" table:style-name="ce121">
            <text:p>8<text:s/></text:p>
          </table:table-cell>
          <table:table-cell office:value-type="float" office:value="79837.6492" table:style-name="ce121">
            <text:p>79,838<text:s/></text:p>
          </table:table-cell>
          <table:table-cell office:value-type="float" office:value="21203.5" table:style-name="ce121">
            <text:p>21,204<text:s/></text:p>
          </table:table-cell>
          <table:table-cell office:value-type="float" office:value="58634.1492" table:style-name="ce121">
            <text:p>58,634<text:s/></text:p>
          </table:table-cell>
          <table:table-cell office:value-type="percentage" office:value="2.7653052184780802" table:style-name="ce122">
            <text:p>276.53%</text:p>
          </table:table-cell>
          <table:table-cell office:value-type="percentage" office:value="2.2632502101697798E-2" table:style-name="ce122">
            <text:p>2.2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汽車及其零件製造業</text:p>
          </table:table-cell>
          <table:table-cell office:value-type="float" office:value="4" table:style-name="ce121">
            <text:p>4<text:s/></text:p>
          </table:table-cell>
          <table:table-cell office:value-type="float" office:value="77929.464000000007" table:style-name="ce121">
            <text:p>77,929<text:s/></text:p>
          </table:table-cell>
          <table:table-cell office:value-type="float" office:value="33322.0893" table:style-name="ce121">
            <text:p>33,322<text:s/></text:p>
          </table:table-cell>
          <table:table-cell office:value-type="float" office:value="44607.3747" table:style-name="ce121">
            <text:p>44,607<text:s/></text:p>
          </table:table-cell>
          <table:table-cell office:value-type="percentage" office:value="1.3386728034487301" table:style-name="ce122">
            <text:p>133.87%</text:p>
          </table:table-cell>
          <table:table-cell office:value-type="percentage" office:value="2.20915667662742E-2" table:style-name="ce122">
            <text:p>2.2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金屬製品製造業</text:p>
          </table:table-cell>
          <table:table-cell office:value-type="float" office:value="8" table:style-name="ce121">
            <text:p>8<text:s/></text:p>
          </table:table-cell>
          <table:table-cell office:value-type="float" office:value="50205.476000000002" table:style-name="ce121">
            <text:p>50,205<text:s/></text:p>
          </table:table-cell>
          <table:table-cell office:value-type="float" office:value="35691.015500000001" table:style-name="ce121">
            <text:p>35,691<text:s/></text:p>
          </table:table-cell>
          <table:table-cell office:value-type="float" office:value="14514.460499999999" table:style-name="ce121">
            <text:p>14,514<text:s/></text:p>
          </table:table-cell>
          <table:table-cell office:value-type="percentage" office:value="0.40666986625807799" table:style-name="ce122">
            <text:p>40.67%</text:p>
          </table:table-cell>
          <table:table-cell office:value-type="percentage" office:value="1.42323271347866E-2" table:style-name="ce122">
            <text:p>1.4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專業、科學及技術服務業</text:p>
          </table:table-cell>
          <table:table-cell office:value-type="float" office:value="25" table:style-name="ce121">
            <text:p>25<text:s/></text:p>
          </table:table-cell>
          <table:table-cell office:value-type="float" office:value="44716.584600000002" table:style-name="ce121">
            <text:p>44,717<text:s/></text:p>
          </table:table-cell>
          <table:table-cell office:value-type="float" office:value="52030.896200000003" table:style-name="ce121">
            <text:p>52,031<text:s/></text:p>
          </table:table-cell>
          <table:table-cell office:value-type="float" office:value="-7314.3116" table:style-name="ce121">
            <text:p>-7,314<text:s/></text:p>
          </table:table-cell>
          <table:table-cell office:value-type="percentage" office:value="-0.140576313963241" table:style-name="ce122">
            <text:p>-14.06%</text:p>
          </table:table-cell>
          <table:table-cell office:value-type="percentage" office:value="1.26763275858108E-2" table:style-name="ce122">
            <text:p>1.2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紡織業</text:p>
          </table:table-cell>
          <table:table-cell office:value-type="float" office:value="6" table:style-name="ce121">
            <text:p>6<text:s/></text:p>
          </table:table-cell>
          <table:table-cell office:value-type="float" office:value="29083.335999999999" table:style-name="ce121">
            <text:p>29,083<text:s/></text:p>
          </table:table-cell>
          <table:table-cell office:value-type="float" office:value="14167.121999999999" table:style-name="ce121">
            <text:p>14,167<text:s/></text:p>
          </table:table-cell>
          <table:table-cell office:value-type="float" office:value="14916.214" table:style-name="ce121">
            <text:p>14,916<text:s/></text:p>
          </table:table-cell>
          <table:table-cell office:value-type="percentage" office:value="1.0528753828759301" table:style-name="ce122">
            <text:p>105.29%</text:p>
          </table:table-cell>
          <table:table-cell office:value-type="percentage" office:value="8.2445897360462692E-3" table:style-name="ce122">
            <text:p>0.8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支援服務業</text:p>
          </table:table-cell>
          <table:table-cell office:value-type="float" office:value="3" table:style-name="ce121">
            <text:p>3<text:s/></text:p>
          </table:table-cell>
          <table:table-cell office:value-type="float" office:value="28195.927" table:style-name="ce121">
            <text:p>28,196<text:s/></text:p>
          </table:table-cell>
          <table:table-cell office:value-type="float" office:value="760" table:style-name="ce121">
            <text:p>760<text:s/></text:p>
          </table:table-cell>
          <table:table-cell office:value-type="float" office:value="27435.927" table:style-name="ce121">
            <text:p>27,436<text:s/></text:p>
          </table:table-cell>
          <table:table-cell office:value-type="percentage" office:value="36.099903947368396" table:style-name="ce122">
            <text:p>3609.99%</text:p>
          </table:table-cell>
          <table:table-cell office:value-type="percentage" office:value="7.99302563992349E-3" table:style-name="ce122">
            <text:p>0.8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化學材料製造業</text:p>
          </table:table-cell>
          <table:table-cell office:value-type="float" office:value="4" table:style-name="ce121">
            <text:p>4<text:s/></text:p>
          </table:table-cell>
          <table:table-cell office:value-type="float" office:value="27060.745999999999" table:style-name="ce121">
            <text:p>27,061<text:s/></text:p>
          </table:table-cell>
          <table:table-cell office:value-type="float" office:value="51055.48" table:style-name="ce121">
            <text:p>51,055<text:s/></text:p>
          </table:table-cell>
          <table:table-cell office:value-type="float" office:value="-23994.734" table:style-name="ce121">
            <text:p>-23,995<text:s/></text:p>
          </table:table-cell>
          <table:table-cell office:value-type="percentage" office:value="-0.46997372270322402" table:style-name="ce122">
            <text:p>-47.00%</text:p>
          </table:table-cell>
          <table:table-cell office:value-type="percentage" office:value="7.6712227483585497E-3" table:style-name="ce122">
            <text:p>0.7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資訊及通訊傳播業</text:p>
          </table:table-cell>
          <table:table-cell office:value-type="float" office:value="10" table:style-name="ce121">
            <text:p>10<text:s/></text:p>
          </table:table-cell>
          <table:table-cell office:value-type="float" office:value="20718.186799999999" table:style-name="ce121">
            <text:p>20,718<text:s/></text:p>
          </table:table-cell>
          <table:table-cell office:value-type="float" office:value="42536.660499999998" table:style-name="ce121">
            <text:p>42,537<text:s/></text:p>
          </table:table-cell>
          <table:table-cell office:value-type="float" office:value="-21818.473699999999" table:style-name="ce121">
            <text:p>-21,818<text:s/></text:p>
          </table:table-cell>
          <table:table-cell office:value-type="percentage" office:value="-0.51293339541781902" table:style-name="ce122">
            <text:p>-51.29%</text:p>
          </table:table-cell>
          <table:table-cell office:value-type="percentage" office:value="5.87322411159329E-3" table:style-name="ce122">
            <text:p>0.5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非金屬礦物製品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19468.451300000001" table:style-name="ce121">
            <text:p>19,468<text:s/></text:p>
          </table:table-cell>
          <table:table-cell office:value-type="float" office:value="28310.392" table:style-name="ce121">
            <text:p>28,310<text:s/></text:p>
          </table:table-cell>
          <table:table-cell office:value-type="float" office:value="-8841.9406999999992" table:style-name="ce121">
            <text:p>-8,842<text:s/></text:p>
          </table:table-cell>
          <table:table-cell office:value-type="percentage" office:value="-0.312321380078383" table:style-name="ce122">
            <text:p>-31.23%</text:p>
          </table:table-cell>
          <table:table-cell office:value-type="percentage" office:value="5.51894713057321E-3" table:style-name="ce122">
            <text:p>0.55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不動產業</text:p>
          </table:table-cell>
          <table:table-cell office:value-type="float" office:value="1" table:style-name="ce121">
            <text:p>1<text:s/></text:p>
          </table:table-cell>
          <table:table-cell office:value-type="float" office:value="19128" table:style-name="ce121">
            <text:p>19,128<text:s/></text:p>
          </table:table-cell>
          <table:table-cell office:value-type="float" office:value="131468.34770000001" table:style-name="ce121">
            <text:p>131,468<text:s/></text:p>
          </table:table-cell>
          <table:table-cell office:value-type="float" office:value="-112340.3477" table:style-name="ce121">
            <text:p>-112,340<text:s/></text:p>
          </table:table-cell>
          <table:table-cell office:value-type="percentage" office:value="-0.85450490300792004" table:style-name="ce122">
            <text:p>-85.45%</text:p>
          </table:table-cell>
          <table:table-cell office:value-type="percentage" office:value="5.4224354617053898E-3" table:style-name="ce122">
            <text:p>0.54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藥品製造業</text:p>
          </table:table-cell>
          <table:table-cell office:value-type="float" office:value="4" table:style-name="ce121">
            <text:p>4<text:s/></text:p>
          </table:table-cell>
          <table:table-cell office:value-type="float" office:value="18220.88" table:style-name="ce121">
            <text:p>18,221<text:s/></text:p>
          </table:table-cell>
          <table:table-cell office:value-type="float" office:value="27578.291000000001" table:style-name="ce121">
            <text:p>27,578<text:s/></text:p>
          </table:table-cell>
          <table:table-cell office:value-type="float" office:value="-9357.4110000000001" table:style-name="ce121">
            <text:p>-9,357<text:s/></text:p>
          </table:table-cell>
          <table:table-cell office:value-type="percentage" office:value="-0.33930351231698902" table:style-name="ce122">
            <text:p>-33.93%</text:p>
          </table:table-cell>
          <table:table-cell office:value-type="percentage" office:value="5.1652836603658797E-3" table:style-name="ce122">
            <text:p>0.5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電力及燃氣供應業</text:p>
          </table:table-cell>
          <table:table-cell office:value-type="float" office:value="1" table:style-name="ce121">
            <text:p>1<text:s/></text:p>
          </table:table-cell>
          <table:table-cell office:value-type="float" office:value="15000" table:style-name="ce121">
            <text:p>15,00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15000" table:style-name="ce121">
            <text:p>15,000<text:s/></text:p>
          </table:table-cell>
          <table:table-cell office:value-type="string" table:style-name="ce122">
            <text:p>-</text:p>
          </table:table-cell>
          <table:table-cell office:value-type="percentage" office:value="4.2522235427426202E-3" table:style-name="ce122">
            <text:p>0.4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飲料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13860.66" table:style-name="ce121">
            <text:p>13,861<text:s/></text:p>
          </table:table-cell>
          <table:table-cell office:value-type="float" office:value="7748.4" table:style-name="ce121">
            <text:p>7,748<text:s/></text:p>
          </table:table-cell>
          <table:table-cell office:value-type="float" office:value="6112.26" table:style-name="ce121">
            <text:p>6,112<text:s/></text:p>
          </table:table-cell>
          <table:table-cell office:value-type="percentage" office:value="0.78884156729131205" table:style-name="ce122">
            <text:p>78.88%</text:p>
          </table:table-cell>
          <table:table-cell office:value-type="percentage" office:value="3.9292416513300602E-3" table:style-name="ce122">
            <text:p>0.3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食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13638.69" table:style-name="ce121">
            <text:p>13,639<text:s/></text:p>
          </table:table-cell>
          <table:table-cell office:value-type="float" office:value="20877.249" table:style-name="ce121">
            <text:p>20,877<text:s/></text:p>
          </table:table-cell>
          <table:table-cell office:value-type="float" office:value="-7238.5590000000002" table:style-name="ce121">
            <text:p>-7,239<text:s/></text:p>
          </table:table-cell>
          <table:table-cell office:value-type="percentage" office:value="-0.34671996296063701" table:style-name="ce122">
            <text:p>-34.67%</text:p>
          </table:table-cell>
          <table:table-cell office:value-type="percentage" office:value="3.86631724734456E-3" table:style-name="ce122">
            <text:p>0.3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醫療保健及社會工作服務業</text:p>
          </table:table-cell>
          <table:table-cell office:value-type="float" office:value="1" table:style-name="ce121">
            <text:p>1<text:s/></text:p>
          </table:table-cell>
          <table:table-cell office:value-type="float" office:value="11366.903" table:style-name="ce121">
            <text:p>11,367<text:s/></text:p>
          </table:table-cell>
          <table:table-cell office:value-type="float" office:value="45112.730799999998" table:style-name="ce121">
            <text:p>45,113<text:s/></text:p>
          </table:table-cell>
          <table:table-cell office:value-type="float" office:value="-33745.827799999999" table:style-name="ce121">
            <text:p>-33,746<text:s/></text:p>
          </table:table-cell>
          <table:table-cell office:value-type="percentage" office:value="-0.74803336445330004" table:style-name="ce122">
            <text:p>-74.80%</text:p>
          </table:table-cell>
          <table:table-cell office:value-type="percentage" office:value="3.2223075029781199E-3" table:style-name="ce122">
            <text:p>0.3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成衣及服飾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8679.6" table:style-name="ce121">
            <text:p>8,680<text:s/></text:p>
          </table:table-cell>
          <table:table-cell office:value-type="float" office:value="4463" table:style-name="ce121">
            <text:p>4,463<text:s/></text:p>
          </table:table-cell>
          <table:table-cell office:value-type="float" office:value="4216.6000000000004" table:style-name="ce121">
            <text:p>4,217<text:s/></text:p>
          </table:table-cell>
          <table:table-cell office:value-type="percentage" office:value="0.94479049966390305" table:style-name="ce122">
            <text:p>94.48%</text:p>
          </table:table-cell>
          <table:table-cell office:value-type="percentage" office:value="2.4605066307725899E-3" table:style-name="ce122">
            <text:p>0.25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營造業</text:p>
          </table:table-cell>
          <table:table-cell office:value-type="float" office:value="3" table:style-name="ce121">
            <text:p>3<text:s/></text:p>
          </table:table-cell>
          <table:table-cell office:value-type="float" office:value="8574.4901000000009" table:style-name="ce121">
            <text:p>8,574<text:s/></text:p>
          </table:table-cell>
          <table:table-cell office:value-type="float" office:value="5759.4426999999996" table:style-name="ce121">
            <text:p>5,759<text:s/></text:p>
          </table:table-cell>
          <table:table-cell office:value-type="float" office:value="2815.0473999999999" table:style-name="ce121">
            <text:p>2,815<text:s/></text:p>
          </table:table-cell>
          <table:table-cell office:value-type="percentage" office:value="0.48877079721619598" table:style-name="ce122">
            <text:p>48.88%</text:p>
          </table:table-cell>
          <table:table-cell office:value-type="percentage" office:value="2.4307099113489001E-3" table:style-name="ce122">
            <text:p>0.24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運輸及倉儲業</text:p>
          </table:table-cell>
          <table:table-cell office:value-type="float" office:value="1" table:style-name="ce121">
            <text:p>1<text:s/></text:p>
          </table:table-cell>
          <table:table-cell office:value-type="float" office:value="6251.75" table:style-name="ce121">
            <text:p>6,252<text:s/></text:p>
          </table:table-cell>
          <table:table-cell office:value-type="float" office:value="12984.054" table:style-name="ce121">
            <text:p>12,984<text:s/></text:p>
          </table:table-cell>
          <table:table-cell office:value-type="float" office:value="-6732.3040000000001" table:style-name="ce121">
            <text:p>-6,732<text:s/></text:p>
          </table:table-cell>
          <table:table-cell office:value-type="percentage" office:value="-0.518505545340462" table:style-name="ce122">
            <text:p>-51.85%</text:p>
          </table:table-cell>
          <table:table-cell office:value-type="percentage" office:value="1.77225590222275E-3" table:style-name="ce122">
            <text:p>0.18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藝術、娛樂及休閒服務業</text:p>
          </table:table-cell>
          <table:table-cell office:value-type="float" office:value="2" table:style-name="ce121">
            <text:p>2<text:s/></text:p>
          </table:table-cell>
          <table:table-cell office:value-type="float" office:value="3234.7617" table:style-name="ce121">
            <text:p>3,235<text:s/></text:p>
          </table:table-cell>
          <table:table-cell office:value-type="float" office:value="4245.0545000000002" table:style-name="ce121">
            <text:p>4,245<text:s/></text:p>
          </table:table-cell>
          <table:table-cell office:value-type="float" office:value="-1010.2928000000001" table:style-name="ce121">
            <text:p>-1,010<text:s/></text:p>
          </table:table-cell>
          <table:table-cell office:value-type="percentage" office:value="-0.23799289267075399" table:style-name="ce122">
            <text:p>-23.80%</text:p>
          </table:table-cell>
          <table:table-cell office:value-type="percentage" office:value="9.1699532372680999E-4" table:style-name="ce122">
            <text:p>0.0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化學製品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2414.3449999999998" table:style-name="ce121">
            <text:p>2,414<text:s/></text:p>
          </table:table-cell>
          <table:table-cell office:value-type="float" office:value="7770.8522999999996" table:style-name="ce121">
            <text:p>7,771<text:s/></text:p>
          </table:table-cell>
          <table:table-cell office:value-type="float" office:value="-5356.5073000000002" table:style-name="ce121">
            <text:p>-5,357<text:s/></text:p>
          </table:table-cell>
          <table:table-cell office:value-type="percentage" office:value="-0.68930756797423598" table:style-name="ce122">
            <text:p>-68.93%</text:p>
          </table:table-cell>
          <table:table-cell office:value-type="percentage" office:value="6.8442230995352895E-4" table:style-name="ce122">
            <text:p>0.0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農、林、漁、牧業</text:p>
          </table:table-cell>
          <table:table-cell office:value-type="float" office:value="4" table:style-name="ce121">
            <text:p>4<text:s/></text:p>
          </table:table-cell>
          <table:table-cell office:value-type="float" office:value="2337.4252999999999" table:style-name="ce121">
            <text:p>2,337<text:s/></text:p>
          </table:table-cell>
          <table:table-cell office:value-type="float" office:value="4426.4139999999998" table:style-name="ce121">
            <text:p>4,426<text:s/></text:p>
          </table:table-cell>
          <table:table-cell office:value-type="float" office:value="-2088.9886999999999" table:style-name="ce121">
            <text:p>-2,089<text:s/></text:p>
          </table:table-cell>
          <table:table-cell office:value-type="percentage" office:value="-0.47193703526150099" table:style-name="ce122">
            <text:p>-47.19%</text:p>
          </table:table-cell>
          <table:table-cell office:value-type="percentage" office:value="6.6261699267081598E-4" table:style-name="ce122">
            <text:p>0.07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紙漿、紙及紙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2134.9549999999999" table:style-name="ce121">
            <text:p>2,135<text:s/></text:p>
          </table:table-cell>
          <table:table-cell office:value-type="float" office:value="82159.216" table:style-name="ce121">
            <text:p>82,159<text:s/></text:p>
          </table:table-cell>
          <table:table-cell office:value-type="float" office:value="-80024.260999999999" table:style-name="ce121">
            <text:p>-80,024<text:s/></text:p>
          </table:table-cell>
          <table:table-cell office:value-type="percentage" office:value="-0.97401441854070303" table:style-name="ce122">
            <text:p>-97.40%</text:p>
          </table:table-cell>
          <table:table-cell office:value-type="percentage" office:value="6.0522039424640501E-4" table:style-name="ce122">
            <text:p>0.0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橡膠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994.44299999999998" table:style-name="ce121">
            <text:p>994<text:s/></text:p>
          </table:table-cell>
          <table:table-cell office:value-type="float" office:value="800" table:style-name="ce121">
            <text:p>800<text:s/></text:p>
          </table:table-cell>
          <table:table-cell office:value-type="float" office:value="194.44300000000001" table:style-name="ce121">
            <text:p>194<text:s/></text:p>
          </table:table-cell>
          <table:table-cell office:value-type="percentage" office:value="0.24305375000000001" table:style-name="ce122">
            <text:p>24.31%</text:p>
          </table:table-cell>
          <table:table-cell office:value-type="percentage" office:value="2.8190626243437301E-4" table:style-name="ce122">
            <text:p>0.0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石油及煤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930" table:style-name="ce121">
            <text:p>93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930" table:style-name="ce121">
            <text:p>930<text:s/></text:p>
          </table:table-cell>
          <table:table-cell office:value-type="string" table:style-name="ce122">
            <text:p>-</text:p>
          </table:table-cell>
          <table:table-cell office:value-type="percentage" office:value="2.6363785965004299E-4" table:style-name="ce122">
            <text:p>0.03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產業用機械設備維修及安裝業</text:p>
          </table:table-cell>
          <table:table-cell office:value-type="float" office:value="3" table:style-name="ce121">
            <text:p>3<text:s/></text:p>
          </table:table-cell>
          <table:table-cell office:value-type="float" office:value="819.14" table:style-name="ce121">
            <text:p>819<text:s/></text:p>
          </table:table-cell>
          <table:table-cell office:value-type="float" office:value="725" table:style-name="ce121">
            <text:p>725<text:s/></text:p>
          </table:table-cell>
          <table:table-cell office:value-type="float" office:value="94.14" table:style-name="ce121">
            <text:p>94<text:s/></text:p>
          </table:table-cell>
          <table:table-cell office:value-type="percentage" office:value="0.12984827586206901" table:style-name="ce122">
            <text:p>12.98%</text:p>
          </table:table-cell>
          <table:table-cell office:value-type="percentage" office:value="2.3221109285347899E-4" table:style-name="ce122">
            <text:p>0.0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皮革、毛皮及其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259.99" table:style-name="ce121">
            <text:p>260<text:s/></text:p>
          </table:table-cell>
          <table:table-cell office:value-type="float" office:value="830.09799999999996" table:style-name="ce121">
            <text:p>830<text:s/></text:p>
          </table:table-cell>
          <table:table-cell office:value-type="float" office:value="-570.10799999999995" table:style-name="ce121">
            <text:p>-570<text:s/></text:p>
          </table:table-cell>
          <table:table-cell office:value-type="percentage" office:value="-0.68679601685584102" table:style-name="ce122">
            <text:p>-68.68%</text:p>
          </table:table-cell>
          <table:table-cell office:value-type="percentage" office:value="7.3702373258510302E-5" table:style-name="ce122">
            <text:p>0.01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木竹製品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家具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95" table:style-name="ce121">
            <text:p>95<text:s/></text:p>
          </table:table-cell>
          <table:table-cell office:value-type="float" office:value="-95" table:style-name="ce121">
            <text:p>-95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印刷及資料儲存媒體複製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礦業及土石採取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13500" table:style-name="ce121">
            <text:p>13,500<text:s/></text:p>
          </table:table-cell>
          <table:table-cell office:value-type="float" office:value="-13500" table:style-name="ce121">
            <text:p>-13,500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菸草製造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教育服務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用水供應及污染整治業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55440" table:style-name="ce121">
            <text:p>55,440<text:s/></text:p>
          </table:table-cell>
          <table:table-cell office:value-type="float" office:value="-55440" table:style-name="ce121">
            <text:p>-55,440<text:s/></text:p>
          </table:table-cell>
          <table:table-cell office:value-type="percentage" office:value="-1" table:style-name="ce122">
            <text:p>-100.00%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公共行政及國防；強制性社會安全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float" office:value="0" table:style-name="ce121">
            <text:p>0<text:s/></text:p>
          </table:table-cell>
          <table:table-cell office:value-type="string" table:style-name="ce122">
            <text:p>-</text:p>
          </table:table-cell>
          <table:table-cell office:value-type="percentage" office:value="0" table:style-name="ce122">
            <text:p>0.00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42066" table:style-name="ce121">
            <text:p>42,066<text:s/></text:p>
          </table:table-cell>
          <table:table-cell office:value-type="float" office:value="30909.626899999999" table:style-name="ce121">
            <text:p>30,910<text:s/></text:p>
          </table:table-cell>
          <table:table-cell office:value-type="float" office:value="11156.373100000001" table:style-name="ce121">
            <text:p>11,156<text:s/></text:p>
          </table:table-cell>
          <table:table-cell office:value-type="percentage" office:value="0.36093522371180697" table:style-name="ce122">
            <text:p>36.09%</text:p>
          </table:table-cell>
          <table:table-cell office:value-type="percentage" office:value="1.19249357032674E-2" table:style-name="ce122">
            <text:p>1.19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運輸工具製造業</text:p>
          </table:table-cell>
          <table:table-cell office:value-type="float" office:value="2" table:style-name="ce121">
            <text:p>2<text:s/></text:p>
          </table:table-cell>
          <table:table-cell office:value-type="float" office:value="30163.561000000002" table:style-name="ce121">
            <text:p>30,164<text:s/></text:p>
          </table:table-cell>
          <table:table-cell office:value-type="float" office:value="13739.87" table:style-name="ce121">
            <text:p>13,740<text:s/></text:p>
          </table:table-cell>
          <table:table-cell office:value-type="float" office:value="16423.690999999999" table:style-name="ce121">
            <text:p>16,424<text:s/></text:p>
          </table:table-cell>
          <table:table-cell office:value-type="percentage" office:value="1.19533088741014" table:style-name="ce122">
            <text:p>119.53%</text:p>
          </table:table-cell>
          <table:table-cell office:value-type="percentage" office:value="8.55081361447688E-3" table:style-name="ce122">
            <text:p>0.86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其他服務業</text:p>
          </table:table-cell>
          <table:table-cell office:value-type="float" office:value="1" table:style-name="ce121">
            <text:p>1<text:s/></text:p>
          </table:table-cell>
          <table:table-cell office:value-type="float" office:value="830.01499999999999" table:style-name="ce121">
            <text:p>830<text:s/></text:p>
          </table:table-cell>
          <table:table-cell office:value-type="float" office:value="2789.625" table:style-name="ce121">
            <text:p>2,790<text:s/></text:p>
          </table:table-cell>
          <table:table-cell office:value-type="float" office:value="-1959.61" table:style-name="ce121">
            <text:p>-1,960<text:s/></text:p>
          </table:table-cell>
          <table:table-cell office:value-type="percentage" office:value="-0.70246359277680703" table:style-name="ce122">
            <text:p>-70.25%</text:p>
          </table:table-cell>
          <table:table-cell office:value-type="percentage" office:value="2.35293954921968E-4" table:style-name="ce122">
            <text:p>0.02%</text:p>
          </table:table-cell>
          <table:table-cell table:number-columns-repeated="16377"/>
        </table:table-row>
        <table:table-row table:style-name="ro18">
          <table:table-cell office:value-type="string" table:style-name="ce120">
            <text:p>合計</text:p>
          </table:table-cell>
          <table:table-cell office:value-type="float" office:value="256" table:style-name="ce121">
            <text:p>256<text:s/></text:p>
          </table:table-cell>
          <table:table-cell office:value-type="float" office:value="3527566.1896000002" table:style-name="ce121">
            <text:p>3,527,566<text:s/></text:p>
          </table:table-cell>
          <table:table-cell office:value-type="float" office:value="2787351.1307000001" table:style-name="ce121">
            <text:p>2,787,351<text:s/></text:p>
          </table:table-cell>
          <table:table-cell office:value-type="float" office:value="740215.05889999995" table:style-name="ce121">
            <text:p>740,215<text:s/></text:p>
          </table:table-cell>
          <table:table-cell office:value-type="percentage" office:value="0.26556218581406599" table:style-name="ce122">
            <text:p>26.56%</text:p>
          </table:table-cell>
          <table:table-cell office:value-type="percentage" office:value="1" table:style-name="ce122">
            <text:p>100.00%</text:p>
          </table:table-cell>
          <table:table-cell table:number-columns-repeated="16377"/>
        </table:table-row>
        <table:table-row table:style-name="ro3">
          <table:table-cell table:style-name="ce123"/>
          <table:table-cell table:number-columns-repeated="4" table:style-name="ce124"/>
          <table:table-cell table:number-columns-repeated="2" table:style-name="ce126"/>
          <table:table-cell table:number-columns-repeated="16377"/>
        </table:table-row>
        <table:table-row table:style-name="ro17">
          <table:table-cell office:value-type="string" table:style-name="ce112">
            <text:p>民國107年01月至107年05月</text:p>
          </table:table-cell>
          <table:table-cell table:number-columns-repeated="6" table:style-name="ce1"/>
          <table:table-cell table:number-columns-repeated="16377"/>
        </table:table-row>
        <table:table-row table:style-name="ro6">
          <table:table-cell office:value-type="string" table:number-columns-spanned="7" table:number-rows-spanned="1" table:style-name="ce148">
            <text:p>大陸投資分區統計表 (續)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number-columns-repeated="3" table:style-name="ce114"/>
          <table:table-cell table:number-columns-repeated="3" table:style-name="ce115"/>
          <table:table-cell office:value-type="string" table:style-name="ce116">
            <text:p>單位:千美元</text:p>
          </table:table-cell>
          <table:table-cell table:number-columns-repeated="16377"/>
        </table:table-row>
        <table:table-row table:style-name="ro19">
          <table:table-cell office:value-type="string" table:style-name="ce82">
            <text:p>地 <text:s text:c="3"/>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去年同期金額</text:p>
          </table:table-cell>
          <table:table-cell office:value-type="string" table:number-columns-spanned="2" table:number-rows-spanned="1" table:style-name="ce149">
            <text:p>與去年同期比較</text:p>
          </table:table-cell>
          <table:covered-table-cell/>
          <table:table-cell office:value-type="string" table:style-name="ce119">
            <text:p>佔核准金額比率</text:p>
          </table:table-cell>
          <table:table-cell table:number-columns-repeated="16377"/>
        </table:table-row>
        <table:table-row table:style-name="ro20">
          <table:table-cell office:value-type="string" table:style-name="ce95">
            <text:p><text:s text:c="4"/>深圳</text:p>
          </table:table-cell>
          <table:table-cell office:value-type="float" office:value="10" table:style-name="ce127">
            <text:p>10<text:s/></text:p>
          </table:table-cell>
          <table:table-cell office:value-type="float" office:value="141982.25459999999" table:style-name="ce127">
            <text:p>141,982<text:s/></text:p>
          </table:table-cell>
          <table:table-cell office:value-type="float" office:value="28819.908899999999" table:style-name="ce127">
            <text:p>28,820<text:s/></text:p>
          </table:table-cell>
          <table:table-cell office:value-type="float" office:value="113162.34570000001" table:style-name="ce128">
            <text:p>113,162<text:s/></text:p>
          </table:table-cell>
          <table:table-cell office:value-type="percentage" office:value="3.9265337754069001" table:style-name="ce129">
            <text:p>392.65%</text:p>
          </table:table-cell>
          <table:table-cell office:value-type="percentage" office:value="0.26382497348461298" table:style-name="ce129">
            <text:p>26.38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東莞</text:p>
          </table:table-cell>
          <table:table-cell office:value-type="float" office:value="6" table:style-name="ce131">
            <text:p>6<text:s/></text:p>
          </table:table-cell>
          <table:table-cell office:value-type="float" office:value="41965.603300000002" table:style-name="ce131">
            <text:p>41,966<text:s/></text:p>
          </table:table-cell>
          <table:table-cell office:value-type="float" office:value="35933.597099999999" table:style-name="ce131">
            <text:p>35,934<text:s/></text:p>
          </table:table-cell>
          <table:table-cell office:value-type="float" office:value="6032.0061999999998" table:style-name="ce121">
            <text:p>6,032<text:s/></text:p>
          </table:table-cell>
          <table:table-cell office:value-type="percentage" office:value="0.16786535963025001" table:style-name="ce122">
            <text:p>16.79%</text:p>
          </table:table-cell>
          <table:table-cell office:value-type="percentage" office:value="7.7978577034712698E-2" table:style-name="ce132">
            <text:p>7.80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廣州</text:p>
          </table:table-cell>
          <table:table-cell office:value-type="float" office:value="3" table:style-name="ce131">
            <text:p>3<text:s/></text:p>
          </table:table-cell>
          <table:table-cell office:value-type="float" office:value="6673.3976000000002" table:style-name="ce131">
            <text:p>6,673<text:s/></text:p>
          </table:table-cell>
          <table:table-cell office:value-type="float" office:value="5781.6574000000001" table:style-name="ce131">
            <text:p>5,782<text:s/></text:p>
          </table:table-cell>
          <table:table-cell office:value-type="float" office:value="891.74019999999996" table:style-name="ce121">
            <text:p>892<text:s/></text:p>
          </table:table-cell>
          <table:table-cell office:value-type="percentage" office:value="0.154236084621687" table:style-name="ce122">
            <text:p>15.42%</text:p>
          </table:table-cell>
          <table:table-cell office:value-type="percentage" office:value="1.2400204165177999E-2" table:style-name="ce132">
            <text:p>1.24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珠海</text:p>
          </table:table-cell>
          <table:table-cell office:value-type="float" office:value="1" table:style-name="ce131">
            <text:p>1<text:s/></text:p>
          </table:table-cell>
          <table:table-cell office:value-type="float" office:value="6000" table:style-name="ce131">
            <text:p>6,000<text:s/></text:p>
          </table:table-cell>
          <table:table-cell office:value-type="float" office:value="500" table:style-name="ce131">
            <text:p>500<text:s/></text:p>
          </table:table-cell>
          <table:table-cell office:value-type="float" office:value="5500" table:style-name="ce121">
            <text:p>5,500<text:s/></text:p>
          </table:table-cell>
          <table:table-cell office:value-type="percentage" office:value="11" table:style-name="ce122">
            <text:p>1100.00%</text:p>
          </table:table-cell>
          <table:table-cell office:value-type="percentage" office:value="1.11489273456549E-2" table:style-name="ce132">
            <text:p>1.11%</text:p>
          </table:table-cell>
          <table:table-cell table:number-columns-repeated="16377"/>
        </table:table-row>
        <table:table-row table:style-name="ro20">
          <table:table-cell office:value-type="string" table:style-name="ce133">
            <text:p><text:s text:c="4"/>其他地區</text:p>
          </table:table-cell>
          <table:table-cell office:value-type="float" office:value="20" table:style-name="ce134">
            <text:p>20<text:s/></text:p>
          </table:table-cell>
          <table:table-cell office:value-type="float" office:value="341547.10940000002" table:style-name="ce134">
            <text:p>341,547<text:s/></text:p>
          </table:table-cell>
          <table:table-cell office:value-type="float" office:value="98993.180900000007" table:style-name="ce134">
            <text:p>98,993<text:s/></text:p>
          </table:table-cell>
          <table:table-cell office:value-type="float" office:value="242553.92850000001" table:style-name="ce135">
            <text:p>242,554<text:s/></text:p>
          </table:table-cell>
          <table:table-cell office:value-type="percentage" office:value="2.4502084516813398" table:style-name="ce136">
            <text:p>245.02%</text:p>
          </table:table-cell>
          <table:table-cell office:value-type="percentage" office:value="0.63464731796984197" table:style-name="ce136">
            <text:p>63.46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小計</text:p>
          </table:table-cell>
          <table:table-cell office:value-type="float" office:value="40" table:style-name="ce131">
            <text:p>40<text:s/></text:p>
          </table:table-cell>
          <table:table-cell office:value-type="float" office:value="538168.36490000004" table:style-name="ce131">
            <text:p>538,168<text:s/></text:p>
          </table:table-cell>
          <table:table-cell office:value-type="float" office:value="170028.3443" table:style-name="ce131">
            <text:p>170,028<text:s/></text:p>
          </table:table-cell>
          <table:table-cell office:value-type="float" office:value="368140.02059999999" table:style-name="ce121">
            <text:p>368,140<text:s/></text:p>
          </table:table-cell>
          <table:table-cell office:value-type="percentage" office:value="2.1651685318446101" table:style-name="ce122">
            <text:p>216.52%</text:p>
          </table:table-cell>
          <table:table-cell office:value-type="percentage" office:value="1" table:style-name="ce132">
            <text:p>100.00%</text:p>
          </table:table-cell>
          <table:table-cell table:number-columns-repeated="16377"/>
        </table:table-row>
        <table:table-row table:style-name="ro20">
          <table:table-cell office:value-type="string" table:style-name="ce95">
            <text:p><text:s text:c="4"/>廈門</text:p>
          </table:table-cell>
          <table:table-cell office:value-type="float" office:value="11" table:style-name="ce131">
            <text:p>11<text:s/></text:p>
          </table:table-cell>
          <table:table-cell office:value-type="float" office:value="129727.0827" table:style-name="ce131">
            <text:p>129,727<text:s/></text:p>
          </table:table-cell>
          <table:table-cell office:value-type="float" office:value="50241.727099999996" table:style-name="ce131">
            <text:p>50,242<text:s/></text:p>
          </table:table-cell>
          <table:table-cell office:value-type="float" office:value="79485.355599999995" table:style-name="ce128">
            <text:p>79,485<text:s/></text:p>
          </table:table-cell>
          <table:table-cell office:value-type="percentage" office:value="1.5820585833324201" table:style-name="ce129">
            <text:p>158.21%</text:p>
          </table:table-cell>
          <table:table-cell office:value-type="percentage" office:value="0.26803196055217299" table:style-name="ce132">
            <text:p>26.80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福州</text:p>
          </table:table-cell>
          <table:table-cell office:value-type="float" office:value="1" table:style-name="ce131">
            <text:p>1<text:s/></text:p>
          </table:table-cell>
          <table:table-cell office:value-type="float" office:value="40" table:style-name="ce131">
            <text:p>40<text:s/></text:p>
          </table:table-cell>
          <table:table-cell office:value-type="float" office:value="0" table:style-name="ce131">
            <text:p>0<text:s/></text:p>
          </table:table-cell>
          <table:table-cell office:value-type="float" office:value="40" table:style-name="ce121">
            <text:p>40<text:s/></text:p>
          </table:table-cell>
          <table:table-cell office:value-type="string" table:style-name="ce122">
            <text:p>-</text:p>
          </table:table-cell>
          <table:table-cell office:value-type="percentage" office:value="8.2644874138428E-5" table:style-name="ce132">
            <text:p>0.01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其他地區</text:p>
          </table:table-cell>
          <table:table-cell office:value-type="float" office:value="7" table:style-name="ce131">
            <text:p>7<text:s/></text:p>
          </table:table-cell>
          <table:table-cell office:value-type="float" office:value="354231.47639999999" table:style-name="ce131">
            <text:p>354,231<text:s/></text:p>
          </table:table-cell>
          <table:table-cell office:value-type="float" office:value="47910.096100000002" table:style-name="ce131">
            <text:p>47,910<text:s/></text:p>
          </table:table-cell>
          <table:table-cell office:value-type="float" office:value="306321.38030000002" table:style-name="ce135">
            <text:p>306,321<text:s/></text:p>
          </table:table-cell>
          <table:table-cell office:value-type="percentage" office:value="6.3936707549204899" table:style-name="ce136">
            <text:p>639.37%</text:p>
          </table:table-cell>
          <table:table-cell office:value-type="percentage" office:value="0.73188539457368795" table:style-name="ce136">
            <text:p>73.19%</text:p>
          </table:table-cell>
          <table:table-cell table:number-columns-repeated="16377"/>
        </table:table-row>
        <table:table-row table:style-name="ro20">
          <table:table-cell office:value-type="string" table:style-name="ce97">
            <text:p><text:s text:c="4"/>小計</text:p>
          </table:table-cell>
          <table:table-cell office:value-type="float" office:value="19" table:style-name="ce137">
            <text:p>19<text:s/></text:p>
          </table:table-cell>
          <table:table-cell office:value-type="float" office:value="483998.55910000001" table:style-name="ce137">
            <text:p>483,999<text:s/></text:p>
          </table:table-cell>
          <table:table-cell office:value-type="float" office:value="98151.823199999999" table:style-name="ce137">
            <text:p>98,152<text:s/></text:p>
          </table:table-cell>
          <table:table-cell office:value-type="float" office:value="385846.73590000003" table:style-name="ce121">
            <text:p>385,847<text:s/></text:p>
          </table:table-cell>
          <table:table-cell office:value-type="percentage" office:value="3.93112143331027" table:style-name="ce122">
            <text:p>393.11%</text:p>
          </table:table-cell>
          <table:table-cell office:value-type="percentage" office:value="1" table:style-name="ce132">
            <text:p>100.00%</text:p>
          </table:table-cell>
          <table:table-cell table:number-columns-repeated="16377"/>
        </table:table-row>
        <table:table-row table:style-name="ro20">
          <table:table-cell office:value-type="string" table:style-name="ce95">
            <text:p><text:s text:c="4"/>上海市</text:p>
          </table:table-cell>
          <table:table-cell office:value-type="float" office:value="46" table:style-name="ce131">
            <text:p>46<text:s/></text:p>
          </table:table-cell>
          <table:table-cell office:value-type="float" office:value="397835.85450000002" table:style-name="ce131">
            <text:p>397,836<text:s/></text:p>
          </table:table-cell>
          <table:table-cell office:value-type="float" office:value="539790.38080000004" table:style-name="ce131">
            <text:p>539,790<text:s/></text:p>
          </table:table-cell>
          <table:table-cell office:value-type="float" office:value="-141954.5263" table:style-name="ce128">
            <text:p>-141,955<text:s/></text:p>
          </table:table-cell>
          <table:table-cell office:value-type="percentage" office:value="-0.26298083728282701" table:style-name="ce129">
            <text:p>-26.30%</text:p>
          </table:table-cell>
          <table:table-cell office:value-type="percentage" office:value="0.26234752228214198" table:style-name="ce132">
            <text:p>26.23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南京</text:p>
          </table:table-cell>
          <table:table-cell office:value-type="float" office:value="7" table:style-name="ce131">
            <text:p>7<text:s/></text:p>
          </table:table-cell>
          <table:table-cell office:value-type="float" office:value="60806.491999999998" table:style-name="ce131">
            <text:p>60,806<text:s/></text:p>
          </table:table-cell>
          <table:table-cell office:value-type="float" office:value="30845.503000000001" table:style-name="ce131">
            <text:p>30,846<text:s/></text:p>
          </table:table-cell>
          <table:table-cell office:value-type="float" office:value="29960.989000000001" table:style-name="ce121">
            <text:p>29,961<text:s/></text:p>
          </table:table-cell>
          <table:table-cell office:value-type="percentage" office:value="0.97132437749515699" table:style-name="ce122">
            <text:p>97.13%</text:p>
          </table:table-cell>
          <table:table-cell office:value-type="percentage" office:value="4.0098026194541697E-2" table:style-name="ce132">
            <text:p>4.01%</text:p>
          </table:table-cell>
          <table:table-cell table:number-columns-repeated="16377"/>
        </table:table-row>
        <table:table-row table:style-name="ro20">
          <table:table-cell office:value-type="string" table:style-name="ce105">
            <text:p><text:s text:c="4"/>其他地區</text:p>
          </table:table-cell>
          <table:table-cell office:value-type="float" office:value="55" table:style-name="ce138">
            <text:p>55<text:s/></text:p>
          </table:table-cell>
          <table:table-cell office:value-type="float" office:value="1057803.6677000001" table:style-name="ce138">
            <text:p>1,057,804<text:s/></text:p>
          </table:table-cell>
          <table:table-cell office:value-type="float" office:value="589066.04399999999" table:style-name="ce138">
            <text:p>589,066<text:s/></text:p>
          </table:table-cell>
          <table:table-cell office:value-type="float" office:value="468737.6237" table:style-name="ce139">
            <text:p>468,738<text:s/></text:p>
          </table:table-cell>
          <table:table-cell office:value-type="percentage" office:value="0.79573017062243001" table:style-name="ce140">
            <text:p>79.57%</text:p>
          </table:table-cell>
          <table:table-cell office:value-type="percentage" office:value="0.69755445152331597" table:style-name="ce140">
            <text:p>69.76%</text:p>
          </table:table-cell>
          <table:table-cell table:number-columns-repeated="16377"/>
        </table:table-row>
        <table:table-row table:style-name="ro20">
          <table:table-cell office:value-type="string" table:style-name="ce130">
            <text:p><text:s text:c="4"/>小計</text:p>
          </table:table-cell>
          <table:table-cell office:value-type="float" office:value="108" table:style-name="ce141">
            <text:p>108<text:s/></text:p>
          </table:table-cell>
          <table:table-cell office:value-type="float" office:value="1516446.0142000001" table:style-name="ce141">
            <text:p>1,516,446<text:s/></text:p>
          </table:table-cell>
          <table:table-cell office:value-type="float" office:value="1159701.9277999999" table:style-name="ce141">
            <text:p>1,159,702<text:s/></text:p>
          </table:table-cell>
          <table:table-cell office:value-type="float" office:value="356744.08639999997" table:style-name="ce142">
            <text:p>356,744<text:s/></text:p>
          </table:table-cell>
          <table:table-cell office:value-type="percentage" office:value="0.30761705042325599" table:style-name="ce132">
            <text:p>30.76%</text:p>
          </table:table-cell>
          <table:table-cell office:value-type="percentage" office:value="1" table:style-name="ce132">
            <text:p>100.00%</text:p>
          </table:table-cell>
          <table:table-cell table:number-columns-repeated="16377"/>
        </table:table-row>
        <table:table-row table:style-name="ro20">
          <table:table-cell table:style-name="ce143"/>
          <table:table-cell table:number-columns-repeated="3" table:style-name="ce144"/>
          <table:table-cell table:style-name="ce145"/>
          <table:table-cell table:number-columns-repeated="2" table:style-name="ce146"/>
          <table:table-cell table:number-columns-repeated="16377"/>
        </table:table-row>
        <table:table-row table:style-name="ro21">
          <table:table-cell table:style-name="ce147"/>
          <table:table-cell table:number-columns-repeated="16383"/>
        </table:table-row>
        <table:table-row table:number-rows-repeated="1048291" table:style-name="ro22">
          <table:table-cell table:number-columns-repeated="16384"/>
        </table:table-row>
      </table:table>
      <table:table table:name="歷年累計" table:style-name="ta5">
        <table:table-column table:style-name="co34" table:default-cell-style-name="ce147"/>
        <table:table-column table:style-name="co12" table:number-columns-repeated="3" table:default-cell-style-name="ce113"/>
        <table:table-column table:style-name="co35" table:default-cell-style-name="ce113"/>
        <table:table-column table:style-name="co9" table:number-columns-repeated="1019" table:default-cell-style-name="ce113"/>
        <table:table-column table:style-name="co10" table:number-columns-repeated="15360" table:default-cell-style-name="ce1"/>
        <table:table-row table:style-name="ro6">
          <table:table-cell office:value-type="string" table:style-name="ce112">
            <text:p>民國041年01月至107年05月</text:p>
          </table:table-cell>
          <table:table-cell table:number-columns-repeated="4" table:style-name="ce1"/>
          <table:table-cell table:number-columns-repeated="16379"/>
        </table:table-row>
        <table:table-row table:style-name="ro6">
          <table:table-cell office:value-type="string" table:number-columns-spanned="5" table:number-rows-spanned="1" table:style-name="ce148">
            <text:p>僑外投資分區統計表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3" table:style-name="ce114"/>
          <table:table-cell table:style-name="ce115"/>
          <table:table-cell office:value-type="string" table:style-name="ce116">
            <text:p>單位:千美元</text:p>
          </table:table-cell>
          <table:table-cell table:number-columns-repeated="16379"/>
        </table:table-row>
        <table:table-row table:style-name="ro16">
          <table:table-cell office:value-type="string" table:style-name="ce151">
            <text:p>地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佔件數比率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佔核准金額比率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荷蘭</text:p>
          </table:table-cell>
          <table:table-cell office:value-type="float" office:value="665" table:style-name="ce152">
            <text:p>665<text:s/></text:p>
          </table:table-cell>
          <table:table-cell office:value-type="percentage" office:value="1.28564523924601E-2" table:style-name="ce153">
            <text:p>1.29%</text:p>
          </table:table-cell>
          <table:table-cell office:value-type="float" office:value="29740800.911499999" table:style-name="ce152">
            <text:p>29,740,801<text:s/></text:p>
          </table:table-cell>
          <table:table-cell office:value-type="percentage" office:value="0.18789259505370901" table:style-name="ce153">
            <text:p>18.79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加勒比海英國屬地</text:p>
          </table:table-cell>
          <table:table-cell office:value-type="float" office:value="7096" table:style-name="ce152">
            <text:p>7,096<text:s/></text:p>
          </table:table-cell>
          <table:table-cell office:value-type="percentage" office:value="0.13718704688255201" table:style-name="ce153">
            <text:p>13.72%</text:p>
          </table:table-cell>
          <table:table-cell office:value-type="float" office:value="29412753.845800001" table:style-name="ce152">
            <text:p>29,412,754<text:s/></text:p>
          </table:table-cell>
          <table:table-cell office:value-type="percentage" office:value="0.18582010162431001" table:style-name="ce153">
            <text:p>18.58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美國</text:p>
          </table:table-cell>
          <table:table-cell office:value-type="float" office:value="6477" table:style-name="ce152">
            <text:p>6,477<text:s/></text:p>
          </table:table-cell>
          <table:table-cell office:value-type="percentage" office:value="0.12521991300145" table:style-name="ce153">
            <text:p>12.52%</text:p>
          </table:table-cell>
          <table:table-cell office:value-type="float" office:value="24114661.014800001" table:style-name="ce152">
            <text:p>24,114,661<text:s/></text:p>
          </table:table-cell>
          <table:table-cell office:value-type="percentage" office:value="0.15234849425858199" table:style-name="ce153">
            <text:p>15.23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日本</text:p>
          </table:table-cell>
          <table:table-cell office:value-type="float" office:value="10167" table:style-name="ce152">
            <text:p>10,167<text:s/></text:p>
          </table:table-cell>
          <table:table-cell office:value-type="percentage" office:value="0.19655872402126601" table:style-name="ce153">
            <text:p>19.66%</text:p>
          </table:table-cell>
          <table:table-cell office:value-type="float" office:value="20598782.6316" table:style-name="ce152">
            <text:p>20,598,783<text:s/></text:p>
          </table:table-cell>
          <table:table-cell office:value-type="percentage" office:value="0.13013633140262901" table:style-name="ce153">
            <text:p>13.01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英國</text:p>
          </table:table-cell>
          <table:table-cell office:value-type="float" office:value="1023" table:style-name="ce152">
            <text:p>1,023<text:s/></text:p>
          </table:table-cell>
          <table:table-cell office:value-type="percentage" office:value="1.9777670372160501E-2" table:style-name="ce153">
            <text:p>1.98%</text:p>
          </table:table-cell>
          <table:table-cell office:value-type="float" office:value="9192521.4977000002" table:style-name="ce152">
            <text:p>9,192,521<text:s/></text:p>
          </table:table-cell>
          <table:table-cell office:value-type="percentage" office:value="5.8075326364932997E-2" table:style-name="ce153">
            <text:p>5.81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香港</text:p>
          </table:table-cell>
          <table:table-cell office:value-type="float" office:value="7341" table:style-name="ce152">
            <text:p>7,341<text:s/></text:p>
          </table:table-cell>
          <table:table-cell office:value-type="percentage" office:value="0.14192363460609" table:style-name="ce153">
            <text:p>14.19%</text:p>
          </table:table-cell>
          <table:table-cell office:value-type="float" office:value="8245861.1624999996" table:style-name="ce152">
            <text:p>8,245,861<text:s/></text:p>
          </table:table-cell>
          <table:table-cell office:value-type="percentage" office:value="5.20946378305377E-2" table:style-name="ce153">
            <text:p>5.21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新加坡</text:p>
          </table:table-cell>
          <table:table-cell office:value-type="float" office:value="2550" table:style-name="ce152">
            <text:p>2,550<text:s/></text:p>
          </table:table-cell>
          <table:table-cell office:value-type="percentage" office:value="4.92991783470276E-2" table:style-name="ce153">
            <text:p>4.93%</text:p>
          </table:table-cell>
          <table:table-cell office:value-type="float" office:value="8190189.1053999998" table:style-name="ce152">
            <text:p>8,190,189<text:s/></text:p>
          </table:table-cell>
          <table:table-cell office:value-type="percentage" office:value="5.1742920090600997E-2" table:style-name="ce153">
            <text:p>5.17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薩摩亞</text:p>
          </table:table-cell>
          <table:table-cell office:value-type="float" office:value="2664" table:style-name="ce152">
            <text:p>2,664<text:s/></text:p>
          </table:table-cell>
          <table:table-cell office:value-type="percentage" office:value="5.15031416143064E-2" table:style-name="ce153">
            <text:p>5.15%</text:p>
          </table:table-cell>
          <table:table-cell office:value-type="float" office:value="4790417.5516999997" table:style-name="ce152">
            <text:p>4,790,418<text:s/></text:p>
          </table:table-cell>
          <table:table-cell office:value-type="percentage" office:value="3.0264281982793101E-2" table:style-name="ce153">
            <text:p>3.03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德國</text:p>
          </table:table-cell>
          <table:table-cell office:value-type="float" office:value="827" table:style-name="ce152">
            <text:p>827<text:s/></text:p>
          </table:table-cell>
          <table:table-cell office:value-type="percentage" office:value="1.5988400193330098E-2" table:style-name="ce153">
            <text:p>1.60%</text:p>
          </table:table-cell>
          <table:table-cell office:value-type="float" office:value="3511606.6486999998" table:style-name="ce152">
            <text:p>3,511,607<text:s/></text:p>
          </table:table-cell>
          <table:table-cell office:value-type="percentage" office:value="2.2185175442836502E-2" table:style-name="ce153">
            <text:p>2.22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馬來西亞</text:p>
          </table:table-cell>
          <table:table-cell office:value-type="float" office:value="1930" table:style-name="ce152">
            <text:p>1,930<text:s/></text:p>
          </table:table-cell>
          <table:table-cell office:value-type="percentage" office:value="3.7312711454809099E-2" table:style-name="ce153">
            <text:p>3.73%</text:p>
          </table:table-cell>
          <table:table-cell office:value-type="float" office:value="3006370.8043" table:style-name="ce152">
            <text:p>3,006,371<text:s/></text:p>
          </table:table-cell>
          <table:table-cell office:value-type="percentage" office:value="1.8993261606993599E-2" table:style-name="ce153">
            <text:p>1.90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百慕達</text:p>
          </table:table-cell>
          <table:table-cell office:value-type="float" office:value="119" table:style-name="ce152">
            <text:p>119<text:s/></text:p>
          </table:table-cell>
          <table:table-cell office:value-type="percentage" office:value="2.3006283228612901E-3" table:style-name="ce153">
            <text:p>0.23%</text:p>
          </table:table-cell>
          <table:table-cell office:value-type="float" office:value="2223202.3665999998" table:style-name="ce152">
            <text:p>2,223,202<text:s/></text:p>
          </table:table-cell>
          <table:table-cell office:value-type="percentage" office:value="1.4045461090071E-2" table:style-name="ce153">
            <text:p>1.40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澳大利亞</text:p>
          </table:table-cell>
          <table:table-cell office:value-type="float" office:value="565" table:style-name="ce152">
            <text:p>565<text:s/></text:p>
          </table:table-cell>
          <table:table-cell office:value-type="percentage" office:value="1.0923151280811999E-2" table:style-name="ce153">
            <text:p>1.09%</text:p>
          </table:table-cell>
          <table:table-cell office:value-type="float" office:value="1875382.4742999999" table:style-name="ce152">
            <text:p>1,875,382<text:s/></text:p>
          </table:table-cell>
          <table:table-cell office:value-type="percentage" office:value="1.18480494477275E-2" table:style-name="ce153">
            <text:p>1.18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韓國</text:p>
          </table:table-cell>
          <table:table-cell office:value-type="float" office:value="1463" table:style-name="ce152">
            <text:p>1,463<text:s/></text:p>
          </table:table-cell>
          <table:table-cell office:value-type="percentage" office:value="2.82841952634123E-2" table:style-name="ce153">
            <text:p>2.83%</text:p>
          </table:table-cell>
          <table:table-cell office:value-type="float" office:value="1202759.2796" table:style-name="ce152">
            <text:p>1,202,759<text:s/></text:p>
          </table:table-cell>
          <table:table-cell office:value-type="percentage" office:value="7.5986374052754201E-3" table:style-name="ce153">
            <text:p>0.76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菲律賓</text:p>
          </table:table-cell>
          <table:table-cell office:value-type="float" office:value="385" table:style-name="ce152">
            <text:p>385<text:s/></text:p>
          </table:table-cell>
          <table:table-cell office:value-type="percentage" office:value="7.4432092798453397E-3" table:style-name="ce153">
            <text:p>0.74%</text:p>
          </table:table-cell>
          <table:table-cell office:value-type="float" office:value="1198843.0160999999" table:style-name="ce152">
            <text:p>1,198,843<text:s/></text:p>
          </table:table-cell>
          <table:table-cell office:value-type="percentage" office:value="7.5738957409833699E-3" table:style-name="ce153">
            <text:p>0.76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法國</text:p>
          </table:table-cell>
          <table:table-cell office:value-type="float" office:value="536" table:style-name="ce152">
            <text:p>536<text:s/></text:p>
          </table:table-cell>
          <table:table-cell office:value-type="percentage" office:value="1.0362493958433999E-2" table:style-name="ce153">
            <text:p>1.04%</text:p>
          </table:table-cell>
          <table:table-cell office:value-type="float" office:value="1096379.6836000001" table:style-name="ce152">
            <text:p>1,096,380<text:s/></text:p>
          </table:table-cell>
          <table:table-cell office:value-type="percentage" office:value="6.9265661179996199E-3" table:style-name="ce153">
            <text:p>0.69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巴拿馬</text:p>
          </table:table-cell>
          <table:table-cell office:value-type="float" office:value="72" table:style-name="ce152">
            <text:p>72<text:s/></text:p>
          </table:table-cell>
          <table:table-cell office:value-type="percentage" office:value="1.39197680038666E-3" table:style-name="ce153">
            <text:p>0.14%</text:p>
          </table:table-cell>
          <table:table-cell office:value-type="float" office:value="888819.32869999995" table:style-name="ce152">
            <text:p>888,819<text:s/></text:p>
          </table:table-cell>
          <table:table-cell office:value-type="percentage" office:value="5.6152680857617003E-3" table:style-name="ce153">
            <text:p>0.56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加拿大</text:p>
          </table:table-cell>
          <table:table-cell office:value-type="float" office:value="1015" table:style-name="ce152">
            <text:p>1,015<text:s/></text:p>
          </table:table-cell>
          <table:table-cell office:value-type="percentage" office:value="1.9623006283228599E-2" table:style-name="ce153">
            <text:p>1.96%</text:p>
          </table:table-cell>
          <table:table-cell office:value-type="float" office:value="848558.65399999998" table:style-name="ce152">
            <text:p>848,559<text:s/></text:p>
          </table:table-cell>
          <table:table-cell office:value-type="percentage" office:value="5.3609143892857196E-3" table:style-name="ce153">
            <text:p>0.54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泰國</text:p>
          </table:table-cell>
          <table:table-cell office:value-type="float" office:value="332" table:style-name="ce152">
            <text:p>332<text:s/></text:p>
          </table:table-cell>
          <table:table-cell office:value-type="percentage" office:value="6.41855969067182E-3" table:style-name="ce153">
            <text:p>0.64%</text:p>
          </table:table-cell>
          <table:table-cell office:value-type="float" office:value="188251.97070000001" table:style-name="ce152">
            <text:p>188,252<text:s/></text:p>
          </table:table-cell>
          <table:table-cell office:value-type="percentage" office:value="1.1893140135685E-3" table:style-name="ce153">
            <text:p>0.12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印尼</text:p>
          </table:table-cell>
          <table:table-cell office:value-type="float" office:value="711" table:style-name="ce152">
            <text:p>711<text:s/></text:p>
          </table:table-cell>
          <table:table-cell office:value-type="percentage" office:value="1.3745770903818301E-2" table:style-name="ce153">
            <text:p>1.37%</text:p>
          </table:table-cell>
          <table:table-cell office:value-type="float" office:value="121113.9053" table:style-name="ce152">
            <text:p>121,114<text:s/></text:p>
          </table:table-cell>
          <table:table-cell office:value-type="percentage" office:value="7.6515780565636403E-4" table:style-name="ce153">
            <text:p>0.08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紐西蘭</text:p>
          </table:table-cell>
          <table:table-cell office:value-type="float" office:value="119" table:style-name="ce152">
            <text:p>119<text:s/></text:p>
          </table:table-cell>
          <table:table-cell office:value-type="percentage" office:value="2.3006283228612901E-3" table:style-name="ce153">
            <text:p>0.23%</text:p>
          </table:table-cell>
          <table:table-cell office:value-type="float" office:value="110170.8474" table:style-name="ce152">
            <text:p>110,171<text:s/></text:p>
          </table:table-cell>
          <table:table-cell office:value-type="percentage" office:value="6.9602316625064003E-4" table:style-name="ce153">
            <text:p>0.07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越南</text:p>
          </table:table-cell>
          <table:table-cell office:value-type="float" office:value="194" table:style-name="ce152">
            <text:p>194<text:s/></text:p>
          </table:table-cell>
          <table:table-cell office:value-type="percentage" office:value="3.7506041565973898E-3" table:style-name="ce153">
            <text:p>0.38%</text:p>
          </table:table-cell>
          <table:table-cell office:value-type="float" office:value="62261.852899999998" table:style-name="ce152">
            <text:p>62,262<text:s/></text:p>
          </table:table-cell>
          <table:table-cell office:value-type="percentage" office:value="3.9334990167362197E-4" table:style-name="ce153">
            <text:p>0.04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印度</text:p>
          </table:table-cell>
          <table:table-cell office:value-type="float" office:value="491" table:style-name="ce152">
            <text:p>491<text:s/></text:p>
          </table:table-cell>
          <table:table-cell office:value-type="percentage" office:value="9.4925084581923592E-3" table:style-name="ce153">
            <text:p>0.95%</text:p>
          </table:table-cell>
          <table:table-cell office:value-type="float" office:value="60727.907099999997" table:style-name="ce152">
            <text:p>60,728<text:s/></text:p>
          </table:table-cell>
          <table:table-cell office:value-type="percentage" office:value="3.8365893679707399E-4" table:style-name="ce153">
            <text:p>0.04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巴西</text:p>
          </table:table-cell>
          <table:table-cell office:value-type="float" office:value="48" table:style-name="ce152">
            <text:p>48<text:s/></text:p>
          </table:table-cell>
          <table:table-cell office:value-type="percentage" office:value="9.2798453359110703E-4" table:style-name="ce153">
            <text:p>0.09%</text:p>
          </table:table-cell>
          <table:table-cell office:value-type="float" office:value="25440.5805" table:style-name="ce152">
            <text:p>25,441<text:s/></text:p>
          </table:table-cell>
          <table:table-cell office:value-type="percentage" office:value="1.6072521732154999E-4" table:style-name="ce153">
            <text:p>0.02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捷克</text:p>
          </table:table-cell>
          <table:table-cell office:value-type="float" office:value="24" table:style-name="ce152">
            <text:p>24<text:s/></text:p>
          </table:table-cell>
          <table:table-cell office:value-type="percentage" office:value="4.6399226679555297E-4" table:style-name="ce153">
            <text:p>0.05%</text:p>
          </table:table-cell>
          <table:table-cell office:value-type="float" office:value="1091.7602999999999" table:style-name="ce152">
            <text:p>1,092<text:s/></text:p>
          </table:table-cell>
          <table:table-cell office:value-type="percentage" office:value="6.8973823722512997E-6" table:style-name="ce153">
            <text:p>0.00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薩爾瓦多</text:p>
          </table:table-cell>
          <table:table-cell office:value-type="float" office:value="7" table:style-name="ce152">
            <text:p>7<text:s/></text:p>
          </table:table-cell>
          <table:table-cell office:value-type="percentage" office:value="1.3533107781536999E-4" table:style-name="ce153">
            <text:p>0.01%</text:p>
          </table:table-cell>
          <table:table-cell office:value-type="float" office:value="45.005299999999998" table:style-name="ce152">
            <text:p>45<text:s/></text:p>
          </table:table-cell>
          <table:table-cell office:value-type="percentage" office:value="2.8432867807877002E-7" table:style-name="ce153">
            <text:p>0.00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尼加拉瓜</text:p>
          </table:table-cell>
          <table:table-cell office:value-type="float" office:value="2" table:style-name="ce152">
            <text:p>2<text:s/></text:p>
          </table:table-cell>
          <table:table-cell office:value-type="percentage" office:value="3.8666022232962798E-5" table:style-name="ce153">
            <text:p>0.00%</text:p>
          </table:table-cell>
          <table:table-cell office:value-type="float" office:value="1.2163999999999999" table:style-name="ce152">
            <text:p>1<text:s/></text:p>
          </table:table-cell>
          <table:table-cell office:value-type="percentage" office:value="7.6848149887905608E-9" table:style-name="ce153">
            <text:p>0.00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非洲地區</text:p>
          </table:table-cell>
          <table:table-cell office:value-type="float" office:value="1111" table:style-name="ce152">
            <text:p>1,111<text:s/></text:p>
          </table:table-cell>
          <table:table-cell office:value-type="percentage" office:value="2.1478975350410798E-2" table:style-name="ce153">
            <text:p>2.15%</text:p>
          </table:table-cell>
          <table:table-cell office:value-type="float" office:value="2339972.1268000002" table:style-name="ce152">
            <text:p>2,339,972<text:s/></text:p>
          </table:table-cell>
          <table:table-cell office:value-type="percentage" office:value="1.4783174016264999E-2" table:style-name="ce153">
            <text:p>1.48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歐洲其他地區</text:p>
          </table:table-cell>
          <table:table-cell office:value-type="float" office:value="1623" table:style-name="ce152">
            <text:p>1,623<text:s/></text:p>
          </table:table-cell>
          <table:table-cell office:value-type="percentage" office:value="3.1377477042049302E-2" table:style-name="ce153">
            <text:p>3.14%</text:p>
          </table:table-cell>
          <table:table-cell office:value-type="float" office:value="3196741.8358999998" table:style-name="ce152">
            <text:p>3,196,742<text:s/></text:p>
          </table:table-cell>
          <table:table-cell office:value-type="percentage" office:value="2.019596315013E-2" table:style-name="ce153">
            <text:p>2.02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中南美洲其他地區</text:p>
          </table:table-cell>
          <table:table-cell office:value-type="float" office:value="976" table:style-name="ce152">
            <text:p>976<text:s/></text:p>
          </table:table-cell>
          <table:table-cell office:value-type="percentage" office:value="1.8869018849685799E-2" table:style-name="ce153">
            <text:p>1.89%</text:p>
          </table:table-cell>
          <table:table-cell office:value-type="float" office:value="1380086.7829" table:style-name="ce152">
            <text:p>1,380,087<text:s/></text:p>
          </table:table-cell>
          <table:table-cell office:value-type="percentage" office:value="8.7189342281006801E-3" table:style-name="ce153">
            <text:p>0.87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亞洲其他地區</text:p>
          </table:table-cell>
          <table:table-cell office:value-type="float" office:value="1114" table:style-name="ce152">
            <text:p>1,114<text:s/></text:p>
          </table:table-cell>
          <table:table-cell office:value-type="percentage" office:value="2.1536974383760302E-2" table:style-name="ce153">
            <text:p>2.15%</text:p>
          </table:table-cell>
          <table:table-cell office:value-type="float" office:value="457893.93819999998" table:style-name="ce152">
            <text:p>457,894<text:s/></text:p>
          </table:table-cell>
          <table:table-cell office:value-type="percentage" office:value="2.8928232485660099E-3" table:style-name="ce153">
            <text:p>0.29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大洋洲其他地區</text:p>
          </table:table-cell>
          <table:table-cell office:value-type="float" office:value="78" table:style-name="ce152">
            <text:p>78<text:s/></text:p>
          </table:table-cell>
          <table:table-cell office:value-type="percentage" office:value="1.5079748670855501E-3" table:style-name="ce153">
            <text:p>0.15%</text:p>
          </table:table-cell>
          <table:table-cell office:value-type="float" office:value="204469.17660000001" table:style-name="ce152">
            <text:p>204,469<text:s/></text:p>
          </table:table-cell>
          <table:table-cell office:value-type="percentage" office:value="1.2917689847758501E-3" table:style-name="ce153">
            <text:p>0.13%</text:p>
          </table:table-cell>
          <table:table-cell table:number-columns-repeated="16379"/>
        </table:table-row>
        <table:table-row table:style-name="ro3">
          <table:table-cell office:value-type="string" table:style-name="ce95">
            <text:p>合計</text:p>
          </table:table-cell>
          <table:table-cell office:value-type="float" office:value="51725" table:style-name="ce152">
            <text:p>51,725<text:s/></text:p>
          </table:table-cell>
          <table:table-cell office:value-type="percentage" office:value="1" table:style-name="ce153">
            <text:p>100.00%</text:p>
          </table:table-cell>
          <table:table-cell office:value-type="float" office:value="158286178.88319999" table:style-name="ce152">
            <text:p>158,286,179<text:s/></text:p>
          </table:table-cell>
          <table:table-cell office:value-type="percentage" office:value="1" table:style-name="ce153">
            <text:p>100.00%</text:p>
          </table:table-cell>
          <table:table-cell table:number-columns-repeated="16379"/>
        </table:table-row>
        <table:table-row table:style-name="ro3">
          <table:table-cell table:style-name="ce154"/>
          <table:table-cell table:number-columns-repeated="4" table:style-name="ce155"/>
          <table:table-cell table:number-columns-repeated="16379"/>
        </table:table-row>
        <table:table-row table:style-name="ro17">
          <table:table-cell office:value-type="string" table:style-name="ce112">
            <text:p>民國041年01月至107年05月</text:p>
          </table:table-cell>
          <table:table-cell table:number-columns-repeated="4" table:style-name="ce1"/>
          <table:table-cell table:number-columns-repeated="16379"/>
        </table:table-row>
        <table:table-row table:style-name="ro6">
          <table:table-cell office:value-type="string" table:number-columns-spanned="5" table:number-rows-spanned="1" table:style-name="ce148">
            <text:p>僑外投資分業統計表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3" table:style-name="ce114"/>
          <table:table-cell table:style-name="ce115"/>
          <table:table-cell office:value-type="string" table:style-name="ce116">
            <text:p>單位:千美元</text:p>
          </table:table-cell>
          <table:table-cell table:number-columns-repeated="16379"/>
        </table:table-row>
        <table:table-row table:style-name="ro3">
          <table:table-cell office:value-type="string" table:style-name="ce151">
            <text:p>行業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佔件數比率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佔核准金額比率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金融及保險業</text:p>
          </table:table-cell>
          <table:table-cell office:value-type="float" office:value="4564" table:style-name="ce121">
            <text:p>4,564<text:s/></text:p>
          </table:table-cell>
          <table:table-cell office:value-type="percentage" office:value="8.8235862735621104E-2" table:style-name="ce122">
            <text:p>8.82%</text:p>
          </table:table-cell>
          <table:table-cell office:value-type="float" office:value="41704245.324199997" table:style-name="ce121">
            <text:p>41,704,245<text:s/></text:p>
          </table:table-cell>
          <table:table-cell office:value-type="percentage" office:value="0.26347370072641502" table:style-name="ce122">
            <text:p>26.3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子零組件製造業</text:p>
          </table:table-cell>
          <table:table-cell office:value-type="float" office:value="3166" table:style-name="ce121">
            <text:p>3,166<text:s/></text:p>
          </table:table-cell>
          <table:table-cell office:value-type="percentage" office:value="6.1208313194780102E-2" table:style-name="ce122">
            <text:p>6.12%</text:p>
          </table:table-cell>
          <table:table-cell office:value-type="float" office:value="25026627.686700001" table:style-name="ce121">
            <text:p>25,026,628<text:s/></text:p>
          </table:table-cell>
          <table:table-cell office:value-type="percentage" office:value="0.15810999964290801" table:style-name="ce122">
            <text:p>15.8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批發及零售業</text:p>
          </table:table-cell>
          <table:table-cell office:value-type="float" office:value="15629" table:style-name="ce121">
            <text:p>15,629<text:s/></text:p>
          </table:table-cell>
          <table:table-cell office:value-type="percentage" office:value="0.30215563073948798" table:style-name="ce122">
            <text:p>30.22%</text:p>
          </table:table-cell>
          <table:table-cell office:value-type="float" office:value="16878080.895799998" table:style-name="ce121">
            <text:p>16,878,081<text:s/></text:p>
          </table:table-cell>
          <table:table-cell office:value-type="percentage" office:value="0.106630161994462" table:style-name="ce122">
            <text:p>10.6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資訊及通訊傳播業</text:p>
          </table:table-cell>
          <table:table-cell office:value-type="float" office:value="2745" table:style-name="ce121">
            <text:p>2,745<text:s/></text:p>
          </table:table-cell>
          <table:table-cell office:value-type="percentage" office:value="5.3069115514741402E-2" table:style-name="ce122">
            <text:p>5.31%</text:p>
          </table:table-cell>
          <table:table-cell office:value-type="float" office:value="7903833.5081000002" table:style-name="ce121">
            <text:p>7,903,834<text:s/></text:p>
          </table:table-cell>
          <table:table-cell office:value-type="percentage" office:value="4.9933819641525802E-2" table:style-name="ce122">
            <text:p>4.9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腦、電子產品及光學製品製造業</text:p>
          </table:table-cell>
          <table:table-cell office:value-type="float" office:value="1743" table:style-name="ce121">
            <text:p>1,743<text:s/></text:p>
          </table:table-cell>
          <table:table-cell office:value-type="percentage" office:value="3.3697438376027102E-2" table:style-name="ce122">
            <text:p>3.37%</text:p>
          </table:table-cell>
          <table:table-cell office:value-type="float" office:value="7092810.7786999997" table:style-name="ce121">
            <text:p>7,092,811<text:s/></text:p>
          </table:table-cell>
          <table:table-cell office:value-type="percentage" office:value="4.4810044874061997E-2" table:style-name="ce122">
            <text:p>4.4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專業、科學及技術服務業</text:p>
          </table:table-cell>
          <table:table-cell office:value-type="float" office:value="4466" table:style-name="ce121">
            <text:p>4,466<text:s/></text:p>
          </table:table-cell>
          <table:table-cell office:value-type="percentage" office:value="8.6341227646205901E-2" table:style-name="ce122">
            <text:p>8.63%</text:p>
          </table:table-cell>
          <table:table-cell office:value-type="float" office:value="7003036.4578999998" table:style-name="ce121">
            <text:p>7,003,036<text:s/></text:p>
          </table:table-cell>
          <table:table-cell office:value-type="percentage" office:value="4.4242880252151201E-2" table:style-name="ce122">
            <text:p>4.4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力設備製造業</text:p>
            <draw:custom-shape svg:x="0.26024in" svg:y="0in" svg:width="0.00157in" svg:height="0in" draw:z-index="1" draw:id="id4" draw:style-name="a14" draw:name="直線接點 27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26024in" svg:y="0in" svg:width="0.00157in" svg:height="0in" draw:z-index="2" draw:id="id5" draw:style-name="a17" draw:name="直線接點 28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float" office:value="1533" table:style-name="ce121">
            <text:p>1,533<text:s/></text:p>
          </table:table-cell>
          <table:table-cell office:value-type="percentage" office:value="2.9637506041566002E-2" table:style-name="ce122">
            <text:p>2.96%</text:p>
          </table:table-cell>
          <table:table-cell office:value-type="float" office:value="6424082.9814999998" table:style-name="ce121">
            <text:p>6,424,083<text:s/></text:p>
          </table:table-cell>
          <table:table-cell office:value-type="percentage" office:value="4.0585242671379099E-2" table:style-name="ce122">
            <text:p>4.0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機械設備製造業</text:p>
          </table:table-cell>
          <table:table-cell office:value-type="float" office:value="1631" table:style-name="ce121">
            <text:p>1,631<text:s/></text:p>
          </table:table-cell>
          <table:table-cell office:value-type="percentage" office:value="3.1532141130981101E-2" table:style-name="ce122">
            <text:p>3.15%</text:p>
          </table:table-cell>
          <table:table-cell office:value-type="float" office:value="6138111.5630999999" table:style-name="ce121">
            <text:p>6,138,112<text:s/></text:p>
          </table:table-cell>
          <table:table-cell office:value-type="percentage" office:value="3.8778569338194298E-2" table:style-name="ce122">
            <text:p>3.8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化學材料製造業</text:p>
          </table:table-cell>
          <table:table-cell office:value-type="float" office:value="768" table:style-name="ce121">
            <text:p>768<text:s/></text:p>
          </table:table-cell>
          <table:table-cell office:value-type="percentage" office:value="1.48477525374577E-2" table:style-name="ce122">
            <text:p>1.48%</text:p>
          </table:table-cell>
          <table:table-cell office:value-type="float" office:value="5070678.7745000003" table:style-name="ce121">
            <text:p>5,070,679<text:s/></text:p>
          </table:table-cell>
          <table:table-cell office:value-type="percentage" office:value="3.2034880178904802E-2" table:style-name="ce122">
            <text:p>3.2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不動產業</text:p>
          </table:table-cell>
          <table:table-cell office:value-type="float" office:value="1559" table:style-name="ce121">
            <text:p>1,559<text:s/></text:p>
          </table:table-cell>
          <table:table-cell office:value-type="percentage" office:value="3.01401643305945E-2" table:style-name="ce122">
            <text:p>3.01%</text:p>
          </table:table-cell>
          <table:table-cell office:value-type="float" office:value="4252925.6272999998" table:style-name="ce121">
            <text:p>4,252,926<text:s/></text:p>
          </table:table-cell>
          <table:table-cell office:value-type="percentage" office:value="2.6868584846174399E-2" table:style-name="ce122">
            <text:p>2.6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金屬製品製造業</text:p>
          </table:table-cell>
          <table:table-cell office:value-type="float" office:value="1165" table:style-name="ce121">
            <text:p>1,165<text:s/></text:p>
          </table:table-cell>
          <table:table-cell office:value-type="percentage" office:value="2.2522957950700799E-2" table:style-name="ce122">
            <text:p>2.25%</text:p>
          </table:table-cell>
          <table:table-cell office:value-type="float" office:value="4127552.4876999999" table:style-name="ce121">
            <text:p>4,127,552<text:s/></text:p>
          </table:table-cell>
          <table:table-cell office:value-type="percentage" office:value="2.60765185995534E-2" table:style-name="ce122">
            <text:p>2.6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非金屬礦物製品製造業</text:p>
          </table:table-cell>
          <table:table-cell office:value-type="float" office:value="366" table:style-name="ce121">
            <text:p>366<text:s/></text:p>
          </table:table-cell>
          <table:table-cell office:value-type="percentage" office:value="7.0758820686321897E-3" table:style-name="ce122">
            <text:p>0.71%</text:p>
          </table:table-cell>
          <table:table-cell office:value-type="float" office:value="3912908.2264" table:style-name="ce121">
            <text:p>3,912,908<text:s/></text:p>
          </table:table-cell>
          <table:table-cell office:value-type="percentage" office:value="2.4720466777376399E-2" table:style-name="ce122">
            <text:p>2.4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住宿及餐飲業</text:p>
          </table:table-cell>
          <table:table-cell office:value-type="float" office:value="3336" table:style-name="ce121">
            <text:p>3,336<text:s/></text:p>
          </table:table-cell>
          <table:table-cell office:value-type="percentage" office:value="6.4494925084581906E-2" table:style-name="ce122">
            <text:p>6.45%</text:p>
          </table:table-cell>
          <table:table-cell office:value-type="float" office:value="2250393.6326000001" table:style-name="ce121">
            <text:p>2,250,394<text:s/></text:p>
          </table:table-cell>
          <table:table-cell office:value-type="percentage" office:value="1.42172465623835E-2" table:style-name="ce122">
            <text:p>1.4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食品製造業</text:p>
          </table:table-cell>
          <table:table-cell office:value-type="float" office:value="843" table:style-name="ce121">
            <text:p>843<text:s/></text:p>
          </table:table-cell>
          <table:table-cell office:value-type="percentage" office:value="1.6297728371193799E-2" table:style-name="ce122">
            <text:p>1.63%</text:p>
          </table:table-cell>
          <table:table-cell office:value-type="float" office:value="1835965.6765000001" table:style-name="ce121">
            <text:p>1,835,966<text:s/></text:p>
          </table:table-cell>
          <table:table-cell office:value-type="percentage" office:value="1.15990270878594E-2" table:style-name="ce122">
            <text:p>1.1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運輸及倉儲業</text:p>
          </table:table-cell>
          <table:table-cell office:value-type="float" office:value="679" table:style-name="ce121">
            <text:p>679<text:s/></text:p>
          </table:table-cell>
          <table:table-cell office:value-type="percentage" office:value="1.31271145480909E-2" table:style-name="ce122">
            <text:p>1.31%</text:p>
          </table:table-cell>
          <table:table-cell office:value-type="float" office:value="1814904.7638000001" table:style-name="ce121">
            <text:p>1,814,905<text:s/></text:p>
          </table:table-cell>
          <table:table-cell office:value-type="percentage" office:value="1.14659711707314E-2" table:style-name="ce122">
            <text:p>1.1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營造業</text:p>
          </table:table-cell>
          <table:table-cell office:value-type="float" office:value="1064" table:style-name="ce121">
            <text:p>1,064<text:s/></text:p>
          </table:table-cell>
          <table:table-cell office:value-type="percentage" office:value="2.05703238279362E-2" table:style-name="ce122">
            <text:p>2.06%</text:p>
          </table:table-cell>
          <table:table-cell office:value-type="float" office:value="1810351.0758" table:style-name="ce121">
            <text:p>1,810,351<text:s/></text:p>
          </table:table-cell>
          <table:table-cell office:value-type="percentage" office:value="1.14372024681692E-2" table:style-name="ce122">
            <text:p>1.1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化學製品製造業</text:p>
          </table:table-cell>
          <table:table-cell office:value-type="float" office:value="304" table:style-name="ce121">
            <text:p>304<text:s/></text:p>
          </table:table-cell>
          <table:table-cell office:value-type="percentage" office:value="5.8772353794103397E-3" table:style-name="ce122">
            <text:p>0.59%</text:p>
          </table:table-cell>
          <table:table-cell office:value-type="float" office:value="1265646.4691999999" table:style-name="ce121">
            <text:p>1,265,646<text:s/></text:p>
          </table:table-cell>
          <table:table-cell office:value-type="percentage" office:value="7.9959379784758505E-3" table:style-name="ce122">
            <text:p>0.8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基本金屬製造業</text:p>
          </table:table-cell>
          <table:table-cell office:value-type="float" office:value="112" table:style-name="ce121">
            <text:p>112<text:s/></text:p>
          </table:table-cell>
          <table:table-cell office:value-type="percentage" office:value="2.1652972450459198E-3" table:style-name="ce122">
            <text:p>0.22%</text:p>
          </table:table-cell>
          <table:table-cell office:value-type="float" office:value="1089420.5830999999" table:style-name="ce121">
            <text:p>1,089,421<text:s/></text:p>
          </table:table-cell>
          <table:table-cell office:value-type="percentage" office:value="6.8826008106739897E-3" table:style-name="ce122">
            <text:p>0.6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藥品製造業</text:p>
          </table:table-cell>
          <table:table-cell office:value-type="float" office:value="152" table:style-name="ce121">
            <text:p>152<text:s/></text:p>
          </table:table-cell>
          <table:table-cell office:value-type="percentage" office:value="2.9386176897051699E-3" table:style-name="ce122">
            <text:p>0.29%</text:p>
          </table:table-cell>
          <table:table-cell office:value-type="float" office:value="1056628.4709000001" table:style-name="ce121">
            <text:p>1,056,628<text:s/></text:p>
          </table:table-cell>
          <table:table-cell office:value-type="percentage" office:value="6.6754310348201102E-3" table:style-name="ce122">
            <text:p>0.6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支援服務業</text:p>
          </table:table-cell>
          <table:table-cell office:value-type="float" office:value="777" table:style-name="ce121">
            <text:p>777<text:s/></text:p>
          </table:table-cell>
          <table:table-cell office:value-type="percentage" office:value="1.5021749637506E-2" table:style-name="ce122">
            <text:p>1.50%</text:p>
          </table:table-cell>
          <table:table-cell office:value-type="float" office:value="1053316.7113000001" table:style-name="ce121">
            <text:p>1,053,317<text:s/></text:p>
          </table:table-cell>
          <table:table-cell office:value-type="percentage" office:value="6.6545084272787098E-3" table:style-name="ce122">
            <text:p>0.6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汽車及其零件製造業</text:p>
          </table:table-cell>
          <table:table-cell office:value-type="float" office:value="151" table:style-name="ce121">
            <text:p>151<text:s/></text:p>
          </table:table-cell>
          <table:table-cell office:value-type="percentage" office:value="2.9192846785886899E-3" table:style-name="ce122">
            <text:p>0.29%</text:p>
          </table:table-cell>
          <table:table-cell office:value-type="float" office:value="980156.98730000004" table:style-name="ce121">
            <text:p>980,157<text:s/></text:p>
          </table:table-cell>
          <table:table-cell office:value-type="percentage" office:value="6.1923093615347301E-3" table:style-name="ce122">
            <text:p>0.6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力及燃氣供應業</text:p>
          </table:table-cell>
          <table:table-cell office:value-type="float" office:value="366" table:style-name="ce121">
            <text:p>366<text:s/></text:p>
          </table:table-cell>
          <table:table-cell office:value-type="percentage" office:value="7.0758820686321897E-3" table:style-name="ce122">
            <text:p>0.71%</text:p>
          </table:table-cell>
          <table:table-cell office:value-type="float" office:value="951225.50329999998" table:style-name="ce121">
            <text:p>951,226<text:s/></text:p>
          </table:table-cell>
          <table:table-cell office:value-type="percentage" office:value="6.0095297644522302E-3" table:style-name="ce122">
            <text:p>0.6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紡織業</text:p>
          </table:table-cell>
          <table:table-cell office:value-type="float" office:value="247" table:style-name="ce121">
            <text:p>247<text:s/></text:p>
          </table:table-cell>
          <table:table-cell office:value-type="percentage" office:value="4.7752537457709E-3" table:style-name="ce122">
            <text:p>0.48%</text:p>
          </table:table-cell>
          <table:table-cell office:value-type="float" office:value="843416.06039999996" table:style-name="ce121">
            <text:p>843,416<text:s/></text:p>
          </table:table-cell>
          <table:table-cell office:value-type="percentage" office:value="5.3284251749001997E-3" table:style-name="ce122">
            <text:p>0.5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塑膠製品製造業</text:p>
          </table:table-cell>
          <table:table-cell office:value-type="float" office:value="295" table:style-name="ce121">
            <text:p>295<text:s/></text:p>
          </table:table-cell>
          <table:table-cell office:value-type="percentage" office:value="5.7032382793620103E-3" table:style-name="ce122">
            <text:p>0.57%</text:p>
          </table:table-cell>
          <table:table-cell office:value-type="float" office:value="766082.32400000002" table:style-name="ce121">
            <text:p>766,082<text:s/></text:p>
          </table:table-cell>
          <table:table-cell office:value-type="percentage" office:value="4.8398560721166599E-3" table:style-name="ce122">
            <text:p>0.4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紙漿、紙及紙製品製造業</text:p>
          </table:table-cell>
          <table:table-cell office:value-type="float" office:value="131" table:style-name="ce121">
            <text:p>131<text:s/></text:p>
          </table:table-cell>
          <table:table-cell office:value-type="percentage" office:value="2.5326244562590599E-3" table:style-name="ce122">
            <text:p>0.25%</text:p>
          </table:table-cell>
          <table:table-cell office:value-type="float" office:value="731209.05070000002" table:style-name="ce121">
            <text:p>731,209<text:s/></text:p>
          </table:table-cell>
          <table:table-cell office:value-type="percentage" office:value="4.61953820516169E-3" table:style-name="ce122">
            <text:p>0.4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橡膠製品製造業</text:p>
          </table:table-cell>
          <table:table-cell office:value-type="float" office:value="344" table:style-name="ce121">
            <text:p>344<text:s/></text:p>
          </table:table-cell>
          <table:table-cell office:value-type="percentage" office:value="6.6505558240695997E-3" table:style-name="ce122">
            <text:p>0.67%</text:p>
          </table:table-cell>
          <table:table-cell office:value-type="float" office:value="581964.179" table:style-name="ce121">
            <text:p>581,964<text:s/></text:p>
          </table:table-cell>
          <table:table-cell office:value-type="percentage" office:value="3.6766582092390599E-3" table:style-name="ce122">
            <text:p>0.3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皮革、毛皮及其製品製造業</text:p>
          </table:table-cell>
          <table:table-cell office:value-type="float" office:value="301" table:style-name="ce121">
            <text:p>301<text:s/></text:p>
          </table:table-cell>
          <table:table-cell office:value-type="percentage" office:value="5.8192363460608998E-3" table:style-name="ce122">
            <text:p>0.58%</text:p>
          </table:table-cell>
          <table:table-cell office:value-type="float" office:value="368598.3014" table:style-name="ce121">
            <text:p>368,598<text:s/></text:p>
          </table:table-cell>
          <table:table-cell office:value-type="percentage" office:value="2.3286827946740101E-3" table:style-name="ce122">
            <text:p>0.2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藝術、娛樂及休閒服務業</text:p>
          </table:table-cell>
          <table:table-cell office:value-type="float" office:value="348" table:style-name="ce121">
            <text:p>348<text:s/></text:p>
          </table:table-cell>
          <table:table-cell office:value-type="percentage" office:value="6.7278878685355196E-3" table:style-name="ce122">
            <text:p>0.67%</text:p>
          </table:table-cell>
          <table:table-cell office:value-type="float" office:value="310775.7758" table:style-name="ce121">
            <text:p>310,776<text:s/></text:p>
          </table:table-cell>
          <table:table-cell office:value-type="percentage" office:value="1.96337910228614E-3" table:style-name="ce122">
            <text:p>0.2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印刷及資料儲存媒體複製業</text:p>
          </table:table-cell>
          <table:table-cell office:value-type="float" office:value="93" table:style-name="ce121">
            <text:p>93<text:s/></text:p>
          </table:table-cell>
          <table:table-cell office:value-type="percentage" office:value="1.79797003383277E-3" table:style-name="ce122">
            <text:p>0.18%</text:p>
          </table:table-cell>
          <table:table-cell office:value-type="float" office:value="274133.43030000001" table:style-name="ce121">
            <text:p>274,133<text:s/></text:p>
          </table:table-cell>
          <table:table-cell office:value-type="percentage" office:value="1.73188481921902E-3" table:style-name="ce122">
            <text:p>0.1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用水供應及污染整治業</text:p>
          </table:table-cell>
          <table:table-cell office:value-type="float" office:value="112" table:style-name="ce121">
            <text:p>112<text:s/></text:p>
          </table:table-cell>
          <table:table-cell office:value-type="percentage" office:value="2.1652972450459198E-3" table:style-name="ce122">
            <text:p>0.22%</text:p>
          </table:table-cell>
          <table:table-cell office:value-type="float" office:value="260095.2518" table:style-name="ce121">
            <text:p>260,095<text:s/></text:p>
          </table:table-cell>
          <table:table-cell office:value-type="percentage" office:value="1.64319622619689E-3" table:style-name="ce122">
            <text:p>0.1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農、林、漁、牧業</text:p>
          </table:table-cell>
          <table:table-cell office:value-type="float" office:value="198" table:style-name="ce121">
            <text:p>198<text:s/></text:p>
          </table:table-cell>
          <table:table-cell office:value-type="percentage" office:value="3.8279362010633202E-3" table:style-name="ce122">
            <text:p>0.38%</text:p>
          </table:table-cell>
          <table:table-cell office:value-type="float" office:value="208232.3996" table:style-name="ce121">
            <text:p>208,232<text:s/></text:p>
          </table:table-cell>
          <table:table-cell office:value-type="percentage" office:value="1.31554378954119E-3" table:style-name="ce122">
            <text:p>0.1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木竹製品製造業</text:p>
          </table:table-cell>
          <table:table-cell office:value-type="float" office:value="120" table:style-name="ce121">
            <text:p>120<text:s/></text:p>
          </table:table-cell>
          <table:table-cell office:value-type="percentage" office:value="2.3199613339777701E-3" table:style-name="ce122">
            <text:p>0.23%</text:p>
          </table:table-cell>
          <table:table-cell office:value-type="float" office:value="168589.28150000001" table:style-name="ce121">
            <text:p>168,589<text:s/></text:p>
          </table:table-cell>
          <table:table-cell office:value-type="percentage" office:value="1.06509161247997E-3" table:style-name="ce122">
            <text:p>0.1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菸草製造業</text:p>
          </table:table-cell>
          <table:table-cell office:value-type="float" office:value="2" table:style-name="ce121">
            <text:p>2<text:s/></text:p>
          </table:table-cell>
          <table:table-cell office:value-type="percentage" office:value="3.8666022232962798E-5" table:style-name="ce122">
            <text:p>0.00%</text:p>
          </table:table-cell>
          <table:table-cell office:value-type="float" office:value="165970.77590000001" table:style-name="ce121">
            <text:p>165,971<text:s/></text:p>
          </table:table-cell>
          <table:table-cell office:value-type="percentage" office:value="1.04854875562111E-3" table:style-name="ce122">
            <text:p>0.1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成衣及服飾品製造業</text:p>
          </table:table-cell>
          <table:table-cell office:value-type="float" office:value="78" table:style-name="ce121">
            <text:p>78<text:s/></text:p>
          </table:table-cell>
          <table:table-cell office:value-type="percentage" office:value="1.5079748670855501E-3" table:style-name="ce122">
            <text:p>0.15%</text:p>
          </table:table-cell>
          <table:table-cell office:value-type="float" office:value="113116.0214" table:style-name="ce121">
            <text:p>113,116<text:s/></text:p>
          </table:table-cell>
          <table:table-cell office:value-type="percentage" office:value="7.1462980658260002E-4" table:style-name="ce122">
            <text:p>0.0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飲料製造業</text:p>
          </table:table-cell>
          <table:table-cell office:value-type="float" office:value="40" table:style-name="ce121">
            <text:p>40<text:s/></text:p>
          </table:table-cell>
          <table:table-cell office:value-type="percentage" office:value="7.7332044465925601E-4" table:style-name="ce122">
            <text:p>0.08%</text:p>
          </table:table-cell>
          <table:table-cell office:value-type="float" office:value="111635.3094" table:style-name="ce121">
            <text:p>111,635<text:s/></text:p>
          </table:table-cell>
          <table:table-cell office:value-type="percentage" office:value="7.0527515533984895E-4" table:style-name="ce122">
            <text:p>0.0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石油及煤製品製造業</text:p>
          </table:table-cell>
          <table:table-cell office:value-type="float" office:value="10" table:style-name="ce121">
            <text:p>10<text:s/></text:p>
          </table:table-cell>
          <table:table-cell office:value-type="percentage" office:value="1.93330111164814E-4" table:style-name="ce122">
            <text:p>0.02%</text:p>
          </table:table-cell>
          <table:table-cell office:value-type="float" office:value="94112.666500000007" table:style-name="ce121">
            <text:p>94,113<text:s/></text:p>
          </table:table-cell>
          <table:table-cell office:value-type="percentage" office:value="5.9457286267202195E-4" table:style-name="ce122">
            <text:p>0.0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礦業及土石採取業</text:p>
          </table:table-cell>
          <table:table-cell office:value-type="float" office:value="32" table:style-name="ce121">
            <text:p>32<text:s/></text:p>
          </table:table-cell>
          <table:table-cell office:value-type="percentage" office:value="6.1865635572740498E-4" table:style-name="ce122">
            <text:p>0.06%</text:p>
          </table:table-cell>
          <table:table-cell office:value-type="float" office:value="85909.6351" table:style-name="ce121">
            <text:p>85,910<text:s/></text:p>
          </table:table-cell>
          <table:table-cell office:value-type="percentage" office:value="5.4274880918941796E-4" table:style-name="ce122">
            <text:p>0.0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家具製造業</text:p>
          </table:table-cell>
          <table:table-cell office:value-type="float" office:value="31" table:style-name="ce121">
            <text:p>31<text:s/></text:p>
          </table:table-cell>
          <table:table-cell office:value-type="percentage" office:value="5.9932334461092304E-4" table:style-name="ce122">
            <text:p>0.06%</text:p>
          </table:table-cell>
          <table:table-cell office:value-type="float" office:value="21314.177100000001" table:style-name="ce121">
            <text:p>21,314<text:s/></text:p>
          </table:table-cell>
          <table:table-cell office:value-type="percentage" office:value="1.3465595828002E-4" table:style-name="ce122">
            <text:p>0.0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教育服務業</text:p>
          </table:table-cell>
          <table:table-cell office:value-type="float" office:value="65" table:style-name="ce121">
            <text:p>65<text:s/></text:p>
          </table:table-cell>
          <table:table-cell office:value-type="percentage" office:value="1.2566457225712899E-3" table:style-name="ce122">
            <text:p>0.13%</text:p>
          </table:table-cell>
          <table:table-cell office:value-type="float" office:value="15644.1837" table:style-name="ce121">
            <text:p>15,644<text:s/></text:p>
          </table:table-cell>
          <table:table-cell office:value-type="percentage" office:value="9.8834805479408998E-5" table:style-name="ce122">
            <text:p>0.0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醫療保健及社會工作服務業</text:p>
          </table:table-cell>
          <table:table-cell office:value-type="float" office:value="17" table:style-name="ce121">
            <text:p>17<text:s/></text:p>
          </table:table-cell>
          <table:table-cell office:value-type="percentage" office:value="3.2866118898018399E-4" table:style-name="ce122">
            <text:p>0.03%</text:p>
          </table:table-cell>
          <table:table-cell office:value-type="float" office:value="11513.169900000001" table:style-name="ce121">
            <text:p>11,513<text:s/></text:p>
          </table:table-cell>
          <table:table-cell office:value-type="percentage" office:value="7.2736419447560306E-5" table:style-name="ce122">
            <text:p>0.0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產業用機械設備維修及安裝業</text:p>
          </table:table-cell>
          <table:table-cell office:value-type="float" office:value="47" table:style-name="ce121">
            <text:p>47<text:s/></text:p>
          </table:table-cell>
          <table:table-cell office:value-type="percentage" office:value="9.0865152247462499E-4" table:style-name="ce122">
            <text:p>0.09%</text:p>
          </table:table-cell>
          <table:table-cell office:value-type="float" office:value="6522.4629000000004" table:style-name="ce121">
            <text:p>6,522<text:s/></text:p>
          </table:table-cell>
          <table:table-cell office:value-type="percentage" office:value="4.12067746282065E-5" table:style-name="ce122">
            <text:p>0.0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公共行政及國防；強制性社會安全</text:p>
          </table:table-cell>
          <table:table-cell office:value-type="float" office:value="2" table:style-name="ce121">
            <text:p>2<text:s/></text:p>
          </table:table-cell>
          <table:table-cell office:value-type="percentage" office:value="3.8666022232962798E-5" table:style-name="ce122">
            <text:p>0.00%</text:p>
          </table:table-cell>
          <table:table-cell office:value-type="float" office:value="339.76150000000001" table:style-name="ce121">
            <text:p>340<text:s/></text:p>
          </table:table-cell>
          <table:table-cell office:value-type="percentage" office:value="2.14650137110652E-6" table:style-name="ce122">
            <text:p>0.0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製造業</text:p>
          </table:table-cell>
          <table:table-cell office:value-type="float" office:value="738" table:style-name="ce121">
            <text:p>738<text:s/></text:p>
          </table:table-cell>
          <table:table-cell office:value-type="percentage" office:value="1.4267762203963299E-2" table:style-name="ce122">
            <text:p>1.43%</text:p>
          </table:table-cell>
          <table:table-cell office:value-type="float" office:value="1474509.7561000001" table:style-name="ce121">
            <text:p>1,474,510<text:s/></text:p>
          </table:table-cell>
          <table:table-cell office:value-type="percentage" office:value="9.3154675064084196E-3" table:style-name="ce122">
            <text:p>0.9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服務業</text:p>
          </table:table-cell>
          <table:table-cell office:value-type="float" office:value="1142" table:style-name="ce121">
            <text:p>1,142<text:s/></text:p>
          </table:table-cell>
          <table:table-cell office:value-type="percentage" office:value="2.20782986950217E-2" table:style-name="ce122">
            <text:p>2.21%</text:p>
          </table:table-cell>
          <table:table-cell office:value-type="float" office:value="1374745.6632999999" table:style-name="ce121">
            <text:p>1,374,746<text:s/></text:p>
          </table:table-cell>
          <table:table-cell office:value-type="percentage" office:value="8.6851907917647707E-3" table:style-name="ce122">
            <text:p>0.8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運輸工具製造業</text:p>
          </table:table-cell>
          <table:table-cell office:value-type="float" office:value="213" table:style-name="ce121">
            <text:p>213<text:s/></text:p>
          </table:table-cell>
          <table:table-cell office:value-type="percentage" office:value="4.1179313678105399E-3" table:style-name="ce122">
            <text:p>0.41%</text:p>
          </table:table-cell>
          <table:table-cell office:value-type="float" office:value="654845.06019999995" table:style-name="ce121">
            <text:p>654,845<text:s/></text:p>
          </table:table-cell>
          <table:table-cell office:value-type="percentage" office:value="4.1370956379155098E-3" table:style-name="ce122">
            <text:p>0.4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合計</text:p>
          </table:table-cell>
          <table:table-cell office:value-type="float" office:value="51725" table:style-name="ce121">
            <text:p>51,725<text:s/></text:p>
          </table:table-cell>
          <table:table-cell office:value-type="percentage" office:value="1" table:style-name="ce122">
            <text:p>100.00%</text:p>
          </table:table-cell>
          <table:table-cell office:value-type="float" office:value="158286178.88319999" table:style-name="ce121">
            <text:p>158,286,179<text:s/></text:p>
          </table:table-cell>
          <table:table-cell office:value-type="percentage" office:value="1" table:style-name="ce122">
            <text:p>100.00%</text:p>
          </table:table-cell>
          <table:table-cell table:number-columns-repeated="16379"/>
        </table:table-row>
        <table:table-row table:style-name="ro3">
          <table:table-cell table:style-name="ce123"/>
          <table:table-cell table:style-name="ce124"/>
          <table:table-cell table:style-name="ce126"/>
          <table:table-cell table:style-name="ce125"/>
          <table:table-cell table:style-name="ce126"/>
          <table:table-cell table:number-columns-repeated="16379"/>
        </table:table-row>
        <table:table-row table:style-name="ro17">
          <table:table-cell office:value-type="string" table:style-name="ce112">
            <text:p>民國041年01月至107年05月</text:p>
          </table:table-cell>
          <table:table-cell table:number-columns-repeated="4" table:style-name="ce1"/>
          <table:table-cell table:number-columns-repeated="16379"/>
        </table:table-row>
        <table:table-row table:style-name="ro6">
          <table:table-cell office:value-type="string" table:number-columns-spanned="5" table:number-rows-spanned="1" table:style-name="ce148">
            <text:p>對外投資分區統計表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3" table:style-name="ce114"/>
          <table:table-cell table:style-name="ce115"/>
          <table:table-cell office:value-type="string" table:style-name="ce116">
            <text:p>單位:千美元</text:p>
          </table:table-cell>
          <table:table-cell table:number-columns-repeated="16379"/>
        </table:table-row>
        <table:table-row table:style-name="ro16">
          <table:table-cell office:value-type="string" table:style-name="ce151">
            <text:p>地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佔件數比率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佔核准金額比率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加勒比海英國屬地</text:p>
          </table:table-cell>
          <table:table-cell office:value-type="float" office:value="2568" table:style-name="ce121">
            <text:p>2,568<text:s/></text:p>
          </table:table-cell>
          <table:table-cell office:value-type="percentage" office:value="0.160169650096676" table:style-name="ce122">
            <text:p>16.02%</text:p>
          </table:table-cell>
          <table:table-cell office:value-type="float" office:value="39398869.813299999" table:style-name="ce121">
            <text:p>39,398,870<text:s/></text:p>
          </table:table-cell>
          <table:table-cell office:value-type="percentage" office:value="0.30924802813925401" table:style-name="ce122">
            <text:p>30.92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美國</text:p>
          </table:table-cell>
          <table:table-cell office:value-type="float" office:value="5519" table:style-name="ce121">
            <text:p>5,519<text:s/></text:p>
          </table:table-cell>
          <table:table-cell office:value-type="percentage" office:value="0.34422753071789403" table:style-name="ce122">
            <text:p>34.42%</text:p>
          </table:table-cell>
          <table:table-cell office:value-type="float" office:value="15627570.705" table:style-name="ce121">
            <text:p>15,627,571<text:s/></text:p>
          </table:table-cell>
          <table:table-cell office:value-type="percentage" office:value="0.122663300953283" table:style-name="ce122">
            <text:p>12.27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新加坡</text:p>
          </table:table-cell>
          <table:table-cell office:value-type="float" office:value="604" table:style-name="ce121">
            <text:p>604<text:s/></text:p>
          </table:table-cell>
          <table:table-cell office:value-type="percentage" office:value="3.7672300879436203E-2" table:style-name="ce122">
            <text:p>3.77%</text:p>
          </table:table-cell>
          <table:table-cell office:value-type="float" office:value="13456462.092900001" table:style-name="ce121">
            <text:p>13,456,462<text:s/></text:p>
          </table:table-cell>
          <table:table-cell office:value-type="percentage" office:value="0.10562192234649299" table:style-name="ce122">
            <text:p>10.56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越南</text:p>
          </table:table-cell>
          <table:table-cell office:value-type="float" office:value="584" table:style-name="ce121">
            <text:p>584<text:s/></text:p>
          </table:table-cell>
          <table:table-cell office:value-type="percentage" office:value="3.6424873697997899E-2" table:style-name="ce122">
            <text:p>3.64%</text:p>
          </table:table-cell>
          <table:table-cell office:value-type="float" office:value="9619372.9896000009" table:style-name="ce121">
            <text:p>9,619,373<text:s/></text:p>
          </table:table-cell>
          <table:table-cell office:value-type="percentage" office:value="7.5503996512245194E-2" table:style-name="ce122">
            <text:p>7.55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日本</text:p>
          </table:table-cell>
          <table:table-cell office:value-type="float" office:value="764" table:style-name="ce121">
            <text:p>764<text:s/></text:p>
          </table:table-cell>
          <table:table-cell office:value-type="percentage" office:value="4.7651718330942401E-2" table:style-name="ce122">
            <text:p>4.77%</text:p>
          </table:table-cell>
          <table:table-cell office:value-type="float" office:value="8553007.0353999995" table:style-name="ce121">
            <text:p>8,553,007<text:s/></text:p>
          </table:table-cell>
          <table:table-cell office:value-type="percentage" office:value="6.7133919650297705E-2" table:style-name="ce122">
            <text:p>6.7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香港</text:p>
          </table:table-cell>
          <table:table-cell office:value-type="float" office:value="1593" table:style-name="ce121">
            <text:p>1,593<text:s/></text:p>
          </table:table-cell>
          <table:table-cell office:value-type="percentage" office:value="9.9357575001559298E-2" table:style-name="ce122">
            <text:p>9.94%</text:p>
          </table:table-cell>
          <table:table-cell office:value-type="float" office:value="6146937.0462999996" table:style-name="ce121">
            <text:p>6,146,937<text:s/></text:p>
          </table:table-cell>
          <table:table-cell office:value-type="percentage" office:value="4.8248291630505202E-2" table:style-name="ce122">
            <text:p>4.82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百慕達</text:p>
          </table:table-cell>
          <table:table-cell office:value-type="float" office:value="107" table:style-name="ce121">
            <text:p>107<text:s/></text:p>
          </table:table-cell>
          <table:table-cell office:value-type="percentage" office:value="6.6737354206948202E-3" table:style-name="ce122">
            <text:p>0.67%</text:p>
          </table:table-cell>
          <table:table-cell office:value-type="float" office:value="3712282.8519000001" table:style-name="ce121">
            <text:p>3,712,283<text:s/></text:p>
          </table:table-cell>
          <table:table-cell office:value-type="percentage" office:value="2.9138301613355001E-2" table:style-name="ce122">
            <text:p>2.9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泰國</text:p>
          </table:table-cell>
          <table:table-cell office:value-type="float" office:value="505" table:style-name="ce121">
            <text:p>505<text:s/></text:p>
          </table:table-cell>
          <table:table-cell office:value-type="percentage" office:value="3.1497536331316703E-2" table:style-name="ce122">
            <text:p>3.15%</text:p>
          </table:table-cell>
          <table:table-cell office:value-type="float" office:value="3678882.0052" table:style-name="ce121">
            <text:p>3,678,882<text:s/></text:p>
          </table:table-cell>
          <table:table-cell office:value-type="percentage" office:value="2.8876133027578198E-2" table:style-name="ce122">
            <text:p>2.89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馬來西亞</text:p>
          </table:table-cell>
          <table:table-cell office:value-type="float" office:value="408" table:style-name="ce121">
            <text:p>408<text:s/></text:p>
          </table:table-cell>
          <table:table-cell office:value-type="percentage" office:value="2.5447514501341001E-2" table:style-name="ce122">
            <text:p>2.54%</text:p>
          </table:table-cell>
          <table:table-cell office:value-type="float" office:value="3167578.1957" table:style-name="ce121">
            <text:p>3,167,578<text:s/></text:p>
          </table:table-cell>
          <table:table-cell office:value-type="percentage" office:value="2.48628276810734E-2" table:style-name="ce122">
            <text:p>2.49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英國</text:p>
          </table:table-cell>
          <table:table-cell office:value-type="float" office:value="206" table:style-name="ce121">
            <text:p>206<text:s/></text:p>
          </table:table-cell>
          <table:table-cell office:value-type="percentage" office:value="1.2848499968814301E-2" table:style-name="ce122">
            <text:p>1.28%</text:p>
          </table:table-cell>
          <table:table-cell office:value-type="float" office:value="3097414.4610000001" table:style-name="ce121">
            <text:p>3,097,414<text:s/></text:p>
          </table:table-cell>
          <table:table-cell office:value-type="percentage" office:value="2.43121013098429E-2" table:style-name="ce122">
            <text:p>2.43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澳大利亞</text:p>
          </table:table-cell>
          <table:table-cell office:value-type="float" office:value="96" table:style-name="ce121">
            <text:p>96<text:s/></text:p>
          </table:table-cell>
          <table:table-cell office:value-type="percentage" office:value="5.9876504709037602E-3" table:style-name="ce122">
            <text:p>0.60%</text:p>
          </table:table-cell>
          <table:table-cell office:value-type="float" office:value="2654408.1006999998" table:style-name="ce121">
            <text:p>2,654,408<text:s/></text:p>
          </table:table-cell>
          <table:table-cell office:value-type="percentage" office:value="2.08348735613029E-2" table:style-name="ce122">
            <text:p>2.08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荷蘭</text:p>
          </table:table-cell>
          <table:table-cell office:value-type="float" office:value="193" table:style-name="ce121">
            <text:p>193<text:s/></text:p>
          </table:table-cell>
          <table:table-cell office:value-type="percentage" office:value="1.2037672300879401E-2" table:style-name="ce122">
            <text:p>1.20%</text:p>
          </table:table-cell>
          <table:table-cell office:value-type="float" office:value="2437059.1332" table:style-name="ce121">
            <text:p>2,437,059<text:s/></text:p>
          </table:table-cell>
          <table:table-cell office:value-type="percentage" office:value="1.9128866766285901E-2" table:style-name="ce122">
            <text:p>1.9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薩摩亞</text:p>
          </table:table-cell>
          <table:table-cell office:value-type="float" office:value="574" table:style-name="ce121">
            <text:p>574<text:s/></text:p>
          </table:table-cell>
          <table:table-cell office:value-type="percentage" office:value="3.5801160107278698E-2" table:style-name="ce122">
            <text:p>3.58%</text:p>
          </table:table-cell>
          <table:table-cell office:value-type="float" office:value="2073455.6226999999" table:style-name="ce121">
            <text:p>2,073,456<text:s/></text:p>
          </table:table-cell>
          <table:table-cell office:value-type="percentage" office:value="1.62748846805186E-2" table:style-name="ce122">
            <text:p>1.63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菲律賓</text:p>
          </table:table-cell>
          <table:table-cell office:value-type="float" office:value="213" table:style-name="ce121">
            <text:p>213<text:s/></text:p>
          </table:table-cell>
          <table:table-cell office:value-type="percentage" office:value="1.32850994823177E-2" table:style-name="ce122">
            <text:p>1.33%</text:p>
          </table:table-cell>
          <table:table-cell office:value-type="float" office:value="1988353.2272000001" table:style-name="ce121">
            <text:p>1,988,353<text:s/></text:p>
          </table:table-cell>
          <table:table-cell office:value-type="percentage" office:value="1.5606902372320101E-2" table:style-name="ce122">
            <text:p>1.56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巴拿馬</text:p>
          </table:table-cell>
          <table:table-cell office:value-type="float" office:value="83" table:style-name="ce121">
            <text:p>83<text:s/></text:p>
          </table:table-cell>
          <table:table-cell office:value-type="percentage" office:value="5.1768228029688799E-3" table:style-name="ce122">
            <text:p>0.52%</text:p>
          </table:table-cell>
          <table:table-cell office:value-type="float" office:value="1719926.5395" table:style-name="ce121">
            <text:p>1,719,927<text:s/></text:p>
          </table:table-cell>
          <table:table-cell office:value-type="percentage" office:value="1.34999783852987E-2" table:style-name="ce122">
            <text:p>1.35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印尼</text:p>
          </table:table-cell>
          <table:table-cell office:value-type="float" office:value="277" table:style-name="ce121">
            <text:p>277<text:s/></text:p>
          </table:table-cell>
          <table:table-cell office:value-type="percentage" office:value="1.7276866462920201E-2" table:style-name="ce122">
            <text:p>1.73%</text:p>
          </table:table-cell>
          <table:table-cell office:value-type="float" office:value="1450907.3461" table:style-name="ce121">
            <text:p>1,450,907<text:s/></text:p>
          </table:table-cell>
          <table:table-cell office:value-type="percentage" office:value="1.1388403726309899E-2" table:style-name="ce122">
            <text:p>1.14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韓國</text:p>
          </table:table-cell>
          <table:table-cell office:value-type="float" office:value="224" table:style-name="ce121">
            <text:p>224<text:s/></text:p>
          </table:table-cell>
          <table:table-cell office:value-type="percentage" office:value="1.3971184432108799E-2" table:style-name="ce122">
            <text:p>1.40%</text:p>
          </table:table-cell>
          <table:table-cell office:value-type="float" office:value="1345900.0726000001" table:style-name="ce121">
            <text:p>1,345,900<text:s/></text:p>
          </table:table-cell>
          <table:table-cell office:value-type="percentage" office:value="1.05641848483564E-2" table:style-name="ce122">
            <text:p>1.06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印度</text:p>
          </table:table-cell>
          <table:table-cell office:value-type="float" office:value="79" table:style-name="ce121">
            <text:p>79<text:s/></text:p>
          </table:table-cell>
          <table:table-cell office:value-type="percentage" office:value="4.9273373666812196E-3" table:style-name="ce122">
            <text:p>0.49%</text:p>
          </table:table-cell>
          <table:table-cell office:value-type="float" office:value="593997.99890000001" table:style-name="ce121">
            <text:p>593,998<text:s/></text:p>
          </table:table-cell>
          <table:table-cell office:value-type="percentage" office:value="4.6623852600075899E-3" table:style-name="ce122">
            <text:p>0.47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加拿大</text:p>
          </table:table-cell>
          <table:table-cell office:value-type="float" office:value="93" table:style-name="ce121">
            <text:p>93<text:s/></text:p>
          </table:table-cell>
          <table:table-cell office:value-type="percentage" office:value="5.8005363936880199E-3" table:style-name="ce122">
            <text:p>0.58%</text:p>
          </table:table-cell>
          <table:table-cell office:value-type="float" office:value="475347.20280000003" table:style-name="ce121">
            <text:p>475,347<text:s/></text:p>
          </table:table-cell>
          <table:table-cell office:value-type="percentage" office:value="3.73107619188069E-3" table:style-name="ce122">
            <text:p>0.37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巴西</text:p>
          </table:table-cell>
          <table:table-cell office:value-type="float" office:value="37" table:style-name="ce121">
            <text:p>37<text:s/></text:p>
          </table:table-cell>
          <table:table-cell office:value-type="percentage" office:value="2.3077402856608201E-3" table:style-name="ce122">
            <text:p>0.23%</text:p>
          </table:table-cell>
          <table:table-cell office:value-type="float" office:value="392273.30050000001" table:style-name="ce121">
            <text:p>392,273<text:s/></text:p>
          </table:table-cell>
          <table:table-cell office:value-type="percentage" office:value="3.0790158511184301E-3" table:style-name="ce122">
            <text:p>0.3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德國</text:p>
          </table:table-cell>
          <table:table-cell office:value-type="float" office:value="219" table:style-name="ce121">
            <text:p>219<text:s/></text:p>
          </table:table-cell>
          <table:table-cell office:value-type="percentage" office:value="1.3659327636749201E-2" table:style-name="ce122">
            <text:p>1.37%</text:p>
          </table:table-cell>
          <table:table-cell office:value-type="float" office:value="387631.92050000001" table:style-name="ce121">
            <text:p>387,632<text:s/></text:p>
          </table:table-cell>
          <table:table-cell office:value-type="percentage" office:value="3.04258491744834E-3" table:style-name="ce122">
            <text:p>0.30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捷克</text:p>
          </table:table-cell>
          <table:table-cell office:value-type="float" office:value="29" table:style-name="ce121">
            <text:p>29<text:s/></text:p>
          </table:table-cell>
          <table:table-cell office:value-type="percentage" office:value="1.80876941308551E-3" table:style-name="ce122">
            <text:p>0.18%</text:p>
          </table:table-cell>
          <table:table-cell office:value-type="float" office:value="159682.06169999999" table:style-name="ce121">
            <text:p>159,682<text:s/></text:p>
          </table:table-cell>
          <table:table-cell office:value-type="percentage" office:value="1.25337003177857E-3" table:style-name="ce122">
            <text:p>0.13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尼加拉瓜</text:p>
          </table:table-cell>
          <table:table-cell office:value-type="float" office:value="31" table:style-name="ce121">
            <text:p>31<text:s/></text:p>
          </table:table-cell>
          <table:table-cell office:value-type="percentage" office:value="1.93351213122934E-3" table:style-name="ce122">
            <text:p>0.19%</text:p>
          </table:table-cell>
          <table:table-cell office:value-type="float" office:value="145021" table:style-name="ce121">
            <text:p>145,021<text:s/></text:p>
          </table:table-cell>
          <table:table-cell office:value-type="percentage" office:value="1.13829301452814E-3" table:style-name="ce122">
            <text:p>0.1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薩爾瓦多</text:p>
          </table:table-cell>
          <table:table-cell office:value-type="float" office:value="26" table:style-name="ce121">
            <text:p>26<text:s/></text:p>
          </table:table-cell>
          <table:table-cell office:value-type="percentage" office:value="1.62165533586977E-3" table:style-name="ce122">
            <text:p>0.16%</text:p>
          </table:table-cell>
          <table:table-cell office:value-type="float" office:value="56513.744899999998" table:style-name="ce121">
            <text:p>56,514<text:s/></text:p>
          </table:table-cell>
          <table:table-cell office:value-type="percentage" office:value="4.4358541897032201E-4" table:style-name="ce122">
            <text:p>0.04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法國</text:p>
          </table:table-cell>
          <table:table-cell office:value-type="float" office:value="58" table:style-name="ce121">
            <text:p>58<text:s/></text:p>
          </table:table-cell>
          <table:table-cell office:value-type="percentage" office:value="3.6175388261710201E-3" table:style-name="ce122">
            <text:p>0.36%</text:p>
          </table:table-cell>
          <table:table-cell office:value-type="float" office:value="47782.5124" table:style-name="ce121">
            <text:p>47,783<text:s/></text:p>
          </table:table-cell>
          <table:table-cell office:value-type="percentage" office:value="3.7505257915421901E-4" table:style-name="ce122">
            <text:p>0.04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紐西蘭</text:p>
          </table:table-cell>
          <table:table-cell office:value-type="float" office:value="10" table:style-name="ce121">
            <text:p>10<text:s/></text:p>
          </table:table-cell>
          <table:table-cell office:value-type="percentage" office:value="6.2371359071914203E-4" table:style-name="ce122">
            <text:p>0.06%</text:p>
          </table:table-cell>
          <table:table-cell office:value-type="float" office:value="16626.48" table:style-name="ce121">
            <text:p>16,626<text:s/></text:p>
          </table:table-cell>
          <table:table-cell office:value-type="percentage" office:value="1.30503899712399E-4" table:style-name="ce122">
            <text:p>0.0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非洲地區</text:p>
          </table:table-cell>
          <table:table-cell office:value-type="float" office:value="252" table:style-name="ce121">
            <text:p>252<text:s/></text:p>
          </table:table-cell>
          <table:table-cell office:value-type="percentage" office:value="1.57175824861224E-2" table:style-name="ce122">
            <text:p>1.57%</text:p>
          </table:table-cell>
          <table:table-cell office:value-type="float" office:value="794704.49600000004" table:style-name="ce121">
            <text:p>794,704<text:s/></text:p>
          </table:table-cell>
          <table:table-cell office:value-type="percentage" office:value="6.2377626441060402E-3" table:style-name="ce122">
            <text:p>0.62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歐洲其他地區</text:p>
          </table:table-cell>
          <table:table-cell office:value-type="float" office:value="187" table:style-name="ce121">
            <text:p>187<text:s/></text:p>
          </table:table-cell>
          <table:table-cell office:value-type="percentage" office:value="1.1663444146448E-2" table:style-name="ce122">
            <text:p>1.17%</text:p>
          </table:table-cell>
          <table:table-cell office:value-type="float" office:value="1801226.4121000001" table:style-name="ce121">
            <text:p>1,801,226<text:s/></text:p>
          </table:table-cell>
          <table:table-cell office:value-type="percentage" office:value="1.4138114083319E-2" table:style-name="ce122">
            <text:p>1.41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亞洲其他地區</text:p>
          </table:table-cell>
          <table:table-cell office:value-type="float" office:value="253" table:style-name="ce121">
            <text:p>253<text:s/></text:p>
          </table:table-cell>
          <table:table-cell office:value-type="percentage" office:value="1.5779953845194299E-2" table:style-name="ce122">
            <text:p>1.58%</text:p>
          </table:table-cell>
          <table:table-cell office:value-type="float" office:value="1142511.9032999999" table:style-name="ce121">
            <text:p>1,142,512<text:s/></text:p>
          </table:table-cell>
          <table:table-cell office:value-type="percentage" office:value="8.9677585904223093E-3" table:style-name="ce122">
            <text:p>0.90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中南美洲其他地區</text:p>
          </table:table-cell>
          <table:table-cell office:value-type="float" office:value="198" table:style-name="ce121">
            <text:p>198<text:s/></text:p>
          </table:table-cell>
          <table:table-cell office:value-type="percentage" office:value="1.2349529096239001E-2" table:style-name="ce122">
            <text:p>1.23%</text:p>
          </table:table-cell>
          <table:table-cell office:value-type="float" office:value="770016.63670000003" table:style-name="ce121">
            <text:p>770,017<text:s/></text:p>
          </table:table-cell>
          <table:table-cell office:value-type="percentage" office:value="6.04398368943849E-3" table:style-name="ce122">
            <text:p>0.60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大洋洲其他地區</text:p>
          </table:table-cell>
          <table:table-cell office:value-type="float" office:value="43" table:style-name="ce121">
            <text:p>43<text:s/></text:p>
          </table:table-cell>
          <table:table-cell office:value-type="percentage" office:value="2.6819684400923101E-3" table:style-name="ce122">
            <text:p>0.27%</text:p>
          </table:table-cell>
          <table:table-cell office:value-type="float" office:value="490446.96299999999" table:style-name="ce121">
            <text:p>490,447<text:s/></text:p>
          </table:table-cell>
          <table:table-cell office:value-type="percentage" office:value="3.84959662379544E-3" table:style-name="ce122">
            <text:p>0.38%</text:p>
          </table:table-cell>
          <table:table-cell table:number-columns-repeated="16379"/>
        </table:table-row>
        <table:table-row table:style-name="ro3">
          <table:table-cell office:value-type="string" table:style-name="ce120">
            <text:p>合計</text:p>
          </table:table-cell>
          <table:table-cell office:value-type="float" office:value="16033" table:style-name="ce121">
            <text:p>16,033<text:s/></text:p>
          </table:table-cell>
          <table:table-cell office:value-type="percentage" office:value="1" table:style-name="ce122">
            <text:p>100.00%</text:p>
          </table:table-cell>
          <table:table-cell office:value-type="float" office:value="127402169.87109999" table:style-name="ce121">
            <text:p>127,402,170<text:s/></text:p>
          </table:table-cell>
          <table:table-cell office:value-type="percentage" office:value="1" table:style-name="ce122">
            <text:p>100.00%</text:p>
          </table:table-cell>
          <table:table-cell table:number-columns-repeated="16379"/>
        </table:table-row>
        <table:table-row table:style-name="ro3">
          <table:table-cell table:style-name="ce123"/>
          <table:table-cell table:style-name="ce124"/>
          <table:table-cell table:style-name="ce126"/>
          <table:table-cell table:style-name="ce125"/>
          <table:table-cell table:style-name="ce126"/>
          <table:table-cell table:number-columns-repeated="16379"/>
        </table:table-row>
        <table:table-row table:style-name="ro23">
          <table:table-cell office:value-type="string" table:style-name="ce112">
            <text:p>民國041年01月至107年05月</text:p>
          </table:table-cell>
          <table:table-cell table:number-columns-repeated="4" table:style-name="ce1"/>
          <table:table-cell table:number-columns-repeated="16379"/>
        </table:table-row>
        <table:table-row table:style-name="ro24">
          <table:table-cell office:value-type="string" table:number-columns-spanned="5" table:number-rows-spanned="1" table:style-name="ce148">
            <text:p>對外投資分業統計表</text:p>
          </table:table-cell>
          <table:covered-table-cell table:number-columns-repeated="4"/>
          <table:table-cell table:number-columns-repeated="16379"/>
        </table:table-row>
        <table:table-row table:style-name="ro24">
          <table:table-cell table:number-columns-repeated="3" table:style-name="ce114"/>
          <table:table-cell table:style-name="ce115"/>
          <table:table-cell office:value-type="string" table:style-name="ce116">
            <text:p>單位:千美元</text:p>
          </table:table-cell>
          <table:table-cell table:number-columns-repeated="16379"/>
        </table:table-row>
        <table:table-row table:style-name="ro24">
          <table:table-cell office:value-type="string" table:style-name="ce151">
            <text:p>行業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佔件數比率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佔核准金額比率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金融及保險業</text:p>
          </table:table-cell>
          <table:table-cell office:value-type="float" office:value="2839" table:style-name="ce121">
            <text:p>2,839<text:s/></text:p>
          </table:table-cell>
          <table:table-cell office:value-type="percentage" office:value="0.17707228840516401" table:style-name="ce122">
            <text:p>17.71%</text:p>
          </table:table-cell>
          <table:table-cell office:value-type="float" office:value="59629497.393799998" table:style-name="ce121">
            <text:p>59,629,497<text:s/></text:p>
          </table:table-cell>
          <table:table-cell office:value-type="percentage" office:value="0.46804145843144201" table:style-name="ce122">
            <text:p>46.8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子零組件製造業</text:p>
          </table:table-cell>
          <table:table-cell office:value-type="float" office:value="1828" table:style-name="ce121">
            <text:p>1,828<text:s/></text:p>
          </table:table-cell>
          <table:table-cell office:value-type="percentage" office:value="0.114014844383459" table:style-name="ce122">
            <text:p>11.40%</text:p>
          </table:table-cell>
          <table:table-cell office:value-type="float" office:value="16141697.953600001" table:style-name="ce121">
            <text:p>16,141,698<text:s/></text:p>
          </table:table-cell>
          <table:table-cell office:value-type="percentage" office:value="0.12669876792468701" table:style-name="ce122">
            <text:p>12.6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批發及零售業</text:p>
          </table:table-cell>
          <table:table-cell office:value-type="float" office:value="2857" table:style-name="ce121">
            <text:p>2,857<text:s/></text:p>
          </table:table-cell>
          <table:table-cell office:value-type="percentage" office:value="0.17819497286845901" table:style-name="ce122">
            <text:p>17.82%</text:p>
          </table:table-cell>
          <table:table-cell office:value-type="float" office:value="9263723.2031999994" table:style-name="ce121">
            <text:p>9,263,723<text:s/></text:p>
          </table:table-cell>
          <table:table-cell office:value-type="percentage" office:value="7.2712444478556598E-2" table:style-name="ce122">
            <text:p>7.2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基本金屬製造業</text:p>
          </table:table-cell>
          <table:table-cell office:value-type="float" office:value="66" table:style-name="ce121">
            <text:p>66<text:s/></text:p>
          </table:table-cell>
          <table:table-cell office:value-type="percentage" office:value="4.1165096987463403E-3" table:style-name="ce122">
            <text:p>0.41%</text:p>
          </table:table-cell>
          <table:table-cell office:value-type="float" office:value="5211633.0445999997" table:style-name="ce121">
            <text:p>5,211,633<text:s/></text:p>
          </table:table-cell>
          <table:table-cell office:value-type="percentage" office:value="4.0906940987527202E-2" table:style-name="ce122">
            <text:p>4.0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腦、電子產品及光學製品製造業</text:p>
          </table:table-cell>
          <table:table-cell office:value-type="float" office:value="1440" table:style-name="ce121">
            <text:p>1,440<text:s/></text:p>
          </table:table-cell>
          <table:table-cell office:value-type="percentage" office:value="8.9814757063556405E-2" table:style-name="ce122">
            <text:p>8.98%</text:p>
          </table:table-cell>
          <table:table-cell office:value-type="float" office:value="3592521.1129000001" table:style-name="ce121">
            <text:p>3,592,521<text:s/></text:p>
          </table:table-cell>
          <table:table-cell office:value-type="percentage" office:value="2.8198272576791701E-2" table:style-name="ce122">
            <text:p>2.8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運輸及倉儲業</text:p>
          </table:table-cell>
          <table:table-cell office:value-type="float" office:value="172" table:style-name="ce121">
            <text:p>172<text:s/></text:p>
          </table:table-cell>
          <table:table-cell office:value-type="percentage" office:value="1.0727873760369201E-2" table:style-name="ce122">
            <text:p>1.07%</text:p>
          </table:table-cell>
          <table:table-cell office:value-type="float" office:value="3087777.6875999998" table:style-name="ce121">
            <text:p>3,087,778<text:s/></text:p>
          </table:table-cell>
          <table:table-cell office:value-type="percentage" office:value="2.4236460734727499E-2" table:style-name="ce122">
            <text:p>2.4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化學材料製造業</text:p>
          </table:table-cell>
          <table:table-cell office:value-type="float" office:value="515" table:style-name="ce121">
            <text:p>515<text:s/></text:p>
          </table:table-cell>
          <table:table-cell office:value-type="percentage" office:value="3.2121249922035799E-2" table:style-name="ce122">
            <text:p>3.21%</text:p>
          </table:table-cell>
          <table:table-cell office:value-type="float" office:value="3017874.9915999998" table:style-name="ce121">
            <text:p>3,017,875<text:s/></text:p>
          </table:table-cell>
          <table:table-cell office:value-type="percentage" office:value="2.3687783297987399E-2" table:style-name="ce122">
            <text:p>2.3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資訊及通訊傳播業</text:p>
          </table:table-cell>
          <table:table-cell office:value-type="float" office:value="1633" table:style-name="ce121">
            <text:p>1,633<text:s/></text:p>
          </table:table-cell>
          <table:table-cell office:value-type="percentage" office:value="0.101852429364436" table:style-name="ce122">
            <text:p>10.19%</text:p>
          </table:table-cell>
          <table:table-cell office:value-type="float" office:value="2987618.5861999998" table:style-name="ce121">
            <text:p>2,987,619<text:s/></text:p>
          </table:table-cell>
          <table:table-cell office:value-type="percentage" office:value="2.3450295934698301E-2" table:style-name="ce122">
            <text:p>2.3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紡織業</text:p>
          </table:table-cell>
          <table:table-cell office:value-type="float" office:value="322" table:style-name="ce121">
            <text:p>322<text:s/></text:p>
          </table:table-cell>
          <table:table-cell office:value-type="percentage" office:value="2.0083577621156399E-2" table:style-name="ce122">
            <text:p>2.01%</text:p>
          </table:table-cell>
          <table:table-cell office:value-type="float" office:value="2794412.6499000001" table:style-name="ce121">
            <text:p>2,794,413<text:s/></text:p>
          </table:table-cell>
          <table:table-cell office:value-type="percentage" office:value="2.1933791651486501E-2" table:style-name="ce122">
            <text:p>2.1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礦業及土石採取業</text:p>
          </table:table-cell>
          <table:table-cell office:value-type="float" office:value="186" table:style-name="ce121">
            <text:p>186<text:s/></text:p>
          </table:table-cell>
          <table:table-cell office:value-type="percentage" office:value="1.1601072787376E-2" table:style-name="ce122">
            <text:p>1.16%</text:p>
          </table:table-cell>
          <table:table-cell office:value-type="float" office:value="2396369.3744000001" table:style-name="ce121">
            <text:p>2,396,369<text:s/></text:p>
          </table:table-cell>
          <table:table-cell office:value-type="percentage" office:value="1.8809486344106601E-2" table:style-name="ce122">
            <text:p>1.8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不動產業</text:p>
          </table:table-cell>
          <table:table-cell office:value-type="float" office:value="154" table:style-name="ce121">
            <text:p>154<text:s/></text:p>
          </table:table-cell>
          <table:table-cell office:value-type="percentage" office:value="9.6051892970747798E-3" table:style-name="ce122">
            <text:p>0.96%</text:p>
          </table:table-cell>
          <table:table-cell office:value-type="float" office:value="2358154.2431000001" table:style-name="ce121">
            <text:p>2,358,154<text:s/></text:p>
          </table:table-cell>
          <table:table-cell office:value-type="percentage" office:value="1.8509529668810799E-2" table:style-name="ce122">
            <text:p>1.8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塑膠製品製造業</text:p>
          </table:table-cell>
          <table:table-cell office:value-type="float" office:value="217" table:style-name="ce121">
            <text:p>217<text:s/></text:p>
          </table:table-cell>
          <table:table-cell office:value-type="percentage" office:value="1.3534584918605401E-2" table:style-name="ce122">
            <text:p>1.35%</text:p>
          </table:table-cell>
          <table:table-cell office:value-type="float" office:value="2045048.1292999999" table:style-name="ce121">
            <text:p>2,045,048<text:s/></text:p>
          </table:table-cell>
          <table:table-cell office:value-type="percentage" office:value="1.6051909723116101E-2" table:style-name="ce122">
            <text:p>1.6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金屬製品製造業</text:p>
          </table:table-cell>
          <table:table-cell office:value-type="float" office:value="192" table:style-name="ce121">
            <text:p>192<text:s/></text:p>
          </table:table-cell>
          <table:table-cell office:value-type="percentage" office:value="1.19753009418075E-2" table:style-name="ce122">
            <text:p>1.20%</text:p>
          </table:table-cell>
          <table:table-cell office:value-type="float" office:value="1795023.6061" table:style-name="ce121">
            <text:p>1,795,024<text:s/></text:p>
          </table:table-cell>
          <table:table-cell office:value-type="percentage" office:value="1.40894272673388E-2" table:style-name="ce122">
            <text:p>1.4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專業、科學及技術服務業</text:p>
          </table:table-cell>
          <table:table-cell office:value-type="float" office:value="386" table:style-name="ce121">
            <text:p>386<text:s/></text:p>
          </table:table-cell>
          <table:table-cell office:value-type="percentage" office:value="2.4075344601758902E-2" table:style-name="ce122">
            <text:p>2.41%</text:p>
          </table:table-cell>
          <table:table-cell office:value-type="float" office:value="1343738.7172999999" table:style-name="ce121">
            <text:p>1,343,739<text:s/></text:p>
          </table:table-cell>
          <table:table-cell office:value-type="percentage" office:value="1.0547220025055599E-2" table:style-name="ce122">
            <text:p>1.0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力設備製造業</text:p>
          </table:table-cell>
          <table:table-cell office:value-type="float" office:value="345" table:style-name="ce121">
            <text:p>345<text:s/></text:p>
          </table:table-cell>
          <table:table-cell office:value-type="percentage" office:value="2.1518118879810401E-2" table:style-name="ce122">
            <text:p>2.15%</text:p>
          </table:table-cell>
          <table:table-cell office:value-type="float" office:value="1240659.6499000001" table:style-name="ce121">
            <text:p>1,240,660<text:s/></text:p>
          </table:table-cell>
          <table:table-cell office:value-type="percentage" office:value="9.7381359450568698E-3" table:style-name="ce122">
            <text:p>0.9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非金屬礦物製品製造業</text:p>
          </table:table-cell>
          <table:table-cell office:value-type="float" office:value="211" table:style-name="ce121">
            <text:p>211<text:s/></text:p>
          </table:table-cell>
          <table:table-cell office:value-type="percentage" office:value="1.3160356764173899E-2" table:style-name="ce122">
            <text:p>1.32%</text:p>
          </table:table-cell>
          <table:table-cell office:value-type="float" office:value="1188543.8585000001" table:style-name="ce121">
            <text:p>1,188,544<text:s/></text:p>
          </table:table-cell>
          <table:table-cell office:value-type="percentage" office:value="9.3290707662398303E-3" table:style-name="ce122">
            <text:p>0.9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木竹製品製造業</text:p>
          </table:table-cell>
          <table:table-cell office:value-type="float" office:value="382" table:style-name="ce121">
            <text:p>382<text:s/></text:p>
          </table:table-cell>
          <table:table-cell office:value-type="percentage" office:value="2.3825859165471201E-2" table:style-name="ce122">
            <text:p>2.38%</text:p>
          </table:table-cell>
          <table:table-cell office:value-type="float" office:value="1105273.48" table:style-name="ce121">
            <text:p>1,105,273<text:s/></text:p>
          </table:table-cell>
          <table:table-cell office:value-type="percentage" office:value="8.6754682523717506E-3" table:style-name="ce122">
            <text:p>0.8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藥品製造業</text:p>
          </table:table-cell>
          <table:table-cell office:value-type="float" office:value="415" table:style-name="ce121">
            <text:p>415<text:s/></text:p>
          </table:table-cell>
          <table:table-cell office:value-type="percentage" office:value="2.58841140148444E-2" table:style-name="ce122">
            <text:p>2.59%</text:p>
          </table:table-cell>
          <table:table-cell office:value-type="float" office:value="1030856.3695" table:style-name="ce121">
            <text:p>1,030,856<text:s/></text:p>
          </table:table-cell>
          <table:table-cell office:value-type="percentage" office:value="8.09135645446994E-3" table:style-name="ce122">
            <text:p>0.8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機械設備製造業</text:p>
          </table:table-cell>
          <table:table-cell office:value-type="float" office:value="236" table:style-name="ce121">
            <text:p>236<text:s/></text:p>
          </table:table-cell>
          <table:table-cell office:value-type="percentage" office:value="1.47196407409717E-2" table:style-name="ce122">
            <text:p>1.47%</text:p>
          </table:table-cell>
          <table:table-cell office:value-type="float" office:value="922666.17520000006" table:style-name="ce121">
            <text:p>922,666<text:s/></text:p>
          </table:table-cell>
          <table:table-cell office:value-type="percentage" office:value="7.24215432228127E-3" table:style-name="ce122">
            <text:p>0.7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食品製造業</text:p>
          </table:table-cell>
          <table:table-cell office:value-type="float" office:value="165" table:style-name="ce121">
            <text:p>165<text:s/></text:p>
          </table:table-cell>
          <table:table-cell office:value-type="percentage" office:value="1.02912742468658E-2" table:style-name="ce122">
            <text:p>1.03%</text:p>
          </table:table-cell>
          <table:table-cell office:value-type="float" office:value="628232.88199999998" table:style-name="ce121">
            <text:p>628,233<text:s/></text:p>
          </table:table-cell>
          <table:table-cell office:value-type="percentage" office:value="4.9311003308312503E-3" table:style-name="ce122">
            <text:p>0.4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成衣及服飾品製造業</text:p>
          </table:table-cell>
          <table:table-cell office:value-type="float" office:value="154" table:style-name="ce121">
            <text:p>154<text:s/></text:p>
          </table:table-cell>
          <table:table-cell office:value-type="percentage" office:value="9.6051892970747798E-3" table:style-name="ce122">
            <text:p>0.96%</text:p>
          </table:table-cell>
          <table:table-cell office:value-type="float" office:value="481363.5722" table:style-name="ce121">
            <text:p>481,364<text:s/></text:p>
          </table:table-cell>
          <table:table-cell office:value-type="percentage" office:value="3.7782996371806101E-3" table:style-name="ce122">
            <text:p>0.3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支援服務業</text:p>
          </table:table-cell>
          <table:table-cell office:value-type="float" office:value="135" table:style-name="ce121">
            <text:p>135<text:s/></text:p>
          </table:table-cell>
          <table:table-cell office:value-type="percentage" office:value="8.4201334747084095E-3" table:style-name="ce122">
            <text:p>0.84%</text:p>
          </table:table-cell>
          <table:table-cell office:value-type="float" office:value="431536.64429999999" table:style-name="ce121">
            <text:p>431,537<text:s/></text:p>
          </table:table-cell>
          <table:table-cell office:value-type="percentage" office:value="3.3872001139118001E-3" table:style-name="ce122">
            <text:p>0.3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汽車及其零件製造業</text:p>
          </table:table-cell>
          <table:table-cell office:value-type="float" office:value="105" table:style-name="ce121">
            <text:p>105<text:s/></text:p>
          </table:table-cell>
          <table:table-cell office:value-type="percentage" office:value="6.5489927025509896E-3" table:style-name="ce122">
            <text:p>0.65%</text:p>
          </table:table-cell>
          <table:table-cell office:value-type="float" office:value="373681.7856" table:style-name="ce121">
            <text:p>373,682<text:s/></text:p>
          </table:table-cell>
          <table:table-cell office:value-type="percentage" office:value="2.9330880783119701E-3" table:style-name="ce122">
            <text:p>0.2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化學製品製造業</text:p>
          </table:table-cell>
          <table:table-cell office:value-type="float" office:value="101" table:style-name="ce121">
            <text:p>101<text:s/></text:p>
          </table:table-cell>
          <table:table-cell office:value-type="percentage" office:value="6.2995072662633302E-3" table:style-name="ce122">
            <text:p>0.63%</text:p>
          </table:table-cell>
          <table:table-cell office:value-type="float" office:value="300427.96669999999" table:style-name="ce121">
            <text:p>300,428<text:s/></text:p>
          </table:table-cell>
          <table:table-cell office:value-type="percentage" office:value="2.3581071421621799E-3" table:style-name="ce122">
            <text:p>0.2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紙漿、紙及紙製品製造業</text:p>
          </table:table-cell>
          <table:table-cell office:value-type="float" office:value="63" table:style-name="ce121">
            <text:p>63<text:s/></text:p>
          </table:table-cell>
          <table:table-cell office:value-type="percentage" office:value="3.9293956215305896E-3" table:style-name="ce122">
            <text:p>0.39%</text:p>
          </table:table-cell>
          <table:table-cell office:value-type="float" office:value="287938.47710000002" table:style-name="ce121">
            <text:p>287,938<text:s/></text:p>
          </table:table-cell>
          <table:table-cell office:value-type="percentage" office:value="2.2600751415091601E-3" table:style-name="ce122">
            <text:p>0.2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住宿及餐飲業</text:p>
          </table:table-cell>
          <table:table-cell office:value-type="float" office:value="61" table:style-name="ce121">
            <text:p>61<text:s/></text:p>
          </table:table-cell>
          <table:table-cell office:value-type="percentage" office:value="3.8046529033867599E-3" table:style-name="ce122">
            <text:p>0.38%</text:p>
          </table:table-cell>
          <table:table-cell office:value-type="float" office:value="234604.12330000001" table:style-name="ce121">
            <text:p>234,604<text:s/></text:p>
          </table:table-cell>
          <table:table-cell office:value-type="percentage" office:value="1.84144527159437E-3" table:style-name="ce122">
            <text:p>0.1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皮革、毛皮及其製品製造業</text:p>
          </table:table-cell>
          <table:table-cell office:value-type="float" office:value="37" table:style-name="ce121">
            <text:p>37<text:s/></text:p>
          </table:table-cell>
          <table:table-cell office:value-type="percentage" office:value="2.3077402856608201E-3" table:style-name="ce122">
            <text:p>0.23%</text:p>
          </table:table-cell>
          <table:table-cell office:value-type="float" office:value="229658.3064" table:style-name="ce121">
            <text:p>229,658<text:s/></text:p>
          </table:table-cell>
          <table:table-cell office:value-type="percentage" office:value="1.80262476402371E-3" table:style-name="ce122">
            <text:p>0.1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醫療保健及社會工作服務業</text:p>
          </table:table-cell>
          <table:table-cell office:value-type="float" office:value="70" table:style-name="ce121">
            <text:p>70<text:s/></text:p>
          </table:table-cell>
          <table:table-cell office:value-type="percentage" office:value="4.3659951350339902E-3" table:style-name="ce122">
            <text:p>0.44%</text:p>
          </table:table-cell>
          <table:table-cell office:value-type="float" office:value="221057.29800000001" table:style-name="ce121">
            <text:p>221,057<text:s/></text:p>
          </table:table-cell>
          <table:table-cell office:value-type="percentage" office:value="1.73511407398835E-3" table:style-name="ce122">
            <text:p>0.1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橡膠製品製造業</text:p>
          </table:table-cell>
          <table:table-cell office:value-type="float" office:value="26" table:style-name="ce121">
            <text:p>26<text:s/></text:p>
          </table:table-cell>
          <table:table-cell office:value-type="percentage" office:value="1.62165533586977E-3" table:style-name="ce122">
            <text:p>0.16%</text:p>
          </table:table-cell>
          <table:table-cell office:value-type="float" office:value="200395.70629999999" table:style-name="ce121">
            <text:p>200,396<text:s/></text:p>
          </table:table-cell>
          <table:table-cell office:value-type="percentage" office:value="1.5729379374209401E-3" table:style-name="ce122">
            <text:p>0.1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營造業</text:p>
          </table:table-cell>
          <table:table-cell office:value-type="float" office:value="91" table:style-name="ce121">
            <text:p>91<text:s/></text:p>
          </table:table-cell>
          <table:table-cell office:value-type="percentage" office:value="5.6757936755441902E-3" table:style-name="ce122">
            <text:p>0.57%</text:p>
          </table:table-cell>
          <table:table-cell office:value-type="float" office:value="185616.52129999999" table:style-name="ce121">
            <text:p>185,617<text:s/></text:p>
          </table:table-cell>
          <table:table-cell office:value-type="percentage" office:value="1.4569337515035999E-3" table:style-name="ce122">
            <text:p>0.1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家具製造業</text:p>
          </table:table-cell>
          <table:table-cell office:value-type="float" office:value="35" table:style-name="ce121">
            <text:p>35<text:s/></text:p>
          </table:table-cell>
          <table:table-cell office:value-type="percentage" office:value="2.1829975675169999E-3" table:style-name="ce122">
            <text:p>0.22%</text:p>
          </table:table-cell>
          <table:table-cell office:value-type="float" office:value="165674.6923" table:style-name="ce121">
            <text:p>165,675<text:s/></text:p>
          </table:table-cell>
          <table:table-cell office:value-type="percentage" office:value="1.3004071474420099E-3" table:style-name="ce122">
            <text:p>0.1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藝術、娛樂及休閒服務業</text:p>
          </table:table-cell>
          <table:table-cell office:value-type="float" office:value="21" table:style-name="ce121">
            <text:p>21<text:s/></text:p>
          </table:table-cell>
          <table:table-cell office:value-type="percentage" office:value="1.3097985405102E-3" table:style-name="ce122">
            <text:p>0.13%</text:p>
          </table:table-cell>
          <table:table-cell office:value-type="float" office:value="126302.9406" table:style-name="ce121">
            <text:p>126,303<text:s/></text:p>
          </table:table-cell>
          <table:table-cell office:value-type="percentage" office:value="9.913719737096149E-4" table:style-name="ce122">
            <text:p>0.1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石油及煤製品製造業</text:p>
          </table:table-cell>
          <table:table-cell office:value-type="float" office:value="25" table:style-name="ce121">
            <text:p>25<text:s/></text:p>
          </table:table-cell>
          <table:table-cell office:value-type="percentage" office:value="1.5592839767978499E-3" table:style-name="ce122">
            <text:p>0.16%</text:p>
          </table:table-cell>
          <table:table-cell office:value-type="float" office:value="115899.22689999999" table:style-name="ce121">
            <text:p>115,899<text:s/></text:p>
          </table:table-cell>
          <table:table-cell office:value-type="percentage" office:value="9.0971156156336905E-4" table:style-name="ce122">
            <text:p>0.0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農、林、漁、牧業</text:p>
          </table:table-cell>
          <table:table-cell office:value-type="float" office:value="59" table:style-name="ce121">
            <text:p>59<text:s/></text:p>
          </table:table-cell>
          <table:table-cell office:value-type="percentage" office:value="3.6799101852429401E-3" table:style-name="ce122">
            <text:p>0.37%</text:p>
          </table:table-cell>
          <table:table-cell office:value-type="float" office:value="94386.096099999995" table:style-name="ce121">
            <text:p>94,386<text:s/></text:p>
          </table:table-cell>
          <table:table-cell office:value-type="percentage" office:value="7.4085155845850801E-4" table:style-name="ce122">
            <text:p>0.0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印刷及資料儲存媒體複製業</text:p>
          </table:table-cell>
          <table:table-cell office:value-type="float" office:value="31" table:style-name="ce121">
            <text:p>31<text:s/></text:p>
          </table:table-cell>
          <table:table-cell office:value-type="percentage" office:value="1.93351213122934E-3" table:style-name="ce122">
            <text:p>0.19%</text:p>
          </table:table-cell>
          <table:table-cell office:value-type="float" office:value="86186.242899999997" table:style-name="ce121">
            <text:p>86,186<text:s/></text:p>
          </table:table-cell>
          <table:table-cell office:value-type="percentage" office:value="6.7648959972345499E-4" table:style-name="ce122">
            <text:p>0.0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用水供應及污染整治業</text:p>
          </table:table-cell>
          <table:table-cell office:value-type="float" office:value="20" table:style-name="ce121">
            <text:p>20<text:s/></text:p>
          </table:table-cell>
          <table:table-cell office:value-type="percentage" office:value="1.2474271814382799E-3" table:style-name="ce122">
            <text:p>0.12%</text:p>
          </table:table-cell>
          <table:table-cell office:value-type="float" office:value="42839.455699999999" table:style-name="ce121">
            <text:p>42,839<text:s/></text:p>
          </table:table-cell>
          <table:table-cell office:value-type="percentage" office:value="3.3625373683464799E-4" table:style-name="ce122">
            <text:p>0.0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力及燃氣供應業</text:p>
          </table:table-cell>
          <table:table-cell office:value-type="float" office:value="14" table:style-name="ce121">
            <text:p>14<text:s/></text:p>
          </table:table-cell>
          <table:table-cell office:value-type="percentage" office:value="8.7319902700679802E-4" table:style-name="ce122">
            <text:p>0.09%</text:p>
          </table:table-cell>
          <table:table-cell office:value-type="float" office:value="40259.376100000001" table:style-name="ce121">
            <text:p>40,259<text:s/></text:p>
          </table:table-cell>
          <table:table-cell office:value-type="percentage" office:value="3.1600227955876E-4" table:style-name="ce122">
            <text:p>0.0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飲料製造業</text:p>
          </table:table-cell>
          <table:table-cell office:value-type="float" office:value="12" table:style-name="ce121">
            <text:p>12<text:s/></text:p>
          </table:table-cell>
          <table:table-cell office:value-type="percentage" office:value="7.4845630886297002E-4" table:style-name="ce122">
            <text:p>0.07%</text:p>
          </table:table-cell>
          <table:table-cell office:value-type="float" office:value="38111.156300000002" table:style-name="ce121">
            <text:p>38,111<text:s/></text:p>
          </table:table-cell>
          <table:table-cell office:value-type="percentage" office:value="2.9914055889753902E-4" table:style-name="ce122">
            <text:p>0.0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教育服務業</text:p>
          </table:table-cell>
          <table:table-cell office:value-type="float" office:value="7" table:style-name="ce121">
            <text:p>7<text:s/></text:p>
          </table:table-cell>
          <table:table-cell office:value-type="percentage" office:value="4.3659951350339901E-4" table:style-name="ce122">
            <text:p>0.04%</text:p>
          </table:table-cell>
          <table:table-cell office:value-type="float" office:value="32424.148700000002" table:style-name="ce121">
            <text:p>32,424<text:s/></text:p>
          </table:table-cell>
          <table:table-cell office:value-type="percentage" office:value="2.5450232702320001E-4" table:style-name="ce122">
            <text:p>0.0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產業用機械設備維修及安裝業</text:p>
          </table:table-cell>
          <table:table-cell office:value-type="float" office:value="10" table:style-name="ce121">
            <text:p>10<text:s/></text:p>
          </table:table-cell>
          <table:table-cell office:value-type="percentage" office:value="6.2371359071914203E-4" table:style-name="ce122">
            <text:p>0.06%</text:p>
          </table:table-cell>
          <table:table-cell office:value-type="float" office:value="8872.3353000000006" table:style-name="ce121">
            <text:p>8,872<text:s/></text:p>
          </table:table-cell>
          <table:table-cell office:value-type="percentage" office:value="6.9640378252400597E-5" table:style-name="ce122">
            <text:p>0.0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公共行政及國防；強制性社會安全</text:p>
          </table:table-cell>
          <table:table-cell office:value-type="float" office:value="2" table:style-name="ce121">
            <text:p>2<text:s/></text:p>
          </table:table-cell>
          <table:table-cell office:value-type="percentage" office:value="1.2474271814382799E-4" table:style-name="ce122">
            <text:p>0.01%</text:p>
          </table:table-cell>
          <table:table-cell office:value-type="float" office:value="3292" table:style-name="ce121">
            <text:p>3,292<text:s/></text:p>
          </table:table-cell>
          <table:table-cell office:value-type="percentage" office:value="2.5839434315213799E-5" table:style-name="ce122">
            <text:p>0.0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菸草製造業</text:p>
          </table:table-cell>
          <table:table-cell office:value-type="float" office:value="0" table:style-name="ce121">
            <text:p>0<text:s/></text:p>
          </table:table-cell>
          <table:table-cell office:value-type="percentage" office:value="0" table:style-name="ce122">
            <text:p>0.00%</text:p>
          </table:table-cell>
          <table:table-cell office:value-type="float" office:value="0" table:style-name="ce121">
            <text:p>0<text:s/></text:p>
          </table:table-cell>
          <table:table-cell office:value-type="percentage" office:value="0" table:style-name="ce122">
            <text:p>0.0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運輸工具製造業</text:p>
          </table:table-cell>
          <table:table-cell office:value-type="float" office:value="120" table:style-name="ce121">
            <text:p>120<text:s/></text:p>
          </table:table-cell>
          <table:table-cell office:value-type="percentage" office:value="7.4845630886297004E-3" table:style-name="ce122">
            <text:p>0.75%</text:p>
          </table:table-cell>
          <table:table-cell office:value-type="float" office:value="777833.18030000001" table:style-name="ce121">
            <text:p>777,833<text:s/></text:p>
          </table:table-cell>
          <table:table-cell office:value-type="percentage" office:value="6.10533698984074E-3" table:style-name="ce122">
            <text:p>0.6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服務業</text:p>
          </table:table-cell>
          <table:table-cell office:value-type="float" office:value="161" table:style-name="ce121">
            <text:p>161<text:s/></text:p>
          </table:table-cell>
          <table:table-cell office:value-type="percentage" office:value="1.0041788810578199E-2" table:style-name="ce122">
            <text:p>1.00%</text:p>
          </table:table-cell>
          <table:table-cell office:value-type="float" office:value="755010.69669999997" table:style-name="ce121">
            <text:p>755,011<text:s/></text:p>
          </table:table-cell>
          <table:table-cell office:value-type="percentage" office:value="5.9261996672732298E-3" table:style-name="ce122">
            <text:p>0.5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製造業</text:p>
          </table:table-cell>
          <table:table-cell office:value-type="float" office:value="112" table:style-name="ce121">
            <text:p>112<text:s/></text:p>
          </table:table-cell>
          <table:table-cell office:value-type="percentage" office:value="6.9855922160543902E-3" table:style-name="ce122">
            <text:p>0.70%</text:p>
          </table:table-cell>
          <table:table-cell office:value-type="float" office:value="387474.81329999998" table:style-name="ce121">
            <text:p>387,475<text:s/></text:p>
          </table:table-cell>
          <table:table-cell office:value-type="percentage" office:value="3.0413517579176998E-3" table:style-name="ce122">
            <text:p>0.3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合計</text:p>
          </table:table-cell>
          <table:table-cell office:value-type="float" office:value="16033" table:style-name="ce121">
            <text:p>16,033<text:s/></text:p>
          </table:table-cell>
          <table:table-cell office:value-type="percentage" office:value="1" table:style-name="ce122">
            <text:p>100.00%</text:p>
          </table:table-cell>
          <table:table-cell office:value-type="float" office:value="127402169.87109999" table:style-name="ce121">
            <text:p>127,402,170<text:s/></text:p>
          </table:table-cell>
          <table:table-cell office:value-type="percentage" office:value="1" table:style-name="ce122">
            <text:p>100.00%</text:p>
          </table:table-cell>
          <table:table-cell table:number-columns-repeated="16379"/>
        </table:table-row>
        <table:table-row table:style-name="ro3">
          <table:table-cell table:style-name="ce123"/>
          <table:table-cell table:style-name="ce124"/>
          <table:table-cell table:style-name="ce126"/>
          <table:table-cell table:style-name="ce125"/>
          <table:table-cell table:style-name="ce126"/>
          <table:table-cell table:number-columns-repeated="16379"/>
        </table:table-row>
        <table:table-row table:style-name="ro23">
          <table:table-cell office:value-type="string" table:style-name="ce112">
            <text:p>民國041年01月至107年05月</text:p>
          </table:table-cell>
          <table:table-cell table:number-columns-repeated="4" table:style-name="ce1"/>
          <table:table-cell table:number-columns-repeated="16379"/>
        </table:table-row>
        <table:table-row table:style-name="ro24">
          <table:table-cell office:value-type="string" table:number-columns-spanned="5" table:number-rows-spanned="1" table:style-name="ce148">
            <text:p>大陸投資分區統計表</text:p>
          </table:table-cell>
          <table:covered-table-cell table:number-columns-repeated="4"/>
          <table:table-cell table:number-columns-repeated="16379"/>
        </table:table-row>
        <table:table-row table:style-name="ro24">
          <table:table-cell table:number-columns-repeated="3" table:style-name="ce114"/>
          <table:table-cell table:style-name="ce115"/>
          <table:table-cell office:value-type="string" table:style-name="ce116">
            <text:p>單位:千美元</text:p>
          </table:table-cell>
          <table:table-cell table:number-columns-repeated="16379"/>
        </table:table-row>
        <table:table-row table:style-name="ro16">
          <table:table-cell office:value-type="string" table:style-name="ce151">
            <text:p>地區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佔件數比率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佔核准金額比率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江蘇省</text:p>
          </table:table-cell>
          <table:table-cell office:value-type="float" office:value="7139" table:style-name="ce121">
            <text:p>7,139<text:s/></text:p>
          </table:table-cell>
          <table:table-cell office:value-type="percentage" office:value="0.166623876765083" table:style-name="ce122">
            <text:p>16.66%</text:p>
          </table:table-cell>
          <table:table-cell office:value-type="float" office:value="54650519.541599996" table:style-name="ce121">
            <text:p>54,650,520<text:s/></text:p>
          </table:table-cell>
          <table:table-cell office:value-type="percentage" office:value="0.308117775690741" table:style-name="ce122">
            <text:p>30.81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廣東省</text:p>
          </table:table-cell>
          <table:table-cell office:value-type="float" office:value="13112" table:style-name="ce121">
            <text:p>13,112<text:s/></text:p>
          </table:table-cell>
          <table:table-cell office:value-type="percentage" office:value="0.306033376123235" table:style-name="ce122">
            <text:p>30.60%</text:p>
          </table:table-cell>
          <table:table-cell office:value-type="float" office:value="32407371.563299999" table:style-name="ce121">
            <text:p>32,407,372<text:s/></text:p>
          </table:table-cell>
          <table:table-cell office:value-type="percentage" office:value="0.18271166177050799" table:style-name="ce122">
            <text:p>18.27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上海市</text:p>
          </table:table-cell>
          <table:table-cell office:value-type="float" office:value="6089" table:style-name="ce121">
            <text:p>6,089<text:s/></text:p>
          </table:table-cell>
          <table:table-cell office:value-type="percentage" office:value="0.142116933131054" table:style-name="ce122">
            <text:p>14.21%</text:p>
          </table:table-cell>
          <table:table-cell office:value-type="float" office:value="26042942.5854" table:style-name="ce121">
            <text:p>26,042,943<text:s/></text:p>
          </table:table-cell>
          <table:table-cell office:value-type="percentage" office:value="0.14682922704416401" table:style-name="ce122">
            <text:p>14.68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福建省</text:p>
          </table:table-cell>
          <table:table-cell office:value-type="float" office:value="5745" table:style-name="ce121">
            <text:p>5,745<text:s/></text:p>
          </table:table-cell>
          <table:table-cell office:value-type="percentage" office:value="0.134087991597619" table:style-name="ce122">
            <text:p>13.41%</text:p>
          </table:table-cell>
          <table:table-cell office:value-type="float" office:value="14573731.465399999" table:style-name="ce121">
            <text:p>14,573,731<text:s/></text:p>
          </table:table-cell>
          <table:table-cell office:value-type="percentage" office:value="8.2166203730507995E-2" table:style-name="ce122">
            <text:p>8.22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浙江省</text:p>
          </table:table-cell>
          <table:table-cell office:value-type="float" office:value="2290" table:style-name="ce121">
            <text:p>2,290<text:s/></text:p>
          </table:table-cell>
          <table:table-cell office:value-type="percentage" office:value="5.3448477068502698E-2" table:style-name="ce122">
            <text:p>5.34%</text:p>
          </table:table-cell>
          <table:table-cell office:value-type="float" office:value="10868560.5799" table:style-name="ce121">
            <text:p>10,868,561<text:s/></text:p>
          </table:table-cell>
          <table:table-cell office:value-type="percentage" office:value="6.1276575939772301E-2" table:style-name="ce122">
            <text:p>6.13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山東省</text:p>
          </table:table-cell>
          <table:table-cell office:value-type="float" office:value="1073" table:style-name="ce121">
            <text:p>1,073<text:s/></text:p>
          </table:table-cell>
          <table:table-cell office:value-type="percentage" office:value="2.5043762399346501E-2" table:style-name="ce122">
            <text:p>2.50%</text:p>
          </table:table-cell>
          <table:table-cell office:value-type="float" office:value="4880129.0218000002" table:style-name="ce121">
            <text:p>4,880,129<text:s/></text:p>
          </table:table-cell>
          <table:table-cell office:value-type="percentage" office:value="2.7514001914222701E-2" table:style-name="ce122">
            <text:p>2.75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北京市</text:p>
          </table:table-cell>
          <table:table-cell office:value-type="float" office:value="1345" table:style-name="ce121">
            <text:p>1,345<text:s/></text:p>
          </table:table-cell>
          <table:table-cell office:value-type="percentage" office:value="3.13922277978761E-2" table:style-name="ce122">
            <text:p>3.14%</text:p>
          </table:table-cell>
          <table:table-cell office:value-type="float" office:value="4578778.7247000001" table:style-name="ce121">
            <text:p>4,578,779<text:s/></text:p>
          </table:table-cell>
          <table:table-cell office:value-type="percentage" office:value="2.5814999159536799E-2" table:style-name="ce122">
            <text:p>2.58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四川省</text:p>
          </table:table-cell>
          <table:table-cell office:value-type="float" office:value="528" table:style-name="ce121">
            <text:p>528<text:s/></text:p>
          </table:table-cell>
          <table:table-cell office:value-type="percentage" office:value="1.23234916559692E-2" table:style-name="ce122">
            <text:p>1.23%</text:p>
          </table:table-cell>
          <table:table-cell office:value-type="float" office:value="4270386.7408999996" table:style-name="ce121">
            <text:p>4,270,387<text:s/></text:p>
          </table:table-cell>
          <table:table-cell office:value-type="percentage" office:value="2.4076295614056699E-2" table:style-name="ce122">
            <text:p>2.41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河南省</text:p>
          </table:table-cell>
          <table:table-cell office:value-type="float" office:value="305" table:style-name="ce121">
            <text:p>305<text:s/></text:p>
          </table:table-cell>
          <table:table-cell office:value-type="percentage" office:value="7.1186836270276596E-3" table:style-name="ce122">
            <text:p>0.71%</text:p>
          </table:table-cell>
          <table:table-cell office:value-type="float" office:value="3580675.3618000001" table:style-name="ce121">
            <text:p>3,580,675<text:s/></text:p>
          </table:table-cell>
          <table:table-cell office:value-type="percentage" office:value="2.0187726250409099E-2" table:style-name="ce122">
            <text:p>2.02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天津市</text:p>
          </table:table-cell>
          <table:table-cell office:value-type="float" office:value="964" table:style-name="ce121">
            <text:p>964<text:s/></text:p>
          </table:table-cell>
          <table:table-cell office:value-type="percentage" office:value="2.2499708250671002E-2" table:style-name="ce122">
            <text:p>2.25%</text:p>
          </table:table-cell>
          <table:table-cell office:value-type="float" office:value="2925351.4654999999" table:style-name="ce121">
            <text:p>2,925,351<text:s/></text:p>
          </table:table-cell>
          <table:table-cell office:value-type="percentage" office:value="1.64930323485287E-2" table:style-name="ce122">
            <text:p>1.65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重慶市</text:p>
          </table:table-cell>
          <table:table-cell office:value-type="float" office:value="305" table:style-name="ce121">
            <text:p>305<text:s/></text:p>
          </table:table-cell>
          <table:table-cell office:value-type="percentage" office:value="7.1186836270276596E-3" table:style-name="ce122">
            <text:p>0.71%</text:p>
          </table:table-cell>
          <table:table-cell office:value-type="float" office:value="2693096.4545" table:style-name="ce121">
            <text:p>2,693,096<text:s/></text:p>
          </table:table-cell>
          <table:table-cell office:value-type="percentage" office:value="1.5183586473492199E-2" table:style-name="ce122">
            <text:p>1.52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湖北省</text:p>
          </table:table-cell>
          <table:table-cell office:value-type="float" office:value="627" table:style-name="ce121">
            <text:p>627<text:s/></text:p>
          </table:table-cell>
          <table:table-cell office:value-type="percentage" office:value="1.46341463414634E-2" table:style-name="ce122">
            <text:p>1.46%</text:p>
          </table:table-cell>
          <table:table-cell office:value-type="float" office:value="2629540.7521000002" table:style-name="ce121">
            <text:p>2,629,541<text:s/></text:p>
          </table:table-cell>
          <table:table-cell office:value-type="percentage" office:value="1.4825261578867099E-2" table:style-name="ce122">
            <text:p>1.48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遼寧省</text:p>
          </table:table-cell>
          <table:table-cell office:value-type="float" office:value="574" table:style-name="ce121">
            <text:p>574<text:s/></text:p>
          </table:table-cell>
          <table:table-cell office:value-type="percentage" office:value="1.33971291866029E-2" table:style-name="ce122">
            <text:p>1.34%</text:p>
          </table:table-cell>
          <table:table-cell office:value-type="float" office:value="2407158.7355999998" table:style-name="ce121">
            <text:p>2,407,159<text:s/></text:p>
          </table:table-cell>
          <table:table-cell office:value-type="percentage" office:value="1.3571479311976799E-2" table:style-name="ce122">
            <text:p>1.36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安徽省</text:p>
          </table:table-cell>
          <table:table-cell office:value-type="float" office:value="290" table:style-name="ce121">
            <text:p>290<text:s/></text:p>
          </table:table-cell>
          <table:table-cell office:value-type="percentage" office:value="6.7685844322558104E-3" table:style-name="ce122">
            <text:p>0.68%</text:p>
          </table:table-cell>
          <table:table-cell office:value-type="float" office:value="2241424.8939" table:style-name="ce121">
            <text:p>2,241,425<text:s/></text:p>
          </table:table-cell>
          <table:table-cell office:value-type="percentage" office:value="1.2637077533373099E-2" table:style-name="ce122">
            <text:p>1.26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江西省</text:p>
          </table:table-cell>
          <table:table-cell office:value-type="float" office:value="289" table:style-name="ce121">
            <text:p>289<text:s/></text:p>
          </table:table-cell>
          <table:table-cell office:value-type="percentage" office:value="6.7452444859376799E-3" table:style-name="ce122">
            <text:p>0.67%</text:p>
          </table:table-cell>
          <table:table-cell office:value-type="float" office:value="1266069.2148" table:style-name="ce121">
            <text:p>1,266,069<text:s/></text:p>
          </table:table-cell>
          <table:table-cell office:value-type="percentage" office:value="7.1380552940170303E-3" table:style-name="ce122">
            <text:p>0.71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山西省</text:p>
          </table:table-cell>
          <table:table-cell office:value-type="float" office:value="71" table:style-name="ce121">
            <text:p>71<text:s/></text:p>
          </table:table-cell>
          <table:table-cell office:value-type="percentage" office:value="1.6571361885867699E-3" table:style-name="ce122">
            <text:p>0.17%</text:p>
          </table:table-cell>
          <table:table-cell office:value-type="float" office:value="1137326.2057" table:style-name="ce121">
            <text:p>1,137,326<text:s/></text:p>
          </table:table-cell>
          <table:table-cell office:value-type="percentage" office:value="6.4122065750596702E-3" table:style-name="ce122">
            <text:p>0.64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廣西壯族自治區</text:p>
          </table:table-cell>
          <table:table-cell office:value-type="float" office:value="261" table:style-name="ce121">
            <text:p>261<text:s/></text:p>
          </table:table-cell>
          <table:table-cell office:value-type="percentage" office:value="6.0917259890302302E-3" table:style-name="ce122">
            <text:p>0.61%</text:p>
          </table:table-cell>
          <table:table-cell office:value-type="float" office:value="1120501.0477" table:style-name="ce121">
            <text:p>1,120,501<text:s/></text:p>
          </table:table-cell>
          <table:table-cell office:value-type="percentage" office:value="6.3173469048847302E-3" table:style-name="ce122">
            <text:p>0.63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河北省</text:p>
          </table:table-cell>
          <table:table-cell office:value-type="float" office:value="345" table:style-name="ce121">
            <text:p>345<text:s/></text:p>
          </table:table-cell>
          <table:table-cell office:value-type="percentage" office:value="8.0522814797526002E-3" table:style-name="ce122">
            <text:p>0.81%</text:p>
          </table:table-cell>
          <table:table-cell office:value-type="float" office:value="1052771.1757" table:style-name="ce121">
            <text:p>1,052,771<text:s/></text:p>
          </table:table-cell>
          <table:table-cell office:value-type="percentage" office:value="5.9354881836227403E-3" table:style-name="ce122">
            <text:p>0.59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湖南省</text:p>
          </table:table-cell>
          <table:table-cell office:value-type="float" office:value="346" table:style-name="ce121">
            <text:p>346<text:s/></text:p>
          </table:table-cell>
          <table:table-cell office:value-type="percentage" office:value="8.0756214260707202E-3" table:style-name="ce122">
            <text:p>0.81%</text:p>
          </table:table-cell>
          <table:table-cell office:value-type="float" office:value="1039898.4141000001" table:style-name="ce121">
            <text:p>1,039,898<text:s/></text:p>
          </table:table-cell>
          <table:table-cell office:value-type="percentage" office:value="5.8629119903045798E-3" table:style-name="ce122">
            <text:p>0.59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西北地區</text:p>
          </table:table-cell>
          <table:table-cell office:value-type="float" office:value="260" table:style-name="ce121">
            <text:p>260<text:s/></text:p>
          </table:table-cell>
          <table:table-cell office:value-type="percentage" office:value="6.0683860427120997E-3" table:style-name="ce122">
            <text:p>0.61%</text:p>
          </table:table-cell>
          <table:table-cell office:value-type="float" office:value="726818.10450000002" table:style-name="ce121">
            <text:p>726,818<text:s/></text:p>
          </table:table-cell>
          <table:table-cell office:value-type="percentage" office:value="4.0977758229696799E-3" table:style-name="ce122">
            <text:p>0.41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貴州省</text:p>
          </table:table-cell>
          <table:table-cell office:value-type="float" office:value="103" table:style-name="ce121">
            <text:p>103<text:s/></text:p>
          </table:table-cell>
          <table:table-cell office:value-type="percentage" office:value="2.4040144707667202E-3" table:style-name="ce122">
            <text:p>0.24%</text:p>
          </table:table-cell>
          <table:table-cell office:value-type="float" office:value="613045.76580000005" table:style-name="ce121">
            <text:p>613,046<text:s/></text:p>
          </table:table-cell>
          <table:table-cell office:value-type="percentage" office:value="3.4563312359938299E-3" table:style-name="ce122">
            <text:p>0.35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吉林省</text:p>
          </table:table-cell>
          <table:table-cell office:value-type="float" office:value="102" table:style-name="ce121">
            <text:p>102<text:s/></text:p>
          </table:table-cell>
          <table:table-cell office:value-type="percentage" office:value="2.3806745244485902E-3" table:style-name="ce122">
            <text:p>0.24%</text:p>
          </table:table-cell>
          <table:table-cell office:value-type="float" office:value="412351.64720000001" table:style-name="ce121">
            <text:p>412,352<text:s/></text:p>
          </table:table-cell>
          <table:table-cell office:value-type="percentage" office:value="2.3248246019136999E-3" table:style-name="ce122">
            <text:p>0.23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華東地區</text:p>
          </table:table-cell>
          <table:table-cell office:value-type="float" office:value="25" table:style-name="ce121">
            <text:p>25<text:s/></text:p>
          </table:table-cell>
          <table:table-cell office:value-type="percentage" office:value="5.8349865795308698E-4" table:style-name="ce122">
            <text:p>0.06%</text:p>
          </table:table-cell>
          <table:table-cell office:value-type="float" office:value="409410.36210000003" table:style-name="ce121">
            <text:p>409,410<text:s/></text:p>
          </table:table-cell>
          <table:table-cell office:value-type="percentage" office:value="2.3082417362742598E-3" table:style-name="ce122">
            <text:p>0.23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海南省</text:p>
          </table:table-cell>
          <table:table-cell office:value-type="float" office:value="347" table:style-name="ce121">
            <text:p>347<text:s/></text:p>
          </table:table-cell>
          <table:table-cell office:value-type="percentage" office:value="8.0989613723888403E-3" table:style-name="ce122">
            <text:p>0.81%</text:p>
          </table:table-cell>
          <table:table-cell office:value-type="float" office:value="240255.06589999999" table:style-name="ce121">
            <text:p>240,255<text:s/></text:p>
          </table:table-cell>
          <table:table-cell office:value-type="percentage" office:value="1.3545499132390001E-3" table:style-name="ce122">
            <text:p>0.14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雲南省</text:p>
          </table:table-cell>
          <table:table-cell office:value-type="float" office:value="117" table:style-name="ce121">
            <text:p>117<text:s/></text:p>
          </table:table-cell>
          <table:table-cell office:value-type="percentage" office:value="2.7307737192204498E-3" table:style-name="ce122">
            <text:p>0.27%</text:p>
          </table:table-cell>
          <table:table-cell office:value-type="float" office:value="212700.32279999999" table:style-name="ce121">
            <text:p>212,700<text:s/></text:p>
          </table:table-cell>
          <table:table-cell office:value-type="percentage" office:value="1.1991972061665801E-3" table:style-name="ce122">
            <text:p>0.12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黑龍江省</text:p>
          </table:table-cell>
          <table:table-cell office:value-type="float" office:value="124" table:style-name="ce121">
            <text:p>124<text:s/></text:p>
          </table:table-cell>
          <table:table-cell office:value-type="percentage" office:value="2.8941533434473101E-3" table:style-name="ce122">
            <text:p>0.29%</text:p>
          </table:table-cell>
          <table:table-cell office:value-type="float" office:value="136992.9417" table:style-name="ce121">
            <text:p>136,993<text:s/></text:p>
          </table:table-cell>
          <table:table-cell office:value-type="percentage" office:value="7.7236155915782502E-4" table:style-name="ce122">
            <text:p>0.08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內蒙古自治區</text:p>
          </table:table-cell>
          <table:table-cell office:value-type="float" office:value="32" table:style-name="ce121">
            <text:p>32<text:s/></text:p>
          </table:table-cell>
          <table:table-cell office:value-type="percentage" office:value="7.4687828217995104E-4" table:style-name="ce122">
            <text:p>0.07%</text:p>
          </table:table-cell>
          <table:table-cell office:value-type="float" office:value="92945.685200000007" table:style-name="ce121">
            <text:p>92,946<text:s/></text:p>
          </table:table-cell>
          <table:table-cell office:value-type="percentage" office:value="5.2402462088354802E-4" table:style-name="ce122">
            <text:p>0.05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華北地區</text:p>
          </table:table-cell>
          <table:table-cell office:value-type="float" office:value="14" table:style-name="ce121">
            <text:p>14<text:s/></text:p>
          </table:table-cell>
          <table:table-cell office:value-type="percentage" office:value="3.2675924845372898E-4" table:style-name="ce122">
            <text:p>0.03%</text:p>
          </table:table-cell>
          <table:table-cell office:value-type="float" office:value="87800.345799999996" table:style-name="ce121">
            <text:p>87,800<text:s/></text:p>
          </table:table-cell>
          <table:table-cell office:value-type="percentage" office:value="4.9501537185170396E-4" table:style-name="ce122">
            <text:p>0.05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中南地區</text:p>
          </table:table-cell>
          <table:table-cell office:value-type="float" office:value="15" table:style-name="ce121">
            <text:p>15<text:s/></text:p>
          </table:table-cell>
          <table:table-cell office:value-type="percentage" office:value="3.50099194771852E-4" table:style-name="ce122">
            <text:p>0.04%</text:p>
          </table:table-cell>
          <table:table-cell office:value-type="float" office:value="39267.7641" table:style-name="ce121">
            <text:p>39,268<text:s/></text:p>
          </table:table-cell>
          <table:table-cell office:value-type="percentage" office:value="2.2139032222065E-4" table:style-name="ce122">
            <text:p>0.02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西藏自治區</text:p>
          </table:table-cell>
          <table:table-cell office:value-type="float" office:value="3" table:style-name="ce121">
            <text:p>3<text:s/></text:p>
          </table:table-cell>
          <table:table-cell office:value-type="percentage" office:value="7.0019838954370406E-5" table:style-name="ce122">
            <text:p>0.01%</text:p>
          </table:table-cell>
          <table:table-cell office:value-type="float" office:value="15882" table:style-name="ce121">
            <text:p>15,882<text:s/></text:p>
          </table:table-cell>
          <table:table-cell office:value-type="percentage" office:value="8.9542177358357903E-5" table:style-name="ce122">
            <text:p>0.01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東北地區</text:p>
          </table:table-cell>
          <table:table-cell office:value-type="float" office:value="5" table:style-name="ce121">
            <text:p>5<text:s/></text:p>
          </table:table-cell>
          <table:table-cell office:value-type="percentage" office:value="1.16699731590617E-4" table:style-name="ce122">
            <text:p>0.01%</text:p>
          </table:table-cell>
          <table:table-cell office:value-type="float" office:value="15223.951800000001" table:style-name="ce121">
            <text:p>15,224<text:s/></text:p>
          </table:table-cell>
          <table:table-cell office:value-type="percentage" office:value="8.5832123924612299E-5" table:style-name="ce122">
            <text:p>0.01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西南地區</text:p>
          </table:table-cell>
          <table:table-cell office:value-type="float" office:value="0" table:style-name="ce121">
            <text:p>0<text:s/></text:p>
          </table:table-cell>
          <table:table-cell office:value-type="percentage" office:value="0" table:style-name="ce122">
            <text:p>0.00%</text:p>
          </table:table-cell>
          <table:table-cell office:value-type="float" office:value="0" table:style-name="ce121">
            <text:p>0<text:s/></text:p>
          </table:table-cell>
          <table:table-cell office:value-type="percentage" office:value="0" table:style-name="ce122">
            <text:p>0.00%</text:p>
          </table:table-cell>
          <table:table-cell table:number-columns-repeated="16379"/>
        </table:table-row>
        <table:table-row table:style-name="ro24">
          <table:table-cell office:value-type="string" table:style-name="ce120">
            <text:p>合計</text:p>
          </table:table-cell>
          <table:table-cell office:value-type="float" office:value="42845" table:style-name="ce121">
            <text:p>42,845<text:s/></text:p>
          </table:table-cell>
          <table:table-cell office:value-type="percentage" office:value="1" table:style-name="ce122">
            <text:p>100.00%</text:p>
          </table:table-cell>
          <table:table-cell office:value-type="float" office:value="177368927.90130001" table:style-name="ce121">
            <text:p>177,368,928<text:s/></text:p>
          </table:table-cell>
          <table:table-cell office:value-type="percentage" office:value="1" table:style-name="ce122">
            <text:p>100.00%</text:p>
          </table:table-cell>
          <table:table-cell table:number-columns-repeated="16379"/>
        </table:table-row>
        <table:table-row table:style-name="ro24">
          <table:table-cell table:style-name="ce123"/>
          <table:table-cell table:style-name="ce124"/>
          <table:table-cell table:style-name="ce126"/>
          <table:table-cell table:style-name="ce125"/>
          <table:table-cell table:style-name="ce126"/>
          <table:table-cell table:number-columns-repeated="16379"/>
        </table:table-row>
        <table:table-row table:style-name="ro23">
          <table:table-cell office:value-type="string" table:style-name="ce112">
            <text:p>民國041年01月至107年05月</text:p>
          </table:table-cell>
          <table:table-cell table:number-columns-repeated="4" table:style-name="ce1"/>
          <table:table-cell table:number-columns-repeated="16379"/>
        </table:table-row>
        <table:table-row table:style-name="ro24">
          <table:table-cell office:value-type="string" table:number-columns-spanned="5" table:number-rows-spanned="1" table:style-name="ce148">
            <text:p>大陸投資分業統計表</text:p>
          </table:table-cell>
          <table:covered-table-cell table:number-columns-repeated="4"/>
          <table:table-cell table:number-columns-repeated="16379"/>
        </table:table-row>
        <table:table-row table:style-name="ro24">
          <table:table-cell table:number-columns-repeated="3" table:style-name="ce114"/>
          <table:table-cell table:style-name="ce115"/>
          <table:table-cell office:value-type="string" table:style-name="ce116">
            <text:p>單位:千美元</text:p>
          </table:table-cell>
          <table:table-cell table:number-columns-repeated="16379"/>
        </table:table-row>
        <table:table-row table:style-name="ro24">
          <table:table-cell office:value-type="string" table:style-name="ce151">
            <text:p>行業</text:p>
          </table:table-cell>
          <table:table-cell office:value-type="string" table:style-name="ce118">
            <text:p>件數</text:p>
          </table:table-cell>
          <table:table-cell office:value-type="string" table:style-name="ce118">
            <text:p>佔件數比率</text:p>
          </table:table-cell>
          <table:table-cell office:value-type="string" table:style-name="ce118">
            <text:p>核准金額</text:p>
          </table:table-cell>
          <table:table-cell office:value-type="string" table:style-name="ce118">
            <text:p>佔核准金額比率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子零組件製造業</text:p>
          </table:table-cell>
          <table:table-cell office:value-type="float" office:value="2985" table:style-name="ce121">
            <text:p>2,985<text:s/></text:p>
          </table:table-cell>
          <table:table-cell office:value-type="percentage" office:value="6.9669739759598601E-2" table:style-name="ce122">
            <text:p>6.97%</text:p>
          </table:table-cell>
          <table:table-cell office:value-type="float" office:value="32692261.513799999" table:style-name="ce121">
            <text:p>32,692,262<text:s/></text:p>
          </table:table-cell>
          <table:table-cell office:value-type="percentage" office:value="0.18431786164931999" table:style-name="ce122">
            <text:p>18.4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腦、電子產品及光學製品製造業</text:p>
          </table:table-cell>
          <table:table-cell office:value-type="float" office:value="2870" table:style-name="ce121">
            <text:p>2,870<text:s/></text:p>
          </table:table-cell>
          <table:table-cell office:value-type="percentage" office:value="6.6985645933014398E-2" table:style-name="ce122">
            <text:p>6.70%</text:p>
          </table:table-cell>
          <table:table-cell office:value-type="float" office:value="24375282.1098" table:style-name="ce121">
            <text:p>24,375,282<text:s/></text:p>
          </table:table-cell>
          <table:table-cell office:value-type="percentage" office:value="0.13742701384181599" table:style-name="ce122">
            <text:p>13.7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金融及保險業</text:p>
          </table:table-cell>
          <table:table-cell office:value-type="float" office:value="372" table:style-name="ce121">
            <text:p>372<text:s/></text:p>
          </table:table-cell>
          <table:table-cell office:value-type="percentage" office:value="8.6824600303419298E-3" table:style-name="ce122">
            <text:p>0.87%</text:p>
          </table:table-cell>
          <table:table-cell office:value-type="float" office:value="13315847.4153" table:style-name="ce121">
            <text:p>13,315,847<text:s/></text:p>
          </table:table-cell>
          <table:table-cell office:value-type="percentage" office:value="7.5074296117467798E-2" table:style-name="ce122">
            <text:p>7.5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批發及零售業</text:p>
          </table:table-cell>
          <table:table-cell office:value-type="float" office:value="3340" table:style-name="ce121">
            <text:p>3,340<text:s/></text:p>
          </table:table-cell>
          <table:table-cell office:value-type="percentage" office:value="7.7955420702532405E-2" table:style-name="ce122">
            <text:p>7.80%</text:p>
          </table:table-cell>
          <table:table-cell office:value-type="float" office:value="11905661.958799999" table:style-name="ce121">
            <text:p>11,905,662<text:s/></text:p>
          </table:table-cell>
          <table:table-cell office:value-type="percentage" office:value="6.7123718340481295E-2" table:style-name="ce122">
            <text:p>6.7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力設備製造業</text:p>
          </table:table-cell>
          <table:table-cell office:value-type="float" office:value="3195" table:style-name="ce121">
            <text:p>3,195<text:s/></text:p>
          </table:table-cell>
          <table:table-cell office:value-type="percentage" office:value="7.45711284864045E-2" table:style-name="ce122">
            <text:p>7.46%</text:p>
          </table:table-cell>
          <table:table-cell office:value-type="float" office:value="11084061.841800001" table:style-name="ce121">
            <text:p>11,084,062<text:s/></text:p>
          </table:table-cell>
          <table:table-cell office:value-type="percentage" office:value="6.24915647455902E-2" table:style-name="ce122">
            <text:p>6.2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非金屬礦物製品製造業</text:p>
          </table:table-cell>
          <table:table-cell office:value-type="float" office:value="1620" table:style-name="ce121">
            <text:p>1,620<text:s/></text:p>
          </table:table-cell>
          <table:table-cell office:value-type="percentage" office:value="3.7810713035360002E-2" table:style-name="ce122">
            <text:p>3.78%</text:p>
          </table:table-cell>
          <table:table-cell office:value-type="float" office:value="8421960.8724000007" table:style-name="ce121">
            <text:p>8,421,961<text:s/></text:p>
          </table:table-cell>
          <table:table-cell office:value-type="percentage" office:value="4.7482729765872797E-2" table:style-name="ce122">
            <text:p>4.7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化學材料製造業</text:p>
          </table:table-cell>
          <table:table-cell office:value-type="float" office:value="887" table:style-name="ce121">
            <text:p>887<text:s/></text:p>
          </table:table-cell>
          <table:table-cell office:value-type="percentage" office:value="2.07025323841755E-2" table:style-name="ce122">
            <text:p>2.07%</text:p>
          </table:table-cell>
          <table:table-cell office:value-type="float" office:value="8079052.591" table:style-name="ce121">
            <text:p>8,079,053<text:s/></text:p>
          </table:table-cell>
          <table:table-cell office:value-type="percentage" office:value="4.5549424505151898E-2" table:style-name="ce122">
            <text:p>4.5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金屬製品製造業</text:p>
          </table:table-cell>
          <table:table-cell office:value-type="float" office:value="2678" table:style-name="ce121">
            <text:p>2,678<text:s/></text:p>
          </table:table-cell>
          <table:table-cell office:value-type="percentage" office:value="6.25043762399346E-2" table:style-name="ce122">
            <text:p>6.25%</text:p>
          </table:table-cell>
          <table:table-cell office:value-type="float" office:value="6940963.5904999999" table:style-name="ce121">
            <text:p>6,940,964<text:s/></text:p>
          </table:table-cell>
          <table:table-cell office:value-type="percentage" office:value="3.9132917318880203E-2" table:style-name="ce122">
            <text:p>3.9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機械設備製造業</text:p>
          </table:table-cell>
          <table:table-cell office:value-type="float" office:value="2134" table:style-name="ce121">
            <text:p>2,134<text:s/></text:p>
          </table:table-cell>
          <table:table-cell office:value-type="percentage" office:value="4.9807445442875499E-2" table:style-name="ce122">
            <text:p>4.98%</text:p>
          </table:table-cell>
          <table:table-cell office:value-type="float" office:value="6639766.3353000004" table:style-name="ce121">
            <text:p>6,639,766<text:s/></text:p>
          </table:table-cell>
          <table:table-cell office:value-type="percentage" office:value="3.7434777409236002E-2" table:style-name="ce122">
            <text:p>3.7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塑膠製品製造業</text:p>
          </table:table-cell>
          <table:table-cell office:value-type="float" office:value="2431" table:style-name="ce121">
            <text:p>2,431<text:s/></text:p>
          </table:table-cell>
          <table:table-cell office:value-type="percentage" office:value="5.6739409499358198E-2" table:style-name="ce122">
            <text:p>5.67%</text:p>
          </table:table-cell>
          <table:table-cell office:value-type="float" office:value="6117204.2450000001" table:style-name="ce121">
            <text:p>6,117,204<text:s/></text:p>
          </table:table-cell>
          <table:table-cell office:value-type="percentage" office:value="3.4488590066936803E-2" table:style-name="ce122">
            <text:p>3.4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基本金屬製造業</text:p>
          </table:table-cell>
          <table:table-cell office:value-type="float" office:value="720" table:style-name="ce121">
            <text:p>720<text:s/></text:p>
          </table:table-cell>
          <table:table-cell office:value-type="percentage" office:value="1.6804761349048899E-2" table:style-name="ce122">
            <text:p>1.68%</text:p>
          </table:table-cell>
          <table:table-cell office:value-type="float" office:value="5219531.2966" table:style-name="ce121">
            <text:p>5,219,531<text:s/></text:p>
          </table:table-cell>
          <table:table-cell office:value-type="percentage" office:value="2.9427540428639799E-2" table:style-name="ce122">
            <text:p>2.9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不動產業</text:p>
          </table:table-cell>
          <table:table-cell office:value-type="float" office:value="211" table:style-name="ce121">
            <text:p>211<text:s/></text:p>
          </table:table-cell>
          <table:table-cell office:value-type="percentage" office:value="4.9247286731240502E-3" table:style-name="ce122">
            <text:p>0.49%</text:p>
          </table:table-cell>
          <table:table-cell office:value-type="float" office:value="4393535.8502000002" table:style-name="ce121">
            <text:p>4,393,536<text:s/></text:p>
          </table:table-cell>
          <table:table-cell office:value-type="percentage" office:value="2.477060611566E-2" table:style-name="ce122">
            <text:p>2.4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食品製造業</text:p>
          </table:table-cell>
          <table:table-cell office:value-type="float" office:value="2396" table:style-name="ce121">
            <text:p>2,396<text:s/></text:p>
          </table:table-cell>
          <table:table-cell office:value-type="percentage" office:value="5.5922511378223801E-2" table:style-name="ce122">
            <text:p>5.59%</text:p>
          </table:table-cell>
          <table:table-cell office:value-type="float" office:value="3332452.1390999998" table:style-name="ce121">
            <text:p>3,332,452<text:s/></text:p>
          </table:table-cell>
          <table:table-cell office:value-type="percentage" office:value="1.8788252139373601E-2" table:style-name="ce122">
            <text:p>1.8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汽車及其零件製造業</text:p>
          </table:table-cell>
          <table:table-cell office:value-type="float" office:value="711" table:style-name="ce121">
            <text:p>711<text:s/></text:p>
          </table:table-cell>
          <table:table-cell office:value-type="percentage" office:value="1.6594701832185799E-2" table:style-name="ce122">
            <text:p>1.66%</text:p>
          </table:table-cell>
          <table:table-cell office:value-type="float" office:value="3017956.5347000002" table:style-name="ce121">
            <text:p>3,017,957<text:s/></text:p>
          </table:table-cell>
          <table:table-cell office:value-type="percentage" office:value="1.7015136587956298E-2" table:style-name="ce122">
            <text:p>1.7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紙漿、紙及紙製品製造業</text:p>
          </table:table-cell>
          <table:table-cell office:value-type="float" office:value="689" table:style-name="ce121">
            <text:p>689<text:s/></text:p>
          </table:table-cell>
          <table:table-cell office:value-type="percentage" office:value="1.6081223013187099E-2" table:style-name="ce122">
            <text:p>1.61%</text:p>
          </table:table-cell>
          <table:table-cell office:value-type="float" office:value="2744740.0581999999" table:style-name="ce121">
            <text:p>2,744,740<text:s/></text:p>
          </table:table-cell>
          <table:table-cell office:value-type="percentage" office:value="1.5474751359648301E-2" table:style-name="ce122">
            <text:p>1.5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紡織業</text:p>
          </table:table-cell>
          <table:table-cell office:value-type="float" office:value="1132" table:style-name="ce121">
            <text:p>1,132<text:s/></text:p>
          </table:table-cell>
          <table:table-cell office:value-type="percentage" office:value="2.64208192321158E-2" table:style-name="ce122">
            <text:p>2.64%</text:p>
          </table:table-cell>
          <table:table-cell office:value-type="float" office:value="2554409.3550999998" table:style-name="ce121">
            <text:p>2,554,409<text:s/></text:p>
          </table:table-cell>
          <table:table-cell office:value-type="percentage" office:value="1.44016733106796E-2" table:style-name="ce122">
            <text:p>1.4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資訊及通訊傳播業</text:p>
          </table:table-cell>
          <table:table-cell office:value-type="float" office:value="994" table:style-name="ce121">
            <text:p>994<text:s/></text:p>
          </table:table-cell>
          <table:table-cell office:value-type="percentage" office:value="2.31999066402147E-2" table:style-name="ce122">
            <text:p>2.32%</text:p>
          </table:table-cell>
          <table:table-cell office:value-type="float" office:value="2444569.9857000001" table:style-name="ce121">
            <text:p>2,444,570<text:s/></text:p>
          </table:table-cell>
          <table:table-cell office:value-type="percentage" office:value="1.3782402671229601E-2" table:style-name="ce122">
            <text:p>1.3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專業、科學及技術服務業</text:p>
          </table:table-cell>
          <table:table-cell office:value-type="float" office:value="881" table:style-name="ce121">
            <text:p>881<text:s/></text:p>
          </table:table-cell>
          <table:table-cell office:value-type="percentage" office:value="2.05624927062668E-2" table:style-name="ce122">
            <text:p>2.06%</text:p>
          </table:table-cell>
          <table:table-cell office:value-type="float" office:value="2163488.4389999998" table:style-name="ce121">
            <text:p>2,163,488<text:s/></text:p>
          </table:table-cell>
          <table:table-cell office:value-type="percentage" office:value="1.2197674443879499E-2" table:style-name="ce122">
            <text:p>1.2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化學製品製造業</text:p>
          </table:table-cell>
          <table:table-cell office:value-type="float" office:value="1248" table:style-name="ce121">
            <text:p>1,248<text:s/></text:p>
          </table:table-cell>
          <table:table-cell office:value-type="percentage" office:value="2.91282530050181E-2" table:style-name="ce122">
            <text:p>2.91%</text:p>
          </table:table-cell>
          <table:table-cell office:value-type="float" office:value="2080583.55" table:style-name="ce121">
            <text:p>2,080,584<text:s/></text:p>
          </table:table-cell>
          <table:table-cell office:value-type="percentage" office:value="1.1730259491435699E-2" table:style-name="ce122">
            <text:p>1.1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皮革、毛皮及其製品製造業</text:p>
          </table:table-cell>
          <table:table-cell office:value-type="float" office:value="1538" table:style-name="ce121">
            <text:p>1,538<text:s/></text:p>
          </table:table-cell>
          <table:table-cell office:value-type="percentage" office:value="3.5896837437273899E-2" table:style-name="ce122">
            <text:p>3.59%</text:p>
          </table:table-cell>
          <table:table-cell office:value-type="float" office:value="1540594.5367000001" table:style-name="ce121">
            <text:p>1,540,595<text:s/></text:p>
          </table:table-cell>
          <table:table-cell office:value-type="percentage" office:value="8.6858197483005092E-3" table:style-name="ce122">
            <text:p>0.8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橡膠製品製造業</text:p>
          </table:table-cell>
          <table:table-cell office:value-type="float" office:value="398" table:style-name="ce121">
            <text:p>398<text:s/></text:p>
          </table:table-cell>
          <table:table-cell office:value-type="percentage" office:value="9.2892986346131395E-3" table:style-name="ce122">
            <text:p>0.93%</text:p>
          </table:table-cell>
          <table:table-cell office:value-type="float" office:value="1527669.0131999999" table:style-name="ce121">
            <text:p>1,527,669<text:s/></text:p>
          </table:table-cell>
          <table:table-cell office:value-type="percentage" office:value="8.6129460851795698E-3" table:style-name="ce122">
            <text:p>0.8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藥品製造業</text:p>
          </table:table-cell>
          <table:table-cell office:value-type="float" office:value="191" table:style-name="ce121">
            <text:p>191<text:s/></text:p>
          </table:table-cell>
          <table:table-cell office:value-type="percentage" office:value="4.4579297467615799E-3" table:style-name="ce122">
            <text:p>0.45%</text:p>
          </table:table-cell>
          <table:table-cell office:value-type="float" office:value="1161021.7024000001" table:style-name="ce121">
            <text:p>1,161,022<text:s/></text:p>
          </table:table-cell>
          <table:table-cell office:value-type="percentage" office:value="6.5458009818161102E-3" table:style-name="ce122">
            <text:p>0.6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成衣及服飾品製造業</text:p>
          </table:table-cell>
          <table:table-cell office:value-type="float" office:value="1302" table:style-name="ce121">
            <text:p>1,302<text:s/></text:p>
          </table:table-cell>
          <table:table-cell office:value-type="percentage" office:value="3.0388610106196801E-2" table:style-name="ce122">
            <text:p>3.04%</text:p>
          </table:table-cell>
          <table:table-cell office:value-type="float" office:value="1069357.1943000001" table:style-name="ce121">
            <text:p>1,069,357<text:s/></text:p>
          </table:table-cell>
          <table:table-cell office:value-type="percentage" office:value="6.0289995939709498E-3" table:style-name="ce122">
            <text:p>0.6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住宿及餐飲業</text:p>
          </table:table-cell>
          <table:table-cell office:value-type="float" office:value="557" table:style-name="ce121">
            <text:p>557<text:s/></text:p>
          </table:table-cell>
          <table:table-cell office:value-type="percentage" office:value="1.3000350099194801E-2" table:style-name="ce122">
            <text:p>1.30%</text:p>
          </table:table-cell>
          <table:table-cell office:value-type="float" office:value="956562.42" table:style-name="ce121">
            <text:p>956,562<text:s/></text:p>
          </table:table-cell>
          <table:table-cell office:value-type="percentage" office:value="5.3930664819279699E-3" table:style-name="ce122">
            <text:p>0.5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運輸及倉儲業</text:p>
          </table:table-cell>
          <table:table-cell office:value-type="float" office:value="274" table:style-name="ce121">
            <text:p>274<text:s/></text:p>
          </table:table-cell>
          <table:table-cell office:value-type="percentage" office:value="6.3951452911658298E-3" table:style-name="ce122">
            <text:p>0.64%</text:p>
          </table:table-cell>
          <table:table-cell office:value-type="float" office:value="952079.57050000003" table:style-name="ce121">
            <text:p>952,080<text:s/></text:p>
          </table:table-cell>
          <table:table-cell office:value-type="percentage" office:value="5.3677923284838301E-3" table:style-name="ce122">
            <text:p>0.5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飲料製造業</text:p>
          </table:table-cell>
          <table:table-cell office:value-type="float" office:value="357" table:style-name="ce121">
            <text:p>357<text:s/></text:p>
          </table:table-cell>
          <table:table-cell office:value-type="percentage" office:value="8.3323608355700806E-3" table:style-name="ce122">
            <text:p>0.83%</text:p>
          </table:table-cell>
          <table:table-cell office:value-type="float" office:value="880586.15269999998" table:style-name="ce121">
            <text:p>880,586<text:s/></text:p>
          </table:table-cell>
          <table:table-cell office:value-type="percentage" office:value="4.9647148636429604E-3" table:style-name="ce122">
            <text:p>0.5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支援服務業</text:p>
          </table:table-cell>
          <table:table-cell office:value-type="float" office:value="174" table:style-name="ce121">
            <text:p>174<text:s/></text:p>
          </table:table-cell>
          <table:table-cell office:value-type="percentage" office:value="4.0611506593534802E-3" table:style-name="ce122">
            <text:p>0.41%</text:p>
          </table:table-cell>
          <table:table-cell office:value-type="float" office:value="757073.11250000005" table:style-name="ce121">
            <text:p>757,073<text:s/></text:p>
          </table:table-cell>
          <table:table-cell office:value-type="percentage" office:value="4.2683525319682104E-3" table:style-name="ce122">
            <text:p>0.4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藝術、娛樂及休閒服務業</text:p>
          </table:table-cell>
          <table:table-cell office:value-type="float" office:value="432" table:style-name="ce121">
            <text:p>432<text:s/></text:p>
          </table:table-cell>
          <table:table-cell office:value-type="percentage" office:value="1.0082856809429301E-2" table:style-name="ce122">
            <text:p>1.01%</text:p>
          </table:table-cell>
          <table:table-cell office:value-type="float" office:value="663148.58770000003" table:style-name="ce121">
            <text:p>663,149<text:s/></text:p>
          </table:table-cell>
          <table:table-cell office:value-type="percentage" office:value="3.7388092466174301E-3" table:style-name="ce122">
            <text:p>0.37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營造業</text:p>
          </table:table-cell>
          <table:table-cell office:value-type="float" office:value="308" table:style-name="ce121">
            <text:p>308<text:s/></text:p>
          </table:table-cell>
          <table:table-cell office:value-type="percentage" office:value="7.1887034659820302E-3" table:style-name="ce122">
            <text:p>0.72%</text:p>
          </table:table-cell>
          <table:table-cell office:value-type="float" office:value="626832.61100000003" table:style-name="ce121">
            <text:p>626,833<text:s/></text:p>
          </table:table-cell>
          <table:table-cell office:value-type="percentage" office:value="3.5340610016474298E-3" table:style-name="ce122">
            <text:p>0.3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醫療保健及社會工作服務業</text:p>
          </table:table-cell>
          <table:table-cell office:value-type="float" office:value="79" table:style-name="ce121">
            <text:p>79<text:s/></text:p>
          </table:table-cell>
          <table:table-cell office:value-type="percentage" office:value="1.84385575913175E-3" table:style-name="ce122">
            <text:p>0.18%</text:p>
          </table:table-cell>
          <table:table-cell office:value-type="float" office:value="535570.93259999994" table:style-name="ce121">
            <text:p>535,571<text:s/></text:p>
          </table:table-cell>
          <table:table-cell office:value-type="percentage" office:value="3.0195307539888101E-3" table:style-name="ce122">
            <text:p>0.3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家具製造業</text:p>
          </table:table-cell>
          <table:table-cell office:value-type="float" office:value="335" table:style-name="ce121">
            <text:p>335<text:s/></text:p>
          </table:table-cell>
          <table:table-cell office:value-type="percentage" office:value="7.8188820165713598E-3" table:style-name="ce122">
            <text:p>0.78%</text:p>
          </table:table-cell>
          <table:table-cell office:value-type="float" office:value="520482.64059999998" table:style-name="ce121">
            <text:p>520,483<text:s/></text:p>
          </table:table-cell>
          <table:table-cell office:value-type="percentage" office:value="2.9344634754156699E-3" table:style-name="ce122">
            <text:p>0.2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電力及燃氣供應業</text:p>
          </table:table-cell>
          <table:table-cell office:value-type="float" office:value="40" table:style-name="ce121">
            <text:p>40<text:s/></text:p>
          </table:table-cell>
          <table:table-cell office:value-type="percentage" office:value="9.3359785272493904E-4" table:style-name="ce122">
            <text:p>0.09%</text:p>
          </table:table-cell>
          <table:table-cell office:value-type="float" office:value="434161.25429999997" table:style-name="ce121">
            <text:p>434,161<text:s/></text:p>
          </table:table-cell>
          <table:table-cell office:value-type="percentage" office:value="2.44778642706572E-3" table:style-name="ce122">
            <text:p>0.24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木竹製品製造業</text:p>
          </table:table-cell>
          <table:table-cell office:value-type="float" office:value="598" table:style-name="ce121">
            <text:p>598<text:s/></text:p>
          </table:table-cell>
          <table:table-cell office:value-type="percentage" office:value="1.3957287898237801E-2" table:style-name="ce122">
            <text:p>1.40%</text:p>
          </table:table-cell>
          <table:table-cell office:value-type="float" office:value="398360.8076" table:style-name="ce121">
            <text:p>398,361<text:s/></text:p>
          </table:table-cell>
          <table:table-cell office:value-type="percentage" office:value="2.2459447227514101E-3" table:style-name="ce122">
            <text:p>0.22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石油及煤製品製造業</text:p>
          </table:table-cell>
          <table:table-cell office:value-type="float" office:value="65" table:style-name="ce121">
            <text:p>65<text:s/></text:p>
          </table:table-cell>
          <table:table-cell office:value-type="percentage" office:value="1.5170965106780299E-3" table:style-name="ce122">
            <text:p>0.15%</text:p>
          </table:table-cell>
          <table:table-cell office:value-type="float" office:value="334384.66159999999" table:style-name="ce121">
            <text:p>334,385<text:s/></text:p>
          </table:table-cell>
          <table:table-cell office:value-type="percentage" office:value="1.88524938136895E-3" table:style-name="ce122">
            <text:p>0.19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農、林、漁、牧業</text:p>
          </table:table-cell>
          <table:table-cell office:value-type="float" office:value="564" table:style-name="ce121">
            <text:p>564<text:s/></text:p>
          </table:table-cell>
          <table:table-cell office:value-type="percentage" office:value="1.3163729723421599E-2" table:style-name="ce122">
            <text:p>1.32%</text:p>
          </table:table-cell>
          <table:table-cell office:value-type="float" office:value="320626.57630000002" table:style-name="ce121">
            <text:p>320,627<text:s/></text:p>
          </table:table-cell>
          <table:table-cell office:value-type="percentage" office:value="1.80768176305614E-3" table:style-name="ce122">
            <text:p>0.1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礦業及土石採取業</text:p>
          </table:table-cell>
          <table:table-cell office:value-type="float" office:value="124" table:style-name="ce121">
            <text:p>124<text:s/></text:p>
          </table:table-cell>
          <table:table-cell office:value-type="percentage" office:value="2.8941533434473101E-3" table:style-name="ce122">
            <text:p>0.29%</text:p>
          </table:table-cell>
          <table:table-cell office:value-type="float" office:value="279004.2071" table:style-name="ce121">
            <text:p>279,004<text:s/></text:p>
          </table:table-cell>
          <table:table-cell office:value-type="percentage" office:value="1.57301625713866E-3" table:style-name="ce122">
            <text:p>0.16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印刷及資料儲存媒體複製業</text:p>
          </table:table-cell>
          <table:table-cell office:value-type="float" office:value="263" table:style-name="ce121">
            <text:p>263<text:s/></text:p>
          </table:table-cell>
          <table:table-cell office:value-type="percentage" office:value="6.1384058816664703E-3" table:style-name="ce122">
            <text:p>0.61%</text:p>
          </table:table-cell>
          <table:table-cell office:value-type="float" office:value="274829.63400000002" table:style-name="ce121">
            <text:p>274,830<text:s/></text:p>
          </table:table-cell>
          <table:table-cell office:value-type="percentage" office:value="1.5494801555824601E-3" table:style-name="ce122">
            <text:p>0.1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用水供應及污染整治業</text:p>
          </table:table-cell>
          <table:table-cell office:value-type="float" office:value="80" table:style-name="ce121">
            <text:p>80<text:s/></text:p>
          </table:table-cell>
          <table:table-cell office:value-type="percentage" office:value="1.86719570544988E-3" table:style-name="ce122">
            <text:p>0.19%</text:p>
          </table:table-cell>
          <table:table-cell office:value-type="float" office:value="258503.39980000001" table:style-name="ce121">
            <text:p>258,503<text:s/></text:p>
          </table:table-cell>
          <table:table-cell office:value-type="percentage" office:value="1.4574334008708E-3" table:style-name="ce122">
            <text:p>0.1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產業用機械設備維修及安裝業</text:p>
          </table:table-cell>
          <table:table-cell office:value-type="float" office:value="16" table:style-name="ce121">
            <text:p>16<text:s/></text:p>
          </table:table-cell>
          <table:table-cell office:value-type="percentage" office:value="3.7343914108997601E-4" table:style-name="ce122">
            <text:p>0.04%</text:p>
          </table:table-cell>
          <table:table-cell office:value-type="float" office:value="87878.232000000004" table:style-name="ce121">
            <text:p>87,878<text:s/></text:p>
          </table:table-cell>
          <table:table-cell office:value-type="percentage" office:value="4.9545449160577496E-4" table:style-name="ce122">
            <text:p>0.05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公共行政及國防；強制性社會安全</text:p>
          </table:table-cell>
          <table:table-cell office:value-type="float" office:value="15" table:style-name="ce121">
            <text:p>15<text:s/></text:p>
          </table:table-cell>
          <table:table-cell office:value-type="percentage" office:value="3.50099194771852E-4" table:style-name="ce122">
            <text:p>0.04%</text:p>
          </table:table-cell>
          <table:table-cell office:value-type="float" office:value="44906.243799999997" table:style-name="ce121">
            <text:p>44,906<text:s/></text:p>
          </table:table-cell>
          <table:table-cell office:value-type="percentage" office:value="2.5317987953892799E-4" table:style-name="ce122">
            <text:p>0.0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教育服務業</text:p>
          </table:table-cell>
          <table:table-cell office:value-type="float" office:value="30" table:style-name="ce121">
            <text:p>30<text:s/></text:p>
          </table:table-cell>
          <table:table-cell office:value-type="percentage" office:value="7.0019838954370401E-4" table:style-name="ce122">
            <text:p>0.07%</text:p>
          </table:table-cell>
          <table:table-cell office:value-type="float" office:value="44851.752899999999" table:style-name="ce121">
            <text:p>44,852<text:s/></text:p>
          </table:table-cell>
          <table:table-cell office:value-type="percentage" office:value="2.5287266169280001E-4" table:style-name="ce122">
            <text:p>0.03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菸草製造業</text:p>
          </table:table-cell>
          <table:table-cell office:value-type="float" office:value="2" table:style-name="ce121">
            <text:p>2<text:s/></text:p>
          </table:table-cell>
          <table:table-cell office:value-type="percentage" office:value="4.6679892636246899E-5" table:style-name="ce122">
            <text:p>0.00%</text:p>
          </table:table-cell>
          <table:table-cell office:value-type="float" office:value="13880" table:style-name="ce121">
            <text:p>13,880<text:s/></text:p>
          </table:table-cell>
          <table:table-cell office:value-type="percentage" office:value="7.8254969256643194E-5" table:style-name="ce122">
            <text:p>0.01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製造業</text:p>
          </table:table-cell>
          <table:table-cell office:value-type="float" office:value="2617" table:style-name="ce121">
            <text:p>2,617<text:s/></text:p>
          </table:table-cell>
          <table:table-cell office:value-type="percentage" office:value="6.1080639514529099E-2" table:style-name="ce122">
            <text:p>6.11%</text:p>
          </table:table-cell>
          <table:table-cell office:value-type="float" office:value="2838096.7683999999" table:style-name="ce121">
            <text:p>2,838,097<text:s/></text:p>
          </table:table-cell>
          <table:table-cell office:value-type="percentage" office:value="1.6001093325541799E-2" table:style-name="ce122">
            <text:p>1.6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運輸工具製造業</text:p>
          </table:table-cell>
          <table:table-cell office:value-type="float" office:value="662" table:style-name="ce121">
            <text:p>662<text:s/></text:p>
          </table:table-cell>
          <table:table-cell office:value-type="percentage" office:value="1.54510444625977E-2" table:style-name="ce122">
            <text:p>1.55%</text:p>
          </table:table-cell>
          <table:table-cell office:value-type="float" office:value="1766492.8633000001" table:style-name="ce121">
            <text:p>1,766,493<text:s/></text:p>
          </table:table-cell>
          <table:table-cell office:value-type="percentage" office:value="9.9594268522781807E-3" table:style-name="ce122">
            <text:p>1.00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其他服務業</text:p>
          </table:table-cell>
          <table:table-cell office:value-type="float" office:value="330" table:style-name="ce121">
            <text:p>330<text:s/></text:p>
          </table:table-cell>
          <table:table-cell office:value-type="percentage" office:value="7.7021822849807501E-3" table:style-name="ce122">
            <text:p>0.77%</text:p>
          </table:table-cell>
          <table:table-cell office:value-type="float" office:value="1558643.3437000001" table:style-name="ce121">
            <text:p>1,558,643<text:s/></text:p>
          </table:table-cell>
          <table:table-cell office:value-type="percentage" office:value="8.7875783100371096E-3" table:style-name="ce122">
            <text:p>0.88%</text:p>
          </table:table-cell>
          <table:table-cell table:number-columns-repeated="16379"/>
        </table:table-row>
        <table:table-row table:style-name="ro18">
          <table:table-cell office:value-type="string" table:style-name="ce120">
            <text:p>合計</text:p>
          </table:table-cell>
          <table:table-cell office:value-type="float" office:value="42845" table:style-name="ce121">
            <text:p>42,845<text:s/></text:p>
          </table:table-cell>
          <table:table-cell office:value-type="percentage" office:value="1" table:style-name="ce122">
            <text:p>100.00%</text:p>
          </table:table-cell>
          <table:table-cell office:value-type="float" office:value="177368927.90130001" table:style-name="ce121">
            <text:p>177,368,928<text:s/></text:p>
          </table:table-cell>
          <table:table-cell office:value-type="percentage" office:value="1" table:style-name="ce122">
            <text:p>100.00%</text:p>
          </table:table-cell>
          <table:table-cell table:number-columns-repeated="16379"/>
        </table:table-row>
        <table:table-row table:style-name="ro22">
          <table:table-cell table:number-columns-repeated="16384"/>
        </table:table-row>
        <table:table-row table:style-name="ro21">
          <table:table-cell table:style-name="ce147"/>
          <table:table-cell table:number-columns-repeated="16383"/>
        </table:table-row>
        <table:table-row table:number-rows-repeated="1048310" table:style-name="ro22">
          <table:table-cell table:number-columns-repeated="16384"/>
        </table:table-row>
      </table:table>
      <table:table table:name="陸資分業" table:style-name="ta6">
        <table:table-column table:style-name="co36" table:default-cell-style-name="ce176"/>
        <table:table-column table:style-name="co31" table:default-cell-style-name="ce176"/>
        <table:table-column table:style-name="co28" table:default-cell-style-name="ce176"/>
        <table:table-column table:style-name="co37" table:default-cell-style-name="ce166"/>
        <table:table-column table:style-name="co14" table:default-cell-style-name="ce166"/>
        <table:table-column table:style-name="co38" table:default-cell-style-name="ce166"/>
        <table:table-column table:style-name="co39" table:default-cell-style-name="ce166"/>
        <table:table-column table:style-name="co38" table:number-columns-repeated="2" table:default-cell-style-name="ce166"/>
        <table:table-column table:style-name="co40" table:default-cell-style-name="ce166"/>
        <table:table-column table:style-name="co38" table:number-columns-repeated="1014" table:default-cell-style-name="ce166"/>
        <table:table-column table:style-name="co10" table:number-columns-repeated="15360" table:default-cell-style-name="ce1"/>
        <table:table-row table:style-name="ro25">
          <table:table-cell office:value-type="string" table:number-columns-spanned="5" table:number-rows-spanned="1" table:style-name="ce177">
            <text:p>陸資來臺投資分業統計表(截至107年5月底)</text:p>
          </table:table-cell>
          <table:covered-table-cell table:number-columns-repeated="4"/>
          <table:table-cell table:number-columns-repeated="16379" table:style-name="ce1"/>
        </table:table-row>
        <table:table-row table:style-name="ro24">
          <table:table-cell table:number-columns-repeated="3" table:style-name="ce156"/>
          <table:table-cell table:number-columns-repeated="2" table:style-name="ce157"/>
          <table:table-cell table:number-columns-repeated="16379" table:style-name="ce1"/>
        </table:table-row>
        <table:table-row table:style-name="ro26">
          <table:table-cell table:style-name="ce158"/>
          <table:table-cell office:value-type="string" table:style-name="ce159">
            <text:p>件數</text:p>
          </table:table-cell>
          <table:table-cell office:value-type="string" table:style-name="ce159">
            <text:p>比重</text:p>
          </table:table-cell>
          <table:table-cell office:value-type="string" table:style-name="ce160">
            <text:p>金額</text:p>
            <text:p>（千美元）</text:p>
          </table:table-cell>
          <table:table-cell office:value-type="string" table:style-name="ce159">
            <text:p>比重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批發及零售業</text:p>
          </table:table-cell>
          <table:table-cell office:value-type="float" office:value="758" table:style-name="ce162">
            <text:p>758</text:p>
          </table:table-cell>
          <table:table-cell office:value-type="percentage" office:value="0.66085440278988661" table:formula="of:=[.B4]/[.$B$39]" table:style-name="ce163">
            <text:p>66.09%</text:p>
          </table:table-cell>
          <table:table-cell office:value-type="float" office:value="564725.27108708001" table:style-name="ce164">
            <text:p>564,725<text:s/></text:p>
          </table:table-cell>
          <table:table-cell office:value-type="percentage" office:value="0.2733441382334581" table:formula="of:=[.D4]/[.$D$39]" table:style-name="ce163">
            <text:p>27.33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電子零組件製造業</text:p>
          </table:table-cell>
          <table:table-cell office:value-type="float" office:value="56" table:style-name="ce162">
            <text:p>56</text:p>
          </table:table-cell>
          <table:table-cell office:value-type="percentage" office:value="4.8823016564952047E-2" table:formula="of:=[.B5]/[.$B$39]" table:style-name="ce163">
            <text:p>4.88%</text:p>
          </table:table-cell>
          <table:table-cell office:value-type="float" office:value="268620.27268388798" table:style-name="ce164">
            <text:p>268,620<text:s/></text:p>
          </table:table-cell>
          <table:table-cell office:value-type="percentage" office:value="0.13002034920001251" table:formula="of:=[.D5]/[.$D$39]" table:style-name="ce163">
            <text:p>13.00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銀行業</text:p>
          </table:table-cell>
          <table:table-cell office:value-type="float" office:value="3" table:style-name="ce162">
            <text:p>3</text:p>
          </table:table-cell>
          <table:table-cell office:value-type="percentage" office:value="2.6155187445510027E-3" table:formula="of:=[.B6]/[.$B$39]" table:style-name="ce163">
            <text:p>0.26%</text:p>
          </table:table-cell>
          <table:table-cell office:value-type="float" office:value="201440.655999468" table:style-name="ce164">
            <text:p>201,441<text:s/></text:p>
          </table:table-cell>
          <table:table-cell office:value-type="percentage" office:value="9.7503379675860938E-2" table:formula="of:=[.D6]/[.$D$39]" table:style-name="ce163">
            <text:p>9.75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港埠業</text:p>
          </table:table-cell>
          <table:table-cell office:value-type="float" office:value="1" table:style-name="ce162">
            <text:p>1</text:p>
          </table:table-cell>
          <table:table-cell office:value-type="percentage" office:value="8.7183958151700091E-4" table:formula="of:=[.B7]/[.$B$39]" table:style-name="ce163">
            <text:p>0.09%</text:p>
          </table:table-cell>
          <table:table-cell office:value-type="float" office:value="139108" table:style-name="ce164">
            <text:p>139,108<text:s/></text:p>
          </table:table-cell>
          <table:table-cell office:value-type="percentage" office:value="6.7332485950529694E-2" table:formula="of:=[.D7]/[.$D$39]" table:style-name="ce163">
            <text:p>6.73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機械設備製造業</text:p>
          </table:table-cell>
          <table:table-cell office:value-type="float" office:value="31" table:style-name="ce162">
            <text:p>31</text:p>
          </table:table-cell>
          <table:table-cell office:value-type="percentage" office:value="2.7027027027027029E-2" table:formula="of:=[.B8]/[.$B$39]" table:style-name="ce163">
            <text:p>2.70%</text:p>
          </table:table-cell>
          <table:table-cell office:value-type="float" office:value="112846.34905273499" table:style-name="ce164">
            <text:p>112,846<text:s/></text:p>
          </table:table-cell>
          <table:table-cell office:value-type="percentage" office:value="5.4621051356944596E-2" table:formula="of:=[.D8]/[.$D$39]" table:style-name="ce163">
            <text:p>5.46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電腦、電子產品及光學製品製造業</text:p>
          </table:table-cell>
          <table:table-cell office:value-type="float" office:value="32" table:style-name="ce162">
            <text:p>32</text:p>
          </table:table-cell>
          <table:table-cell office:value-type="percentage" office:value="2.7898866608544029E-2" table:formula="of:=[.B9]/[.$B$39]" table:style-name="ce163">
            <text:p>2.79%</text:p>
          </table:table-cell>
          <table:table-cell office:value-type="float" office:value="107435.238086151" table:style-name="ce164">
            <text:p>107,435<text:s/></text:p>
          </table:table-cell>
          <table:table-cell office:value-type="percentage" office:value="5.2001909732205011E-2" table:formula="of:=[.D9]/[.$D$39]" table:style-name="ce163">
            <text:p>5.20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電力設備製造業</text:p>
          </table:table-cell>
          <table:table-cell office:value-type="float" office:value="7" table:style-name="ce162">
            <text:p>7</text:p>
          </table:table-cell>
          <table:table-cell office:value-type="percentage" office:value="6.1028770706190059E-3" table:formula="of:=[.B10]/[.$B$39]" table:style-name="ce163">
            <text:p>0.61%</text:p>
          </table:table-cell>
          <table:table-cell office:value-type="float" office:value="106131.384361683" table:style-name="ce164">
            <text:p>106,131<text:s/></text:p>
          </table:table-cell>
          <table:table-cell office:value-type="percentage" office:value="5.1370805032372596E-2" table:formula="of:=[.D10]/[.$D$39]" table:style-name="ce163">
            <text:p>5.14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資訊軟體服務業</text:p>
          </table:table-cell>
          <table:table-cell office:value-type="float" office:value="70" table:style-name="ce162">
            <text:p>70</text:p>
          </table:table-cell>
          <table:table-cell office:value-type="percentage" office:value="6.1028770706190061E-2" table:formula="of:=[.B11]/[.$B$39]" table:style-name="ce163">
            <text:p>6.10%</text:p>
          </table:table-cell>
          <table:table-cell office:value-type="float" office:value="90626.864626668699" table:style-name="ce164">
            <text:p>90,627<text:s/></text:p>
          </table:table-cell>
          <table:table-cell office:value-type="percentage" office:value="4.3866147807572003E-2" table:formula="of:=[.D11]/[.$D$39]" table:style-name="ce163">
            <text:p>4.39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研究發展服務業</text:p>
          </table:table-cell>
          <table:table-cell office:value-type="float" office:value="9" table:style-name="ce162">
            <text:p>9</text:p>
          </table:table-cell>
          <table:table-cell office:value-type="percentage" office:value="7.8465562336530077E-3" table:formula="of:=[.B12]/[.$B$39]" table:style-name="ce163">
            <text:p>0.78%</text:p>
          </table:table-cell>
          <table:table-cell office:value-type="float" office:value="90144" table:style-name="ce164">
            <text:p>90,144<text:s/></text:p>
          </table:table-cell>
          <table:table-cell office:value-type="percentage" office:value="4.3632426701013236E-2" table:formula="of:=[.D12]/[.$D$39]" table:style-name="ce163">
            <text:p>4.36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住宿服務業</text:p>
          </table:table-cell>
          <table:table-cell office:value-type="float" office:value="4" table:style-name="ce162">
            <text:p>4</text:p>
          </table:table-cell>
          <table:table-cell office:value-type="percentage" office:value="3.4873583260680036E-3" table:formula="of:=[.B13]/[.$B$39]" table:style-name="ce163">
            <text:p>0.35%</text:p>
          </table:table-cell>
          <table:table-cell office:value-type="float" office:value="89722.584092134901" table:style-name="ce164">
            <text:p>89,723<text:s/></text:p>
          </table:table-cell>
          <table:table-cell office:value-type="percentage" office:value="4.3428448635800185E-2" table:formula="of:=[.D13]/[.$D$39]" table:style-name="ce163">
            <text:p>4.34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金屬製品製造業</text:p>
          </table:table-cell>
          <table:table-cell office:value-type="float" office:value="10" table:style-name="ce162">
            <text:p>10</text:p>
          </table:table-cell>
          <table:table-cell office:value-type="percentage" office:value="8.7183958151700082E-3" table:formula="of:=[.B14]/[.$B$39]" table:style-name="ce163">
            <text:p>0.87%</text:p>
          </table:table-cell>
          <table:table-cell office:value-type="float" office:value="79559" table:style-name="ce164">
            <text:p>79,559<text:s/></text:p>
          </table:table-cell>
          <table:table-cell office:value-type="percentage" office:value="3.8508966053269346E-2" table:formula="of:=[.D14]/[.$D$39]" table:style-name="ce163">
            <text:p>3.85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化學製品製造業</text:p>
          </table:table-cell>
          <table:table-cell office:value-type="float" office:value="5" table:style-name="ce162">
            <text:p>5</text:p>
          </table:table-cell>
          <table:table-cell office:value-type="percentage" office:value="4.3591979075850041E-3" table:formula="of:=[.B15]/[.$B$39]" table:style-name="ce163">
            <text:p>0.44%</text:p>
          </table:table-cell>
          <table:table-cell office:value-type="float" office:value="67241" table:style-name="ce164">
            <text:p>67,241<text:s/></text:p>
          </table:table-cell>
          <table:table-cell office:value-type="percentage" office:value="3.2546680908355864E-2" table:formula="of:=[.D15]/[.$D$39]" table:style-name="ce163">
            <text:p>3.25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餐飲業</text:p>
          </table:table-cell>
          <table:table-cell office:value-type="float" office:value="50" table:style-name="ce162">
            <text:p>50</text:p>
          </table:table-cell>
          <table:table-cell office:value-type="percentage" office:value="4.3591979075850044E-2" table:formula="of:=[.B16]/[.$B$39]" table:style-name="ce163">
            <text:p>4.36%</text:p>
          </table:table-cell>
          <table:table-cell office:value-type="float" office:value="29132.357418028801" table:style-name="ce164">
            <text:p>29,132<text:s/></text:p>
          </table:table-cell>
          <table:table-cell office:value-type="percentage" office:value="1.4100943486752981E-2" table:formula="of:=[.D16]/[.$D$39]" table:style-name="ce163">
            <text:p>1.41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廢棄物清除、處理及資源回收業</text:p>
          </table:table-cell>
          <table:table-cell office:value-type="float" office:value="6" table:style-name="ce162">
            <text:p>6</text:p>
          </table:table-cell>
          <table:table-cell office:value-type="percentage" office:value="5.2310374891020054E-3" table:formula="of:=[.B17]/[.$B$39]" table:style-name="ce163">
            <text:p>0.52%</text:p>
          </table:table-cell>
          <table:table-cell office:value-type="float" office:value="21122.7876324969" table:style-name="ce164">
            <text:p>21,123<text:s/></text:p>
          </table:table-cell>
          <table:table-cell office:value-type="percentage" office:value="1.0224069079428357E-2" table:formula="of:=[.D17]/[.$D$39]" table:style-name="ce163">
            <text:p>1.02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紡織業</text:p>
          </table:table-cell>
          <table:table-cell office:value-type="float" office:value="2" table:style-name="ce162">
            <text:p>2</text:p>
          </table:table-cell>
          <table:table-cell office:value-type="percentage" office:value="1.7436791630340018E-3" table:formula="of:=[.B18]/[.$B$39]" table:style-name="ce163">
            <text:p>0.17%</text:p>
          </table:table-cell>
          <table:table-cell office:value-type="float" office:value="18108" table:style-name="ce164">
            <text:p>18,108<text:s/></text:p>
          </table:table-cell>
          <table:table-cell office:value-type="percentage" office:value="8.7648205393808538E-3" table:formula="of:=[.D18]/[.$D$39]" table:style-name="ce163">
            <text:p>0.88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食品製造業</text:p>
          </table:table-cell>
          <table:table-cell office:value-type="float" office:value="2" table:style-name="ce162">
            <text:p>2</text:p>
          </table:table-cell>
          <table:table-cell office:value-type="percentage" office:value="1.7436791630340018E-3" table:formula="of:=[.B19]/[.$B$39]" table:style-name="ce163">
            <text:p>0.17%</text:p>
          </table:table-cell>
          <table:table-cell office:value-type="float" office:value="13775" table:style-name="ce164">
            <text:p>13,775<text:s/></text:p>
          </table:table-cell>
          <table:table-cell office:value-type="percentage" office:value="6.6675172813105395E-3" table:formula="of:=[.D19]/[.$D$39]" table:style-name="ce163">
            <text:p>0.67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化學材料製造業</text:p>
          </table:table-cell>
          <table:table-cell office:value-type="float" office:value="5" table:style-name="ce162">
            <text:p>5</text:p>
          </table:table-cell>
          <table:table-cell office:value-type="percentage" office:value="4.3591979075850041E-3" table:formula="of:=[.B20]/[.$B$39]" table:style-name="ce163">
            <text:p>0.44%</text:p>
          </table:table-cell>
          <table:table-cell office:value-type="float" office:value="12562" table:style-name="ce164">
            <text:p>12,562<text:s/></text:p>
          </table:table-cell>
          <table:table-cell office:value-type="percentage" office:value="6.080388536321089E-3" table:formula="of:=[.D20]/[.$D$39]" table:style-name="ce163">
            <text:p>0.61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汽車及其零件製造業</text:p>
          </table:table-cell>
          <table:table-cell office:value-type="float" office:value="2" table:style-name="ce162">
            <text:p>2</text:p>
          </table:table-cell>
          <table:table-cell office:value-type="percentage" office:value="1.7436791630340018E-3" table:formula="of:=[.B21]/[.$B$39]" table:style-name="ce163">
            <text:p>0.17%</text:p>
          </table:table-cell>
          <table:table-cell office:value-type="float" office:value="6846.36030197525" table:style-name="ce164">
            <text:p>6,846<text:s/></text:p>
          </table:table-cell>
          <table:table-cell office:value-type="percentage" office:value="3.3138457805806476E-3" table:formula="of:=[.D21]/[.$D$39]" table:style-name="ce163">
            <text:p>0.33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塑膠製品製造業</text:p>
          </table:table-cell>
          <table:table-cell office:value-type="float" office:value="12" table:style-name="ce162">
            <text:p>12</text:p>
          </table:table-cell>
          <table:table-cell office:value-type="percentage" office:value="1.0462074978204011E-2" table:formula="of:=[.B22]/[.$B$39]" table:style-name="ce163">
            <text:p>1.05%</text:p>
          </table:table-cell>
          <table:table-cell office:value-type="float" office:value="5268.9926129961204" table:style-name="ce164">
            <text:p>5,269<text:s/></text:p>
          </table:table-cell>
          <table:table-cell office:value-type="percentage" office:value="2.5503520364609225E-3" table:formula="of:=[.D22]/[.$D$39]" table:style-name="ce163">
            <text:p>0.26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產業用機械設備維修及安裝業</text:p>
          </table:table-cell>
          <table:table-cell office:value-type="float" office:value="5" table:style-name="ce162">
            <text:p>5</text:p>
          </table:table-cell>
          <table:table-cell office:value-type="percentage" office:value="4.3591979075850041E-3" table:formula="of:=[.B23]/[.$B$39]" table:style-name="ce163">
            <text:p>0.44%</text:p>
          </table:table-cell>
          <table:table-cell office:value-type="float" office:value="4677.4640591966199" table:style-name="ce164">
            <text:p>4,677<text:s/></text:p>
          </table:table-cell>
          <table:table-cell office:value-type="percentage" office:value="2.2640342974520806E-3" table:formula="of:=[.D23]/[.$D$39]" table:style-name="ce163">
            <text:p>0.23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會議服務業</text:p>
          </table:table-cell>
          <table:table-cell office:value-type="float" office:value="19" table:style-name="ce162">
            <text:p>19</text:p>
          </table:table-cell>
          <table:table-cell office:value-type="percentage" office:value="1.6564952048823016E-2" table:formula="of:=[.B24]/[.$B$39]" table:style-name="ce163">
            <text:p>1.66%</text:p>
          </table:table-cell>
          <table:table-cell office:value-type="float" office:value="4478.1321358287496" table:style-name="ce164">
            <text:p>4,478<text:s/></text:p>
          </table:table-cell>
          <table:table-cell office:value-type="percentage" office:value="2.1675516082490212E-3" table:formula="of:=[.D24]/[.$D$39]" table:style-name="ce163">
            <text:p>0.22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橡膠製品製造業</text:p>
          </table:table-cell>
          <table:table-cell office:value-type="float" office:value="2" table:style-name="ce162">
            <text:p>2</text:p>
          </table:table-cell>
          <table:table-cell office:value-type="percentage" office:value="1.7436791630340018E-3" table:formula="of:=[.B25]/[.$B$39]" table:style-name="ce163">
            <text:p>0.17%</text:p>
          </table:table-cell>
          <table:table-cell office:value-type="float" office:value="4001.9201124318502" table:style-name="ce164">
            <text:p>4,002<text:s/></text:p>
          </table:table-cell>
          <table:table-cell office:value-type="percentage" office:value="1.937050563198808E-3" table:formula="of:=[.D25]/[.$D$39]" table:style-name="ce163">
            <text:p>0.19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未分類其他專業、科學及技術服務業</text:p>
          </table:table-cell>
          <table:table-cell office:value-type="float" office:value="3" table:style-name="ce162">
            <text:p>3</text:p>
          </table:table-cell>
          <table:table-cell office:value-type="percentage" office:value="2.6155187445510027E-3" table:formula="of:=[.B26]/[.$B$39]" table:style-name="ce163">
            <text:p>0.26%</text:p>
          </table:table-cell>
          <table:table-cell office:value-type="float" office:value="3794" table:style-name="ce164">
            <text:p>3,794<text:s/></text:p>
          </table:table-cell>
          <table:table-cell office:value-type="percentage" office:value="1.8364109303297413E-3" table:formula="of:=[.D26]/[.$D$39]" table:style-name="ce163">
            <text:p>0.18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專業設計服務業</text:p>
          </table:table-cell>
          <table:table-cell office:value-type="float" office:value="11" table:style-name="ce162">
            <text:p>11</text:p>
          </table:table-cell>
          <table:table-cell office:value-type="percentage" office:value="9.5902353966870104E-3" table:formula="of:=[.B27]/[.$B$39]" table:style-name="ce163">
            <text:p>0.96%</text:p>
          </table:table-cell>
          <table:table-cell office:value-type="float" office:value="3637.0621192939302" table:style-name="ce164">
            <text:p>3,637<text:s/></text:p>
          </table:table-cell>
          <table:table-cell office:value-type="percentage" office:value="1.7604482420030647E-3" table:formula="of:=[.D27]/[.$D$39]" table:style-name="ce163">
            <text:p>0.18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技術檢測及分析服務業</text:p>
          </table:table-cell>
          <table:table-cell office:value-type="float" office:value="6" table:style-name="ce162">
            <text:p>6</text:p>
          </table:table-cell>
          <table:table-cell office:value-type="percentage" office:value="5.2310374891020054E-3" table:formula="of:=[.B28]/[.$B$39]" table:style-name="ce163">
            <text:p>0.52%</text:p>
          </table:table-cell>
          <table:table-cell office:value-type="float" office:value="3189.8559789424899" table:style-name="ce164">
            <text:p>3,190<text:s/></text:p>
          </table:table-cell>
          <table:table-cell office:value-type="percentage" office:value="1.5439869230120362E-3" table:formula="of:=[.D28]/[.$D$39]" table:style-name="ce163">
            <text:p>0.15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成衣及服飾品製造業</text:p>
          </table:table-cell>
          <table:table-cell office:value-type="float" office:value="2" table:style-name="ce162">
            <text:p>2</text:p>
          </table:table-cell>
          <table:table-cell office:value-type="percentage" office:value="1.7436791630340018E-3" table:formula="of:=[.B29]/[.$B$39]" table:style-name="ce163">
            <text:p>0.17%</text:p>
          </table:table-cell>
          <table:table-cell office:value-type="float" office:value="2947.1029434619099" table:style-name="ce164">
            <text:p>2,947<text:s/></text:p>
          </table:table-cell>
          <table:table-cell office:value-type="percentage" office:value="1.4264871002056946E-3" table:formula="of:=[.D29]/[.$D$39]" table:style-name="ce163">
            <text:p>0.14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運輸及倉儲業</text:p>
          </table:table-cell>
          <table:table-cell office:value-type="float" office:value="18" table:style-name="ce162">
            <text:p>18</text:p>
          </table:table-cell>
          <table:table-cell office:value-type="percentage" office:value="1.5693112467306015E-2" table:formula="of:=[.B30]/[.$B$39]" table:style-name="ce163">
            <text:p>1.57%</text:p>
          </table:table-cell>
          <table:table-cell office:value-type="float" office:value="2852.3868708790601" table:style-name="ce164">
            <text:p>2,852<text:s/></text:p>
          </table:table-cell>
          <table:table-cell office:value-type="percentage" office:value="1.3806416518743687E-3" table:formula="of:=[.D30]/[.$D$39]" table:style-name="ce163">
            <text:p>0.14%</text:p>
          </table:table-cell>
          <table:table-cell table:number-columns-repeated="16379" table:style-name="ce1"/>
        </table:table-row>
        <table:table-row table:style-name="ro24">
          <table:table-cell office:value-type="string" table:style-name="ce161">
            <text:p>未分類其他運輸工具及其零件製造業</text:p>
          </table:table-cell>
          <table:table-cell office:value-type="float" office:value="3" table:style-name="ce162">
            <text:p>3</text:p>
          </table:table-cell>
          <table:table-cell office:value-type="percentage" office:value="2.6155187445510027E-3" table:formula="of:=[.B31]/[.$B$39]" table:style-name="ce163">
            <text:p>0.26%</text:p>
          </table:table-cell>
          <table:table-cell office:value-type="float" office:value="2022" table:style-name="ce164">
            <text:p>2,022<text:s/></text:p>
          </table:table-cell>
          <table:table-cell office:value-type="percentage" office:value="9.7870925174663604E-4" table:formula="of:=[.D31]/[.$D$39]" table:style-name="ce163">
            <text:p>0.10%</text:p>
          </table:table-cell>
          <table:table-cell table:number-columns-repeated="16379" table:style-name="ce1"/>
        </table:table-row>
        <table:table-row table:style-name="ro22">
          <table:table-cell office:value-type="string" table:style-name="ce161">
            <text:p>創業投資業</text:p>
          </table:table-cell>
          <table:table-cell office:value-type="float" office:value="1" table:style-name="ce162">
            <text:p>1</text:p>
          </table:table-cell>
          <table:table-cell office:value-type="percentage" office:value="8.7183958151700091E-4" table:formula="of:=[.B32]/[.$B$39]" table:style-name="ce163">
            <text:p>0.09%</text:p>
          </table:table-cell>
          <table:table-cell office:value-type="float" office:value="1994" table:style-name="ce164">
            <text:p>1,994<text:s/></text:p>
          </table:table-cell>
          <table:table-cell office:value-type="percentage" office:value="9.6515640355232058E-4" table:formula="of:=[.D32]/[.$D$39]" table:style-name="ce163">
            <text:p>0.10%</text:p>
          </table:table-cell>
          <table:table-cell table:number-columns-repeated="4" table:style-name="ce165"/>
          <table:table-cell table:number-columns-repeated="2" table:style-name="ce166"/>
          <table:table-cell table:number-columns-repeated="16373" table:style-name="ce165"/>
        </table:table-row>
        <table:table-row table:style-name="ro22">
          <table:table-cell office:value-type="string" table:style-name="ce161">
            <text:p>醫療器材製造業</text:p>
          </table:table-cell>
          <table:table-cell office:value-type="float" office:value="1" table:style-name="ce162">
            <text:p>1</text:p>
          </table:table-cell>
          <table:table-cell office:value-type="percentage" office:value="8.7183958151700091E-4" table:formula="of:=[.B33]/[.$B$39]" table:style-name="ce163">
            <text:p>0.09%</text:p>
          </table:table-cell>
          <table:table-cell office:value-type="float" office:value="1201" table:style-name="ce164">
            <text:p>1,201<text:s/></text:p>
          </table:table-cell>
          <table:table-cell office:value-type="percentage" office:value="5.8132038147760132E-4" table:formula="of:=[.D33]/[.$D$39]" table:style-name="ce163">
            <text:p>0.06%</text:p>
          </table:table-cell>
          <table:table-cell table:number-columns-repeated="2" table:style-name="ce1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office:value-type="string" table:style-name="ce161">
            <text:p>租賃業</text:p>
          </table:table-cell>
          <table:table-cell office:value-type="float" office:value="2" table:style-name="ce162">
            <text:p>2</text:p>
          </table:table-cell>
          <table:table-cell office:value-type="percentage" office:value="1.7436791630340018E-3" table:formula="of:=[.B34]/[.$B$39]" table:style-name="ce163">
            <text:p>0.17%</text:p>
          </table:table-cell>
          <table:table-cell office:value-type="float" office:value="939" table:style-name="ce164">
            <text:p>939<text:s/></text:p>
          </table:table-cell>
          <table:table-cell office:value-type="percentage" office:value="4.5450444480222115E-4" table:formula="of:=[.D34]/[.$D$39]" table:style-name="ce163">
            <text:p>0.05%</text:p>
          </table:table-cell>
          <table:table-cell table:number-columns-repeated="2" table:style-name="ce1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office:value-type="string" table:style-name="ce161">
            <text:p>廢污水處理業</text:p>
          </table:table-cell>
          <table:table-cell office:value-type="float" office:value="5" table:style-name="ce162">
            <text:p>5</text:p>
          </table:table-cell>
          <table:table-cell office:value-type="percentage" office:value="4.3591979075850041E-3" table:formula="of:=[.B35]/[.$B$39]" table:style-name="ce163">
            <text:p>0.44%</text:p>
          </table:table-cell>
          <table:table-cell office:value-type="float" office:value="385.35408225570001" table:style-name="ce164">
            <text:p>385<text:s/></text:p>
          </table:table-cell>
          <table:table-cell office:value-type="percentage" office:value="1.8652304920968734E-4" table:formula="of:=[.D35]/[.$D$39]" table:style-name="ce163">
            <text:p>0.02%</text:p>
          </table:table-cell>
          <table:table-cell table:number-columns-repeated="2" table:style-name="ce1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office:value-type="string" table:style-name="ce161">
            <text:p>家具製造業</text:p>
          </table:table-cell>
          <table:table-cell office:value-type="float" office:value="1" table:style-name="ce162">
            <text:p>1</text:p>
          </table:table-cell>
          <table:table-cell office:value-type="percentage" office:value="8.7183958151700091E-4" table:formula="of:=[.B36]/[.$B$39]" table:style-name="ce163">
            <text:p>0.09%</text:p>
          </table:table-cell>
          <table:table-cell office:value-type="float" office:value="40" table:style-name="ce164">
            <text:p>40<text:s/></text:p>
          </table:table-cell>
          <table:table-cell office:value-type="percentage" office:value="1.9361211706164907E-5" table:formula="of:=[.D36]/[.$D$39]" table:style-name="ce163">
            <text:p>0.00%</text:p>
          </table:table-cell>
          <table:table-cell table:number-columns-repeated="2" table:style-name="ce1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office:value-type="string" table:style-name="ce161">
            <text:p>廣告業</text:p>
          </table:table-cell>
          <table:table-cell office:value-type="float" office:value="1" table:style-name="ce162">
            <text:p>1</text:p>
          </table:table-cell>
          <table:table-cell office:value-type="percentage" office:value="8.7183958151700091E-4" table:formula="of:=[.B37]/[.$B$39]" table:style-name="ce163">
            <text:p>0.09%</text:p>
          </table:table-cell>
          <table:table-cell office:value-type="float" office:value="6" table:style-name="ce164">
            <text:p>6<text:s/></text:p>
          </table:table-cell>
          <table:table-cell office:value-type="percentage" office:value="2.904181755924736E-6" table:formula="of:=[.D37]/[.$D$39]" table:style-name="ce163">
            <text:p>0.00%</text:p>
          </table:table-cell>
          <table:table-cell table:number-columns-repeated="2" table:style-name="ce1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office:value-type="string" table:style-name="ce167">
            <text:p>其他製造業</text:p>
          </table:table-cell>
          <table:table-cell office:value-type="float" office:value="2" table:style-name="ce168">
            <text:p>2</text:p>
          </table:table-cell>
          <table:table-cell office:value-type="percentage" office:value="1.7436791630340018E-3" table:formula="of:=[.B38]/[.$B$39]" table:style-name="ce163">
            <text:p>0.17%</text:p>
          </table:table-cell>
          <table:table-cell office:value-type="float" office:value="5405" table:style-name="ce169">
            <text:p>5,405<text:s/></text:p>
          </table:table-cell>
          <table:table-cell office:value-type="percentage" office:value="2.6161837317955328E-3" table:formula="of:=[.D38]/[.$D$39]" table:style-name="ce163">
            <text:p>0.26%</text:p>
          </table:table-cell>
          <table:table-cell table:number-columns-repeated="2" table:style-name="ce1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office:value-type="string" table:style-name="ce161">
            <text:p>小計</text:p>
          </table:table-cell>
          <table:table-cell office:value-type="float" office:value="1147" table:formula="of:=SUM([.B4:.B38])" table:style-name="ce164">
            <text:p>1,147<text:s/></text:p>
          </table:table-cell>
          <table:table-cell office:value-type="percentage" office:value="1" table:style-name="ce163">
            <text:p>100.00%</text:p>
          </table:table-cell>
          <table:table-cell office:value-type="float" office:value="2065986.3962575952" table:formula="of:=SUM([.D4:.D38])" table:style-name="ce164">
            <text:p>2,065,986<text:s/></text:p>
          </table:table-cell>
          <table:table-cell office:value-type="percentage" office:value="1" table:style-name="ce163">
            <text:p>100.00%</text:p>
          </table:table-cell>
          <table:table-cell table:style-name="ce1"/>
          <table:table-cell table:style-name="ce170"/>
          <table:table-cell table:style-name="ce166"/>
          <table:table-cell table:number-columns-repeated="2" table:style-name="ce1"/>
          <table:table-cell table:number-columns-repeated="16374"/>
        </table:table-row>
        <table:table-row table:style-name="ro22">
          <table:table-cell table:number-columns-repeated="3" table:style-name="ce156"/>
          <table:table-cell table:number-columns-repeated="2" table:style-name="ce157"/>
          <table:table-cell table:style-name="ce1"/>
          <table:table-cell table:number-columns-repeated="2" table:style-name="ce166"/>
          <table:table-cell table:number-columns-repeated="2" table:style-name="ce171"/>
          <table:table-cell table:number-columns-repeated="16374"/>
        </table:table-row>
        <table:table-row table:style-name="ro26">
          <table:table-cell office:value-type="string" table:style-name="ce172">
            <text:p>投資類別</text:p>
          </table:table-cell>
          <table:table-cell office:value-type="string" table:style-name="ce159">
            <text:p>件數</text:p>
          </table:table-cell>
          <table:table-cell office:value-type="string" table:style-name="ce160">
            <text:p>金額</text:p>
            <text:p>（千美元）</text:p>
          </table:table-cell>
          <table:table-cell table:number-columns-repeated="2" table:style-name="ce157"/>
          <table:table-cell table:style-name="ce173"/>
          <table:table-cell table:number-columns-repeated="1018" table:style-name="ce166"/>
          <table:table-cell table:number-columns-repeated="15360"/>
        </table:table-row>
        <table:table-row table:style-name="ro22">
          <table:table-cell office:value-type="string" table:style-name="ce172">
            <text:p>新設公司</text:p>
          </table:table-cell>
          <table:table-cell office:value-type="float" office:value="763" table:style-name="ce164">
            <text:p>763<text:s/></text:p>
          </table:table-cell>
          <table:table-cell office:value-type="float" office:value="423857.205382318" table:style-name="ce164">
            <text:p>423,857<text:s/></text:p>
          </table:table-cell>
          <table:table-cell table:number-columns-repeated="2" table:style-name="ce157"/>
          <table:table-cell table:style-name="ce173"/>
          <table:table-cell table:number-columns-repeated="1018" table:style-name="ce166"/>
          <table:table-cell table:number-columns-repeated="15360"/>
        </table:table-row>
        <table:table-row table:style-name="ro22">
          <table:table-cell office:value-type="string" table:style-name="ce172">
            <text:p>投資現有公司</text:p>
          </table:table-cell>
          <table:table-cell office:value-type="float" office:value="235" table:style-name="ce164">
            <text:p>235<text:s/></text:p>
          </table:table-cell>
          <table:table-cell office:value-type="float" office:value="1018886.12349453" table:style-name="ce164">
            <text:p>1,018,886<text:s/></text:p>
          </table:table-cell>
          <table:table-cell table:number-columns-repeated="2" table:style-name="ce157"/>
          <table:table-cell table:style-name="ce173"/>
          <table:table-cell table:number-columns-repeated="1018" table:style-name="ce166"/>
          <table:table-cell table:number-columns-repeated="15360"/>
        </table:table-row>
        <table:table-row table:style-name="ro22">
          <table:table-cell office:value-type="string" table:style-name="ce172">
            <text:p>設立分公司</text:p>
          </table:table-cell>
          <table:table-cell office:value-type="float" office:value="149" table:style-name="ce164">
            <text:p>149<text:s/></text:p>
          </table:table-cell>
          <table:table-cell office:value-type="float" office:value="201780.489954541" table:style-name="ce164">
            <text:p>201,780<text:s/></text:p>
          </table:table-cell>
          <table:table-cell table:number-columns-repeated="2" table:style-name="ce157"/>
          <table:table-cell table:style-name="ce173"/>
          <table:table-cell table:number-columns-repeated="1018" table:style-name="ce166"/>
          <table:table-cell table:number-columns-repeated="15360"/>
        </table:table-row>
        <table:table-row table:style-name="ro22">
          <table:table-cell office:value-type="string" table:style-name="ce172">
            <text:p>增資</text:p>
          </table:table-cell>
          <table:table-cell office:value-type="float" office:value="197" table:style-name="ce164">
            <text:p>197<text:s/></text:p>
          </table:table-cell>
          <table:table-cell office:value-type="float" office:value="421462.57742620399" table:style-name="ce164">
            <text:p>421,463<text:s/></text:p>
          </table:table-cell>
          <table:table-cell table:number-columns-repeated="2" table:style-name="ce157"/>
          <table:table-cell table:style-name="ce173"/>
          <table:table-cell table:number-columns-repeated="1018" table:style-name="ce166"/>
          <table:table-cell table:number-columns-repeated="15360"/>
        </table:table-row>
        <table:table-row table:style-name="ro22">
          <table:table-cell office:value-type="string" table:style-name="ce172">
            <text:p>小計</text:p>
          </table:table-cell>
          <table:table-cell office:value-type="float" office:value="1344" table:style-name="ce174">
            <text:p>1,344<text:s/></text:p>
          </table:table-cell>
          <table:table-cell office:value-type="float" office:value="2065986.39625759" table:style-name="ce175">
            <text:p>2,065,986<text:s/></text:p>
          </table:table-cell>
          <table:table-cell table:number-columns-repeated="2" table:style-name="ce157"/>
          <table:table-cell table:number-columns-repeated="1019" table:style-name="ce166"/>
          <table:table-cell table:number-columns-repeated="15360"/>
        </table:table-row>
        <table:table-row table:style-name="ro22">
          <table:table-cell table:number-columns-repeated="16384"/>
        </table:table-row>
        <table:table-row table:style-name="ro22">
          <table:table-cell table:style-name="ce176">
            <draw:custom-shape svg:x="0.26024in" svg:y="0in" svg:width="0.00157in" svg:height="0in" draw:z-index="1" draw:id="id6" draw:style-name="a20" draw:name="直線接點 27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26024in" svg:y="0in" svg:width="0.00157in" svg:height="0in" draw:z-index="2" draw:id="id7" draw:style-name="a23" draw:name="直線接點 28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16383"/>
        </table:table-row>
        <table:table-row table:number-rows-repeated="1048528" table:style-name="ro22">
          <table:table-cell table:number-columns-repeated="16384"/>
        </table:table-row>
        <table:named-expressions>
          <table:named-expression table:name="\p" table:expression="of:=[.#REF!]" table:base-cell-address="僑外總表.$A$1"/>
          <table:named-expression table:name="_PPAG" table:expression="of:=[.#REF!]" table:base-cell-address="僑外總表.$A$1"/>
          <table:named-expression table:name="MSUP" table:expression="of:=[.#REF!]" table:base-cell-address="僑外總表.$A$1"/>
          <table:named-range table:name="Print_Area" table:cell-range-address="陸資分業.$A$1:陸資分業.$E$46" table:base-cell-address="陸資分業.$A$1"/>
          <table:named-expression table:name="倉庫" table:expression="of:=[.#REF!]" table:base-cell-address="僑外總表.$A$1"/>
          <table:named-expression table:name="倉庫2" table:expression="of:=[.#REF!]" table:base-cell-address="僑外總表.$A$1"/>
        </table:named-expressions>
      </table:table>
      <table:named-expressions>
        <table:named-expression table:name="\p" table:expression="of:=[.#REF!]" table:base-cell-address="僑外總表.$A$1"/>
        <table:named-expression table:name="_PPAG" table:expression="of:=[.#REF!]" table:base-cell-address="僑外總表.$A$1"/>
        <table:named-expression table:name="MSUP" table:expression="of:=[.#REF!]" table:base-cell-address="僑外總表.$A$1"/>
        <table:named-expression table:name="倉庫" table:expression="of:=[.#REF!]" table:base-cell-address="僑外總表.$A$1"/>
        <table:named-expression table:name="倉庫2" table:expression="of:=[.#REF!]" table:base-cell-address="僑外總表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1" svg:font-family="新細明體1"/>
    <style:font-face style:name="微軟正黑體" svg:font-family="微軟正黑體"/>
    <style:font-face style:name="新細明體" svg:font-family="新細明體"/>
    <style:font-face style:name="Courier New" svg:font-family="&quot;Courier New&quot;"/>
    <style:font-face style:name="Verdana" svg:font-family="Verdana"/>
    <style:font-face style:name="細明體" svg:font-family="細明體"/>
    <style:font-face style:name="Times New Roman" svg:font-family="&quot;Times New Roman&quot;"/>
    <style:font-face style:name="Arial" svg:font-family="Arial"/>
    <style:font-face style:name="標楷體" svg:font-family="標楷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number number:decimal-places="2" number:min-integer-digits="1" number:grouping="true"/>
      <number:text> </number:text>
    </number:number-style>
    <number:number-style style:name="N51P0">
      <number:number number:decimal-places="0" number:min-integer-digits="1">
        <number:embedded-text number:position="0"> </number:embedded-text>
      </number:number>
    </number:number-style>
    <number:number-style style:name="N51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1P0"/>
    </number:number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number number:decimal-places="0" number:min-integer-digits="1" number:grouping="true">
        <number:embedded-text number:position="0"> </number:embedded-text>
      </number:number>
    </number:number-style>
    <number:number-style style:name="N5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/>
    </number:number-style>
    <number:text-style style:name="N54">
      <number:text>  </number:text>
      <style:map style:condition="value()&gt;=0" style:apply-style-name="N54P0"/>
    </number:text-style>
    <number:number-style style:name="N55P0">
      <number:number number:decimal-places="2" number:min-integer-digits="1" number:grouping="true"/>
      <number:text> </number:text>
    </number:number-style>
    <number:number-style style:name="N5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5P0"/>
    </number:number-style>
    <number:percentage-style style:name="N56">
      <number:number number:decimal-places="1" number:min-integer-digits="1"/>
      <number:text>%</number:text>
    </number:percentage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7P0"/>
    </number:number-style>
    <number:number-style style:name="N58P0">
      <number:number number:decimal-places="1" number:min-integer-digits="1" number:grouping="true"/>
      <number:text> </number:text>
    </number:number-style>
    <number:number-style style:name="N58">
      <number:text>(</number:text>
      <number:number number:decimal-places="1" number:min-integer-digits="1" number:grouping="true"/>
      <number:text>)</number:text>
      <style:map style:condition="value()&gt;=0" style:apply-style-name="N58P0"/>
    </number:number-style>
    <number:number-style style:name="N59P0">
      <number:number number:decimal-places="2" number:min-integer-digits="1" number:grouping="true"/>
      <number:text> </number:text>
    </number:number-style>
    <number:number-style style:name="N59P1">
      <number:number number:decimal-places="2" number:min-integer-digits="1" number:grouping="true"/>
      <number:text> </number:text>
    </number:number-style>
    <number:number-style style:name="N5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number:currency-style style:name="N60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60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60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_54_0_37__32_-_32__36628__33394_1_32_2" style:display-name="60% - 輔色1 2" style:family="table-cell" style:data-style-name="N0">
      <style:table-cell-properties style:vertical-align="automatic" fo:background-color="#95B3D7"/>
      <style:text-properties fo:color="#FFFFFF" style:font-name="新細明體" style:font-name-asian="新細明體" style:font-name-complex="新細明體"/>
    </style:style>
    <style:style style:name="_54_0_37__32_-_32__36628__33394_2_32_2" style:display-name="60% - 輔色2 2" style:family="table-cell" style:data-style-name="N0">
      <style:table-cell-properties style:vertical-align="automatic" fo:background-color="#D99694"/>
      <style:text-properties fo:color="#FFFFFF" style:font-name="新細明體" style:font-name-asian="新細明體" style:font-name-complex="新細明體"/>
    </style:style>
    <style:style style:name="_54_0_37__32_-_32__36628__33394_3_32_2" style:display-name="60% - 輔色3 2" style:family="table-cell" style:data-style-name="N0">
      <style:table-cell-properties style:vertical-align="automatic" fo:background-color="#C3D69B"/>
      <style:text-properties fo:color="#FFFFFF" style:font-name="新細明體" style:font-name-asian="新細明體" style:font-name-complex="新細明體"/>
    </style:style>
    <style:style style:name="_54_0_37__32_-_32__36628__33394_4_32_2" style:display-name="60% - 輔色4 2" style:family="table-cell" style:data-style-name="N0">
      <style:table-cell-properties style:vertical-align="automatic" fo:background-color="#B3A2C7"/>
      <style:text-properties fo:color="#FFFFFF" style:font-name="新細明體" style:font-name-asian="新細明體" style:font-name-complex="新細明體"/>
    </style:style>
    <style:style style:name="_54_0_37__32_-_32__36628__33394_5_32_2" style:display-name="60% - 輔色5 2" style:family="table-cell" style:data-style-name="N0">
      <style:table-cell-properties style:vertical-align="automatic" fo:background-color="#93CDDD"/>
      <style:text-properties fo:color="#FFFFFF" style:font-name="新細明體" style:font-name-asian="新細明體" style:font-name-complex="新細明體"/>
    </style:style>
    <style:style style:name="_54_0_37__32_-_32__36628__33394_6_32_2" style:display-name="60% - 輔色6 2" style:family="table-cell" style:data-style-name="N0">
      <style:table-cell-properties style:vertical-align="automatic" fo:background-color="#FAC090"/>
      <style:text-properties fo:color="#FFFFFF" style:font-name="新細明體" style:font-name-asian="新細明體" style:font-name-complex="新細明體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000000" style:vertical-align="automatic" fo:background-color="#969696"/>
      <style:text-properties fo:color="#FFFFFF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BEEF4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DEADA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9CDE5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E6B9B8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C1DA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7DEE8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CD5B5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95B3D7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D99694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93CDDD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Accent2" style:display-name="Excel Built-in Accent2" style:family="table-cell" style:data-style-name="N0">
      <style:table-cell-properties style:vertical-align="automatic" fo:background-color="#C0504D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Accent3" style:display-name="Excel Built-in Accent3" style:family="table-cell" style:data-style-name="N0">
      <style:table-cell-properties style:vertical-align="automatic" fo:background-color="#9BBB59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Accent4" style:display-name="Excel Built-in Accent4" style:family="table-cell" style:data-style-name="N0">
      <style:table-cell-properties style:vertical-align="automatic" fo:background-color="#8064A2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Accent5" style:display-name="Excel Built-in Accent5" style:family="table-cell" style:data-style-name="N0">
      <style:table-cell-properties style:vertical-align="automatic" fo:background-color="#4BACC6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Accent6" style:display-name="Excel Built-in Accent6" style:family="table-cell" style:data-style-name="N0">
      <style:table-cell-properties style:vertical-align="automatic" fo:background-color="#F79646"/>
      <style:text-properties fo:color="#FFFFFF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Excel_32_Built-in_32_Comma" style:display-name="Excel Built-in Comma" style:family="table-cell" style:data-style-name="N59">
      <style:table-cell-properties style:vertical-align="automatic" fo:background-color="transparent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style:font-name="微軟正黑體" style:font-name-asian="微軟正黑體" style:font-name-complex="微軟正黑體" fo:font-size="10pt" style:font-size-asian="10pt" style:font-size-complex="10pt" fo:font-style="italic" style:font-style-asian="italic" style:font-style-complex="italic" style:font-family-generic="swiss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Heading_32_1" style:display-name="Excel Built-in Heading 1" style:family="table-cell" style:data-style-name="N0">
      <style:table-cell-properties fo:border-top="none" fo:border-bottom="2pt solid #4F81BD" fo:border-left="none" fo:border-right="none" style:vertical-align="automatic" fo:background-color="transparent"/>
      <style:text-properties fo:color="#1F497D" style:font-name="微軟正黑體" style:font-name-asian="微軟正黑體" style:font-name-complex="微軟正黑體" fo:font-size="15pt" style:font-size-asian="15pt" style:font-size-complex="15pt" fo:font-weight="bold" style:font-weight-asian="bold" style:font-weight-complex="bold" style:font-family-generic="swiss"/>
    </style:style>
    <style:style style:name="Excel_32_Built-in_32_Heading_32_2" style:display-name="Excel Built-in Heading 2" style:family="table-cell" style:data-style-name="N0">
      <style:table-cell-properties fo:border-top="none" fo:border-bottom="2pt solid #A7C0DE" fo:border-left="none" fo:border-right="none" style:vertical-align="automatic" fo:background-color="transparent"/>
      <style:text-properties fo:color="#1F497D"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 style:font-family-generic="swiss"/>
    </style:style>
    <style:style style:name="Excel_32_Built-in_32_Heading_32_3" style:display-name="Excel Built-in Heading 3" style:family="table-cell" style:data-style-name="N0">
      <style:table-cell-properties fo:border-top="none" fo:border-bottom="thin solid #95B3D7" fo:border-left="none" fo:border-right="none" style:vertical-align="automatic" fo:background-color="transparent"/>
      <style:text-properties fo:color="#1F497D"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1F497D"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1F497D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4F81BD" fo:border-bottom="thin double #000000" fo:border-left="none" fo:border-right="none" style:vertical-align="automatic" fo:background-color="transparent"/>
      <style:text-properties fo:color="#000000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微軟正黑體" style:font-name-asian="微軟正黑體" style:font-name-complex="微軟正黑體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微軟正黑體" style:font-name-asian="微軟正黑體" style:font-name-complex="微軟正黑體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微軟正黑體" style:font-name-asian="微軟正黑體" style:font-name-complex="微軟正黑體" fo:font-size="11pt" style:font-size-asian="11pt" style:font-size-complex="11pt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Linked_32_Cell" style:display-name="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F99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6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color="#000000" style:font-name="微軟正黑體" style:font-name-asian="微軟正黑體" style:font-name-complex="微軟正黑體" fo:font-size="10pt" style:font-size-asian="10pt" style:font-size-complex="10pt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1" style:font-name-asian="新細明體1" style:font-name-complex="新細明體1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2_32_3" style:display-name="一般 2 3" style:family="table-cell" style:data-style-name="N30">
      <style:table-cell-properties style:vertical-align="middle" fo:background-color="transparent"/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/>
    </style:style>
    <style:style style:name="_19968__33324__32_4" style:display-name="一般 4" style:family="table-cell" style:data-style-name="N0">
      <style:table-cell-properties style:vertical-align="middle" fo:background-color="transparent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32_8" style:display-name="一般 8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32_9" style:display-name="一般 9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/>
    </style:style>
    <style:style style:name="_19968__33324___21934__26376_" style:display-name="一般_單月" style:family="table-cell" style:data-style-name="N0">
      <style:table-cell-properties style:vertical-align="middle" fo:background-color="transparent"/>
    </style:style>
    <style:style style:name="_21315__20998__20301__32_2" style:display-name="千分位 2" style:family="table-cell" style:data-style-name="N59">
      <style:table-cell-properties style:vertical-align="automatic" fo:background-color="transparent"/>
    </style:style>
    <style:style style:name="_21315__20998__20301__32_2_32_2" style:display-name="千分位 2 2" style:family="table-cell" style:data-style-name="N59">
      <style:table-cell-properties style:vertical-align="automatic" fo:background-color="transparent"/>
    </style:style>
    <style:style style:name="_21315__20998__20301__32_2_32_2_32_2" style:display-name="千分位 2 2 2" style:family="table-cell" style:data-style-name="N59">
      <style:table-cell-properties style:vertical-align="automatic" fo:background-color="transparent"/>
    </style:style>
    <style:style style:name="_21315__20998__20301__32_2_32_3" style:display-name="千分位 2 3" style:family="table-cell" style:data-style-name="N59">
      <style:table-cell-properties style:vertical-align="automatic" fo:background-color="transparent"/>
    </style:style>
    <style:style style:name="_21315__20998__20301__32_3" style:display-name="千分位 3" style:family="table-cell" style:data-style-name="N59">
      <style:table-cell-properties style:vertical-align="automatic" fo:background-color="transparent"/>
    </style:style>
    <style:style style:name="_21315__20998__20301__32_3_32_2" style:display-name="千分位 3 2" style:family="table-cell" style:data-style-name="N59">
      <style:table-cell-properties style:vertical-align="automatic" fo:background-color="transparent"/>
    </style:style>
    <style:style style:name="_21315__20998__20301__32_4" style:display-name="千分位 4" style:family="table-cell" style:data-style-name="N59">
      <style:table-cell-properties style:vertical-align="automatic" fo:background-color="transparent"/>
    </style:style>
    <style:style style:name="_21315__20998__20301__32_5" style:display-name="千分位 5" style:family="table-cell" style:data-style-name="N59">
      <style:table-cell-properties style:vertical-align="automatic" fo:background-color="transparent"/>
    </style:style>
    <style:style style:name="_21315__20998__20301__32_6" style:display-name="千分位 6" style:family="table-cell" style:data-style-name="N59">
      <style:table-cell-properties style:vertical-align="automatic" fo:background-color="transparent"/>
    </style:style>
    <style:style style:name="_21315__20998__20301__32_7" style:display-name="千分位 7" style:family="table-cell" style:data-style-name="N59">
      <style:table-cell-properties style:vertical-align="automatic" fo:background-color="transparent"/>
    </style:style>
    <style:style style:name="_21315__20998__20301__32_8" style:display-name="千分位 8" style:family="table-cell" style:data-style-name="N59">
      <style:table-cell-properties style:vertical-align="automatic" fo:background-color="transparent"/>
    </style:style>
    <style:style style:name="_20013__31561__32_2" style:display-name="中等 2" style:family="table-cell" style:data-style-name="N0">
      <style:table-cell-properties style:vertical-align="automatic" fo:background-color="#FFEB9C"/>
      <style:text-properties fo:color="#9C6500" style:font-name="新細明體" style:font-name-asian="新細明體" style:font-name-complex="新細明體"/>
    </style:style>
    <style:style style:name="_22909___36039__37329__21040__20301__32113__35336_" style:display-name="好_資金到位統計" style:family="table-cell" style:data-style-name="N0">
      <style:table-cell-properties style:vertical-align="automatic" fo:background-color="#CCFFCC"/>
      <style:text-properties fo:color="#008000"/>
    </style:style>
    <style:style style:name="_30334__20998__27604__32_2" style:display-name="百分比 2" style:family="table-cell" style:data-style-name="N13">
      <style:table-cell-properties style:vertical-align="automatic" fo:background-color="transparent"/>
    </style:style>
    <style:style style:name="_30334__20998__27604__32_2_32_2" style:display-name="百分比 2 2" style:family="table-cell" style:data-style-name="N13">
      <style:table-cell-properties style:vertical-align="automatic" fo:background-color="transparent"/>
    </style:style>
    <style:style style:name="_30334__20998__27604__32_3" style:display-name="百分比 3" style:family="table-cell" style:data-style-name="N13">
      <style:table-cell-properties style:vertical-align="automatic" fo:background-color="transparent"/>
    </style:style>
    <style:style style:name="_30334__20998__27604__32_3_32_2" style:display-name="百分比 3 2" style:family="table-cell" style:data-style-name="N13">
      <style:table-cell-properties style:vertical-align="automatic" fo:background-color="transparent"/>
    </style:style>
    <style:style style:name="_30334__20998__27604__32_4" style:display-name="百分比 4" style:family="table-cell" style:data-style-name="N13">
      <style:table-cell-properties style:vertical-align="automatic" fo:background-color="transparent"/>
    </style:style>
    <style:style style:name="_30334__20998__27604__32_5" style:display-name="百分比 5" style:family="table-cell" style:data-style-name="N13">
      <style:table-cell-properties style:vertical-align="automatic" fo:background-color="transparent"/>
    </style:style>
    <style:style style:name="_30334__20998__27604__32_6" style:display-name="百分比 6" style:family="table-cell" style:data-style-name="N13">
      <style:table-cell-properties style:vertical-align="automatic" fo:background-color="transparent"/>
    </style:style>
    <style:style style:name="_30334__20998__27604__32_7" style:display-name="百分比 7" style:family="table-cell" style:data-style-name="N13">
      <style:table-cell-properties style:vertical-align="automatic" fo:background-color="transparent"/>
    </style:style>
    <style:style style:name="_30334__20998__27604__32_8" style:display-name="百分比 8" style:family="table-cell" style:data-style-name="N13">
      <style:table-cell-properties style:vertical-align="automatic" fo:background-color="transparent"/>
    </style:style>
    <style:style style:name="_30334__20998__27604__32_9" style:display-name="百分比 9" style:family="table-cell" style:data-style-name="N13">
      <style:table-cell-properties style:vertical-align="automatic" fo:background-color="transparent"/>
    </style:style>
    <style:style style:name="_36008__24163__32_2" style:display-name="貨幣 2" style:family="table-cell" style:data-style-name="N59">
      <style:table-cell-properties style:vertical-align="automatic" fo:background-color="transparent"/>
    </style:style>
    <style:style style:name="_27161__38988__32_5" style:display-name="標題 5" style:family="table-cell" style:data-style-name="N0">
      <style:table-cell-properties style:vertical-align="automatic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/>
    </style:style>
    <style:style style:name="_22750___36039__37329__21040__20301__32113__35336_" style:display-name="壞_資金到位統計" style:family="table-cell" style:data-style-name="N0">
      <style:table-cell-properties style:vertical-align="automatic" fo:background-color="#FF99CC"/>
      <style:text-properties fo:color="#80008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983858267716535in" fo:margin-left="0.393700787401575in" fo:margin-right="0.19645669291338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983858267716535in" fo:margin-left="0.590157480314961in" fo:margin-right="0.19645669291338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93700787401575in" fo:margin-bottom="0.393700787401575in" fo:margin-left="0.196456692913386in" fo:margin-right="0.19645669291338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93700787401575in" fo:margin-bottom="0.590157480314961in" fo:margin-left="0.393700787401575in" fo:margin-right="0.3937007874015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93700787401575in" fo:margin-bottom="0.590157480314961in" fo:margin-left="0.590157480314961in" fo:margin-right="0.590157480314961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0.748031496062992in" fo:margin-bottom="0.748031496062992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rick</meta:initial-creator>
    <dc:creator>Hank CHIN</dc:creator>
    <meta:creation-date>2005-05-08T05:12:56Z</meta:creation-date>
    <dc:date>2018-08-07T01:57:09Z</dc:date>
    <meta:print-date>2018-06-14T03:37:59Z</meta:print-date>
    <meta:user-defined meta:name="AppVersion">12.0000</meta:user-defined>
    <meta:user-defined meta:name="Company">ii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